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beb8d" officeooo:paragraph-rsid="001beb8d"/>
    </style:style>
    <style:style style:name="P2" style:family="paragraph" style:parent-style-name="Standard">
      <style:text-properties officeooo:rsid="001c75c2" officeooo:paragraph-rsid="001c75c2"/>
    </style:style>
    <style:style style:name="P3" style:family="paragraph" style:parent-style-name="Standard">
      <style:text-properties fo:color="#800000" officeooo:rsid="001c75c2" officeooo:paragraph-rsid="001c75c2" fo:background-color="#ffff00"/>
    </style:style>
    <style:style style:name="P4" style:family="paragraph" style:parent-style-name="Standard">
      <style:text-properties officeooo:rsid="001c75c2" officeooo:paragraph-rsid="001c75c2" fo:background-color="#ffff00"/>
    </style:style>
    <style:style style:name="P5" style:family="paragraph" style:parent-style-name="Standard">
      <style:text-properties officeooo:rsid="001de2ed" officeooo:paragraph-rsid="001de2ed" fo:background-color="#ffff00"/>
    </style:style>
    <style:style style:name="P6" style:family="paragraph" style:parent-style-name="Standard">
      <style:text-properties officeooo:rsid="001fa6d8" officeooo:paragraph-rsid="001fa6d8" fo:background-color="#ffff00"/>
    </style:style>
    <style:style style:name="P7" style:family="paragraph" style:parent-style-name="Standard">
      <style:text-properties officeooo:rsid="00236400" officeooo:paragraph-rsid="00236400" fo:background-color="#ffff00"/>
    </style:style>
    <style:style style:name="P8" style:family="paragraph" style:parent-style-name="Standard">
      <style:text-properties officeooo:rsid="00236400" officeooo:paragraph-rsid="00242efe" fo:background-color="#ffff00"/>
    </style:style>
    <style:style style:name="P9" style:family="paragraph" style:parent-style-name="Standard">
      <style:text-properties officeooo:rsid="00242efe" officeooo:paragraph-rsid="00242efe" fo:background-color="#ffff00"/>
    </style:style>
    <style:style style:name="P10" style:family="paragraph" style:parent-style-name="Standard">
      <style:text-properties officeooo:rsid="00216b92" officeooo:paragraph-rsid="00216b92"/>
    </style:style>
    <style:style style:name="P11" style:family="paragraph" style:parent-style-name="Standard">
      <style:text-properties officeooo:rsid="00236400" officeooo:paragraph-rsid="001beb8d"/>
    </style:style>
    <style:style style:name="P12" style:family="paragraph" style:parent-style-name="Standard">
      <style:text-properties officeooo:rsid="00236400" officeooo:paragraph-rsid="00236400"/>
    </style:style>
    <style:style style:name="T1" style:family="text">
      <style:text-properties officeooo:rsid="001de2ed"/>
    </style:style>
    <style:style style:name="T2" style:family="text">
      <style:text-properties officeooo:rsid="001fa6d8"/>
    </style:style>
    <style:style style:name="T3" style:family="text">
      <style:text-properties officeooo:rsid="00242e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Waf Book</text:p>
      <text:p text:style-name="P1"/>
      <text:p text:style-name="P1">Thomas Nagy</text:p>
      <text:p text:style-name="P1">Table of Contents</text:p>
      <text:p text:style-name="P1">Introduction</text:p>
      <text:p text:style-name="P1">A word on build systems</text:p>
      <text:p text:style-name="P1">The Waf framework</text:p>
      <text:p text:style-name="P1">Objectives of this book</text:p>
      <text:p text:style-name="P1">1. Download and installation</text:p>
      <text:p text:style-name="P1">1.1. Obtaining the Waf file</text:p>
      <text:p text:style-name="P1">1.2. Using the Waf file</text:p>
      <text:p text:style-name="P1">2. Projects and commands</text:p>
      <text:p text:style-name="P1">2.1. Waf commands</text:p>
      <text:p text:style-name="P1">2.2. Waf project definition</text:p>
      <text:p text:style-name="P1">2.3. The build commands</text:p>
      <text:p text:style-name="P1">3. Project configuration</text:p>
      <text:p text:style-name="P1">3.1. Using persistent data</text:p>
      <text:p text:style-name="P1">3.2. Configuration utilities</text:p>
      <text:p text:style-name="P1">3.3. Exception handling</text:p>
      <text:p text:style-name="P1">4. Builds</text:p>
      <text:p text:style-name="P1">4.1. Essential build concepts</text:p>
      <text:p text:style-name="P1">4.2. More build options</text:p>
      <text:p text:style-name="P1">5. Node objects</text:p>
      <text:p text:style-name="P1">5.1. Design of the node class</text:p>
      <text:p text:style-name="P1">5.2. General usage</text:p>
      <text:p text:style-name="P1">5.3. BuildContext-specific methods</text:p>
      <text:p text:style-name="P1">6. Advanced build definitions</text:p>
      <text:p text:style-name="P1">6.1. Custom commands</text:p>
      <text:p text:style-name="P1">6.2. Custom build outputs</text:p>
      <text:p text:style-name="P1">7. Task processing</text:p>
      <text:p text:style-name="P1">7.1. Task execution</text:p>
      <text:p text:style-name="P1">7.2. Build order constraints</text:p>
      <text:p text:style-name="P1">7.3. Dependencies</text:p>
      <text:p text:style-name="P1">7.4. Task tuning</text:p>
      <text:p text:style-name="P1">8. Task generators</text:p>
      <text:p text:style-name="P1">8.1. Rule-based task generators (Make-like)</text:p>
      <text:p text:style-name="P1">8.2. Name and extension-based file processing</text:p>
      <text:p text:style-name="P1">8.3. General purpose task generators</text:p>
      <text:p text:style-name="P1">9. C and C++ projects</text:p>
      <text:p text:style-name="P1">9.1. Common script for C, C++ and D applications</text:p>
      <text:p text:style-name="P1">9.2. Include processing</text:p>
      <text:p text:style-name="P1">9.3. Library interaction (use)</text:p>
      <text:p text:style-name="P1">9.4. Configuration helpers</text:p>
      <text:p text:style-name="P1">10. Advanced scenarios</text:p>
      <text:p text:style-name="P1">10.1. Project organization</text:p>
      <text:p text:style-name="P1">10.2. Mixing extensions and C/C++ features</text:p>
      <text:p text:style-name="P1">10.3. Task generator methods</text:p>
      <text:p text:style-name="P1">10.4. Custom tasks</text:p>
      <text:p text:style-name="P1">11. Using the development version</text:p>
      <text:p text:style-name="P1">11.1. Execution traces</text:p>
      <text:p text:style-name="P1">11.2. Profiling</text:p>
      <text:p text:style-name="P1">11.3. Waf programming</text:p>
      <text:p text:style-name="P1"><text:soft-page-break/>12. Waf architecture overview</text:p>
      <text:p text:style-name="P1">12.1. Modules and classes</text:p>
      <text:p text:style-name="P1">12.2. Context objects</text:p>
      <text:p text:style-name="P1">12.3. Support for c-like languages</text:p>
      <text:p text:style-name="P1">12.4. Writing re-usable Waf tools</text:p>
      <text:p text:style-name="P1">13. Further reading</text:p>
      <text:p text:style-name="P1">14. Glossary</text:p>
      <text:p text:style-name="P1">Introduction</text:p>
      <text:p text:style-name="P1"/>
      <text:p text:style-name="P1">Copyright © 2010-2011 Thomas Nagy</text:p>
      <text:p text:style-name="P1"/>
      <text:p text:style-name="P1">Copies of this book may be redistributed, verbatim, and for non-commercial purposes. The license for this book is by-nc-nd license.</text:p>
      <text:p text:style-name="P1"/>
      <text:p text:style-name="P1">A word on build systems</text:p>
      <text:p text:style-name="P2">编译系统简介</text:p>
      <text:p text:style-name="P1"/>
      <text:p text:style-name="P1">As software is becoming increasingly complex, the process of creating software is becoming more complex too. Today’s software uses various languages, requires various compilers, and the input data is spread into many files.</text:p>
      <text:p text:style-name="P3">随着软件变得越来越复杂，构建软件的方法也随之变得越来越复杂。当今软件构建使用各式各样的语言，各式各样的编译器，以及分布于许多独立文件的各种输入数据。</text:p>
      <text:p text:style-name="P1"/>
      <text:p text:style-name="P1">Software is now used to express the process of building software, it can take the form of simple scripts (shell scripts, makefiles), or compilers (CMake, Qmake), or complete applications (SCons, Maven, Waf). The term ‘build system’ is used to design the tools used to build applications.</text:p>
      <text:p text:style-name="P4">一些特定的软件被用来加速构建软件过程，有的以简单脚本形式（例如shell scripts, makefiles),有的则是编译器（例如CMake，Qmake），还有的则是完整的软件（SCons,Maven,Waf). 术语Build System </text:p>
      <text:p text:style-name="P4">（构建软件）被用来称呼此类软件</text:p>
      <text:p text:style-name="P1"/>
      <text:p text:style-name="P1">The Waf framework</text:p>
      <text:p text:style-name="P1">Build systems make assumptions on software it is trying to build, and are typically limited where it comes to processing other languages or different projects. For example, Ant is better suited than Make for managing Java projects, but is more limited than Make for managing simple c projects. The programming tools are evolving constantly, making the creation of a complete build system for end-users impossible.</text:p>
      <text:p text:style-name="P5">Waf 框架</text:p>
      <text:p text:style-name="P4"><text:span text:style-name="T1">具体的某种</text:span>构建软件往往会对要构建的软件做一些假设<text:span text:style-name="T1">，所以在其他的语言与项目使用它的时候往往会有一些限制，例如 Ant 用来处理 java project就比C project 要好得多。但是编程工具也在持续进化，使得全语言，最终进化出全领域全语言的构建软件。</text:span></text:p>
      <text:p text:style-name="P2"/>
      <text:p text:style-name="P1"/>
      <text:p text:style-name="P1">The Waf framework is somewhat different from traditional build systems in the sense that it does not provide support for a specific language. Rather, the focus is to support the major usecases encountered when working on a software project. As such, it is essentially a library of components that are suitable for use in a build system, with an emphasis on extensibility. Although the default distribution contains various plugins for several programming languages and different tools (c, d, ocaml, java, etc), it is by no means a frozen product. Creating new extensions is both a standard and a recommended practice.</text:p>
      <text:p text:style-name="P5">Waf框架就是一种全新的构建软件，它并不像传统构建系统那样局限于某种特定的软件，而是致力于支持在构建软件过程中遇到的各种用例场景。就本质上来说，waf其实是一组适合完成各种具体构建任务的库的集合（特别强调扩展性）。尽管默认安装已经包含了一组适用于（C，D，Ocaml，java）等语言<text:soft-page-break/>的插件与工具，但是这并不意味着waf是一个封闭的产品。用户自行创建新的扩展在waf中是被鼓励与寻常的。（译者 比如创建一个boost，tbb的工具包含库，还有想一些pre work and post work都可以作为扩展加入，我接触过的就有lint检查格式 gtest自动运行常规测试 smc进行状态机编译, protobuf等等<text:span text:style-name="T2">)</text:span></text:p>
      <text:p text:style-name="P1"/>
      <text:p text:style-name="P1"/>
      <text:p text:style-name="P1">Objectives of this book</text:p>
      <text:p text:style-name="P1">The objective of this book is to expose the use of the Waf build system though the use of Waf in practice, the description of the Waf extension system, and an overview of the Waf internals. We hope that this book will serve as a reference for both new and advanced users. Although this book does not deal with build systems in general, a secondary objective is to illustrate quite a few new techniques and patterns through numerous examples.</text:p>
      <text:p text:style-name="P6">本书目的</text:p>
      <text:p text:style-name="P6">本书是为了让读者了解在如何具体使用Waf，描述Waf的扩展体系，以及Waf内部的概述。我们希望本书能够成为进阶用户与新手共同的查考文档。同时，我们希望能够通过大量的示例展示一些新的构建技术与模式，尽管这些技术与模式也许并不通用与各个编译系统（译:但是至少waf支持）。</text:p>
      <text:p text:style-name="P1"/>
      <text:p text:style-name="P1">The chapters are ordered by difficulty, starting from the basic use of Waf and Python, and diving gradually into the most difficult topics. It is therefore recommended to read the chapters in order. It is also possible to start by looking at the examples from the Waf distribution before starting the reading.</text:p>
      <text:p text:style-name="P6">章节按难度排序，从最基本的waf与python使用开始，逐渐进入更难的主题。因此建议按章节顺序阅读，</text:p>
      <text:p text:style-name="P6">在阅读之前从Waf自带的例子开始也可以。</text:p>
      <text:p text:style-name="P1"/>
      <text:p text:style-name="P1">1. Download and installation</text:p>
      <text:p text:style-name="P10">1 下载与安装</text:p>
      <text:p text:style-name="P1"/>
      <text:p text:style-name="P1">1.1. Obtaining the Waf file</text:p>
      <text:p text:style-name="P1">The Waf project is located on Google Code. The current Waf version requires an interpreter for the Python programming language such as cPython 2.3 to 3.1 or Jython &gt;= 2.5.</text:p>
      <text:p text:style-name="P7">1.1 获取Waf</text:p>
      <text:p text:style-name="P8">Waf 项目位于Google Code. 当前的Waf版本要求Python解释器如下 cPython 2.3 – 3.1 或 Jython &gt;= 2.5 .<text:span text:style-name="T3">（译：最新的1.7.16 的支持cPython 2.4 to 3.4, Jython 2.5, IronPython, and Pypy ）</text:span></text:p>
      <text:p text:style-name="P12"/>
      <text:p text:style-name="P1"/>
      <text:p text:style-name="P1">1.1.1. Downloading and using the Waf binary</text:p>
      <text:p text:style-name="P1"/>
      <text:p text:style-name="P1">The Waf binary is a python script which does not require any installation whatsoever. It may be executed directly from a writable folder. Just rename it as waf if necessary:</text:p>
      <text:p text:style-name="P7">1.11 下载与使用Waf二进制包</text:p>
      <text:p text:style-name="P7"/>
      <text:p text:style-name="P7">Waf二进制包就是一个Python脚本，所以不需要任何安装。它能够从任何可以可写的文件夹运行。如果有必要时，需要将其命名为waf。</text:p>
      <text:p text:style-name="P11"/>
      <text:p text:style-name="P9">linux示例</text:p>
      <text:p text:style-name="P1">$ wget http://waf.googlecode.com/files/waf-1.7.11</text:p>
      <text:p text:style-name="P1">$ mv waf-1.7.11 waf</text:p>
      <text:p text:style-name="P1">$ python waf --version</text:p>
      <text:p text:style-name="P1">waf 1.7.11 (54dc13ba5f51bfe2ae277451ec5ac1d0a91c7aaf)</text:p>
      <text:p text:style-name="P1">The waf file has its own library compressed in a binary stream in the same file. Upon execution, the library is uncompressed in a hidden folder in the current directory. The folder will be re-created if removed. This scheme enables different Waf versions to be executed from the same folders:</text:p>
      <text:p text:style-name="P1"><text:soft-page-break/></text:p>
      <text:p text:style-name="P1">$ ls -ld .waf*</text:p>
      <text:p text:style-name="P1">.waf-1.7.11-2c924e3f453eb715218b9cc852291170</text:p>
      <text:p text:style-name="P1">Note<text:tab/>The binary file requires bzip2 compression support, which may be unavailable in some self-compiled cPython installations.</text:p>
      <text:p text:style-name="P1">1.1.2. Building Waf from the source code</text:p>
      <text:p text:style-name="P1"/>
      <text:p text:style-name="P1">Building Waf requires a Python interpreter having a version number in the range 2.6-3.1. The source code is then processed to support Python 2.3, 2.4 and 2.5.</text:p>
      <text:p text:style-name="P1"/>
      <text:p text:style-name="P1">$ wget http://waf.googlecode.com/files/waf-1.7.11.tar.bz2</text:p>
      <text:p text:style-name="P1">$ tar xjvf waf-1.7.11.tar.bz2</text:p>
      <text:p text:style-name="P1">$ cd waf-1.7.11</text:p>
      <text:p text:style-name="P1">$ python waf-light</text:p>
      <text:p text:style-name="P1">Configuring the project</text:p>
      <text:p text:style-name="P1">'build' finished successfully (0.001s)</text:p>
      <text:p text:style-name="P1">Checking for program python <text:s text:c="13"/>: /usr/bin/python</text:p>
      <text:p text:style-name="P1">Checking for python version <text:s text:c="13"/>: (2, 6, 5, 'final', 0)</text:p>
      <text:p text:style-name="P1">'configure' finished successfully (0.176s)</text:p>
      <text:p text:style-name="P1">Waf: Entering directory `/waf-1.7.11/build'</text:p>
      <text:p text:style-name="P1">[1/1] create_waf: <text:s/>-&gt; waf</text:p>
      <text:p text:style-name="P1">Waf: Leaving directory `/waf-1.7.11/build'</text:p>
      <text:p text:style-name="P1">'build' finished successfully (2.050s)</text:p>
      <text:p text:style-name="P1">For older interpreters, it is possible to build the waf file with gzip compression instead of bzip2:</text:p>
      <text:p text:style-name="P1"/>
      <text:p text:style-name="P1">$ python waf-light --zip-type=gz</text:p>
      <text:p text:style-name="P1">The files present in the folder waflib/extras represent extensions (Waf tools) that are in a testing phase. They may be added to the Waf binary by using the --tools switch:</text:p>
      <text:p text:style-name="P1"/>
      <text:p text:style-name="P1">$ python waf-light --tools=compat15,swig,doxygen</text:p>
      <text:p text:style-name="P1">The tool compat15 is required to provide some compatibility with previous Waf versions. To remove it, it is necessary to modify the initialization by changing the --prelude switch:</text:p>
      <text:p text:style-name="P1"/>
      <text:p text:style-name="P1">$ python waf-light --make-waf --prelude='' --tools=swig</text:p>
      <text:p text:style-name="P1">Finally, here is how to import an external tool and load it in the initialization. Assuming the file aba.py is present in the current directory:</text:p>
      <text:p text:style-name="P1"/>
      <text:p text:style-name="P1">def foo():</text:p>
      <text:p text:style-name="P1"><text:s text:c="8"/>from waflib.Context import WAFVERSION</text:p>
      <text:p text:style-name="P1"><text:s text:c="8"/>print("This is Waf %s" % WAFVERSION)</text:p>
      <text:p text:style-name="P1">The following will create a custom waf file which will import and execute foo whenever it is executed:</text:p>
      <text:p text:style-name="P1"/>
      <text:p text:style-name="P1">$ python waf-light --make-waf --tools=compat15,$PWD/aba.py</text:p>
      <text:p text:style-name="P1"><text:s text:c="3"/>--prelude=$'\tfrom waflib.extras import aba\n\taba.foo()'</text:p>
      <text:p text:style-name="P1">$ ./waf --help</text:p>
      <text:p text:style-name="P1">This is Waf 1.7.11</text:p>
      <text:p text:style-name="P1">[...]</text:p>
      <text:p text:style-name="P1">Foreign files to add into the folder extras must be given by absolute paths in the --tools switch. Such files do not have to be Python files, yet, a typical scenario is to add an initializer to modify existing functions and classes from the Waf modules. Various from the build system kit illustrate how to create custom build systems derived from Waf.</text:p>
      <text:p text:style-name="P1"><text:soft-page-break/></text:p>
      <text:p text:style-name="P1">1.2. Using the Waf file</text:p>
      <text:p text:style-name="P1">1.2.1. Permissions and aliases</text:p>
      <text:p text:style-name="P1"/>
      <text:p text:style-name="P1">Because the waf script is a python script, it is usually executed by calling python on it:</text:p>
      <text:p text:style-name="P1"/>
      <text:p text:style-name="P1">$ python waf</text:p>
      <text:p text:style-name="P1">On unix-like systems, it is usually much more convenient to set the executable permissions and avoid calling python each time:</text:p>
      <text:p text:style-name="P1"/>
      <text:p text:style-name="P1">$ chmod 755 waf</text:p>
      <text:p text:style-name="P1">$ ./waf --version</text:p>
      <text:p text:style-name="P1">waf 1.7.11 (54dc13ba5f51bfe2ae277451ec5ac1d0a91c7aaf)</text:p>
      <text:p text:style-name="P1">If the command-line interpreter supports aliases, it is recommended to set the alias once:</text:p>
      <text:p text:style-name="P1"/>
      <text:p text:style-name="P1">$ alias waf=$PWD/waf</text:p>
      <text:p text:style-name="P1">$ waf --version</text:p>
      <text:p text:style-name="P1">waf 1.7.11 (54dc13ba5f51bfe2ae277451ec5ac1d0a91c7aaf)</text:p>
      <text:p text:style-name="P1">Or, the execution path may be modified to point at the location of the waf binary:</text:p>
      <text:p text:style-name="P1"/>
      <text:p text:style-name="P1">$ export PATH=$PWD:$PATH</text:p>
      <text:p text:style-name="P1">$ waf --version</text:p>
      <text:p text:style-name="P1">waf 1.7.11 (54dc13ba5f51bfe2ae277451ec5ac1d0a91c7aaf)</text:p>
      <text:p text:style-name="P1">In the next sections of the book, we assume that either an alias or the execution path have been set in a way that waf may be called directly.</text:p>
      <text:p text:style-name="P1"/>
      <text:p text:style-name="P1">1.2.2. Local waflib folders</text:p>
      <text:p text:style-name="P1"/>
      <text:p text:style-name="P1">Although the waf library is unpacked automatically from the waf binary file, it is sometimes necessary to keep the files in a visible folder, which may even be kept in a source control tool (subversion, git, etc). For example, the waf-light script does not contain the waf library, yet it is used to create the waf script by using the directory waflib.</text:p>
      <text:p text:style-name="P1"/>
      <text:p text:style-name="P1">The following diagram represents the process used to find the waflib directory:</text:p>
      <text:p text:style-name="P1"/>
      <text:p text:style-name="P1">Waflib discovery</text:p>
      <text:p text:style-name="P1">1.2.3. Portability concerns</text:p>
      <text:p text:style-name="P1"/>
      <text:p text:style-name="P1">By default, the recommended Python interpreter is cPython, for which the supported versions are 2.3 to 3.1. For maximum convenience for the user, a copy of the Jython interpreter in the version 2.5 may be redistributed along with a copy of the Waf executable.</text:p>
      <text:p text:style-name="P1"/>
      <text:p text:style-name="P1">Note<text:tab/>A project containing waf, jython2.5.jar and the source code may be used almost anywhere.</text:p>
      <text:p text:style-name="P1">Warning<text:tab/>The waf script must reside in a writable folder to unpack its cache files.</text:p>
      <text:p text:style-name="P1">2. Projects and commands</text:p>
      <text:p text:style-name="P1"/>
      <text:p text:style-name="P1">The waf script is meant to build software projects, and is of little use when taken alone. This chapter describes what is necessary to set up a waf project and how to use the waf script.</text:p>
      <text:p text:style-name="P1"/>
      <text:p text:style-name="P1">2.1. Waf commands</text:p>
      <text:p text:style-name="P1">Waf projects use description files of the name wscript which are python scripts containing functions and variables that may be used by Waf. Particular functions named waf commands may be used by <text:soft-page-break/>Waf on the command-line.</text:p>
      <text:p text:style-name="P1"/>
      <text:p text:style-name="P1">2.1.1. Declaring Waf commands</text:p>
      <text:p text:style-name="P1"/>
      <text:p text:style-name="P1">Waf commands are really simple functions and may execute arbitrary python code such as calling other functions. They take a single parameter as input and do not have to return any particular value as in the following example:</text:p>
      <text:p text:style-name="P1"/>
      <text:p text:style-name="P1">#! /usr/bin/env python</text:p>
      <text:p text:style-name="P1"># encoding: utf-8</text:p>
      <text:p text:style-name="P1"/>
      <text:p text:style-name="P1">def 1 hello(ctx 2):</text:p>
      <text:p text:style-name="P1"><text:s text:c="4"/>print('hello world')</text:p>
      <text:p text:style-name="P1">1<text:tab/> The waf command hello</text:p>
      <text:p text:style-name="P1">2<text:tab/> A waf context, used to share data between scripts</text:p>
      <text:p text:style-name="P1">And here is how to have waf call the function hello from the command-line:</text:p>
      <text:p text:style-name="P1"/>
      <text:p text:style-name="P1">$ waf hello</text:p>
      <text:p text:style-name="P1">hello world</text:p>
      <text:p text:style-name="P1">'hello' finished successfully (0.001s)</text:p>
      <text:p text:style-name="P1">2.1.2. Chaining Waf commands</text:p>
      <text:p text:style-name="P1"/>
      <text:p text:style-name="P1">Several commands may be declared in the same wscript file:</text:p>
      <text:p text:style-name="P1"/>
      <text:p text:style-name="P1">def ping(ctx):</text:p>
      <text:p text:style-name="P1"><text:s text:c="4"/>print(' ping! %d' % id(ctx))</text:p>
      <text:p text:style-name="P1"/>
      <text:p text:style-name="P1">def pong(ctx):</text:p>
      <text:p text:style-name="P1"><text:s text:c="4"/>print(' pong! %d' % id(ctx))</text:p>
      <text:p text:style-name="P1">And may be chained for execution by Waf:</text:p>
      <text:p text:style-name="P1"/>
      <text:p text:style-name="P1">$ waf ping pong ping ping</text:p>
      <text:p text:style-name="P1"><text:s/>ping! 140704847272272</text:p>
      <text:p text:style-name="P1">'ping' finished successfully (0.001s)</text:p>
      <text:p text:style-name="P1"><text:s/>pong! 140704847271376</text:p>
      <text:p text:style-name="P1">'pong' finished successfully (0.001s)</text:p>
      <text:p text:style-name="P1"><text:s/>ping! 140704847272336</text:p>
      <text:p text:style-name="P1">'ping' finished successfully (0.001s)</text:p>
      <text:p text:style-name="P1"><text:s/>ping! 140704847272528</text:p>
      <text:p text:style-name="P1">'ping' finished successfully (0.001s)</text:p>
      <text:p text:style-name="P1">Note<text:tab/>The context parameter is a new object for each command executed. The classes are also different: ConfigureContext for configure, BuildContext for build, OptionContext for option, and Context for any other command.</text:p>
      <text:p text:style-name="P1">2.1.3. Using several scripts and folders</text:p>
      <text:p text:style-name="P1"/>
      <text:p text:style-name="P1">Although a Waf project must contain a top-level wscript file, the contents may be split into several sub-project files. We will now illustrate this concept on a small project:</text:p>
      <text:p text:style-name="P1"/>
      <text:p text:style-name="P1">$ tree</text:p>
      <text:p text:style-name="P1">|-- src</text:p>
      <text:p text:style-name="P1">| <text:s text:c="2"/>`-- wscript</text:p>
      <text:p text:style-name="P1">`-- wscript</text:p>
      <text:p text:style-name="P1"><text:soft-page-break/>The commands in the top-level wscript will call the same commands from a subproject wscript file by calling a context method named recurse:</text:p>
      <text:p text:style-name="P1"/>
      <text:p text:style-name="P1">def ping(ctx):</text:p>
      <text:p text:style-name="P1"><text:s text:c="8"/>print('→ ping from ' + ctx.path.abspath())</text:p>
      <text:p text:style-name="P1"><text:s text:c="8"/>ctx.recurse('src')</text:p>
      <text:p text:style-name="P1">And here is the contents of src/wscript</text:p>
      <text:p text:style-name="P1"/>
      <text:p text:style-name="P1">def ping(ctx):</text:p>
      <text:p text:style-name="P1"><text:s text:c="8"/>print('→ ping from ' + ctx.path.abspath())</text:p>
      <text:p text:style-name="P1">Upon execution, the results will be:</text:p>
      <text:p text:style-name="P1"/>
      <text:p text:style-name="P1">$ cd /tmp/execution_recurse</text:p>
      <text:p text:style-name="P1"/>
      <text:p text:style-name="P1">$ waf ping</text:p>
      <text:p text:style-name="P1">→ ping from /tmp/execution_recurse</text:p>
      <text:p text:style-name="P1">→ ping from /tmp/execution_recurse/src</text:p>
      <text:p text:style-name="P1">'ping' finished successfully (0.002s)</text:p>
      <text:p text:style-name="P1"/>
      <text:p text:style-name="P1">$ cd src</text:p>
      <text:p text:style-name="P1"/>
      <text:p text:style-name="P1">$ waf ping</text:p>
      <text:p text:style-name="P1">→ ping from /tmp/execution_recurse/src</text:p>
      <text:p text:style-name="P1">'ping' finished successfully (0.001s)</text:p>
      <text:p text:style-name="P1">Note<text:tab/>The method recurse, and the attribute path are available on all waf context classes</text:p>
      <text:p text:style-name="P1">2.2. Waf project definition</text:p>
      <text:p text:style-name="P1">2.2.1. Configuring a project (the configure command)</text:p>
      <text:p text:style-name="P1"/>
      <text:p text:style-name="P1">Although Waf may be called from any folder containing a wscript file, it is usually a good idea to have a single entry point in the scripts. Besides ensuring a consistent behaviour, it also saves the redefinition of the same imports and function redefinitions in all wscript files. The following concepts help to structure a Waf project:</text:p>
      <text:p text:style-name="P1"/>
      <text:p text:style-name="P1">Project directory: directory containing the source files that will be packaged and redistributed to other developers or to end users</text:p>
      <text:p text:style-name="P1"/>
      <text:p text:style-name="P1">Build directory: directory containing the files generated by the project (configuration sets, build files, logs, etc)</text:p>
      <text:p text:style-name="P1"/>
      <text:p text:style-name="P1">System files: files and folders which do not belong to the project (operating system files, etc)</text:p>
      <text:p text:style-name="P1"/>
      <text:p text:style-name="P1">The predefined command named configure is used to gather and store the information about these folders. We will now extend the example from the previous section with the following top-level wscript file:</text:p>
      <text:p text:style-name="P1"/>
      <text:p text:style-name="P1">top = '.' 1</text:p>
      <text:p text:style-name="P1">out = 'build_directory' 2</text:p>
      <text:p text:style-name="P1"/>
      <text:p text:style-name="P1">def configure(ctx): 3</text:p>
      <text:p text:style-name="P1"><text:s text:c="8"/>print('→ configuring the project in ' + ctx.path.abspath())</text:p>
      <text:p text:style-name="P1"/>
      <text:p text:style-name="P1">def ping(ctx):</text:p>
      <text:p text:style-name="P1"><text:soft-page-break/><text:s text:c="8"/>print('→ ping from ' + ctx.path.abspath())</text:p>
      <text:p text:style-name="P1"><text:s text:c="8"/>ctx.recurse('src')</text:p>
      <text:p text:style-name="P1">1<text:tab/> string representing the project directory. In general, top is set to ., except for some proprietary projects where the wscript cannot be added to the top-level, top may be set to ../.. or even some other folder such as /checkout/perforce/project</text:p>
      <text:p text:style-name="P1">2<text:tab/> string representing the build directory. In general, it is set to build, except for some proprietary projects where the build directory may be set to an absolute path such as /tmp/build. It is important to be able to remove the build directory safely, so it should never be given as . or ...</text:p>
      <text:p text:style-name="P1">3<text:tab/> the configure function is called by the configure command</text:p>
      <text:p text:style-name="P1">The script in src/wscript is left unchanged:</text:p>
      <text:p text:style-name="P1"/>
      <text:p text:style-name="P1">def ping(ctx):</text:p>
      <text:p text:style-name="P1"><text:s text:c="8"/>print('→ ping from ' + ctx.path.abspath())</text:p>
      <text:p text:style-name="P1">The execution output will be the following:</text:p>
      <text:p text:style-name="P1"/>
      <text:p text:style-name="P1">$ cd /tmp/execution_configure 1</text:p>
      <text:p text:style-name="P1">$ tree</text:p>
      <text:p text:style-name="P1">|-- src</text:p>
      <text:p text:style-name="P1">| <text:s text:c="2"/>`-- wscript</text:p>
      <text:p text:style-name="P1">`-- wscript</text:p>
      <text:p text:style-name="P1"/>
      <text:p text:style-name="P1">$ waf configure 2</text:p>
      <text:p text:style-name="P1">→ configuring the project in /tmp/execution_configure</text:p>
      <text:p text:style-name="P1">'configure' finished successfully (0.021s)</text:p>
      <text:p text:style-name="P1"/>
      <text:p text:style-name="P1">$ tree -a</text:p>
      <text:p text:style-name="P1">|-- build_directory/ 3</text:p>
      <text:p text:style-name="P1">| <text:s text:c="2"/>|-- c4che/ 4</text:p>
      <text:p text:style-name="P1">| <text:s text:c="2"/>| <text:s text:c="2"/>|-- build.config.py 5</text:p>
      <text:p text:style-name="P1">| <text:s text:c="2"/>| <text:s text:c="2"/>`-- _cache.py 6</text:p>
      <text:p text:style-name="P1">| <text:s text:c="2"/>`-- config.log 7</text:p>
      <text:p text:style-name="P1">|--.lock-wafbuild 8</text:p>
      <text:p text:style-name="P1">|-- src</text:p>
      <text:p text:style-name="P1">| <text:s text:c="2"/>`-- wscript</text:p>
      <text:p text:style-name="P1">`-- wscript</text:p>
      <text:p text:style-name="P1"/>
      <text:p text:style-name="P1">$ waf ping</text:p>
      <text:p text:style-name="P1">→ ping from /tmp/execution_configure</text:p>
      <text:p text:style-name="P1">→ ping from /tmp/execution_configure/src</text:p>
      <text:p text:style-name="P1">'ping' finished successfully (0.001s)</text:p>
      <text:p text:style-name="P1"/>
      <text:p text:style-name="P1">$ cd src</text:p>
      <text:p text:style-name="P1">$ waf ping 9</text:p>
      <text:p text:style-name="P1">→ ping from /tmp/execution_configure</text:p>
      <text:p text:style-name="P1">→ ping from /tmp/execution_configure/src</text:p>
      <text:p text:style-name="P1">'ping' finished successfully (0.001s)</text:p>
      <text:p text:style-name="P1">1<text:tab/> To configure the project, change to the directory containing the top-level project file</text:p>
      <text:p text:style-name="P1">2<text:tab/> The execution is called by calling waf configure</text:p>
      <text:p text:style-name="P1">3<text:tab/> The build directory was created</text:p>
      <text:p text:style-name="P1">4<text:tab/> The configuration data is stored in the folder c4che/</text:p>
      <text:p text:style-name="P1">5<text:tab/> The command-line options and environment variables in use are stored in build.config.py</text:p>
      <text:p text:style-name="P1">6<text:tab/> The user configuration set is stored in _cache.py</text:p>
      <text:p text:style-name="P1"><text:soft-page-break/>7<text:tab/> Configuration log (duplicate of the output generated during the configuration)</text:p>
      <text:p text:style-name="P1">8<text:tab/> Hidden file pointing at the relevant project file and build directory</text:p>
      <text:p text:style-name="P1">9<text:tab/> Calling waf from a subfolder will execute the commands from the same wscript file used for the configuration</text:p>
      <text:p text:style-name="P1">Note<text:tab/>waf configure is always called from the directory containing the wscript file</text:p>
      <text:p text:style-name="P1">2.2.2. Removing generated files (the distclean command)</text:p>
      <text:p text:style-name="P1"/>
      <text:p text:style-name="P1">A command named distclean is provided to remove the build directory and the lock file created during the configuration. On the example from the previous section:</text:p>
      <text:p text:style-name="P1"/>
      <text:p text:style-name="P1">$ waf configure</text:p>
      <text:p text:style-name="P1">→ configuring the project in /tmp/execution_configure</text:p>
      <text:p text:style-name="P1">'configure' finished successfully (0.001s)</text:p>
      <text:p text:style-name="P1"/>
      <text:p text:style-name="P1">$ tree -a</text:p>
      <text:p text:style-name="P1">|-- build_directory/</text:p>
      <text:p text:style-name="P1">| <text:s text:c="2"/>|-- c4che/</text:p>
      <text:p text:style-name="P1">| <text:s text:c="2"/>| <text:s text:c="2"/>|-- build.config.py</text:p>
      <text:p text:style-name="P1">| <text:s text:c="2"/>| <text:s text:c="2"/>`-- _cache.py</text:p>
      <text:p text:style-name="P1">| <text:s text:c="2"/>`-- config.log</text:p>
      <text:p text:style-name="P1">|--.lock-wafbuild</text:p>
      <text:p text:style-name="P1">`-- wscript</text:p>
      <text:p text:style-name="P1"/>
      <text:p text:style-name="P1">$ waf distclean 1</text:p>
      <text:p text:style-name="P1">'distclean' finished successfully (0.001s)</text:p>
      <text:p text:style-name="P1"/>
      <text:p text:style-name="P1">$ tree 2</text:p>
      <text:p text:style-name="P1">|-- src</text:p>
      <text:p text:style-name="P1">| <text:s text:c="2"/>`-- wscript</text:p>
      <text:p text:style-name="P1">`-- wscript</text:p>
      <text:p text:style-name="P1">1<text:tab/> The distclean command definition is implicit (no declaration in the wscript file)</text:p>
      <text:p text:style-name="P1">2<text:tab/> The tree is reverted to its original state: no build directory and no lock file</text:p>
      <text:p text:style-name="P1">The behaviour of distclean is fairly generic and the corresponding function does not have to be defined in the wscript files. It may be defined to alter its behaviour though, see for example the following:</text:p>
      <text:p text:style-name="P1"/>
      <text:p text:style-name="P1">top = '.'</text:p>
      <text:p text:style-name="P1">out = 'build_directory'</text:p>
      <text:p text:style-name="P1"/>
      <text:p text:style-name="P1">def configure(ctx):</text:p>
      <text:p text:style-name="P1"><text:s text:c="8"/>print('→ configuring the project')</text:p>
      <text:p text:style-name="P1"/>
      <text:p text:style-name="P1">def distclean(ctx):</text:p>
      <text:p text:style-name="P1"><text:s text:c="8"/>print(' Not cleaning anything!')</text:p>
      <text:p text:style-name="P1">Upon execution:</text:p>
      <text:p text:style-name="P1"/>
      <text:p text:style-name="P1">$ waf distclean</text:p>
      <text:p text:style-name="P1"><text:s/>Not cleaning anything!</text:p>
      <text:p text:style-name="P1">'distclean' finished successfully (0.000s)</text:p>
      <text:p text:style-name="P1">2.2.3. Packaging the project sources (the dist command)</text:p>
      <text:p text:style-name="P1"/>
      <text:p text:style-name="P1">The dist command is provided to create an archive of the project. By using the script presented <text:soft-page-break/>previously:</text:p>
      <text:p text:style-name="P1"/>
      <text:p text:style-name="P1">top = '.'</text:p>
      <text:p text:style-name="P1">out = 'build_directory'</text:p>
      <text:p text:style-name="P1"/>
      <text:p text:style-name="P1">def configure(ctx):</text:p>
      <text:p text:style-name="P1"><text:s text:c="8"/>print('→ configuring the project in ' + ctx.path.abspath())</text:p>
      <text:p text:style-name="P1">Execute the dist command to get:</text:p>
      <text:p text:style-name="P1"/>
      <text:p text:style-name="P1">$ cd /tmp/execution_dist</text:p>
      <text:p text:style-name="P1"/>
      <text:p text:style-name="P1">$ waf configure</text:p>
      <text:p text:style-name="P1">→ configuring the project in /tmp/execution_dist</text:p>
      <text:p text:style-name="P1">'configure' finished successfully (0.005s)</text:p>
      <text:p text:style-name="P1"/>
      <text:p text:style-name="P1">$ waf dist</text:p>
      <text:p text:style-name="P1">New archive created: noname-1.0.tar.bz2 (sha='a4543bb438456b56d6c89a6695f17e6cb69061f5')</text:p>
      <text:p text:style-name="P1">'dist' finished successfully (0.035s)</text:p>
      <text:p text:style-name="P1">By default, the project name and version are set to noname and 1.0. To change them, it is necessary to provide two additional variables in the top-level project file:</text:p>
      <text:p text:style-name="P1"/>
      <text:p text:style-name="P1">APPNAME = 'webe'</text:p>
      <text:p text:style-name="P1">VERSION = '2.0'</text:p>
      <text:p text:style-name="P1"/>
      <text:p text:style-name="P1">top = '.'</text:p>
      <text:p text:style-name="P1">out = 'build_directory'</text:p>
      <text:p text:style-name="P1"/>
      <text:p text:style-name="P1">def configure(ctx):</text:p>
      <text:p text:style-name="P1"><text:s text:c="8"/>print('→ configuring the project in ' + ctx.path.abspath())</text:p>
      <text:p text:style-name="P1">Because the project was configured once, it is not necessary to configure it once again:</text:p>
      <text:p text:style-name="P1"/>
      <text:p text:style-name="P1">$ waf dist</text:p>
      <text:p text:style-name="P1">New archive created: webe-2.0.tar.bz2 (sha='7ccc338e2ff99b46d97e5301793824e5941dd2be')</text:p>
      <text:p text:style-name="P1">'dist' finished successfully (0.006s)</text:p>
      <text:p text:style-name="P1">More parameters may be given to alter the archive by adding a function dist in the script:</text:p>
      <text:p text:style-name="P1"/>
      <text:p text:style-name="P1">def dist(ctx):</text:p>
      <text:p text:style-name="P1"><text:s text:c="8"/>ctx.base_name = 'foo_2.0' 1</text:p>
      <text:p text:style-name="P1"><text:s text:c="8"/>ctx.algo <text:s text:c="5"/>= 'zip' 2</text:p>
      <text:p text:style-name="P1"><text:s text:c="8"/>ctx.excl <text:s text:c="5"/>= ' **/.waf-1* **/*~ **/*.pyc **/*.swp **/.lock-w*' 3</text:p>
      <text:p text:style-name="P1"><text:s text:c="8"/>ctx.files <text:s text:c="4"/>= ctx.path.ant_glob('**/wscript') 4</text:p>
      <text:p text:style-name="P1">1<text:tab/> The archive name may be given directly instead of computing from APPNAME and VERSION</text:p>
      <text:p text:style-name="P1">2<text:tab/> The default compression format is tar.bz2. Other valid formats are zip and tar.gz</text:p>
      <text:p text:style-name="P1">3<text:tab/> Exclude patterns passed to give to ctx.path.ant_glob() which is used to find the files</text:p>
      <text:p text:style-name="P1">4<text:tab/> The files to add to the archive may be given as Waf node objects (excl is therefore ignored)</text:p>
      <text:p text:style-name="P1">2.2.4. Defining command-line options (the options command)</text:p>
      <text:p text:style-name="P1"/>
      <text:p text:style-name="P1">The Waf script provides various default command-line options, which may be consulted by executing waf --help:</text:p>
      <text:p text:style-name="P1"/>
      <text:p text:style-name="P1">$ waf --help</text:p>
      <text:p text:style-name="P1"><text:soft-page-break/>waf [command] [options]</text:p>
      <text:p text:style-name="P1"/>
      <text:p text:style-name="P1">Main commands (example: ./waf build -j4)</text:p>
      <text:p text:style-name="P1"><text:s text:c="2"/>build <text:s text:c="3"/>: executes the build</text:p>
      <text:p text:style-name="P1"><text:s text:c="2"/>clean <text:s text:c="3"/>: cleans the project</text:p>
      <text:p text:style-name="P1"><text:s text:c="2"/>configure: configures the project</text:p>
      <text:p text:style-name="P1"><text:s text:c="2"/>dist <text:s text:c="4"/>: makes a tarball for redistributing the sources</text:p>
      <text:p text:style-name="P1"><text:s text:c="2"/>distcheck: checks if the project compiles (tarball from 'dist')</text:p>
      <text:p text:style-name="P1"><text:s text:c="2"/>distclean: removes the build directory</text:p>
      <text:p text:style-name="P1"><text:s text:c="2"/>install <text:s/>: installs the targets on the system</text:p>
      <text:p text:style-name="P1"><text:s text:c="2"/>list <text:s text:c="4"/>: lists the targets to execute</text:p>
      <text:p text:style-name="P1"><text:s text:c="2"/>step <text:s text:c="4"/>: executes tasks in a step-by-step fashion, for debugging</text:p>
      <text:p text:style-name="P1"><text:s text:c="2"/>uninstall: removes the targets installed</text:p>
      <text:p text:style-name="P1"/>
      <text:p text:style-name="P1">Options:</text:p>
      <text:p text:style-name="P1"><text:s text:c="2"/>--version <text:s text:c="12"/>show program's version number and exit</text:p>
      <text:p text:style-name="P1"><text:s text:c="2"/>-h, --help <text:s text:c="11"/>show this help message and exit</text:p>
      <text:p text:style-name="P1"><text:s text:c="2"/>-j JOBS, --jobs=JOBS <text:s/>amount of parallel jobs (2)</text:p>
      <text:p text:style-name="P1"><text:s text:c="2"/>-k, --keep <text:s text:c="11"/>keep running happily even if errors are found</text:p>
      <text:p text:style-name="P1"><text:s text:c="2"/>-v, --verbose <text:s text:c="8"/>verbosity level -v -vv or -vvv [default: 0]</text:p>
      <text:p text:style-name="P1"><text:s text:c="2"/>--nocache <text:s text:c="12"/>ignore the WAFCACHE (if set)</text:p>
      <text:p text:style-name="P1"><text:s text:c="2"/>--zones=ZONES <text:s text:c="8"/>debugging zones (task_gen, deps, tasks, etc)</text:p>
      <text:p text:style-name="P1"/>
      <text:p text:style-name="P1"><text:s text:c="2"/>configure options:</text:p>
      <text:p text:style-name="P1"><text:s text:c="4"/>-o OUT, --out=OUT <text:s text:c="2"/>build dir for the project</text:p>
      <text:p text:style-name="P1"><text:s text:c="4"/>-t TOP, --top=TOP <text:s text:c="2"/>src dir for the project</text:p>
      <text:p text:style-name="P1"><text:s text:c="4"/>--prefix=PREFIX <text:s text:c="4"/>installation prefix [default: '/usr/local/']</text:p>
      <text:p text:style-name="P1"><text:s text:c="4"/>--download <text:s text:c="9"/>try to download the tools if missing</text:p>
      <text:p text:style-name="P1"/>
      <text:p text:style-name="P1"><text:s text:c="2"/>build and install options:</text:p>
      <text:p text:style-name="P1"><text:s text:c="4"/>-p, --progress <text:s text:c="5"/>-p: progress bar; -pp: ide output</text:p>
      <text:p text:style-name="P1"><text:s text:c="4"/>--targets=TARGETS <text:s text:c="2"/>task generators, e.g. "target1,target2"</text:p>
      <text:p text:style-name="P1"/>
      <text:p text:style-name="P1"><text:s text:c="2"/>step options:</text:p>
      <text:p text:style-name="P1"><text:s text:c="4"/>--files=FILES <text:s text:c="6"/>files to process, by regexp, e.g. "*/main.c,*/test/main.o"</text:p>
      <text:p text:style-name="P1"/>
      <text:p text:style-name="P1"><text:s text:c="2"/>install/uninstall options:</text:p>
      <text:p text:style-name="P1"><text:s text:c="4"/>--destdir=DESTDIR <text:s text:c="2"/>installation root [default: '']</text:p>
      <text:p text:style-name="P1"><text:s text:c="4"/>-f, --force <text:s text:c="8"/>force file installation</text:p>
      <text:p text:style-name="P1">Accessing a command-line option is possible from any command. Here is how to access the value prefix:</text:p>
      <text:p text:style-name="P1"/>
      <text:p text:style-name="P1">top = '.'</text:p>
      <text:p text:style-name="P1">out = 'build_directory'</text:p>
      <text:p text:style-name="P1"/>
      <text:p text:style-name="P1">def configure(ctx):</text:p>
      <text:p text:style-name="P1"><text:s text:c="8"/>print('→ prefix is ' + ctx.options.prefix)</text:p>
      <text:p text:style-name="P1">Upon execution, the following will be observed:</text:p>
      <text:p text:style-name="P1"/>
      <text:p text:style-name="P1">$ waf configure</text:p>
      <text:p text:style-name="P1">→ prefix is /usr/local/</text:p>
      <text:p text:style-name="P1">'configure' finished successfully (0.001s)</text:p>
      <text:p text:style-name="P1"><text:soft-page-break/>To define project command-line options, a special command named options may be defined in user scripts. This command will be called once before any other command executes.</text:p>
      <text:p text:style-name="P1"/>
      <text:p text:style-name="P1">top = '.'</text:p>
      <text:p text:style-name="P1">out = 'build_directory'</text:p>
      <text:p text:style-name="P1"/>
      <text:p text:style-name="P1">def options(ctx):</text:p>
      <text:p text:style-name="P1"><text:s text:c="8"/>ctx.add_option('--foo', action='store', default=False, help='Silly test')</text:p>
      <text:p text:style-name="P1"/>
      <text:p text:style-name="P1">def configure(ctx):</text:p>
      <text:p text:style-name="P1"><text:s text:c="8"/>print('→ the value of foo is %r' % ctx.options.foo)</text:p>
      <text:p text:style-name="P1">Upon execution, the following will be observed:</text:p>
      <text:p text:style-name="P1"/>
      <text:p text:style-name="P1">$ waf configure --foo=test</text:p>
      <text:p text:style-name="P1">→ the value of foo is 'test'</text:p>
      <text:p text:style-name="P1">'configure' finished successfully (0.001s)</text:p>
      <text:p text:style-name="P1">The command context for options is a shortcut to access the optparse functionality. For more information on the optparse module, consult the Python documentation</text:p>
      <text:p text:style-name="P1"/>
      <text:p text:style-name="P1">2.3. The build commands</text:p>
      <text:p text:style-name="P1">2.3.1. Building targets (the build command)</text:p>
      <text:p text:style-name="P1"/>
      <text:p text:style-name="P1">The build command is used for building targets. We will now create a new project in /tmp/execution_build/, and add a script to create an empty file foo.txt and then copy it into another file bar.txt:</text:p>
      <text:p text:style-name="P1"/>
      <text:p text:style-name="P1">top = '.'</text:p>
      <text:p text:style-name="P1">out = 'build_directory'</text:p>
      <text:p text:style-name="P1"/>
      <text:p text:style-name="P1">def configure(ctx):</text:p>
      <text:p text:style-name="P1"><text:s text:c="4"/>pass</text:p>
      <text:p text:style-name="P1"/>
      <text:p text:style-name="P1">def build(ctx):</text:p>
      <text:p text:style-name="P1"><text:s text:c="4"/>ctx(rule='touch ${TGT}', target='foo.txt')</text:p>
      <text:p text:style-name="P1"><text:s text:c="4"/>ctx(rule='cp ${SRC} ${TGT}', source='foo.txt', target='bar.txt')</text:p>
      <text:p text:style-name="P1">Calling waf build directly results in an error:</text:p>
      <text:p text:style-name="P1"/>
      <text:p text:style-name="P1">$ cd /tmp/execution_build/</text:p>
      <text:p text:style-name="P1"/>
      <text:p text:style-name="P1">$ waf build</text:p>
      <text:p text:style-name="P1">The project was not configured: run "waf configure" first!</text:p>
      <text:p text:style-name="P1">The build requires a configured folder to know where to look for source files and where to output the created files. Let’s try again:</text:p>
      <text:p text:style-name="P1"/>
      <text:p text:style-name="P1">$ waf configure build</text:p>
      <text:p text:style-name="P1">'configure' finished successfully (0.007s)</text:p>
      <text:p text:style-name="P1">Waf: Entering directory `/tmp/execution_build/build_directory'</text:p>
      <text:p text:style-name="P1">[1/2] foo.txt: <text:s/>-&gt; build_directory/foo.txt 1</text:p>
      <text:p text:style-name="P1">[2/2] bar.txt: build_directory/foo.txt -&gt; build_directory/bar.txt</text:p>
      <text:p text:style-name="P1">Waf: Leaving directory `/tmp/examples/execution_build/build_directory'</text:p>
      <text:p text:style-name="P1">'build' finished successfully (0.041s)</text:p>
      <text:p text:style-name="P1"/>
      <text:p text:style-name="P1"><text:soft-page-break/>$ tree -a</text:p>
      <text:p text:style-name="P1">|-- build_directory/</text:p>
      <text:p text:style-name="P1">| <text:s text:c="2"/>|-- bar.txt 2</text:p>
      <text:p text:style-name="P1">| <text:s text:c="2"/>|-- c4che/</text:p>
      <text:p text:style-name="P1">| <text:s text:c="2"/>| <text:s text:c="2"/>|-- build.config.py</text:p>
      <text:p text:style-name="P1">| <text:s text:c="2"/>| <text:s text:c="2"/>`-- _cache.py</text:p>
      <text:p text:style-name="P1">| <text:s text:c="2"/>|-- foo.txt</text:p>
      <text:p text:style-name="P1">| <text:s text:c="2"/>|-- config.log</text:p>
      <text:p text:style-name="P1">| <text:s text:c="2"/>`-- .wafpickle 3</text:p>
      <text:p text:style-name="P1">|--.lock-wafbuild</text:p>
      <text:p text:style-name="P1">`-- wscript</text:p>
      <text:p text:style-name="P1"/>
      <text:p text:style-name="P1">$ waf build</text:p>
      <text:p text:style-name="P1">Waf: Entering directory `/tmp/execution_build/build_directory'</text:p>
      <text:p text:style-name="P1">Waf: Leaving directory `/tmp/execution_build/build_directory'</text:p>
      <text:p text:style-name="P1">'build' finished successfully (0.008s) 4</text:p>
      <text:p text:style-name="P1">1<text:tab/> Note that the build deduced that bar.txt has to be created after foo.txt</text:p>
      <text:p text:style-name="P1">2<text:tab/> The targets are created in the build directory</text:p>
      <text:p text:style-name="P1">3<text:tab/> A pickle file is used to store the information about the targets</text:p>
      <text:p text:style-name="P1">4<text:tab/> Since the targets are up-to-date, they do not have to be created once again</text:p>
      <text:p text:style-name="P1">Since the command waf build is usually executed very often, a shortcut is provided to call it implicitly:</text:p>
      <text:p text:style-name="P1"/>
      <text:p text:style-name="P1">$ waf</text:p>
      <text:p text:style-name="P1">Waf: Entering directory `/tmp/execution_build/build_directory'</text:p>
      <text:p text:style-name="P1">Waf: Leaving directory `/tmp/execution_build/build_directory'</text:p>
      <text:p text:style-name="P1">2.3.2. Cleaning the targets (the clean command)</text:p>
      <text:p text:style-name="P1"/>
      <text:p text:style-name="P1">The clean command is used to remove the information about the files and targets created during the build. It uses the same function build from the wscript files so there is no need to add a function named clean in the wscript file.</text:p>
      <text:p text:style-name="P1"/>
      <text:p text:style-name="P1">After cleaning, the targets will be created once again even if they were up-to-date:</text:p>
      <text:p text:style-name="P1"/>
      <text:p text:style-name="P1">$ waf clean build -v</text:p>
      <text:p text:style-name="P1">'clean' finished successfully (0.003s)</text:p>
      <text:p text:style-name="P1">Waf: Entering directory `/tmp/execution_build/build_directory' 1</text:p>
      <text:p text:style-name="P1">[1/2] foo.txt: <text:s/>-&gt; build_directory/foo.txt 2</text:p>
      <text:p text:style-name="P1">14:58:34 runner 'touch foo.txt' 3</text:p>
      <text:p text:style-name="P1">[2/2] bar.txt: build_directory/foo.txt -&gt; build_directory/bar.txt</text:p>
      <text:p text:style-name="P1">14:58:34 runner 'cp foo.txt bar.txt'</text:p>
      <text:p text:style-name="P1">Waf: Leaving directory `/tmp/execution_build/build_directory'</text:p>
      <text:p text:style-name="P1">'build' finished successfully (0.040s)</text:p>
      <text:p text:style-name="P1">1<text:tab/> All commands are executed from the build directory by default</text:p>
      <text:p text:style-name="P1">2<text:tab/> The information about the files foo.txt was lost so it is rebuilt</text:p>
      <text:p text:style-name="P1">3<text:tab/> By using the -v flag, the command-lines executed are displayed</text:p>
      <text:p text:style-name="P1">2.3.3. More build commands</text:p>
      <text:p text:style-name="P1"/>
      <text:p text:style-name="P1">The following commands all use the same function build from the wscript file:</text:p>
      <text:p text:style-name="P1"/>
      <text:p text:style-name="P1">build: process the source code to create the object files</text:p>
      <text:p text:style-name="P1"/>
      <text:p text:style-name="P1"><text:soft-page-break/>clean: remove the object files that were created during a build (unlike distclean, do not remove the configuration)</text:p>
      <text:p text:style-name="P1"/>
      <text:p text:style-name="P1">install: check that all object files have been generated and copy them on the system (programs, libraries, data files, etc)</text:p>
      <text:p text:style-name="P1"/>
      <text:p text:style-name="P1">uninstall: undo the installation, remove the object files from the system without touching the ones in the build directory</text:p>
      <text:p text:style-name="P1"/>
      <text:p text:style-name="P1">list: list the task generators in the build section (to use with waf --targets=name)</text:p>
      <text:p text:style-name="P1"/>
      <text:p text:style-name="P1">step: force the rebuild of particular files for debugging purposes</text:p>
      <text:p text:style-name="P1"/>
      <text:p text:style-name="P1">The attribute cmd holds the name of the command being executed:</text:p>
      <text:p text:style-name="P1"/>
      <text:p text:style-name="P1">top = '.'</text:p>
      <text:p text:style-name="P1">out = 'build_directory'</text:p>
      <text:p text:style-name="P1"/>
      <text:p text:style-name="P1">def configure(ctx):</text:p>
      <text:p text:style-name="P1"><text:s text:c="8"/>print(ctx.cmd)</text:p>
      <text:p text:style-name="P1"/>
      <text:p text:style-name="P1">def build(ctx):</text:p>
      <text:p text:style-name="P1"><text:s text:c="8"/>if ctx.cmd == 'clean':</text:p>
      <text:p text:style-name="P1"><text:s text:c="16"/>print('cleaning!')</text:p>
      <text:p text:style-name="P1"><text:s text:c="8"/>else:</text:p>
      <text:p text:style-name="P1"><text:s text:c="16"/>print(ctx.cmd)</text:p>
      <text:p text:style-name="P1">The execution will produce the following output:</text:p>
      <text:p text:style-name="P1"/>
      <text:p text:style-name="P1">$ waf configure clean build</text:p>
      <text:p text:style-name="P1">Setting top to : /tmp/execution_cmd</text:p>
      <text:p text:style-name="P1">Setting out to : /tmp/execution_cmd/build_directory</text:p>
      <text:p text:style-name="P1">configure</text:p>
      <text:p text:style-name="P1">'configure' finished successfully (0.002s)</text:p>
      <text:p text:style-name="P1">cleaning!</text:p>
      <text:p text:style-name="P1">'clean' finished successfully (0.002s)</text:p>
      <text:p text:style-name="P1">Waf: Entering directory `/tmp/execution_cmd/build_directory'</text:p>
      <text:p text:style-name="P1">build</text:p>
      <text:p text:style-name="P1">Waf: Leaving directory `/tmp/execution_cmd/build_directory'</text:p>
      <text:p text:style-name="P1">'build' finished successfully (0.001s)</text:p>
      <text:p text:style-name="P1">The build command usage will be described in details in the next chapters.</text:p>
      <text:p text:style-name="P1"/>
      <text:p text:style-name="P1">3. Project configuration</text:p>
      <text:p text:style-name="P1"/>
      <text:p text:style-name="P1">The configuration command is used to check if the requiremements for working on a project are met and to store the information. The parameters are then stored for use by other commands, such as the build command.</text:p>
      <text:p text:style-name="P1"/>
      <text:p text:style-name="P1">3.1. Using persistent data</text:p>
      <text:p text:style-name="P1">3.1.1. Sharing data with the build</text:p>
      <text:p text:style-name="P1"/>
      <text:p text:style-name="P1">The configuration context is used to store data which may be re-used during the build. Let’s begin with the following example:</text:p>
      <text:p text:style-name="P1"><text:soft-page-break/></text:p>
      <text:p text:style-name="P1">top = '.'</text:p>
      <text:p text:style-name="P1">out = 'build'</text:p>
      <text:p text:style-name="P1"/>
      <text:p text:style-name="P1">def options(ctx):</text:p>
      <text:p text:style-name="P1"><text:s text:c="8"/>ctx.add_option('--foo', action='store', default=False, help='Silly test')</text:p>
      <text:p text:style-name="P1"/>
      <text:p text:style-name="P1">def configure(ctx):</text:p>
      <text:p text:style-name="P1"><text:s text:c="8"/>ctx.env.FOO = ctx.options.foo 1</text:p>
      <text:p text:style-name="P1"><text:s text:c="8"/>ctx.find_program('touch', var='TOUCH') 2</text:p>
      <text:p text:style-name="P1"/>
      <text:p text:style-name="P1">def build(bld):</text:p>
      <text:p text:style-name="P1"><text:s text:c="8"/>print(bld.env.TOUCH)</text:p>
      <text:p text:style-name="P1"><text:s text:c="8"/>print(bld.env.FOO) 3</text:p>
      <text:p text:style-name="P1"><text:s text:c="8"/>bld(rule='${TOUCH} ${TGT}', target='foo.txt') 4</text:p>
      <text:p text:style-name="P1">1<text:tab/> Store the option foo into the variable env (dict-like structure)</text:p>
      <text:p text:style-name="P1">2<text:tab/> Configuration routine used to find the program touch and to store it into ctx.env.TOUCH [1]</text:p>
      <text:p text:style-name="P1">3<text:tab/> Print the value of ctx.env.FOO that was set during the configuration</text:p>
      <text:p text:style-name="P1">4<text:tab/> The variable ${TOUCH} corresponds to the variable ctx.env.TOUCH.</text:p>
      <text:p text:style-name="P1">Here is the execution output:</text:p>
      <text:p text:style-name="P1"/>
      <text:p text:style-name="P1">$ waf distclean configure build --foo=abcd -v</text:p>
      <text:p text:style-name="P1">'distclean' finished successfully (0.005s)</text:p>
      <text:p text:style-name="P1">Checking for program touch <text:s text:c="14"/>: /usr/bin/touch 1</text:p>
      <text:p text:style-name="P1">'configure' finished successfully (0.007s)</text:p>
      <text:p text:style-name="P1">Waf: Entering directory `/tmp/configuration_build/build'</text:p>
      <text:p text:style-name="P1">/usr/bin/touch 2</text:p>
      <text:p text:style-name="P1">abcd</text:p>
      <text:p text:style-name="P1">[1/1] foo.txt: <text:s/>-&gt; build/foo.txt</text:p>
      <text:p text:style-name="P1">10:56:41 runner '/usr/bin/touch foo.txt' 3</text:p>
      <text:p text:style-name="P1">Waf: Leaving directory `/tmp/configuration_build/build'</text:p>
      <text:p text:style-name="P1">'build' finished successfully (0.021s)</text:p>
      <text:p text:style-name="P1">1<text:tab/> Output of the configuration test find_program</text:p>
      <text:p text:style-name="P1">2<text:tab/> The value of TOUCH</text:p>
      <text:p text:style-name="P1">3<text:tab/> Command-line used to create the target foo.txt</text:p>
      <text:p text:style-name="P1">The variable ctx.env is called a Configuration set, and is an instance of the class ConfigSet. The class is a wrapper around Python dicts to handle serialization. For this reason it should be used for simple variables only (no functions or classes). The values are stored in a python-like format in the build directory:</text:p>
      <text:p text:style-name="P1"/>
      <text:p text:style-name="P1">$ tree</text:p>
      <text:p text:style-name="P1">build/</text:p>
      <text:p text:style-name="P1">|-- foo.txt</text:p>
      <text:p text:style-name="P1">|-- c4che</text:p>
      <text:p text:style-name="P1">| <text:s text:c="2"/>|-- build.config.py</text:p>
      <text:p text:style-name="P1">| <text:s text:c="2"/>`-- _cache.py</text:p>
      <text:p text:style-name="P1">`-- config.log</text:p>
      <text:p text:style-name="P1"/>
      <text:p text:style-name="P1">$ cat build/c4che/_cache.py</text:p>
      <text:p text:style-name="P1">FOO = 'abcd'</text:p>
      <text:p text:style-name="P1">PREFIX = '/usr/local'</text:p>
      <text:p text:style-name="P1">TOUCH = '/usr/bin/touch'</text:p>
      <text:p text:style-name="P1"><text:soft-page-break/>Note<text:tab/>Reading and writing values to ctx.env is possible in both configuration and build commands. Yet, the values are stored to a file only during the configuration phase.</text:p>
      <text:p text:style-name="P1">3.1.2. Configuration set usage</text:p>
      <text:p text:style-name="P1"/>
      <text:p text:style-name="P1">We will now provide more examples of the configuration set usage. The object ctx.env provides convenience methods to access its contents:</text:p>
      <text:p text:style-name="P1"/>
      <text:p text:style-name="P1">top = '.'</text:p>
      <text:p text:style-name="P1">out = 'build'</text:p>
      <text:p text:style-name="P1"/>
      <text:p text:style-name="P1">def configure(ctx):</text:p>
      <text:p text:style-name="P1"><text:s text:c="8"/>ctx.env['CFLAGS'] = ['-g'] 1</text:p>
      <text:p text:style-name="P1"><text:s text:c="8"/>ctx.env.CFLAGS = ['-g'] 2</text:p>
      <text:p text:style-name="P1"><text:s text:c="8"/>ctx.env.append_value('CXXFLAGS', ['-O2', '-g']) 3</text:p>
      <text:p text:style-name="P1"><text:s text:c="8"/>ctx.env.append_unique('CFLAGS', ['-g', '-O2'])</text:p>
      <text:p text:style-name="P1"><text:s text:c="8"/>ctx.env.prepend_value('CFLAGS', ['-O3']) 4</text:p>
      <text:p text:style-name="P1"/>
      <text:p text:style-name="P1"><text:s text:c="8"/>print(type(ctx.env))</text:p>
      <text:p text:style-name="P1"><text:s text:c="8"/>print(ctx.env)</text:p>
      <text:p text:style-name="P1"><text:s text:c="8"/>print(ctx.env.FOO)</text:p>
      <text:p text:style-name="P1">1<text:tab/> Key-based access; storing a list</text:p>
      <text:p text:style-name="P1">2<text:tab/> Attribute-based access (the two forms are equivalent)</text:p>
      <text:p text:style-name="P1">3<text:tab/> Append each element to the list ctx.env.CXXFLAGS, assuming it is a list</text:p>
      <text:p text:style-name="P1">4<text:tab/> Insert the values at the beginning. Note that there is no such method as prepend_unique</text:p>
      <text:p text:style-name="P1">The execution will produce the following output:</text:p>
      <text:p text:style-name="P1"/>
      <text:p text:style-name="P1">$ waf configure</text:p>
      <text:p text:style-name="P1">&lt;class 'waflib.ConfigSet.ConfigSet'&gt; 1</text:p>
      <text:p text:style-name="P1">'CFLAGS' ['-O3', '-g', '-O2'] 2</text:p>
      <text:p text:style-name="P1">'CXXFLAGS' ['-O2', '-g']</text:p>
      <text:p text:style-name="P1">'PREFIX' '/usr/local'</text:p>
      <text:p text:style-name="P1">[] 3</text:p>
      <text:p text:style-name="P1"/>
      <text:p text:style-name="P1">$ cat build/c4che/_cache.py 4</text:p>
      <text:p text:style-name="P1">CFLAGS = ['-O3', '-g', '-O2']</text:p>
      <text:p text:style-name="P1">CXXFLAGS = ['-O2', '-g']</text:p>
      <text:p text:style-name="P1">PREFIX = '/usr/local'</text:p>
      <text:p text:style-name="P1">1<text:tab/> The object conf.env is an instance of the class ConfigSet defined in waflib/ConfigSet.py</text:p>
      <text:p text:style-name="P1">2<text:tab/> The contents of conf.env after the modifications</text:p>
      <text:p text:style-name="P1">3<text:tab/> When a key is undefined, it is assumed that it is a list (used by append_value above)</text:p>
      <text:p text:style-name="P1">4<text:tab/> The object conf.env is stored by default in this file</text:p>
      <text:p text:style-name="P1">Copy and serialization apis are also provided:</text:p>
      <text:p text:style-name="P1"/>
      <text:p text:style-name="P1">top = '.'</text:p>
      <text:p text:style-name="P1">out = 'build'</text:p>
      <text:p text:style-name="P1"/>
      <text:p text:style-name="P1">def configure(ctx):</text:p>
      <text:p text:style-name="P1"><text:s text:c="8"/>ctx.env.FOO = 'TEST'</text:p>
      <text:p text:style-name="P1"/>
      <text:p text:style-name="P1"><text:s text:c="8"/>env_copy = ctx.env.derive() 1</text:p>
      <text:p text:style-name="P1"/>
      <text:p text:style-name="P1"><text:s text:c="8"/>node = ctx.path.make_node('test.txt') 2</text:p>
      <text:p text:style-name="P1"><text:soft-page-break/><text:s text:c="8"/>env_copy.store(node.abspath()) 3</text:p>
      <text:p text:style-name="P1"/>
      <text:p text:style-name="P1"><text:s text:c="8"/>from waflib.ConfigSet import ConfigSet</text:p>
      <text:p text:style-name="P1"><text:s text:c="8"/>env2 = ConfigSet() 4</text:p>
      <text:p text:style-name="P1"><text:s text:c="8"/>env2.load(node.abspath()) 5</text:p>
      <text:p text:style-name="P1"/>
      <text:p text:style-name="P1"><text:s text:c="8"/>print(node.read()) 6</text:p>
      <text:p text:style-name="P1">1<text:tab/> Make a copy of ctx.env - this is a shallow copy</text:p>
      <text:p text:style-name="P1">2<text:tab/> Use ctx.path to create a node object representing the file test.txt</text:p>
      <text:p text:style-name="P1">3<text:tab/> Store the contents of env_copy into test.txt</text:p>
      <text:p text:style-name="P1">4<text:tab/> Create a new empty ConfigSet object</text:p>
      <text:p text:style-name="P1">5<text:tab/> Load the values from test.txt</text:p>
      <text:p text:style-name="P1">6<text:tab/> Print the contents of test.txt</text:p>
      <text:p text:style-name="P1">Upon execution, the output will be the following:</text:p>
      <text:p text:style-name="P1"/>
      <text:p text:style-name="P1">$ waf distclean configure</text:p>
      <text:p text:style-name="P1">'distclean' finished successfully (0.005s)</text:p>
      <text:p text:style-name="P1">FOO = 'TEST'</text:p>
      <text:p text:style-name="P1">PREFIX = '/usr/local'</text:p>
      <text:p text:style-name="P1">'configure' finished successfully (0.006s)</text:p>
      <text:p text:style-name="P1">3.2. Configuration utilities</text:p>
      <text:p text:style-name="P1">3.2.1. Configuration methods</text:p>
      <text:p text:style-name="P1"/>
      <text:p text:style-name="P1">The method ctx.find_program seen previously is an example of a configuration method. Here are more examples:</text:p>
      <text:p text:style-name="P1"/>
      <text:p text:style-name="P1">top = '.'</text:p>
      <text:p text:style-name="P1">out = 'build'</text:p>
      <text:p text:style-name="P1"/>
      <text:p text:style-name="P1">def configure(ctx):</text:p>
      <text:p text:style-name="P1"><text:s text:c="8"/>ctx.find_program('touch', var='TOUCH')</text:p>
      <text:p text:style-name="P1"><text:s text:c="8"/>ctx.check_waf_version(mini='1.7.11')</text:p>
      <text:p text:style-name="P1"><text:s text:c="8"/>ctx.find_file('fstab', ['/opt', '/etc'])</text:p>
      <text:p text:style-name="P1">Although these methods are provided by the context class waflib.Configure.ConfigurationContext, they will not appear on it in API documentation. For modularity reasons, they are defined as simple functions and then bound dynamically:</text:p>
      <text:p text:style-name="P1"/>
      <text:p text:style-name="P1">top = '.'</text:p>
      <text:p text:style-name="P1">out = 'build'</text:p>
      <text:p text:style-name="P1"/>
      <text:p text:style-name="P1">from waflib.Configure import conf 1</text:p>
      <text:p text:style-name="P1"/>
      <text:p text:style-name="P1">@conf 2</text:p>
      <text:p text:style-name="P1">def hi(ctx):</text:p>
      <text:p text:style-name="P1"><text:s text:c="8"/>print('→ hello, world!')</text:p>
      <text:p text:style-name="P1"/>
      <text:p text:style-name="P1"># hi = conf(hi) 3</text:p>
      <text:p text:style-name="P1"/>
      <text:p text:style-name="P1">def configure(ctx):</text:p>
      <text:p text:style-name="P1"><text:s text:c="8"/>ctx.hi() 4</text:p>
      <text:p text:style-name="P1">1<text:tab/> Import the decorator conf</text:p>
      <text:p text:style-name="P1">2<text:tab/> Use the decorator to bind the method hi to the configuration context and build context classes. <text:soft-page-break/>In practice, the configuration methods are only used during the configuration phase.</text:p>
      <text:p text:style-name="P1">3<text:tab/> Decorators are simple python function. Python 2.3 does not support the @ syntax so the function has to be called after the function declaration</text:p>
      <text:p text:style-name="P1">4<text:tab/> Use the method previously bound to the configuration context class</text:p>
      <text:p text:style-name="P1">The execution will produce the following output:</text:p>
      <text:p text:style-name="P1"/>
      <text:p text:style-name="P1">$ waf configure</text:p>
      <text:p text:style-name="P1">→ hello, world!</text:p>
      <text:p text:style-name="P1">'configure' finished successfully (0.005s)</text:p>
      <text:p text:style-name="P1">3.2.2. Loading and using Waf tools</text:p>
      <text:p text:style-name="P1"/>
      <text:p text:style-name="P1">For efficiency reasons, only a few configuration methods are present in the Waf core. Most configuration methods are loaded by extensions called Waf tools. The main tools are located in the folder waflib/Tools, and the tools in testing phase are located under the folder waflib/extras. Yet, Waf tools may be used from any location on the filesystem.</text:p>
      <text:p text:style-name="P1"/>
      <text:p text:style-name="P1">We will now demonstrate a very simple Waf tool named dang.py which will be used to set ctx.env.DANG from a command-line option:</text:p>
      <text:p text:style-name="P1"/>
      <text:p text:style-name="P1">#! /usr/bin/env python</text:p>
      <text:p text:style-name="P1"># encoding: utf-8</text:p>
      <text:p text:style-name="P1"/>
      <text:p text:style-name="P1">print('→ loading the dang tool')</text:p>
      <text:p text:style-name="P1"/>
      <text:p text:style-name="P1">from waflib.Configure import conf</text:p>
      <text:p text:style-name="P1"/>
      <text:p text:style-name="P1">def options(opt): 1</text:p>
      <text:p text:style-name="P1"><text:s text:c="8"/>opt.add_option('--dang', action='store', default='', dest='dang')</text:p>
      <text:p text:style-name="P1"/>
      <text:p text:style-name="P1">@conf</text:p>
      <text:p text:style-name="P1">def read_dang(ctx): 2</text:p>
      <text:p text:style-name="P1"><text:s text:c="8"/>ctx.start_msg('Checking for the variable DANG')</text:p>
      <text:p text:style-name="P1"><text:s text:c="8"/>if ctx.options.dang:</text:p>
      <text:p text:style-name="P1"><text:s text:c="16"/>ctx.env.DANG = ctx.options.dang 3</text:p>
      <text:p text:style-name="P1"><text:s text:c="16"/>ctx.end_msg(ctx.env.DANG)</text:p>
      <text:p text:style-name="P1"><text:s text:c="8"/>else:</text:p>
      <text:p text:style-name="P1"><text:s text:c="16"/>ctx.end_msg('DANG is not set')</text:p>
      <text:p text:style-name="P1"/>
      <text:p text:style-name="P1">def configure(ctx): 4</text:p>
      <text:p text:style-name="P1"><text:s text:c="8"/>ctx.read_dang()</text:p>
      <text:p text:style-name="P1">1<text:tab/> Provide command-line options</text:p>
      <text:p text:style-name="P1">2<text:tab/> Bind the function read_dang as a new configuration method to call ctx.read_dang() below</text:p>
      <text:p text:style-name="P1">3<text:tab/> Set an persistent value from the current command-line options</text:p>
      <text:p text:style-name="P1">4<text:tab/> Provide a command named configure accepting a build context instance as parameter</text:p>
      <text:p text:style-name="P1">For loading a tool, the method load must be used during the configuration:</text:p>
      <text:p text:style-name="P1"/>
      <text:p text:style-name="P1">top = '.'</text:p>
      <text:p text:style-name="P1">out = 'build'</text:p>
      <text:p text:style-name="P1"/>
      <text:p text:style-name="P1">def options(ctx):</text:p>
      <text:p text:style-name="P1"><text:s text:c="4"/>ctx.load('dang', tooldir='.') 1</text:p>
      <text:p text:style-name="P1"/>
      <text:p text:style-name="P1"><text:soft-page-break/>def configure(ctx):</text:p>
      <text:p text:style-name="P1"><text:s text:c="4"/>ctx.load('dang', tooldir='.') 2</text:p>
      <text:p text:style-name="P1"/>
      <text:p text:style-name="P1">def build(ctx):</text:p>
      <text:p text:style-name="P1"><text:s text:c="4"/>print(ctx.env.DANG) 3</text:p>
      <text:p text:style-name="P1">1<text:tab/> Load the options defined in dang.py</text:p>
      <text:p text:style-name="P1">2<text:tab/> Load the tool dang.py. By default, load calls the method configure defined in the tools.</text:p>
      <text:p text:style-name="P1">3<text:tab/> The tool modifies the value of ctx.env.DANG during the configuration</text:p>
      <text:p text:style-name="P1">Upon execution, the output will be the following:</text:p>
      <text:p text:style-name="P1"/>
      <text:p text:style-name="P1">$ waf configure --dang=hello</text:p>
      <text:p text:style-name="P1">→ loading the dang tool</text:p>
      <text:p text:style-name="P1">Checking for DANG <text:s text:c="23"/>: hello 1</text:p>
      <text:p text:style-name="P1">'configure' finished successfully (0.006s)</text:p>
      <text:p text:style-name="P1"/>
      <text:p text:style-name="P1">$ waf</text:p>
      <text:p text:style-name="P1">→ loading the dang tool 2</text:p>
      <text:p text:style-name="P1">Waf: Entering directory `/tmp/configuration_dang/build'</text:p>
      <text:p text:style-name="P1">hello</text:p>
      <text:p text:style-name="P1">Waf: Leaving directory `/tmp/configuration_dang/build'</text:p>
      <text:p text:style-name="P1">'build' finished successfully (0.004s)</text:p>
      <text:p text:style-name="P1">1<text:tab/> First the tool is imported as a python module, and then the method configure is called by load</text:p>
      <text:p text:style-name="P1">2<text:tab/> The tools loaded during the configuration will be loaded during the build phase</text:p>
      <text:p text:style-name="P1">3.2.3. Multiple configurations</text:p>
      <text:p text:style-name="P1"/>
      <text:p text:style-name="P1">The conf.env object is an important point of the configuration which is accessed and modified by Waf tools and by user-provided configuration functions. The Waf tools do not enforce a particular structure for the build scripts, so the tools will only modify the contents of the default object. The user scripts may provide several env objects in the configuration and pre-set or post-set specific values:</text:p>
      <text:p text:style-name="P1"/>
      <text:p text:style-name="P1">def configure(ctx):</text:p>
      <text:p text:style-name="P1"><text:s text:c="8"/>env = ctx.env 1</text:p>
      <text:p text:style-name="P1"><text:s text:c="8"/>ctx.setenv('debug') 2</text:p>
      <text:p text:style-name="P1"><text:s text:c="8"/>ctx.env.CC = 'gcc' 3</text:p>
      <text:p text:style-name="P1"><text:s text:c="8"/>ctx.load('gcc')</text:p>
      <text:p text:style-name="P1"/>
      <text:p text:style-name="P1"><text:s text:c="8"/>ctx.setenv('release', env) 4</text:p>
      <text:p text:style-name="P1"><text:s text:c="8"/>ctx.load('msvc')</text:p>
      <text:p text:style-name="P1"><text:s text:c="8"/>ctx.env.CFLAGS = ['/O2']</text:p>
      <text:p text:style-name="P1"/>
      <text:p text:style-name="P1"><text:s text:c="8"/>print ctx.all_envs['debug'] 5</text:p>
      <text:p text:style-name="P1">1<text:tab/> Save a reference to conf.env</text:p>
      <text:p text:style-name="P1">2<text:tab/> Copy and replace conf.env</text:p>
      <text:p text:style-name="P1">3<text:tab/> Modify conf.env</text:p>
      <text:p text:style-name="P1">4<text:tab/> Copy and replace conf.env again, from the initial data</text:p>
      <text:p text:style-name="P1">5<text:tab/> Recall a configuration set by its name</text:p>
      <text:p text:style-name="P1">3.3. Exception handling</text:p>
      <text:p text:style-name="P1">3.3.1. Launching and catching configuration exceptions</text:p>
      <text:p text:style-name="P1"/>
      <text:p text:style-name="P1">Configuration helpers are methods provided by the conf object to help find parameters, for example the method conf.find_program</text:p>
      <text:p text:style-name="P1"><text:soft-page-break/></text:p>
      <text:p text:style-name="P1">top = '.'</text:p>
      <text:p text:style-name="P1">out = 'build'</text:p>
      <text:p text:style-name="P1"/>
      <text:p text:style-name="P1">def configure(ctx):</text:p>
      <text:p text:style-name="P1"><text:s text:c="8"/>ctx.find_program('some_app')</text:p>
      <text:p text:style-name="P1">When a test cannot complete properly, an exception of the type waflib.Errors.ConfigurationError is raised. This often occurs when something is missing in the operating system environment or because a particular condition is not satisfied. For example:</text:p>
      <text:p text:style-name="P1"/>
      <text:p text:style-name="P1">$ waf</text:p>
      <text:p text:style-name="P1">Checking for program some_app <text:s text:c="8"/>: not found</text:p>
      <text:p text:style-name="P1"><text:s/>error: The program some_app could not be found</text:p>
      <text:p text:style-name="P1">These exceptions may be raised manually by using conf.fatal:</text:p>
      <text:p text:style-name="P1"/>
      <text:p text:style-name="P1">top = '.'</text:p>
      <text:p text:style-name="P1">out = 'build'</text:p>
      <text:p text:style-name="P1"/>
      <text:p text:style-name="P1">def configure(ctx):</text:p>
      <text:p text:style-name="P1"><text:s text:c="8"/>ctx.fatal("I'm sorry Dave, I'm afraid I can't do that")</text:p>
      <text:p text:style-name="P1">Which will display the same kind of error:</text:p>
      <text:p text:style-name="P1"/>
      <text:p text:style-name="P1">$ waf configure</text:p>
      <text:p text:style-name="P1"><text:s/>error: I'm sorry Dave, I'm afraid I can't do that</text:p>
      <text:p text:style-name="P1">$ echo $?</text:p>
      <text:p text:style-name="P1">1</text:p>
      <text:p text:style-name="P1">Here is how to catch configuration exceptions:</text:p>
      <text:p text:style-name="P1"/>
      <text:p text:style-name="P1">top = '.'</text:p>
      <text:p text:style-name="P1">out = 'build'</text:p>
      <text:p text:style-name="P1"/>
      <text:p text:style-name="P1">def configure(ctx):</text:p>
      <text:p text:style-name="P1"><text:s text:c="8"/>try:</text:p>
      <text:p text:style-name="P1"><text:s text:c="16"/>ctx.find_program('some_app')</text:p>
      <text:p text:style-name="P1"><text:s text:c="8"/>except ctx.errors.ConfigurationError: 1</text:p>
      <text:p text:style-name="P1"><text:s text:c="16"/>ctx.to_log('some_app was not found (ignoring)') 2</text:p>
      <text:p text:style-name="P1">1<text:tab/> For convenience, the module waflib.Errors is bound to ctx.errors</text:p>
      <text:p text:style-name="P1">2<text:tab/> Adding information to the log file</text:p>
      <text:p text:style-name="P1">The execution output will be the following:</text:p>
      <text:p text:style-name="P1"/>
      <text:p text:style-name="P1">$ waf configure</text:p>
      <text:p text:style-name="P1">Checking for program some_app <text:s text:c="11"/>: not found</text:p>
      <text:p text:style-name="P1">'configure' finished successfully (0.029s) 1</text:p>
      <text:p text:style-name="P1"/>
      <text:p text:style-name="P1">$ cat build/config.log 2</text:p>
      <text:p text:style-name="P1"># project <text:s/>configured on Tue Jul 13 19:15:04 2010 by</text:p>
      <text:p text:style-name="P1"># waf 1.7.11 (abi 98, python 20605f0 on linux2)</text:p>
      <text:p text:style-name="P1"># using /home/waf/bin/waf configure</text:p>
      <text:p text:style-name="P1">#</text:p>
      <text:p text:style-name="P1">Checking for program some_app</text:p>
      <text:p text:style-name="P1">not found</text:p>
      <text:p text:style-name="P1">find program=['some_app'] paths=['/usr/local/bin', '/usr/bin'] var=None -&gt; ''</text:p>
      <text:p text:style-name="P1"><text:soft-page-break/>from /tmp/configuration_exception: The program ['some_app'] could not be found</text:p>
      <text:p text:style-name="P1">some_app was not found (ignoring) 3</text:p>
      <text:p text:style-name="P1">1<text:tab/> The configuration completes without errors</text:p>
      <text:p text:style-name="P1">2<text:tab/> The log file contains useful information about the configuration execution</text:p>
      <text:p text:style-name="P1">3<text:tab/> Our log entry</text:p>
      <text:p text:style-name="P1">Catching the errors by hand can be inconvenient. For this reason, all @conf methods accept a parameter named mandatory to suppress configuration errors. The code snippet is therefore equivalent to:</text:p>
      <text:p text:style-name="P1"/>
      <text:p text:style-name="P1">top = '.'</text:p>
      <text:p text:style-name="P1">out = 'build'</text:p>
      <text:p text:style-name="P1"/>
      <text:p text:style-name="P1">def configure(ctx):</text:p>
      <text:p text:style-name="P1"><text:s text:c="8"/>ctx.find_program('some_app', mandatory=False)</text:p>
      <text:p text:style-name="P1">As a general rule, clients should never rely on exit codes or returned values and must catch configuration exceptions. The tools should always raise configuration errors to display the errors and to give a chance to the clients to process the exceptions.</text:p>
      <text:p text:style-name="P1"/>
      <text:p text:style-name="P1">3.3.2. Transactions</text:p>
      <text:p text:style-name="P1"/>
      <text:p text:style-name="P1">Waf tools called during the configuration may use and modify the contents of conf.env at will. Those changes may be complex to track and to undo. Fortunately, the configuration exceptions make it possible to simplify the logic and to go back to a previous state easily. The following example illustrates how to use a transaction to to use several tools at once:</text:p>
      <text:p text:style-name="P1"/>
      <text:p text:style-name="P1">top = '.'</text:p>
      <text:p text:style-name="P1">out = 'build'</text:p>
      <text:p text:style-name="P1"/>
      <text:p text:style-name="P1">def configure(ctx):</text:p>
      <text:p text:style-name="P1"><text:s text:c="8"/>for compiler in ('gcc', 'msvc'):</text:p>
      <text:p text:style-name="P1"><text:s text:c="16"/>try:</text:p>
      <text:p text:style-name="P1"><text:s text:c="24"/>ctx.env.stash()</text:p>
      <text:p text:style-name="P1"><text:s text:c="24"/>ctx.load(compiler)</text:p>
      <text:p text:style-name="P1"><text:s text:c="16"/>except ctx.errors.ConfigurationError:</text:p>
      <text:p text:style-name="P1"><text:s text:c="24"/>ctx.env.revert()</text:p>
      <text:p text:style-name="P1"><text:s text:c="16"/>else:</text:p>
      <text:p text:style-name="P1"><text:s text:c="24"/>break</text:p>
      <text:p text:style-name="P1"><text:s text:c="8"/>else:</text:p>
      <text:p text:style-name="P1"><text:s text:c="16"/>ctx.fatal('Could not find a compiler')</text:p>
      <text:p text:style-name="P1">Though several calls to stash can be made, the copies made are shallow, which means that any complex object (such as a list) modification will be permanent. For this reason, the following is a configuration anti-pattern:</text:p>
      <text:p text:style-name="P1"/>
      <text:p text:style-name="P1">def configure(ctx):</text:p>
      <text:p text:style-name="P1"><text:s text:c="8"/>ctx.env.CFLAGS.append('-O2')</text:p>
      <text:p text:style-name="P1">The methods should always be used instead:</text:p>
      <text:p text:style-name="P1"/>
      <text:p text:style-name="P1">def configure(ctx):</text:p>
      <text:p text:style-name="P1"><text:s text:c="4"/>ctx.env.append_value('CFLAGS', '-O2')</text:p>
      <text:p text:style-name="P1">4. Builds</text:p>
      <text:p text:style-name="P1"/>
      <text:p text:style-name="P1">We will now provide a detailed description of the build phase, which is used for processing the <text:soft-page-break/>build targets.</text:p>
      <text:p text:style-name="P1"/>
      <text:p text:style-name="P1">4.1. Essential build concepts</text:p>
      <text:p text:style-name="P1">4.1.1. Build order and dependencies</text:p>
      <text:p text:style-name="P1"/>
      <text:p text:style-name="P1">To illustrate the various concepts that are part of the build process, we are now going to use a new example. The files foo.txt and bar.txt will be created by copying the file wscript, and the file foobar.txt will be created from the concatenation of the generated files. Here is a summary: [2]</text:p>
      <text:p text:style-name="P1"/>
      <text:p text:style-name="P1">cp: wscript -&gt; foo.txt</text:p>
      <text:p text:style-name="P1">cp: wscript -&gt; bar.txt</text:p>
      <text:p text:style-name="P1">cat: foo.txt, bar.txt -&gt; foobar.txt</text:p>
      <text:p text:style-name="P1">Each of the three lines represents a command to execute. While the cp commands may be executed in any order or even in parallel, the cat command may only be executed after all the others are done. The constraints on the build order are represented on the following Directed acyclic graph:</text:p>
      <text:p text:style-name="P1"/>
      <text:p text:style-name="P1">Task representation of the same build</text:p>
      <text:p text:style-name="P1">When the wscript input file changes, the foo.txt output file has to be created once again. The file foo.txt is said to depend on the wscript file. The file dependencies can be represented by a Direct acyclic graph too:</text:p>
      <text:p text:style-name="P1"/>
      <text:p text:style-name="P1">File dependencies on a simple build</text:p>
      <text:p text:style-name="P1">Building a project consists in executing the commands according to a schedule which will respect these constraints. Faster build will be obtained when commands are executed in parallel (by using the build order), and when commands can be skipped (by using the dependencies).</text:p>
      <text:p text:style-name="P1"/>
      <text:p text:style-name="P1">In Waf, the commands are represented by task objects. The dependencies are used by the task classes, and may be file-based or abstract to enforce particular constraints.</text:p>
      <text:p text:style-name="P1"/>
      <text:p text:style-name="P1">4.1.2. Direct task declaration</text:p>
      <text:p text:style-name="P1"/>
      <text:p text:style-name="P1">We will now represent the build from the previous section by declaring the tasks directly in the build section:</text:p>
      <text:p text:style-name="P1"/>
      <text:p text:style-name="P1">def configure(ctx):</text:p>
      <text:p text:style-name="P1"><text:s text:c="8"/>pass</text:p>
      <text:p text:style-name="P1"/>
      <text:p text:style-name="P1">from waflib.Task import Task</text:p>
      <text:p text:style-name="P1">class cp(Task): 1</text:p>
      <text:p text:style-name="P1"><text:s text:c="8"/>def run(self): 2</text:p>
      <text:p text:style-name="P1"><text:s text:c="16"/>return self.exec_command('cp %s %s' % (</text:p>
      <text:p text:style-name="P1"><text:s text:c="32"/>self.inputs[0].abspath(), 3</text:p>
      <text:p text:style-name="P1"><text:s text:c="32"/>self.outputs[0].abspath()</text:p>
      <text:p text:style-name="P1"><text:s text:c="24"/>)</text:p>
      <text:p text:style-name="P1"><text:s text:c="16"/>)</text:p>
      <text:p text:style-name="P1"/>
      <text:p text:style-name="P1">class cat(Task):</text:p>
      <text:p text:style-name="P1"><text:s text:c="8"/>def run(self):</text:p>
      <text:p text:style-name="P1"><text:s text:c="16"/>return self.exec_command('cat %s %s &gt; %s' % (</text:p>
      <text:p text:style-name="P1"><text:s text:c="32"/>self.inputs[0].abspath(),</text:p>
      <text:p text:style-name="P1"><text:s text:c="32"/>self.inputs[1].abspath(),</text:p>
      <text:p text:style-name="P1"><text:s text:c="32"/>self.outputs[0].abspath()</text:p>
      <text:p text:style-name="P1"><text:soft-page-break/><text:s text:c="24"/>)</text:p>
      <text:p text:style-name="P1"><text:s text:c="16"/>)</text:p>
      <text:p text:style-name="P1"/>
      <text:p text:style-name="P1">def build(ctx):</text:p>
      <text:p text:style-name="P1"/>
      <text:p text:style-name="P1"><text:s text:c="8"/>cp_1 = cp(env=ctx.env) 4</text:p>
      <text:p text:style-name="P1"><text:s text:c="8"/>cp_1.set_inputs(ctx.path.find_resource('wscript')) 5</text:p>
      <text:p text:style-name="P1"><text:s text:c="8"/>cp_1.set_outputs(ctx.path.find_or_declare('foo.txt'))</text:p>
      <text:p text:style-name="P1"><text:s text:c="8"/>ctx.add_to_group(cp_1) 6</text:p>
      <text:p text:style-name="P1"/>
      <text:p text:style-name="P1"><text:s text:c="8"/>cp_2 = cp(env=ctx.env)</text:p>
      <text:p text:style-name="P1"><text:s text:c="8"/>cp_2.set_inputs(ctx.path.find_resource('wscript'))</text:p>
      <text:p text:style-name="P1"><text:s text:c="8"/>cp_2.set_outputs(ctx.path.find_or_declare('bar.txt'))</text:p>
      <text:p text:style-name="P1"><text:s text:c="8"/>ctx.add_to_group(cp_2)</text:p>
      <text:p text:style-name="P1"/>
      <text:p text:style-name="P1"><text:s text:c="8"/>cat_1 = cat(env=ctx.env)</text:p>
      <text:p text:style-name="P1"><text:s text:c="8"/>cat_1.set_inputs(cp_1.outputs + cp_2.outputs)</text:p>
      <text:p text:style-name="P1"><text:s text:c="8"/>cat_1.set_outputs(ctx.path.find_or_declare('foobar.txt'))</text:p>
      <text:p text:style-name="P1"><text:s text:c="8"/>ctx.add_to_group(cat_1)</text:p>
      <text:p text:style-name="P1">1<text:tab/> Task class declaration</text:p>
      <text:p text:style-name="P1">2<text:tab/> Waf tasks have a method named run to generate the targets</text:p>
      <text:p text:style-name="P1">3<text:tab/> Instances of waflib.Task.Task have input and output objects representing the files to use (Node objects)</text:p>
      <text:p text:style-name="P1">4<text:tab/> Create a new task instance manually</text:p>
      <text:p text:style-name="P1">5<text:tab/> Set input and output files represented as waflib.Node.Node objects</text:p>
      <text:p text:style-name="P1">6<text:tab/> Add the task to the build context for execution (but do not execute them immediately)</text:p>
      <text:p text:style-name="P1">The execution output will be the following:</text:p>
      <text:p text:style-name="P1"/>
      <text:p text:style-name="P1">$ waf clean build 1</text:p>
      <text:p text:style-name="P1">'clean' finished successfully (0.003s)</text:p>
      <text:p text:style-name="P1">Waf: Entering directory `/tmp/build_manual_tasks/build'</text:p>
      <text:p text:style-name="P1">[1/3] cp: wscript -&gt; build/foo.txt</text:p>
      <text:p text:style-name="P1">[2/3] cp: wscript -&gt; build/bar.txt</text:p>
      <text:p text:style-name="P1">[3/3] cat: build/foo.txt build/bar.txt -&gt; build/foobar.txt</text:p>
      <text:p text:style-name="P1">Waf: Leaving directory `/tmp/build_manual_tasks/build'</text:p>
      <text:p text:style-name="P1">'build' finished successfully (0.047s)</text:p>
      <text:p text:style-name="P1"/>
      <text:p text:style-name="P1">$ waf build 2</text:p>
      <text:p text:style-name="P1">Waf: Entering directory `/tmp/build_manual_tasks/build'</text:p>
      <text:p text:style-name="P1">Waf: Leaving directory `/tmp/build_manual_tasks/build'</text:p>
      <text:p text:style-name="P1">'build' finished successfully (0.007s)</text:p>
      <text:p text:style-name="P1"/>
      <text:p text:style-name="P1">$ echo " " &gt;&gt; wscript 3</text:p>
      <text:p text:style-name="P1"/>
      <text:p text:style-name="P1">$ waf build</text:p>
      <text:p text:style-name="P1">Waf: Entering directory `/tmp/build_manual_tasks/build'</text:p>
      <text:p text:style-name="P1">[1/3] cp: wscript -&gt; build/foo.txt 4</text:p>
      <text:p text:style-name="P1">[2/3] cp: wscript -&gt; build/bar.txt</text:p>
      <text:p text:style-name="P1">[3/3] cat: build/foo.txt build/bar.txt -&gt; build/foobar.txt</text:p>
      <text:p text:style-name="P1">Waf: Leaving directory `/tmp/build_manual_tasks/build'</text:p>
      <text:p text:style-name="P1">'build' finished successfully (0.043s)</text:p>
      <text:p text:style-name="P1">1<text:tab/> The tasks are not executed in the clean command</text:p>
      <text:p text:style-name="P1"><text:soft-page-break/>2<text:tab/> The build keeps track of the files that were generated to avoid generating them again</text:p>
      <text:p text:style-name="P1">3<text:tab/> Modify one of the source files</text:p>
      <text:p text:style-name="P1">4<text:tab/> Rebuild according to the dependency graph</text:p>
      <text:p text:style-name="P1">Please remember:</text:p>
      <text:p text:style-name="P1"/>
      <text:p text:style-name="P1">The execution order was computed automatically, by using the file inputs and outputs set on the task instances</text:p>
      <text:p text:style-name="P1"/>
      <text:p text:style-name="P1">The dependencies were computed automatically (the files were rebuilt when necessary), by using the node objects (hashes of the file contents were stored between the builds and then compared)</text:p>
      <text:p text:style-name="P1"/>
      <text:p text:style-name="P1">The tasks that have no order constraints are executed in parallel by default</text:p>
      <text:p text:style-name="P1"/>
      <text:p text:style-name="P1">4.1.3. Task encapsulation by task generators</text:p>
      <text:p text:style-name="P1"/>
      <text:p text:style-name="P1">Declaring the tasks directly is tedious and results in lengthy scripts. Feature-wise, the following is equivalent to the previous example:</text:p>
      <text:p text:style-name="P1"/>
      <text:p text:style-name="P1">def configure(ctx):</text:p>
      <text:p text:style-name="P1"><text:s text:c="8"/>pass</text:p>
      <text:p text:style-name="P1"/>
      <text:p text:style-name="P1">def build(ctx):</text:p>
      <text:p text:style-name="P1"><text:s text:c="8"/>ctx(rule='cp ${SRC} ${TGT}', source='wscript', target='foo.txt')</text:p>
      <text:p text:style-name="P1"><text:s text:c="8"/>ctx(rule='cp ${SRC} ${TGT}', source='wscript', target='bar.txt')</text:p>
      <text:p text:style-name="P1"><text:s text:c="8"/>ctx(rule='cat ${SRC} &gt; ${TGT}', source='foo.txt bar.txt', target='foobar.txt')</text:p>
      <text:p text:style-name="P1">The ctx(…) call is a shortcut to the class waflib.TaskGen.task_gen, instances of this class are called task generator objects. The task generators are lazy containers and will only create the tasks and the task classes when they are actually needed:</text:p>
      <text:p text:style-name="P1"/>
      <text:p text:style-name="P1">def configure(ctx):</text:p>
      <text:p text:style-name="P1"><text:s text:c="8"/>pass</text:p>
      <text:p text:style-name="P1"/>
      <text:p text:style-name="P1">def build(ctx):</text:p>
      <text:p text:style-name="P1"><text:s text:c="8"/>tg = ctx(rule='touch ${TGT}', target='foo')</text:p>
      <text:p text:style-name="P1"><text:s text:c="8"/>print(type(tg))</text:p>
      <text:p text:style-name="P1"><text:s text:c="8"/>print(tg.tasks)</text:p>
      <text:p text:style-name="P1"><text:s text:c="8"/>tg.post()</text:p>
      <text:p text:style-name="P1"><text:s text:c="8"/>print(tg.tasks)</text:p>
      <text:p text:style-name="P1"><text:s text:c="8"/>print(type(tg.tasks[0]))</text:p>
      <text:p text:style-name="P1">Here is the output:</text:p>
      <text:p text:style-name="P1"/>
      <text:p text:style-name="P1">waf configure build</text:p>
      <text:p text:style-name="P1">Setting top to <text:s text:c="2"/>: /tmp/build_lazy_tg</text:p>
      <text:p text:style-name="P1">Setting out to <text:s text:c="2"/>: /tmp/build_lazy_tg/build</text:p>
      <text:p text:style-name="P1">'configure' finished successfully (0.204s)</text:p>
      <text:p text:style-name="P1">Waf: Entering directory `/tmp/build_lazy_tg/build'</text:p>
      <text:p text:style-name="P1">&lt;class 'waflib.TaskGen.task_gen'&gt; 1</text:p>
      <text:p text:style-name="P1">[] 2</text:p>
      <text:p text:style-name="P1">[{task: foo <text:s/>-&gt; foo}] 3</text:p>
      <text:p text:style-name="P1">&lt;class 'waflib.Task.foo'&gt; 4</text:p>
      <text:p text:style-name="P1">[1/1] foo: <text:s/>-&gt; build/foo</text:p>
      <text:p text:style-name="P1">Waf: Leaving directory `/tmp/build_lazy_tg/build'</text:p>
      <text:p text:style-name="P1"><text:soft-page-break/>'build' finished successfully (0.023s)</text:p>
      <text:p text:style-name="P1">1<text:tab/> Task generator type</text:p>
      <text:p text:style-name="P1">2<text:tab/> The tasks created are stored in the list tasks (0..n tasks may be added)</text:p>
      <text:p text:style-name="P1">3<text:tab/> Tasks are created after calling the method post() - it is usually called automatically internally</text:p>
      <text:p text:style-name="P1">4<text:tab/> A new task class was created dynamically for the target foo</text:p>
      <text:p text:style-name="P1">4.1.4. Overview of the build phase</text:p>
      <text:p text:style-name="P1"/>
      <text:p text:style-name="P1">A high level overview of the build process is represented on the following diagram:</text:p>
      <text:p text:style-name="P1"/>
      <text:p text:style-name="P1">Overview of the build phase</text:p>
      <text:p text:style-name="P1">Note<text:tab/>The tasks are all created before any of them is executed. New tasks may be created after the build has started, but the dependencies have to be set by using low-level apis.</text:p>
      <text:p text:style-name="P1">4.2. More build options</text:p>
      <text:p text:style-name="P1">Although any operation can be executed as part of a task, a few scenarios are typical and it makes sense to provide convenience functions for them.</text:p>
      <text:p text:style-name="P1"/>
      <text:p text:style-name="P1">4.2.1. Executing specific routines before or after the build</text:p>
      <text:p text:style-name="P1"/>
      <text:p text:style-name="P1">User functions may be bound to be executed at two key moments during the build command (callbacks):</text:p>
      <text:p text:style-name="P1"/>
      <text:p text:style-name="P1">immediately before the build starts (bld.add_pre_fun)</text:p>
      <text:p text:style-name="P1"/>
      <text:p text:style-name="P1">immediately after the build is completed successfully (bld.add_post_fun)</text:p>
      <text:p text:style-name="P1"/>
      <text:p text:style-name="P1">Here is how to execute a test after the build is finished:</text:p>
      <text:p text:style-name="P1"/>
      <text:p text:style-name="P1">top = '.'</text:p>
      <text:p text:style-name="P1">out = 'build'</text:p>
      <text:p text:style-name="P1"/>
      <text:p text:style-name="P1">def options(ctx):</text:p>
      <text:p text:style-name="P1"><text:s text:c="8"/>ctx.add_option('--exe', action='store_true', default=False,</text:p>
      <text:p text:style-name="P1"><text:s text:c="16"/>help='execute the program after it is built')</text:p>
      <text:p text:style-name="P1"/>
      <text:p text:style-name="P1">def configure(ctx):</text:p>
      <text:p text:style-name="P1"><text:s text:c="8"/>pass</text:p>
      <text:p text:style-name="P1"/>
      <text:p text:style-name="P1">def pre(ctx): 1</text:p>
      <text:p text:style-name="P1"><text:s text:c="8"/>print('before the build is started')</text:p>
      <text:p text:style-name="P1"/>
      <text:p text:style-name="P1">def post(ctx):</text:p>
      <text:p text:style-name="P1"><text:s text:c="8"/>print('after the build is complete')</text:p>
      <text:p text:style-name="P1"><text:s text:c="8"/>if ctx.cmd == 'install': 2</text:p>
      <text:p text:style-name="P1"><text:s text:c="16"/>if ctx.options.exe: 3</text:p>
      <text:p text:style-name="P1"><text:s text:c="24"/>ctx.exec_command('/sbin/ldconfig') 4</text:p>
      <text:p text:style-name="P1"/>
      <text:p text:style-name="P1">def build(ctx):</text:p>
      <text:p text:style-name="P1"><text:s text:c="8"/>ctx.add_pre_fun(pre) 5</text:p>
      <text:p text:style-name="P1"><text:s text:c="8"/>ctx.add_post_fun(post)</text:p>
      <text:p text:style-name="P1">1<text:tab/> The callbacks take the build context as unique parameter ctx</text:p>
      <text:p text:style-name="P1">2<text:tab/> Access the command type</text:p>
      <text:p text:style-name="P1">3<text:tab/> Access to the command-line options</text:p>
      <text:p text:style-name="P1"><text:soft-page-break/>4<text:tab/> A common scenario is to call ldconfig after the files are installed.</text:p>
      <text:p text:style-name="P1">5<text:tab/> Scheduling the functions for later execution. Python functions are objects too.</text:p>
      <text:p text:style-name="P1">Upon execution, the following output will be produced:</text:p>
      <text:p text:style-name="P1"/>
      <text:p text:style-name="P1">$ waf distclean configure build install --exe</text:p>
      <text:p text:style-name="P1">'distclean' finished successfully (0.005s)</text:p>
      <text:p text:style-name="P1">'configure' finished successfully (0.011s)</text:p>
      <text:p text:style-name="P1">Waf: Entering directory `/tmp/build_pre_post/build'</text:p>
      <text:p text:style-name="P1">before the build is started 1</text:p>
      <text:p text:style-name="P1">Waf: Leaving directory `/tmp/build_pre_post/build'</text:p>
      <text:p text:style-name="P1">after the build is complete 2</text:p>
      <text:p text:style-name="P1">'build' finished successfully (0.004s)</text:p>
      <text:p text:style-name="P1">Waf: Entering directory `/tmp/build_pre_post/build'</text:p>
      <text:p text:style-name="P1">before the build is started</text:p>
      <text:p text:style-name="P1">Waf: Leaving directory `/tmp/build_pre_post/build'</text:p>
      <text:p text:style-name="P1">after the build is complete</text:p>
      <text:p text:style-name="P1">/sbin/ldconfig: Can't create temporary cache file /etc/ld.so.cache~: Permission denied 3</text:p>
      <text:p text:style-name="P1">'install' finished successfully (15.730s)</text:p>
      <text:p text:style-name="P1">1<text:tab/> output of the function bound by bld.add_pre_fun</text:p>
      <text:p text:style-name="P1">2<text:tab/> output of the function bound by bld.add_post_fun</text:p>
      <text:p text:style-name="P1">3<text:tab/> execution at installation time</text:p>
      <text:p text:style-name="P1">4.2.2. Installing files</text:p>
      <text:p text:style-name="P1"/>
      <text:p text:style-name="P1">Three build context methods are provided for installing files created during or after the build:</text:p>
      <text:p text:style-name="P1"/>
      <text:p text:style-name="P1">install_files: install several files in a folder</text:p>
      <text:p text:style-name="P1"/>
      <text:p text:style-name="P1">install_as: install a target with a different name</text:p>
      <text:p text:style-name="P1"/>
      <text:p text:style-name="P1">symlink_as: create a symbolic link on the platforms that support it</text:p>
      <text:p text:style-name="P1"/>
      <text:p text:style-name="P1">def build(bld):</text:p>
      <text:p text:style-name="P1"><text:s text:c="8"/>bld.install_files('${PREFIX}/include', ['a1.h', 'a2.h']) 1</text:p>
      <text:p text:style-name="P1"><text:s text:c="8"/>bld.install_as('${PREFIX}/dir/bar.png', 'foo.png') 2</text:p>
      <text:p text:style-name="P1"><text:s text:c="8"/>bld.symlink_as('${PREFIX}/lib/libfoo.so.1', 'libfoo.so.1.2.3') 3</text:p>
      <text:p text:style-name="P1"/>
      <text:p text:style-name="P1"><text:s text:c="8"/>env_foo = bld.env.derive()</text:p>
      <text:p text:style-name="P1"><text:s text:c="8"/>env_foo.PREFIX = '/opt'</text:p>
      <text:p text:style-name="P1"><text:s text:c="8"/>bld.install_as('${PREFIX}/dir/test.png', 'foo.png', env=env_foo) 4</text:p>
      <text:p text:style-name="P1"/>
      <text:p text:style-name="P1"><text:s text:c="8"/>start_dir = bld.path.find_dir('src/bar')</text:p>
      <text:p text:style-name="P1"><text:s text:c="8"/>bld.install_files('${PREFIX}/share', ['foo/a1.h'],</text:p>
      <text:p text:style-name="P1"><text:s text:c="16"/>cwd=start_dir, relative_trick=True) 5</text:p>
      <text:p text:style-name="P1"/>
      <text:p text:style-name="P1"><text:s text:c="8"/>bld.install_files('${PREFIX}/share', start_dir.ant_glob('**/*.png'), 6</text:p>
      <text:p text:style-name="P1"><text:s text:c="16"/>cwd=start_dir, relative_trick=True)</text:p>
      <text:p text:style-name="P1">1<text:tab/> Install various files in the target destination</text:p>
      <text:p text:style-name="P1">2<text:tab/> Install one file, changing its name</text:p>
      <text:p text:style-name="P1">3<text:tab/> Create a symbolic link</text:p>
      <text:p text:style-name="P1">4<text:tab/> Overridding the configuration set (env is optional in the three methods install_files, install_as and symlink_as)</text:p>
      <text:p text:style-name="P1">5<text:tab/> Install src/bar/foo/a1.h as seen from the current script into ${PREFIX}/share/foo/a1.h</text:p>
      <text:p text:style-name="P1"><text:soft-page-break/>6<text:tab/> Install the png files recursively, preserving the folder structure read from src/bar/</text:p>
      <text:p text:style-name="P1">Note<text:tab/>the methods install_files, install_as and symlink_as will do something only during waf install or waf uninstall, they have no effect in other build commands</text:p>
      <text:p text:style-name="P1">4.2.3. Listing the task generators and forcing specific task generators</text:p>
      <text:p text:style-name="P1"/>
      <text:p text:style-name="P1">The list command is used to display the task generators that are declared:</text:p>
      <text:p text:style-name="P1"/>
      <text:p text:style-name="P1">top = '.'</text:p>
      <text:p text:style-name="P1">out = 'build'</text:p>
      <text:p text:style-name="P1"/>
      <text:p text:style-name="P1">def configure(ctx):</text:p>
      <text:p text:style-name="P1"><text:s text:c="8"/>pass</text:p>
      <text:p text:style-name="P1"/>
      <text:p text:style-name="P1">def build(ctx):</text:p>
      <text:p text:style-name="P1"><text:s text:c="8"/>ctx(source='wscript', target='foo.txt', rule='cp ${SRC} ${TGT}')</text:p>
      <text:p text:style-name="P1"><text:s text:c="8"/>ctx(target='bar.txt', rule='touch ${TGT}', name='bar')</text:p>
      <text:p text:style-name="P1">By default, the name of the task generator is computed from the target attribute:</text:p>
      <text:p text:style-name="P1"/>
      <text:p text:style-name="P1">$ waf configure list</text:p>
      <text:p text:style-name="P1">'configure' finished successfully (0.005s)</text:p>
      <text:p text:style-name="P1">foo.txt</text:p>
      <text:p text:style-name="P1">bar</text:p>
      <text:p text:style-name="P1">'list' finished successfully (0.008s)</text:p>
      <text:p text:style-name="P1">The main usage of the name values is to force a partial build with the --targets option. Compare the following:</text:p>
      <text:p text:style-name="P1"/>
      <text:p text:style-name="P1">$ waf clean build</text:p>
      <text:p text:style-name="P1">'clean' finished successfully (0.003s)</text:p>
      <text:p text:style-name="P1">Waf: Entering directory `/tmp/build_list/build'</text:p>
      <text:p text:style-name="P1">[1/2] foo.txt: wscript -&gt; build/foo.txt</text:p>
      <text:p text:style-name="P1">[2/2] bar: <text:s/>-&gt; build/bar.txt</text:p>
      <text:p text:style-name="P1">Waf: Leaving directory `/tmp/build_list/build'</text:p>
      <text:p text:style-name="P1">'build' finished successfully (0.028s)</text:p>
      <text:p text:style-name="P1"/>
      <text:p text:style-name="P1">$ waf clean build --targets=foo.txt</text:p>
      <text:p text:style-name="P1">'clean' finished successfully (0.003s)</text:p>
      <text:p text:style-name="P1">Waf: Entering directory `/tmp/build_list/build'</text:p>
      <text:p text:style-name="P1">[1/1] foo.txt: wscript -&gt; build/foo.txt</text:p>
      <text:p text:style-name="P1">Waf: Leaving directory `/tmp/build_list/build'</text:p>
      <text:p text:style-name="P1">'build' finished successfully (0.022s)</text:p>
      <text:p text:style-name="P1">4.2.4. Execution step by step for debugging (the step command)</text:p>
      <text:p text:style-name="P1"/>
      <text:p text:style-name="P1">The step is used to execute specific tasks and to return the exit status and any error message. It is particularly useful for debugging:</text:p>
      <text:p text:style-name="P1"/>
      <text:p text:style-name="P1">waf step --files=test_shlib.c,test_staticlib.c</text:p>
      <text:p text:style-name="P1">Waf: Entering directory `/tmp/demos/c/build'</text:p>
      <text:p text:style-name="P1">c: shlib/test_shlib.c -&gt; build/shlib/test_shlib.c.1.o</text:p>
      <text:p text:style-name="P1"><text:s/>-&gt; 0</text:p>
      <text:p text:style-name="P1">cshlib: build/shlib/test_shlib.c.1.o -&gt; build/shlib/libmy_shared_lib.so</text:p>
      <text:p text:style-name="P1"><text:s/>-&gt; 0</text:p>
      <text:p text:style-name="P1">c: stlib/test_staticlib.c -&gt; build/stlib/test_staticlib.c.1.o</text:p>
      <text:p text:style-name="P1"><text:soft-page-break/><text:s/>-&gt; 0</text:p>
      <text:p text:style-name="P1">cstlib: build/stlib/test_staticlib.c.1.o -&gt; build/stlib/libmy_static_lib.a</text:p>
      <text:p text:style-name="P1"><text:s/>-&gt; 0</text:p>
      <text:p text:style-name="P1">Waf: Leaving directory `/tmp/demos/c/build'</text:p>
      <text:p text:style-name="P1">'step' finished successfully (0.201s)</text:p>
      <text:p text:style-name="P1">In this case the .so files were also rebuilt. Since the files attribute is interpreted as a comma-separated list of regular expressions, the following will produce a different output:</text:p>
      <text:p text:style-name="P1"/>
      <text:p text:style-name="P1">$ waf step --files=test_shlib.c$</text:p>
      <text:p text:style-name="P1">Waf: Entering directory `/tmp/demos/c/build'</text:p>
      <text:p text:style-name="P1">c: shlib/test_shlib.c -&gt; build/shlib/test_shlib.c.1.o</text:p>
      <text:p text:style-name="P1"><text:s/>-&gt; 0</text:p>
      <text:p text:style-name="P1">Waf: Leaving directory `/tmp/demos/c/build'</text:p>
      <text:p text:style-name="P1">'step' finished successfully (0.083s)</text:p>
      <text:p text:style-name="P1">Finally, the tasks to execute may be prefixed by in: or out: to specify if it is a source or a target file:</text:p>
      <text:p text:style-name="P1"/>
      <text:p text:style-name="P1">$ waf step --files=out:build/shlib/test_shlib.c.1.o</text:p>
      <text:p text:style-name="P1">Waf: Entering directory `/tmp/demos/c/build'</text:p>
      <text:p text:style-name="P1">cc: shlib/test_shlib.c -&gt; build/shlib/test_shlib.c.1.o</text:p>
      <text:p text:style-name="P1"><text:s/>-&gt; 0</text:p>
      <text:p text:style-name="P1">Waf: Leaving directory `/tmp/demos/c/build'</text:p>
      <text:p text:style-name="P1">'step' finished successfully (0.091s)</text:p>
      <text:p text:style-name="P1">Note<text:tab/>when using waf step, all tasks are executed sequentially, even if some of them return a non-zero exit status</text:p>
      <text:p text:style-name="P1">5. Node objects</text:p>
      <text:p text:style-name="P1"/>
      <text:p text:style-name="P1">Node objects represent files or folders and are used to ease the operations dealing with the file system. This chapter provides an overview of their usage.</text:p>
      <text:p text:style-name="P1"/>
      <text:p text:style-name="P1">5.1. Design of the node class</text:p>
      <text:p text:style-name="P1">5.1.1. The node tree</text:p>
      <text:p text:style-name="P1"/>
      <text:p text:style-name="P1">The Waf nodes inherit the class waflib.Node.Node and provide a tree structure to represent the file system:</text:p>
      <text:p text:style-name="P1"/>
      <text:p text:style-name="P1">parent: parent node</text:p>
      <text:p text:style-name="P1"/>
      <text:p text:style-name="P1">children: folder contents - or empty if the node is a file</text:p>
      <text:p text:style-name="P1"/>
      <text:p text:style-name="P1">In practice, the reference to the filesystem tree is bound to the context classes for access from Waf commands. Here is an illustration:</text:p>
      <text:p text:style-name="P1"/>
      <text:p text:style-name="P1">top = '.'</text:p>
      <text:p text:style-name="P1">out = 'build'</text:p>
      <text:p text:style-name="P1"/>
      <text:p text:style-name="P1">def configure(ctx):</text:p>
      <text:p text:style-name="P1"><text:s text:c="4"/>pass</text:p>
      <text:p text:style-name="P1"/>
      <text:p text:style-name="P1">def dosomething(ctx):</text:p>
      <text:p text:style-name="P1"><text:s text:c="4"/>print(ctx.path.abspath()) 1</text:p>
      <text:p text:style-name="P1"><text:s text:c="4"/>print(ctx.root.abspath()) 2</text:p>
      <text:p text:style-name="P1"><text:s text:c="4"/>print("ctx.path contents %r" % ctx.path.children)</text:p>
      <text:p text:style-name="P1"><text:soft-page-break/><text:s text:c="4"/>print("ctx.path parent <text:s text:c="2"/>%r" % ctx.path.parent.abspath())</text:p>
      <text:p text:style-name="P1"><text:s text:c="4"/>print("ctx.root parent <text:s text:c="2"/>%r" % ctx.root.parent)</text:p>
      <text:p text:style-name="P1">1<text:tab/>ctx.path represents the path to the wscript file being executed</text:p>
      <text:p text:style-name="P1">2<text:tab/>ctx.root is the root of the file system or the folder containing the drive letters (win32 systems)</text:p>
      <text:p text:style-name="P1">The execution output will be the following:</text:p>
      <text:p text:style-name="P1"/>
      <text:p text:style-name="P1">$ waf configure dosomething</text:p>
      <text:p text:style-name="P1">Setting top to <text:s text:c="3"/>: /tmp/node_tree</text:p>
      <text:p text:style-name="P1">Setting out to <text:s text:c="3"/>: /tmp/node_tree/build</text:p>
      <text:p text:style-name="P1">'configure' finished successfully (0.007s)</text:p>
      <text:p text:style-name="P1">/tmp/node_tree 1</text:p>
      <text:p text:style-name="P1">/</text:p>
      <text:p text:style-name="P1">ctx.path contents {'wscript': /tmp/node_tree/wscript} 2</text:p>
      <text:p text:style-name="P1">ctx.path parent <text:s text:c="2"/>'/tmp' 3</text:p>
      <text:p text:style-name="P1">ctx.root parent <text:s text:c="2"/>None 4</text:p>
      <text:p text:style-name="P1">'dosomething' finished successfully (0.001s)</text:p>
      <text:p text:style-name="P1">1<text:tab/> Absolute paths are used frequently</text:p>
      <text:p text:style-name="P1">2<text:tab/> The folder contents are stored in the dict children which maps names to node objects</text:p>
      <text:p text:style-name="P1">3<text:tab/> Each node keeps reference to his parent node</text:p>
      <text:p text:style-name="P1">4<text:tab/> The root node has no parent</text:p>
      <text:p text:style-name="P1">Note<text:tab/>There is a strict correspondance between nodes and filesystem elements: a node represents exactly one file or one folder, and only one node can represent a file or a folder.</text:p>
      <text:p text:style-name="P1">5.1.2. Node caching</text:p>
      <text:p text:style-name="P1"/>
      <text:p text:style-name="P1">By default, only the necessary nodes are created:</text:p>
      <text:p text:style-name="P1"/>
      <text:p text:style-name="P1">def configure(ctx):</text:p>
      <text:p text:style-name="P1"><text:s text:c="4"/>pass</text:p>
      <text:p text:style-name="P1"/>
      <text:p text:style-name="P1">def dosomething(ctx):</text:p>
      <text:p text:style-name="P1"><text:s text:c="4"/>print(ctx.root.children)</text:p>
      <text:p text:style-name="P1">The filesystem root appears to only contain one node, although the real filesystem root contains more folders than just /tmp:</text:p>
      <text:p text:style-name="P1"/>
      <text:p text:style-name="P1">$ waf configure dosomething</text:p>
      <text:p text:style-name="P1">Setting top to <text:s text:c="2"/>: /tmp/nodes_cache</text:p>
      <text:p text:style-name="P1">Setting out to <text:s text:c="2"/>: /tmp/nodes_cache/build</text:p>
      <text:p text:style-name="P1">'configure' finished successfully (0.086s)</text:p>
      <text:p text:style-name="P1">{'tmp': /tmp}</text:p>
      <text:p text:style-name="P1">'dosomething' finished successfully (0.001s)</text:p>
      <text:p text:style-name="P1"/>
      <text:p text:style-name="P1">$ ls /</text:p>
      <text:p text:style-name="P1">bin boot dev etc home tmp usr var</text:p>
      <text:p text:style-name="P1">This means in particular that some nodes may have to be read from the file system or created before being used.</text:p>
      <text:p text:style-name="P1"/>
      <text:p text:style-name="P1">5.2. General usage</text:p>
      <text:p text:style-name="P1">5.2.1. Searching and creating nodes</text:p>
      <text:p text:style-name="P1"/>
      <text:p text:style-name="P1">Nodes may be created manually or read from the file system. Three methods are provided for this purpose:</text:p>
      <text:p text:style-name="P1"/>
      <text:p text:style-name="P1"><text:soft-page-break/>def configure(ctx):</text:p>
      <text:p text:style-name="P1"><text:s text:c="8"/>pass</text:p>
      <text:p text:style-name="P1"/>
      <text:p text:style-name="P1">def dosomething(ctx):</text:p>
      <text:p text:style-name="P1"><text:s text:c="8"/>print(ctx.path.find_node('wscript')) 1</text:p>
      <text:p text:style-name="P1"/>
      <text:p text:style-name="P1"><text:s text:c="8"/>nd1 = ctx.path.make_node('foo.txt') 2</text:p>
      <text:p text:style-name="P1"><text:s text:c="8"/>print(nd1)</text:p>
      <text:p text:style-name="P1"/>
      <text:p text:style-name="P1"><text:s text:c="8"/>nd2 = ctx.path.search('foo.txt') 3</text:p>
      <text:p text:style-name="P1"><text:s text:c="8"/>print(nd2)</text:p>
      <text:p text:style-name="P1"/>
      <text:p text:style-name="P1"><text:s text:c="8"/>nd3 = ctx.path.search('bar.txt') 4</text:p>
      <text:p text:style-name="P1"><text:s text:c="8"/>print(nd3)</text:p>
      <text:p text:style-name="P1"/>
      <text:p text:style-name="P1"><text:s text:c="8"/>nd2.write('some text') 5</text:p>
      <text:p text:style-name="P1"><text:s text:c="8"/>print(nd2.read())</text:p>
      <text:p text:style-name="P1"/>
      <text:p text:style-name="P1"><text:s text:c="8"/>print(ctx.path.listdir())</text:p>
      <text:p text:style-name="P1">1<text:tab/> Search for a node by reading the file system</text:p>
      <text:p text:style-name="P1">2<text:tab/> Search for a node or create it if it does not exist</text:p>
      <text:p text:style-name="P1">3<text:tab/> Search for a node but do not try to create it</text:p>
      <text:p text:style-name="P1">4<text:tab/> Search for a file which does not exist</text:p>
      <text:p text:style-name="P1">5<text:tab/> Write to the file pointed by the node, creating or overwriting the file</text:p>
      <text:p text:style-name="P1">The output will be the following:</text:p>
      <text:p text:style-name="P1"/>
      <text:p text:style-name="P1">$ waf distclean configure dosomething</text:p>
      <text:p text:style-name="P1">'distclean' finished successfully (0.005s)</text:p>
      <text:p text:style-name="P1">Setting top to <text:s text:c="3"/>: /tmp/nodes_search</text:p>
      <text:p text:style-name="P1">Setting out to <text:s text:c="3"/>: /tmp/nodes_search/build</text:p>
      <text:p text:style-name="P1">'configure' finished successfully (0.006s)</text:p>
      <text:p text:style-name="P1">wscript</text:p>
      <text:p text:style-name="P1">foo.txt</text:p>
      <text:p text:style-name="P1">foo.txt</text:p>
      <text:p text:style-name="P1">None</text:p>
      <text:p text:style-name="P1">some text</text:p>
      <text:p text:style-name="P1">['.lock-wafbuild', 'foo.txt', 'build', 'wscript', '.git']</text:p>
      <text:p text:style-name="P1">Note<text:tab/>More methods may be found in the API documentation</text:p>
      <text:p text:style-name="P1">Warning<text:tab/>The Node methods are not meant to be safe for concurrent access. The code executed in parallel (method run() of task objects for example) must avoid modifying the Node object data structure.</text:p>
      <text:p text:style-name="P1">Warning<text:tab/>The Node methods read/write must be used to prevent file handle inheritance issues on win32 systems instead of plain open/read/write. Such problems arise when spawning processes during parallel builds.</text:p>
      <text:p text:style-name="P1">5.2.2. Listing files and folders</text:p>
      <text:p text:style-name="P1"/>
      <text:p text:style-name="P1">The method ant_glob is used to list files and folders recursively:</text:p>
      <text:p text:style-name="P1"/>
      <text:p text:style-name="P1">top = '.'</text:p>
      <text:p text:style-name="P1">out = 'build'</text:p>
      <text:p text:style-name="P1"/>
      <text:p text:style-name="P1">def configure(ctx):</text:p>
      <text:p text:style-name="P1"><text:soft-page-break/><text:s text:c="8"/>pass</text:p>
      <text:p text:style-name="P1"/>
      <text:p text:style-name="P1">def dosomething(ctx):</text:p>
      <text:p text:style-name="P1"><text:s text:c="8"/>print(ctx.path.ant_glob('wsc*')) 1</text:p>
      <text:p text:style-name="P1"><text:s text:c="8"/>print(ctx.path.ant_glob('w?cr?p?')) 2</text:p>
      <text:p text:style-name="P1"><text:s text:c="8"/>print(ctx.root.ant_glob('usr/include/**/zlib*', 3 dir=False, src=True)) 4</text:p>
      <text:p text:style-name="P1"><text:s text:c="8"/>print(ctx.path.ant_glob(['**/*py', '**/*p'], excl=['**/default*'])) 5</text:p>
      <text:p text:style-name="P1">1<text:tab/> The method ant_glob is called on a node object, and not on the build context, it returns only files by default</text:p>
      <text:p text:style-name="P1">2<text:tab/> Patterns may contain wildcards such as * or ?, but they are Ant patterns, not regular expressions</text:p>
      <text:p text:style-name="P1">3<text:tab/> The symbol ** enable recursion. Complex folder hierarchies may take a lot of time, so use with care.</text:p>
      <text:p text:style-name="P1">4<text:tab/> Even though recursion is enabled, only files are returned by default. To turn directory listing on, use dir=True</text:p>
      <text:p text:style-name="P1">5<text:tab/> Patterns are either lists of strings or space-delimited values. Patterns to exclude are defined in waflib.Node.exclude_regs.</text:p>
      <text:p text:style-name="P1">The execution output will be the following:</text:p>
      <text:p text:style-name="P1"/>
      <text:p text:style-name="P1">$ waf configure dosomething</text:p>
      <text:p text:style-name="P1">Setting top to <text:s text:c="3"/>: /tmp/nodes_ant_glob</text:p>
      <text:p text:style-name="P1">Setting out to <text:s text:c="3"/>: /tmp/nodes_ant_glob/build</text:p>
      <text:p text:style-name="P1">'configure' finished successfully (0.006s)</text:p>
      <text:p text:style-name="P1">[/tmp/nodes_ant_glob/wscript]</text:p>
      <text:p text:style-name="P1">[/tmp/nodes_ant_glob/wscript]</text:p>
      <text:p text:style-name="P1">[/usr/include/zlib.h]</text:p>
      <text:p text:style-name="P1">[/tmp/nodes_ant_glob/build/c4che/build.config.py]</text:p>
      <text:p text:style-name="P1">The sequence .. represents exactly two dot characters, and not the parent directory. This is used to guarantee that the search will terminate, and that the same files will not be listed multiple times. Consider the following:</text:p>
      <text:p text:style-name="P1"/>
      <text:p text:style-name="P1">ctx.path.ant_glob('../wscript') 1</text:p>
      <text:p text:style-name="P1">ctx.path.parent.ant_glob('wscript') 2</text:p>
      <text:p text:style-name="P1">1<text:tab/> Invalid, this pattern will never return anything</text:p>
      <text:p text:style-name="P1">2<text:tab/> Call ant_glob from the parent directory</text:p>
      <text:p text:style-name="P1">5.2.3. Path manipulation: abspath, path_from</text:p>
      <text:p text:style-name="P1"/>
      <text:p text:style-name="P1">The following example illustrates a few ways of obtaining absolute and relative paths:</text:p>
      <text:p text:style-name="P1"/>
      <text:p text:style-name="P1">top = '.'</text:p>
      <text:p text:style-name="P1">out = 'build'</text:p>
      <text:p text:style-name="P1"/>
      <text:p text:style-name="P1">def configure(conf):</text:p>
      <text:p text:style-name="P1"><text:s text:c="8"/>pass</text:p>
      <text:p text:style-name="P1"/>
      <text:p text:style-name="P1">def build(ctx):</text:p>
      <text:p text:style-name="P1"><text:s text:c="8"/>dir = ctx.path 1</text:p>
      <text:p text:style-name="P1"><text:s text:c="8"/>src = ctx.path.find_resource('wscript')</text:p>
      <text:p text:style-name="P1"><text:s text:c="8"/>bld = ctx.path.find_or_declare('out.out')</text:p>
      <text:p text:style-name="P1"/>
      <text:p text:style-name="P1"><text:s text:c="8"/>print(src.abspath()) 2</text:p>
      <text:p text:style-name="P1"><text:s text:c="8"/>print(bld.abspath())</text:p>
      <text:p text:style-name="P1"><text:soft-page-break/><text:s text:c="8"/>print(dir.abspath())</text:p>
      <text:p text:style-name="P1"><text:s text:c="8"/>print(src.path_from(dir.parent)) 3</text:p>
      <text:p text:style-name="P1"><text:s text:c="8"/>print(ctx.root.path_from(src)) 4</text:p>
      <text:p text:style-name="P1">1<text:tab/> Directory node, source node and build node</text:p>
      <text:p text:style-name="P1">2<text:tab/> Print the absolute path</text:p>
      <text:p text:style-name="P1">3<text:tab/> Compute the path relative to another node</text:p>
      <text:p text:style-name="P1">4<text:tab/> Compute the relative path in reverse order</text:p>
      <text:p text:style-name="P1">Here is the execution trace on a unix-like system:</text:p>
      <text:p text:style-name="P1"/>
      <text:p text:style-name="P1">$ waf distclean configure build</text:p>
      <text:p text:style-name="P1">'distclean' finished successfully (0.002s)</text:p>
      <text:p text:style-name="P1">'configure' finished successfully (0.005s)</text:p>
      <text:p text:style-name="P1">Waf: Entering directory `/tmp/nested/build'</text:p>
      <text:p text:style-name="P1">/tmp/nested/wscript</text:p>
      <text:p text:style-name="P1">/tmp/nested/build/out.out</text:p>
      <text:p text:style-name="P1">/tmp/nested/build/</text:p>
      <text:p text:style-name="P1">/tmp/nested</text:p>
      <text:p text:style-name="P1">nested/wscript</text:p>
      <text:p text:style-name="P1">../../../..</text:p>
      <text:p text:style-name="P1">Waf: Leaving directory `/tmp/nested/build'</text:p>
      <text:p text:style-name="P1">'build' finished successfully (0.003s)</text:p>
      <text:p text:style-name="P1">5.3. BuildContext-specific methods</text:p>
      <text:p text:style-name="P1">5.3.1. Source and build nodes</text:p>
      <text:p text:style-name="P1"/>
      <text:p text:style-name="P1">Although the sources and targets in the wscript files are declared as if they were in the current directory, the target files are output into the build directory. To enable this behaviour, the directory structure below the top directory must be replicated in the out directory. For example, the folder program from demos/c has its equivalent in the build directory:</text:p>
      <text:p text:style-name="P1"/>
      <text:p text:style-name="P1">$ cd demos/c</text:p>
      <text:p text:style-name="P1">$ tree</text:p>
      <text:p text:style-name="P1">.</text:p>
      <text:p text:style-name="P1">|-- build</text:p>
      <text:p text:style-name="P1">| <text:s text:c="2"/>|-- c4che</text:p>
      <text:p text:style-name="P1">| <text:s text:c="2"/>| <text:s text:c="2"/>|-- build.config.py</text:p>
      <text:p text:style-name="P1">| <text:s text:c="2"/>| <text:s text:c="2"/>`-- _cache.py</text:p>
      <text:p text:style-name="P1">| <text:s text:c="2"/>|-- config.h</text:p>
      <text:p text:style-name="P1">| <text:s text:c="2"/>|-- config.log</text:p>
      <text:p text:style-name="P1">| <text:s text:c="2"/>`-- program</text:p>
      <text:p text:style-name="P1">| <text:s text:c="6"/>|-- main.c.0.o</text:p>
      <text:p text:style-name="P1">| <text:s text:c="6"/>`-- myprogram</text:p>
      <text:p text:style-name="P1">|-- program</text:p>
      <text:p text:style-name="P1">| <text:s text:c="2"/>|-- a.h</text:p>
      <text:p text:style-name="P1">| <text:s text:c="2"/>|-- main.c</text:p>
      <text:p text:style-name="P1">| <text:s text:c="2"/>`-- wscript_build</text:p>
      <text:p text:style-name="P1">`-- wscript</text:p>
      <text:p text:style-name="P1">To support this, the build context provides two additional nodes:</text:p>
      <text:p text:style-name="P1"/>
      <text:p text:style-name="P1">srcnode: node representing the top-level directory</text:p>
      <text:p text:style-name="P1"/>
      <text:p text:style-name="P1">bldnode: node representing the build directory</text:p>
      <text:p text:style-name="P1"/>
      <text:p text:style-name="P1"><text:soft-page-break/>To obtain a build node from a src node and vice-versa, the following methods may be used:</text:p>
      <text:p text:style-name="P1"/>
      <text:p text:style-name="P1">Node.get_src()</text:p>
      <text:p text:style-name="P1"/>
      <text:p text:style-name="P1">Node.get_bld()</text:p>
      <text:p text:style-name="P1"/>
      <text:p text:style-name="P1">5.3.2. Using Nodes during the build phase</text:p>
      <text:p text:style-name="P1"/>
      <text:p text:style-name="P1">Although using srcnode and bldnode directly is possible, the three following wrapper methods are much easier to use. They accept a string representing the target as input and return a single node:</text:p>
      <text:p text:style-name="P1"/>
      <text:p text:style-name="P1">find_dir: returns a node or None if the folder cannot be found on the system.</text:p>
      <text:p text:style-name="P1"/>
      <text:p text:style-name="P1">find_resource: returns a node under the source directory, a node under the corresponding build directory, or None if no such a node exists. If the file is not in the build directory, the node signature is computed and put into a cache (file contents hash).</text:p>
      <text:p text:style-name="P1"/>
      <text:p text:style-name="P1">find_or_declare: returns a node or create the corresponding node in the build directory.</text:p>
      <text:p text:style-name="P1"/>
      <text:p text:style-name="P1">Besides, they all use find_dir internally which will create the required directory structure in the build directory. Because the folders may be replicated in the build directory before the build starts, it is recommended to use it whenever possible:</text:p>
      <text:p text:style-name="P1"/>
      <text:p text:style-name="P1">def build(bld):</text:p>
      <text:p text:style-name="P1"><text:s text:c="4"/>p = bld.path.parent.find_dir('src') 1</text:p>
      <text:p text:style-name="P1"><text:s text:c="4"/>p = bld.path.find_dir('../src') 2</text:p>
      <text:p text:style-name="P1">1<text:tab/> Not recommended, use find_dir instead</text:p>
      <text:p text:style-name="P1">2<text:tab/> Path separators are converted automatically according to the platform.</text:p>
      <text:p text:style-name="P1">5.3.3. Nodes, tasks, and task generators</text:p>
      <text:p text:style-name="P1"/>
      <text:p text:style-name="P1">As seen in the previous chapter, Task objects can process files represented as lists of input and output nodes. The task generators will usually process the input files given as strings to obtain such nodes and bind them to the tasks.</text:p>
      <text:p text:style-name="P1"/>
      <text:p text:style-name="P1">Because the build directory can be enabled or disabled, the following file copy would be ambiguous: [3]</text:p>
      <text:p text:style-name="P1"/>
      <text:p text:style-name="P1">def build(bld):</text:p>
      <text:p text:style-name="P1"><text:s text:c="4"/>bld(rule='cp ${SRC} ${TGT}', source='foo.txt', target='foo.txt')</text:p>
      <text:p text:style-name="P1">To actually copy a file into the corresponding build directory with the same name, the ambiguity must be removed:</text:p>
      <text:p text:style-name="P1"/>
      <text:p text:style-name="P1">def build(bld):</text:p>
      <text:p text:style-name="P1"><text:s text:c="4"/>bld(</text:p>
      <text:p text:style-name="P1"><text:s text:c="8"/>rule <text:s text:c="2"/>= 'cp ${SRC} ${TGT}',</text:p>
      <text:p text:style-name="P1"><text:s text:c="8"/>source = bld.path.make_node('foo.txt'),</text:p>
      <text:p text:style-name="P1"><text:s text:c="8"/>target = bld.path.get_bld().make_node('foo.txt')</text:p>
      <text:p text:style-name="P1"><text:s text:c="4"/>)</text:p>
      <text:p text:style-name="P1">In practice, it is easier to use a wrapper that conceals these details (more examples can be found in demos/subst):</text:p>
      <text:p text:style-name="P1"/>
      <text:p text:style-name="P1">def build(bld):</text:p>
      <text:p text:style-name="P1"><text:soft-page-break/><text:s text:c="4"/>bld(features='subst', source='wscript', target='wscript', is_copy=True)</text:p>
      <text:p text:style-name="P1">6. Advanced build definitions</text:p>
      <text:p text:style-name="P1"/>
      <text:p text:style-name="P1">6.1. Custom commands</text:p>
      <text:p text:style-name="P1">6.1.1. Context inheritance</text:p>
      <text:p text:style-name="P1"/>
      <text:p text:style-name="P1">An instance of the class waflib.Context.Context is used by default for the custom commands. To provide a custom context object it is necessary to create a context subclass:</text:p>
      <text:p text:style-name="P1"/>
      <text:p text:style-name="P1">def configure(ctx):</text:p>
      <text:p text:style-name="P1"><text:s text:c="8"/>print(type(ctx))</text:p>
      <text:p text:style-name="P1"/>
      <text:p text:style-name="P1">def foo(ctx): 1</text:p>
      <text:p text:style-name="P1"><text:s text:c="8"/>print(type(ctx))</text:p>
      <text:p text:style-name="P1"/>
      <text:p text:style-name="P1">def bar(ctx):</text:p>
      <text:p text:style-name="P1"><text:s text:c="8"/>print(type(ctx))</text:p>
      <text:p text:style-name="P1"/>
      <text:p text:style-name="P1">from waflib.Context import Context</text:p>
      <text:p text:style-name="P1"/>
      <text:p text:style-name="P1">class one(Context):</text:p>
      <text:p text:style-name="P1"><text:s text:c="8"/>cmd = 'foo' 2</text:p>
      <text:p text:style-name="P1"/>
      <text:p text:style-name="P1">class two(Context):</text:p>
      <text:p text:style-name="P1"><text:s text:c="8"/>cmd = 'tak' 3</text:p>
      <text:p text:style-name="P1"><text:s text:c="8"/>fun = 'bar'</text:p>
      <text:p text:style-name="P1">1<text:tab/> A custom command using the default context</text:p>
      <text:p text:style-name="P1">2<text:tab/> Bind a context class to the command foo</text:p>
      <text:p text:style-name="P1">3<text:tab/> Declare a new command named tak, but set it to call the script function bar</text:p>
      <text:p text:style-name="P1">The execution output will be:</text:p>
      <text:p text:style-name="P1"/>
      <text:p text:style-name="P1">$ waf configure foo bar tak</text:p>
      <text:p text:style-name="P1">Setting top to <text:s text:c="3"/>: /tmp/advbuild_subclass</text:p>
      <text:p text:style-name="P1">Setting out to <text:s text:c="3"/>: /tmp/advbuild_subclass/build</text:p>
      <text:p text:style-name="P1">&lt;class 'waflib.Configure.ConfigurationContext'&gt;</text:p>
      <text:p text:style-name="P1">'configure' finished successfully (0.008s)</text:p>
      <text:p text:style-name="P1">&lt;class 'wscript.one'&gt;</text:p>
      <text:p text:style-name="P1">'foo' finished successfully (0.001s)</text:p>
      <text:p text:style-name="P1">&lt;class 'waflib.Context.Context'&gt;</text:p>
      <text:p text:style-name="P1">'bar' finished successfully (0.001s)</text:p>
      <text:p text:style-name="P1">&lt;class 'wscript.two'&gt;</text:p>
      <text:p text:style-name="P1">'tak' finished successfully (0.001s)</text:p>
      <text:p text:style-name="P1">A typical application of custom context is subclassing the build context to use the configuration data loaded in ctx.env:</text:p>
      <text:p text:style-name="P1"/>
      <text:p text:style-name="P1">def configure(ctx):</text:p>
      <text:p text:style-name="P1"><text:s text:c="8"/>ctx.env.FOO = 'some data'</text:p>
      <text:p text:style-name="P1"/>
      <text:p text:style-name="P1">def build(ctx):</text:p>
      <text:p text:style-name="P1"><text:s text:c="8"/>print('build command')</text:p>
      <text:p text:style-name="P1"/>
      <text:p text:style-name="P1">def foo(ctx):</text:p>
      <text:p text:style-name="P1"><text:soft-page-break/><text:s text:c="8"/>print(ctx.env.FOO)</text:p>
      <text:p text:style-name="P1"/>
      <text:p text:style-name="P1">from waflib.Build import BuildContext</text:p>
      <text:p text:style-name="P1">class one(BuildContext):</text:p>
      <text:p text:style-name="P1"><text:s text:c="8"/>cmd = 'foo'</text:p>
      <text:p text:style-name="P1"><text:s text:c="8"/>fun = 'foo'</text:p>
      <text:p text:style-name="P1">The output will be the following:</text:p>
      <text:p text:style-name="P1"/>
      <text:p text:style-name="P1">$ waf configure foo</text:p>
      <text:p text:style-name="P1">Setting top to <text:s text:c="3"/>: /tmp/advbuild_confdata</text:p>
      <text:p text:style-name="P1">Setting out to <text:s text:c="3"/>: /tmp/advbuild_confdata/build</text:p>
      <text:p text:style-name="P1">'configure' finished successfully (0.006s)</text:p>
      <text:p text:style-name="P1">Waf: Entering directory `/disk/comp/waf/docs/book/examples/advbuild_confdata/build'</text:p>
      <text:p text:style-name="P1">some data</text:p>
      <text:p text:style-name="P1">Waf: Leaving directory `/disk/comp/waf/docs/book/examples/advbuild_confdata/build'</text:p>
      <text:p text:style-name="P1">'foo' finished successfully (0.004s)</text:p>
      <text:p text:style-name="P1">Note<text:tab/>The build commands are using this system: waf install → waflib.Build.InstallContext, waf step → waflib.Build.StepContext, etc</text:p>
      <text:p text:style-name="P1">6.1.2. Command composition</text:p>
      <text:p text:style-name="P1"/>
      <text:p text:style-name="P1">To re-use commands that have context object of different base classes, insert them in the command stack:</text:p>
      <text:p text:style-name="P1"/>
      <text:p text:style-name="P1">def configure(ctx):</text:p>
      <text:p text:style-name="P1"><text:s text:c="8"/>pass</text:p>
      <text:p text:style-name="P1"/>
      <text:p text:style-name="P1">def build(ctx):</text:p>
      <text:p text:style-name="P1"><text:s text:c="8"/>pass</text:p>
      <text:p text:style-name="P1"/>
      <text:p text:style-name="P1">def cleanbuild(ctx):</text:p>
      <text:p text:style-name="P1"><text:s text:c="8"/>from waflib import Options</text:p>
      <text:p text:style-name="P1"><text:s text:c="8"/>Options.commands = ['clean', 'build'] + Options.commands</text:p>
      <text:p text:style-name="P1">This technique is useful for writing testcases. By executing waf test, the following script will configure a project, create source files in the source directory, build a program, modify the sources, and rebuild the program. In this case, the program must be rebuilt because a header (implicit dependency) has changed.</text:p>
      <text:p text:style-name="P1"/>
      <text:p text:style-name="P1">def options(ctx):</text:p>
      <text:p text:style-name="P1"><text:s text:c="8"/>ctx.load('compiler_c')</text:p>
      <text:p text:style-name="P1"/>
      <text:p text:style-name="P1">def configure(ctx):</text:p>
      <text:p text:style-name="P1"><text:s text:c="8"/>ctx.load('compiler_c')</text:p>
      <text:p text:style-name="P1"/>
      <text:p text:style-name="P1">def setup(ctx):</text:p>
      <text:p text:style-name="P1"><text:s text:c="8"/>n = ctx.path.make_node('main.c')</text:p>
      <text:p text:style-name="P1"><text:s text:c="8"/>n.write('#include "foo.h"\nint main() {return 0;}\n')</text:p>
      <text:p text:style-name="P1"/>
      <text:p text:style-name="P1"><text:s text:c="8"/>global v</text:p>
      <text:p text:style-name="P1"><text:s text:c="8"/>m = ctx.path.make_node('foo.h')</text:p>
      <text:p text:style-name="P1"><text:s text:c="8"/>m.write('int k = %d;\n' % v)</text:p>
      <text:p text:style-name="P1"><text:s text:c="8"/>v += 1</text:p>
      <text:p text:style-name="P1"/>
      <text:p text:style-name="P1"><text:soft-page-break/>def build(ctx):</text:p>
      <text:p text:style-name="P1"><text:s text:c="8"/>ctx.program(source='main.c', target='app')</text:p>
      <text:p text:style-name="P1"/>
      <text:p text:style-name="P1">def test(ctx):</text:p>
      <text:p text:style-name="P1"><text:s text:c="8"/>global v 1</text:p>
      <text:p text:style-name="P1"><text:s text:c="8"/>v = 12</text:p>
      <text:p text:style-name="P1"/>
      <text:p text:style-name="P1"><text:s text:c="8"/>import Options 2</text:p>
      <text:p text:style-name="P1"><text:s text:c="8"/>lst = ['configure', 'setup', 'build', 'setup', 'build']</text:p>
      <text:p text:style-name="P1"><text:s text:c="8"/>Options.commands = lst + Options.commands</text:p>
      <text:p text:style-name="P1">1<text:tab/> A global variable may be used to share data between commands deriving from different classes</text:p>
      <text:p text:style-name="P1">2<text:tab/> The test command is used to add more commands</text:p>
      <text:p text:style-name="P1">The following output will be observed:</text:p>
      <text:p text:style-name="P1"/>
      <text:p text:style-name="P1">$ waf test</text:p>
      <text:p text:style-name="P1">'test' finished successfully (0.000s)</text:p>
      <text:p text:style-name="P1">Setting top to <text:s text:c="26"/>: /tmp/advbuild_testcase</text:p>
      <text:p text:style-name="P1">Setting out to <text:s text:c="26"/>: /tmp/advbuild_testcase/build</text:p>
      <text:p text:style-name="P1">Checking for 'gcc' (c compiler) <text:s text:c="9"/>: ok</text:p>
      <text:p text:style-name="P1">'configure' finished successfully (0.092s)</text:p>
      <text:p text:style-name="P1">'setup' finished successfully (0.001s)</text:p>
      <text:p text:style-name="P1">Waf: Entering directory `/tmp/advbuild_testcase/build'</text:p>
      <text:p text:style-name="P1">[1/2] c: main.c -&gt; build/main.c.0.o</text:p>
      <text:p text:style-name="P1">[2/2] cprogram: build/main.c.0.o -&gt; build/app</text:p>
      <text:p text:style-name="P1">Waf: Leaving directory `/tmp/advbuild_testcase/build'</text:p>
      <text:p text:style-name="P1">'build' finished successfully (0.137s)</text:p>
      <text:p text:style-name="P1">'setup' finished successfully (0.002s)</text:p>
      <text:p text:style-name="P1">Waf: Entering directory `/tmp/advbuild_testcase/build'</text:p>
      <text:p text:style-name="P1">[1/2] c: main.c -&gt; build/main.c.0.o</text:p>
      <text:p text:style-name="P1">[2/2] cprogram: build/main.c.0.o -&gt; build/app</text:p>
      <text:p text:style-name="P1">Waf: Leaving directory `/tmp/advbuild_testcase/build'</text:p>
      <text:p text:style-name="P1">'build' finished successfully (0.125s)</text:p>
      <text:p text:style-name="P1">6.1.3. Binding a command from a Waf tool</text:p>
      <text:p text:style-name="P1"/>
      <text:p text:style-name="P1">When the top-level wscript is read, it is converted into a python module and kept in memory. Commands may be added dynamically by injecting the desired function into that module. We will now show how to bind a simple command from a Waf tool:</text:p>
      <text:p text:style-name="P1"/>
      <text:p text:style-name="P1">top = '.'</text:p>
      <text:p text:style-name="P1">out = 'build'</text:p>
      <text:p text:style-name="P1"/>
      <text:p text:style-name="P1">def options(opt):</text:p>
      <text:p text:style-name="P1"><text:s text:c="8"/>opt.load('some_tool', tooldir='.')</text:p>
      <text:p text:style-name="P1"/>
      <text:p text:style-name="P1">def configure(conf):</text:p>
      <text:p text:style-name="P1"><text:s text:c="8"/>pass</text:p>
      <text:p text:style-name="P1">Waf tools are loaded once for the configuration and for the build. To ensure that the tool is always enabled, it is mandatory to load its options, even if the tool does not actually provide options. Our tool some_tool.py, located next to the wscript file, will contain the following code:</text:p>
      <text:p text:style-name="P1"/>
      <text:p text:style-name="P1">from waflib import Context</text:p>
      <text:p text:style-name="P1"/>
      <text:p text:style-name="P1"><text:soft-page-break/>def cnt(ctx): 1</text:p>
      <text:p text:style-name="P1"><text:s text:c="8"/>"""do something"""</text:p>
      <text:p text:style-name="P1"><text:s text:c="8"/>print('just a test')</text:p>
      <text:p text:style-name="P1"/>
      <text:p text:style-name="P1">Context.g_module.__dict__['cnt'] = cnt 2</text:p>
      <text:p text:style-name="P1">1<text:tab/> The function to bind must accept a Context object as first argument</text:p>
      <text:p text:style-name="P1">2<text:tab/> The main wscript file of the project is loaded as a python module and stored as Context.g_module</text:p>
      <text:p text:style-name="P1">The execution output will be the following.</text:p>
      <text:p text:style-name="P1"/>
      <text:p text:style-name="P1">$ waf configure cnt</text:p>
      <text:p text:style-name="P1">Setting top to <text:s text:c="2"/>: /tmp/examples/advbuild_cmdtool</text:p>
      <text:p text:style-name="P1">Setting out to <text:s text:c="2"/>: /tmp/advbuild_cmdtool/build</text:p>
      <text:p text:style-name="P1">'configure' finished successfully (0.006s)</text:p>
      <text:p text:style-name="P1">just a test</text:p>
      <text:p text:style-name="P1">'cnt' finished successfully (0.001s)</text:p>
      <text:p text:style-name="P1">6.2. Custom build outputs</text:p>
      <text:p text:style-name="P1">6.2.1. Multiple configurations</text:p>
      <text:p text:style-name="P1"/>
      <text:p text:style-name="P1">The WAFLOCK environment variable is used to control the configuration lock and to point at the default build directory. Observe the results on the following project:</text:p>
      <text:p text:style-name="P1"/>
      <text:p text:style-name="P1">def configure(conf):</text:p>
      <text:p text:style-name="P1"><text:s text:c="8"/>pass</text:p>
      <text:p text:style-name="P1"/>
      <text:p text:style-name="P1">def build(bld):</text:p>
      <text:p text:style-name="P1"><text:s text:c="8"/>bld(rule='touch ${TGT}', target='foo.txt')</text:p>
      <text:p text:style-name="P1">We will change the WAFLOCK variable in the execution:</text:p>
      <text:p text:style-name="P1"/>
      <text:p text:style-name="P1">$ export WAFLOCK=.lock-wafdebug 1</text:p>
      <text:p text:style-name="P1"/>
      <text:p text:style-name="P1">$ waf</text:p>
      <text:p text:style-name="P1">Waf: Entering directory `/tmp/advbuild_waflock/debug'</text:p>
      <text:p text:style-name="P1">[1/1] foo.txt: <text:s/>-&gt; debug//foo.txt 2</text:p>
      <text:p text:style-name="P1">Waf: Leaving directory `/tmp/advbuild_waflock/debug'</text:p>
      <text:p text:style-name="P1">'build' finished successfully (0.012s)</text:p>
      <text:p text:style-name="P1"/>
      <text:p text:style-name="P1">$ export WAFLOCK=.lock-wafrelease</text:p>
      <text:p text:style-name="P1"/>
      <text:p text:style-name="P1">$ waf distclean configure</text:p>
      <text:p text:style-name="P1">'distclean' finished successfully (0.001s)</text:p>
      <text:p text:style-name="P1">'configure' finished successfully (0.176s)</text:p>
      <text:p text:style-name="P1"/>
      <text:p text:style-name="P1">$ waf</text:p>
      <text:p text:style-name="P1">Waf: Entering directory `/tmp/advbuild_waflock/release' 3</text:p>
      <text:p text:style-name="P1">[1/1] foo.txt: <text:s/>-&gt; release/foo.txt</text:p>
      <text:p text:style-name="P1">Waf: Leaving directory `/tmp/advbuild_waflock/release'</text:p>
      <text:p text:style-name="P1">'build' finished successfully (0.034s)</text:p>
      <text:p text:style-name="P1"/>
      <text:p text:style-name="P1">$ tree -a</text:p>
      <text:p text:style-name="P1">.</text:p>
      <text:p text:style-name="P1">|-- .lock-debug 4</text:p>
      <text:p text:style-name="P1"><text:soft-page-break/>|-- .lock-release</text:p>
      <text:p text:style-name="P1">|-- debug</text:p>
      <text:p text:style-name="P1">| <text:s text:c="2"/>|-- .wafpickle-7</text:p>
      <text:p text:style-name="P1">| <text:s text:c="2"/>|-- c4che</text:p>
      <text:p text:style-name="P1">| <text:s text:c="2"/>| <text:s text:c="2"/>|-- build.config.py</text:p>
      <text:p text:style-name="P1">| <text:s text:c="2"/>| <text:s text:c="2"/>`-- _cache.py</text:p>
      <text:p text:style-name="P1">| <text:s text:c="2"/>|-- config.log</text:p>
      <text:p text:style-name="P1">| <text:s text:c="2"/>`-- foo.txt</text:p>
      <text:p text:style-name="P1">|-- release</text:p>
      <text:p text:style-name="P1">| <text:s text:c="2"/>|-- .wafpickle-7</text:p>
      <text:p text:style-name="P1">| <text:s text:c="2"/>|-- c4che</text:p>
      <text:p text:style-name="P1">| <text:s text:c="2"/>| <text:s text:c="2"/>|-- build.config.py</text:p>
      <text:p text:style-name="P1">| <text:s text:c="2"/>| <text:s text:c="2"/>`-- _cache.py</text:p>
      <text:p text:style-name="P1">| <text:s text:c="2"/>|-- config.log</text:p>
      <text:p text:style-name="P1">| <text:s text:c="2"/>`-- foo.txt</text:p>
      <text:p text:style-name="P1">`-- wscript</text:p>
      <text:p text:style-name="P1">1<text:tab/> The lock file points at the configuration of the project in use and at the build directory to use</text:p>
      <text:p text:style-name="P1">2<text:tab/> The files are output in the build directory debug</text:p>
      <text:p text:style-name="P1">3<text:tab/> The configuration release is used with a different lock file and a different build directory.</text:p>
      <text:p text:style-name="P1">4<text:tab/> The contents of the project directory contain the two lock files and the two build folders.</text:p>
      <text:p text:style-name="P1">The lock file may also be changed from the code by changing the appropriate variable in the waf scripts:</text:p>
      <text:p text:style-name="P1"/>
      <text:p text:style-name="P1">from waflib import Options</text:p>
      <text:p text:style-name="P1">Options.lockfile = '.lock-wafname'</text:p>
      <text:p text:style-name="P1">Note<text:tab/>The output directory pointed at by the waf lock file only has effect when not given in the waf script</text:p>
      <text:p text:style-name="P1">6.2.2. Changing the output directory</text:p>
      <text:p text:style-name="P1"/>
      <text:p text:style-name="P1">Variant builds</text:p>
      <text:p text:style-name="P1">In the previous section, two different configurations were used for similar builds. We will now show how to inherit the same configuration by two different builds, and how to output the targets in different folders. Let’s start with the project file:</text:p>
      <text:p text:style-name="P1"/>
      <text:p text:style-name="P1">def configure(ctx):</text:p>
      <text:p text:style-name="P1"><text:s text:c="8"/>pass</text:p>
      <text:p text:style-name="P1"/>
      <text:p text:style-name="P1">def build(ctx):</text:p>
      <text:p text:style-name="P1"><text:s text:c="8"/>ctx(rule='touch ${TGT}', target=ctx.cmd + '.txt') 1</text:p>
      <text:p text:style-name="P1"/>
      <text:p text:style-name="P1">from waflib.Build import BuildContext</text:p>
      <text:p text:style-name="P1">class debug(BuildContext): 2</text:p>
      <text:p text:style-name="P1"><text:s text:c="8"/>cmd = 'debug'</text:p>
      <text:p text:style-name="P1"><text:s text:c="8"/>variant = 'debug' 3</text:p>
      <text:p text:style-name="P1">1<text:tab/> The command being called is self.cmd</text:p>
      <text:p text:style-name="P1">2<text:tab/> Create the debug command inheriting the build context</text:p>
      <text:p text:style-name="P1">3<text:tab/> Declare a folder for targets of the debug command</text:p>
      <text:p text:style-name="P1">This project declares two different builds build and debug. Let’s examine the execution output:</text:p>
      <text:p text:style-name="P1"/>
      <text:p text:style-name="P1">waf configure build debug</text:p>
      <text:p text:style-name="P1">Setting top to <text:s text:c="2"/>: /tmp/advbuild_variant</text:p>
      <text:p text:style-name="P1">Setting out to <text:s text:c="2"/>: /tmp/advbuild_variant/build</text:p>
      <text:p text:style-name="P1"><text:soft-page-break/>'configure' finished successfully (0.007s)</text:p>
      <text:p text:style-name="P1">Waf: Entering directory `/tmp/advbuild_variant/build'</text:p>
      <text:p text:style-name="P1">[1/1] build.txt: <text:s/>-&gt; build/build.txt</text:p>
      <text:p text:style-name="P1">Waf: Leaving directory `/tmp/advbuild_variant/build'</text:p>
      <text:p text:style-name="P1">'build' finished successfully (0.020s)</text:p>
      <text:p text:style-name="P1">Waf: Entering directory `/tmp/build_variant/build/debug'</text:p>
      <text:p text:style-name="P1">[1/1] debug.txt: <text:s/>-&gt; build/debug/debug.txt 1</text:p>
      <text:p text:style-name="P1">Waf: Leaving directory `/tmp/advbuild_variant/build/debug'</text:p>
      <text:p text:style-name="P1">'debug' finished successfully (0.021s)</text:p>
      <text:p text:style-name="P1"/>
      <text:p text:style-name="P1">$ tree</text:p>
      <text:p text:style-name="P1">.</text:p>
      <text:p text:style-name="P1">|-- build</text:p>
      <text:p text:style-name="P1">| <text:s text:c="2"/>|-- build.txt 2</text:p>
      <text:p text:style-name="P1">| <text:s text:c="2"/>|-- c4che</text:p>
      <text:p text:style-name="P1">| <text:s text:c="2"/>| <text:s text:c="2"/>|-- build.config.py</text:p>
      <text:p text:style-name="P1">| <text:s text:c="2"/>| <text:s text:c="2"/>`-- _cache.py</text:p>
      <text:p text:style-name="P1">| <text:s text:c="2"/>|-- config.log</text:p>
      <text:p text:style-name="P1">| <text:s text:c="2"/>`-- debug</text:p>
      <text:p text:style-name="P1">| <text:s text:c="6"/>`-- debug.txt 3</text:p>
      <text:p text:style-name="P1">`-- wscript</text:p>
      <text:p text:style-name="P1">1<text:tab/> Commands are executed from build/variant</text:p>
      <text:p text:style-name="P1">2<text:tab/> The default build command does not have any variant</text:p>
      <text:p text:style-name="P1">3<text:tab/> The target debug is under the variant directory in the build directory</text:p>
      <text:p text:style-name="P1">Configuration sets for variants</text:p>
      <text:p text:style-name="P1">The variants may require different configuration sets created during the configuration. Here is an example:</text:p>
      <text:p text:style-name="P1"/>
      <text:p text:style-name="P1">def options(opt):</text:p>
      <text:p text:style-name="P1"><text:s text:c="8"/>opt.load('compiler_c')</text:p>
      <text:p text:style-name="P1"/>
      <text:p text:style-name="P1">def configure(conf):</text:p>
      <text:p text:style-name="P1"><text:s text:c="8"/>conf.setenv('debug') 1</text:p>
      <text:p text:style-name="P1"><text:s text:c="8"/>conf.load('compiler_c')</text:p>
      <text:p text:style-name="P1"><text:s text:c="8"/>conf.env.CFLAGS = ['-g'] 2</text:p>
      <text:p text:style-name="P1"/>
      <text:p text:style-name="P1"><text:s text:c="8"/>conf.setenv('release')</text:p>
      <text:p text:style-name="P1"><text:s text:c="8"/>conf.load('compiler_c')</text:p>
      <text:p text:style-name="P1"><text:s text:c="8"/>conf.env.CFLAGS = ['-O2']</text:p>
      <text:p text:style-name="P1"/>
      <text:p text:style-name="P1">def build(bld):</text:p>
      <text:p text:style-name="P1"><text:s text:c="8"/>if not bld.variant: 3</text:p>
      <text:p text:style-name="P1"><text:s text:c="16"/>bld.fatal('call "waf build_debug" or "waf build_release", and try "waf --help"')</text:p>
      <text:p text:style-name="P1"><text:s text:c="8"/>bld.program(source='main.c', target='app', includes='.') 4</text:p>
      <text:p text:style-name="P1"/>
      <text:p text:style-name="P1">from waflib.Build import BuildContext, CleanContext, \</text:p>
      <text:p text:style-name="P1"><text:s text:c="8"/>InstallContext, UninstallContext</text:p>
      <text:p text:style-name="P1"/>
      <text:p text:style-name="P1">for x in 'debug release'.split():</text:p>
      <text:p text:style-name="P1"><text:s text:c="8"/>for y in (BuildContext, CleanContext, InstallContext, UninstallContext):</text:p>
      <text:p text:style-name="P1"><text:s text:c="16"/>name = y.__name__.replace('Context','').lower()</text:p>
      <text:p text:style-name="P1"><text:s text:c="16"/>class tmp(y): 5</text:p>
      <text:p text:style-name="P1"><text:soft-page-break/><text:s text:c="24"/>cmd = name + '_' + x</text:p>
      <text:p text:style-name="P1"><text:s text:c="24"/>variant = x</text:p>
      <text:p text:style-name="P1">1<text:tab/> Create a new configuration set to be returned by conf.env, and stored in c4che/debug_cache.py</text:p>
      <text:p text:style-name="P1">2<text:tab/> Modify some data in the configuration set</text:p>
      <text:p text:style-name="P1">3<text:tab/> Make sure a variant is set, this will disable the normal commands build, clean and install</text:p>
      <text:p text:style-name="P1">4<text:tab/>bld.env will load the configuration set of the appropriate variant (debug_cache.py when in debug)</text:p>
      <text:p text:style-name="P1">5<text:tab/> Create new commands such as clean_debug or install_debug (the class name does not matter)</text:p>
      <text:p text:style-name="P1">The execution output will be similar to the following:</text:p>
      <text:p text:style-name="P1"/>
      <text:p text:style-name="P1">$ waf clean_debug build_debug clean_release build_release</text:p>
      <text:p text:style-name="P1">'clean_debug' finished successfully (0.005s)</text:p>
      <text:p text:style-name="P1">Waf: Entering directory `/tmp/examples/advbuild_variant_env/build/debug'</text:p>
      <text:p text:style-name="P1">[1/2] c: main.c -&gt; build/debug/main.c.0.o</text:p>
      <text:p text:style-name="P1">[2/2] cprogram: build/debug/main.c.0.o -&gt; build/debug/app</text:p>
      <text:p text:style-name="P1">Waf: Leaving directory `/tmp/examples/advbuild_variant_env/build/debug'</text:p>
      <text:p text:style-name="P1">'build_debug' finished successfully (0.051s)</text:p>
      <text:p text:style-name="P1">'clean_release' finished successfully (0.003s)</text:p>
      <text:p text:style-name="P1">Waf: Entering directory `/tmp/examples/advbuild_variant_env/build/release'</text:p>
      <text:p text:style-name="P1">[1/2] c: main.c -&gt; build/release/main.c.0.o</text:p>
      <text:p text:style-name="P1">[2/2] cprogram: build/release/main.c.0.o -&gt; build/release/app</text:p>
      <text:p text:style-name="P1">Waf: Leaving directory `/tmp/examples/advbuild_variant_env/build/release'</text:p>
      <text:p text:style-name="P1">'build_release' finished successfully (0.052s)</text:p>
      <text:p text:style-name="P1">7. Task processing</text:p>
      <text:p text:style-name="P1"/>
      <text:p text:style-name="P1">This chapter provides a description of the task classes which are used during the build phase.</text:p>
      <text:p text:style-name="P1"/>
      <text:p text:style-name="P1">7.1. Task execution</text:p>
      <text:p text:style-name="P1">7.1.1. Main actors</text:p>
      <text:p text:style-name="P1"/>
      <text:p text:style-name="P1">The build context is only used to create the tasks and to return lists of tasks that may be executed in parallel. The scheduling is delegated to a task producer which lets task consumers to execute the tasks. The task producer keeps a record of the build state such as the amount of tasks processed or the errors.</text:p>
      <text:p text:style-name="P1"/>
      <text:p text:style-name="P1">Actors processing the tasks</text:p>
      <text:p text:style-name="P1">The amount of consumers is determined from the number of processors, or may be set manually by using the -j option:</text:p>
      <text:p text:style-name="P1"/>
      <text:p text:style-name="P1">$ waf -j3</text:p>
      <text:p text:style-name="P1">7.1.2. Build groups</text:p>
      <text:p text:style-name="P1"/>
      <text:p text:style-name="P1">The task producer iterates over lists of tasks returned by the build context. Although the tasks from a list may be executed in parallel by the consumer threads, all the tasks from one list must be consumed before processing another list of tasks. The build ends when there are no more tasks to process.</text:p>
      <text:p text:style-name="P1"/>
      <text:p text:style-name="P1">These lists of tasks are called build groups and may be accessed from the build scripts. Let’s demonstrate this behaviour on an example:</text:p>
      <text:p text:style-name="P1"/>
      <text:p text:style-name="P1">def build(ctx):</text:p>
      <text:p text:style-name="P1"><text:s text:c="4"/>for i in range(8):</text:p>
      <text:p text:style-name="P1"><text:soft-page-break/><text:s text:c="8"/>ctx(rule='cp ${SRC} ${TGT}', source='wscript', target='wscript_a_%d' % i,</text:p>
      <text:p text:style-name="P1"><text:s text:c="12"/>color='YELLOW', name='tasks a')</text:p>
      <text:p text:style-name="P1"><text:s text:c="8"/>ctx(rule='cp ${SRC} ${TGT}', source='wscript_a_%d' % i, target='wscript_b_%d' % i,</text:p>
      <text:p text:style-name="P1"><text:s text:c="12"/>color='GREEN', name='tasks b')</text:p>
      <text:p text:style-name="P1"><text:s text:c="4"/>for i in range(8)</text:p>
      <text:p text:style-name="P1"><text:s text:c="8"/>ctx(rule='cp ${SRC} ${TGT}', source='wscript', target='wscript_c_%d' % i,</text:p>
      <text:p text:style-name="P1"><text:s text:c="12"/>color='BLUE', name='tasks c')</text:p>
      <text:p text:style-name="P1"><text:s text:c="8"/>ctx(rule='cp ${SRC} ${TGT}', source='wscript_c_%d' % i, target='wscript_d_%d' % i,</text:p>
      <text:p text:style-name="P1"><text:s text:c="12"/>color='PINK', name='tasks d')</text:p>
      <text:p text:style-name="P1">Each green task must be executed after one yellow task and each pink task must be executed after one blue task. Because there is only one group by default, the parallel execution will be similar to the following:</text:p>
      <text:p text:style-name="P1"/>
      <text:p text:style-name="P1">One build group</text:p>
      <text:p text:style-name="P1">We will now modify the example to add one more build group.</text:p>
      <text:p text:style-name="P1"/>
      <text:p text:style-name="P1">def build(ctx):</text:p>
      <text:p text:style-name="P1"><text:s text:c="4"/>for i in range(8):</text:p>
      <text:p text:style-name="P1"><text:s text:c="8"/>ctx(rule='cp ${SRC} ${TGT}', source='wscript', target='wscript_a_%d' % i,</text:p>
      <text:p text:style-name="P1"><text:s text:c="12"/>color='YELLOW', name='tasks a')</text:p>
      <text:p text:style-name="P1"><text:s text:c="8"/>ctx(rule='cp ${SRC} ${TGT}', source='wscript_a_%d' % i, target='wscript_b_%d' % i,</text:p>
      <text:p text:style-name="P1"><text:s text:c="12"/>color='GREEN', name='tasks b')</text:p>
      <text:p text:style-name="P1"><text:s text:c="4"/>ctx.add_group()</text:p>
      <text:p text:style-name="P1"><text:s text:c="4"/>for i in range(8):</text:p>
      <text:p text:style-name="P1"><text:s text:c="8"/>ctx(rule='cp ${SRC} ${TGT}', source='wscript', target='wscript_c_%d' % i,</text:p>
      <text:p text:style-name="P1"><text:s text:c="12"/>color='BLUE', name='tasks c')</text:p>
      <text:p text:style-name="P1"><text:s text:c="8"/>ctx(rule='cp ${SRC} ${TGT}', source='wscript_c_%d' % i, target='wscript_d_%d' % i,</text:p>
      <text:p text:style-name="P1"><text:s text:c="12"/>color='PINK', name='tasks d')</text:p>
      <text:p text:style-name="P1">Now a separator will appear between the group of yellow and green tasks and the group of blue and violet taks:</text:p>
      <text:p text:style-name="P1"/>
      <text:p text:style-name="P1">Two build groups</text:p>
      <text:p text:style-name="P1">The tasks and tasks generator are added implicitely to the current group. By giving a name to the groups, it is easy to control what goes where:</text:p>
      <text:p text:style-name="P1"/>
      <text:p text:style-name="P1">def build(ctx):</text:p>
      <text:p text:style-name="P1"/>
      <text:p text:style-name="P1"><text:s text:c="4"/>ctx.add_group('group1')</text:p>
      <text:p text:style-name="P1"><text:s text:c="4"/>ctx.add_group('group2')</text:p>
      <text:p text:style-name="P1"/>
      <text:p text:style-name="P1"><text:s text:c="4"/>for i in range(8):</text:p>
      <text:p text:style-name="P1"><text:s text:c="8"/>ctx.set_group('group1')</text:p>
      <text:p text:style-name="P1"><text:s text:c="8"/>ctx(rule='cp ${SRC} ${TGT}', source='wscript', target='wscript_a_%d' % i,</text:p>
      <text:p text:style-name="P1"><text:s text:c="12"/>color='YELLOW', name='tasks a')</text:p>
      <text:p text:style-name="P1"><text:s text:c="8"/>ctx(rule='cp ${SRC} ${TGT}', source='wscript_a_%d' % i, target='wscript_b_%d' % i,</text:p>
      <text:p text:style-name="P1"><text:s text:c="12"/>color='GREEN', name='tasks b')</text:p>
      <text:p text:style-name="P1"/>
      <text:p text:style-name="P1"><text:s text:c="8"/>ctx.set_group('group2')</text:p>
      <text:p text:style-name="P1"><text:s text:c="8"/>ctx(rule='cp ${SRC} ${TGT}', source='wscript', target='wscript_c_%d' % i,</text:p>
      <text:p text:style-name="P1"><text:s text:c="12"/>color='BLUE', name='tasks c')</text:p>
      <text:p text:style-name="P1"><text:s text:c="8"/>ctx(rule='cp ${SRC} ${TGT}', source='wscript_c_%d' % i, target='wscript_d_%d' % i,</text:p>
      <text:p text:style-name="P1"><text:s text:c="12"/>color='PINK', name='tasks d')</text:p>
      <text:p text:style-name="P1"><text:soft-page-break/>In the previous examples, all task generators from all build groups are processed before the build actually starts. This default is provided to ensure that the task count is as accurate as possible. Here is how to tune the build groups:</text:p>
      <text:p text:style-name="P1"/>
      <text:p text:style-name="P1">def build(ctx):</text:p>
      <text:p text:style-name="P1"><text:s text:c="8"/>from waflib.Build import POST_LAZY, POST_BOTH, POST_AT_ONCE</text:p>
      <text:p text:style-name="P1"><text:s text:c="8"/>ctx.post_mode = POST_AT_ONCE 1</text:p>
      <text:p text:style-name="P1"><text:s text:c="8"/>#ctx.post_mode = POST_LAZY 2</text:p>
      <text:p text:style-name="P1"><text:s text:c="8"/>#ctx.post_mode = POST_BOTH 3</text:p>
      <text:p text:style-name="P1">1<text:tab/> All task generators create their tasks before the build starts (default behaviour)</text:p>
      <text:p text:style-name="P1">2<text:tab/> Groups are processed sequentially: all tasks from previous groups are executed before the task generators from the next group are processed</text:p>
      <text:p text:style-name="P1">3<text:tab/> Combination of the two previous behaviours: task generators created by tasks in the next groups may create tasks</text:p>
      <text:p text:style-name="P1">Build groups can be used for building a compiler to generate more source files to process.</text:p>
      <text:p text:style-name="P1"/>
      <text:p text:style-name="P1">7.1.3. The Producer-consumer system</text:p>
      <text:p text:style-name="P1"/>
      <text:p text:style-name="P1">In most python interpreters, a global interpreter lock prevents parallelization by more than one cpu core at a time. Therefore, it makes sense to restrict the task scheduling on a single task producer, and to let the threads access only the task execution.</text:p>
      <text:p text:style-name="P1"/>
      <text:p text:style-name="P1">The communication between producer and consumers is based on two queues ready and out. The producer adds the tasks to ready and reads them back from out. The consumers obtain the tasks from ready and give them back to the producer into out after executing task.run.</text:p>
      <text:p text:style-name="P1"/>
      <text:p text:style-name="P1">The producer uses the an internal list named outstanding to iterate over the tasks and to decide which ones to put in the queue ready. The tasks that cannot be processed are temporarily output in the list frozen to avoid looping endlessly over the tasks waiting for others.</text:p>
      <text:p text:style-name="P1"/>
      <text:p text:style-name="P1">The following illustrates the relationship between the task producers and consumers as performed during the build:</text:p>
      <text:p text:style-name="P1"/>
      <text:p text:style-name="P1">Parallel execution</text:p>
      <text:p text:style-name="P1">7.1.4. Task states and status</text:p>
      <text:p text:style-name="P1"/>
      <text:p text:style-name="P1">A state is assigned to each task (task.hasrun = state) to keep track of the execution. The possible values are the following:</text:p>
      <text:p text:style-name="P1"/>
      <text:p text:style-name="P1">State<text:tab/> Numeric value<text:tab/> Description</text:p>
      <text:p text:style-name="P1">NOT_RUN</text:p>
      <text:p text:style-name="P1"/>
      <text:p text:style-name="P1">0</text:p>
      <text:p text:style-name="P1"/>
      <text:p text:style-name="P1">The task has not been processed yet</text:p>
      <text:p text:style-name="P1"/>
      <text:p text:style-name="P1">MISSING</text:p>
      <text:p text:style-name="P1"/>
      <text:p text:style-name="P1">1</text:p>
      <text:p text:style-name="P1"/>
      <text:p text:style-name="P1">The task outputs are missing</text:p>
      <text:p text:style-name="P1"/>
      <text:p text:style-name="P1"><text:soft-page-break/>CRASHED</text:p>
      <text:p text:style-name="P1"/>
      <text:p text:style-name="P1">2</text:p>
      <text:p text:style-name="P1"/>
      <text:p text:style-name="P1">The task method run returned a non-0 value</text:p>
      <text:p text:style-name="P1"/>
      <text:p text:style-name="P1">EXCEPTION</text:p>
      <text:p text:style-name="P1"/>
      <text:p text:style-name="P1">3</text:p>
      <text:p text:style-name="P1"/>
      <text:p text:style-name="P1">An exception occured in the Task method run</text:p>
      <text:p text:style-name="P1"/>
      <text:p text:style-name="P1">SKIPPED</text:p>
      <text:p text:style-name="P1"/>
      <text:p text:style-name="P1">8</text:p>
      <text:p text:style-name="P1"/>
      <text:p text:style-name="P1">The task was skipped (it was up-to-date)</text:p>
      <text:p text:style-name="P1"/>
      <text:p text:style-name="P1">SUCCESS</text:p>
      <text:p text:style-name="P1"/>
      <text:p text:style-name="P1">9</text:p>
      <text:p text:style-name="P1"/>
      <text:p text:style-name="P1">The execution was successful</text:p>
      <text:p text:style-name="P1"/>
      <text:p text:style-name="P1">To decide to execute a task or not, the producer uses the value returned by the task method runnable_status. The possible return values are the following:</text:p>
      <text:p text:style-name="P1"/>
      <text:p text:style-name="P1">Code<text:tab/> Description</text:p>
      <text:p text:style-name="P1">ASK_LATER</text:p>
      <text:p text:style-name="P1"/>
      <text:p text:style-name="P1">The task may depend on other tasks which have not finished to run (not ready)</text:p>
      <text:p text:style-name="P1"/>
      <text:p text:style-name="P1">SKIP_ME</text:p>
      <text:p text:style-name="P1"/>
      <text:p text:style-name="P1">The task does not have to be executed, it is up-to-date</text:p>
      <text:p text:style-name="P1"/>
      <text:p text:style-name="P1">RUN_ME</text:p>
      <text:p text:style-name="P1"/>
      <text:p text:style-name="P1">The task is ready to be executed</text:p>
      <text:p text:style-name="P1"/>
      <text:p text:style-name="P1">The following diagram represents the interaction between the main task methods and the states and status:</text:p>
      <text:p text:style-name="P1"/>
      <text:p text:style-name="P1">Task states</text:p>
      <text:p text:style-name="P1">7.2. Build order constraints</text:p>
      <text:p text:style-name="P1">7.2.1. The method set_run_after</text:p>
      <text:p text:style-name="P1"/>
      <text:p text:style-name="P1">The method set_run_after is used to declare ordering constraints between tasks:</text:p>
      <text:p text:style-name="P1"/>
      <text:p text:style-name="P1">task1.set_run_after(task2)</text:p>
      <text:p text:style-name="P1">The tasks to wait for are stored in the attribute run_after. They are used by the method runnable_status to yield the status ASK_LATER when a task has not run yet. This is merely for the <text:soft-page-break/>build order and not for forcing a rebuild if one of the previous tasks is executed.</text:p>
      <text:p text:style-name="P1"/>
      <text:p text:style-name="P1">7.2.2. Computed constraints</text:p>
      <text:p text:style-name="P1"/>
      <text:p text:style-name="P1">Attribute after/before</text:p>
      <text:p text:style-name="P1">The attributes before and after are used to declare ordering constraints between tasks:</text:p>
      <text:p text:style-name="P1"/>
      <text:p text:style-name="P1">from waflib.Task import TaskBase</text:p>
      <text:p text:style-name="P1">class task_test_a(TaskBase):</text:p>
      <text:p text:style-name="P1"><text:s text:c="4"/>before = ['task_test_b']</text:p>
      <text:p text:style-name="P1">class task_test_b(TaskBase):</text:p>
      <text:p text:style-name="P1"><text:s text:c="4"/>after <text:s/>= ['task_test_a']</text:p>
      <text:p text:style-name="P1">ext_in/ext_out</text:p>
      <text:p text:style-name="P1">Another way to force the order is by declaring lists of abstract symbols on the class attributes. This way the classes are not named explicitly, for example:</text:p>
      <text:p text:style-name="P1"/>
      <text:p text:style-name="P1">from waflib.Task import TaskBase</text:p>
      <text:p text:style-name="P1">class task_test_a(TaskBase):</text:p>
      <text:p text:style-name="P1"><text:s text:c="4"/>ext_in <text:s/>= ['.h']</text:p>
      <text:p text:style-name="P1">class task_test_b(TaskBase):</text:p>
      <text:p text:style-name="P1"><text:s text:c="4"/>ext_out = ['.h']</text:p>
      <text:p text:style-name="P1">The extensions ext_in and ext_out do not mean that the tasks have to produce files with such extensions, but are mere symbols for use as precedence constraints.</text:p>
      <text:p text:style-name="P1"/>
      <text:p text:style-name="P1">Order extraction</text:p>
      <text:p text:style-name="P1">Before feeding the tasks to the producer-consumer system, a constraint extraction is performed on the tasks having input and output files. The attributes run_after are initialized with the tasks to wait for.</text:p>
      <text:p text:style-name="P1"/>
      <text:p text:style-name="P1">The two functions called on lists of tasks are:</text:p>
      <text:p text:style-name="P1"/>
      <text:p text:style-name="P1">waflib.Task.set_precedence_constraints: extract the build order from the task classes attributes ext_in/ext_out/before/after</text:p>
      <text:p text:style-name="P1"/>
      <text:p text:style-name="P1">waflib.Task.set_file_constraints: extract the constraints from the tasks having input and output files</text:p>
      <text:p text:style-name="P1"/>
      <text:p text:style-name="P1">7.2.3. Weak order constraints</text:p>
      <text:p text:style-name="P1"/>
      <text:p text:style-name="P1">Tasks that are known to take a lot of time may be launched first to improve the build times. The general problem of finding an optimal order for launching tasks in parallel and with constraints is called Job Shop. In practice this problem can often be reduced to a critical path problem (approximation).</text:p>
      <text:p text:style-name="P1"/>
      <text:p text:style-name="P1">The following pictures illustrate the difference in scheduling a build with different independent tasks, in which a slow task is clearly identified, and launched first:</text:p>
      <text:p text:style-name="P1"/>
      <text:p text:style-name="P1">def build(ctx):</text:p>
      <text:p text:style-name="P1"><text:s text:c="4"/>for x in range(5):</text:p>
      <text:p text:style-name="P1"><text:s text:c="8"/>ctx(rule='sleep 1', color='GREEN', name='short task')</text:p>
      <text:p text:style-name="P1"><text:s text:c="4"/>ctx(rule='sleep 5', color='RED', name='long task')</text:p>
      <text:p text:style-name="P1">No particular order</text:p>
      <text:p text:style-name="P1">A function is used to reorder the tasks from a group before they are passed to the producer. We will <text:soft-page-break/>replace it to reorder the long task in first position:</text:p>
      <text:p text:style-name="P1"/>
      <text:p text:style-name="P1">from waflib import Task</text:p>
      <text:p text:style-name="P1">old = Task.set_file_constraints</text:p>
      <text:p text:style-name="P1">def meth(lst):</text:p>
      <text:p text:style-name="P1"><text:s text:c="4"/>lst.sort(cmp=lambda x, y: cmp(x.__class__.__name__, y.__class__.__name__)) 1</text:p>
      <text:p text:style-name="P1"><text:s text:c="4"/>old(lst) 2</text:p>
      <text:p text:style-name="P1">Task.set_file_constraints = meth 3</text:p>
      <text:p text:style-name="P1">1<text:tab/> Set the long task in first position</text:p>
      <text:p text:style-name="P1">2<text:tab/> Execute the original code</text:p>
      <text:p text:style-name="P1">3<text:tab/> Replace the method</text:p>
      <text:p text:style-name="P1">Here is a representation of the effect:</text:p>
      <text:p text:style-name="P1"/>
      <text:p text:style-name="P1">Slowest task first</text:p>
      <text:p text:style-name="P1">7.3. Dependencies</text:p>
      <text:p text:style-name="P1">7.3.1. Task signatures</text:p>
      <text:p text:style-name="P1"/>
      <text:p text:style-name="P1">The direct instances of waflib.Task.TaskBase are very limited and cannot be used to track file changes. The subclass waflib.Task.Task provides the necessary features for the most common builds in which source files are used to produce target files.</text:p>
      <text:p text:style-name="P1"/>
      <text:p text:style-name="P1">The dependency tracking is based on the use of hashes of the dependencies called task signatures. The signature is computed from various dependencies source, such as input files and configuration set values.</text:p>
      <text:p text:style-name="P1"/>
      <text:p text:style-name="P1">The following diagram describes how waflib.Task.Task instances are processed:</text:p>
      <text:p text:style-name="P1"/>
      <text:p text:style-name="P1">Signatures</text:p>
      <text:p text:style-name="P1">The following data is used in the signature computation:</text:p>
      <text:p text:style-name="P1"/>
      <text:p text:style-name="P1">Explicit dependencies: input nodes and dependencies set explicitly by using bld.depends_on</text:p>
      <text:p text:style-name="P1"/>
      <text:p text:style-name="P1">Implicit dependencies: dependencies searched by a scanner method (the method scan)</text:p>
      <text:p text:style-name="P1"/>
      <text:p text:style-name="P1">Values: configuration set values such as compilation flags</text:p>
      <text:p text:style-name="P1"/>
      <text:p text:style-name="P1">7.3.2. Explicit dependencies</text:p>
      <text:p text:style-name="P1"/>
      <text:p text:style-name="P1">Input and output nodes</text:p>
      <text:p text:style-name="P1">The task objects do not directly depend on other tasks. Other tasks may exist or not, and be executed or nodes. Rather, the input and output nodes hold themselves signatures values, which come from different sources:</text:p>
      <text:p text:style-name="P1"/>
      <text:p text:style-name="P1">Nodes for build files usually inherit the signature of the task that generated the file</text:p>
      <text:p text:style-name="P1"/>
      <text:p text:style-name="P1">Nodes from elsewhere have a signature computed automatically from the file contents (hash)</text:p>
      <text:p text:style-name="P1"/>
      <text:p text:style-name="P1">Global dependencies on other nodes</text:p>
      <text:p text:style-name="P1">The tasks may be informed that some files may depend on other files transitively without listing them in the inputs. This is achieved by the method add_manual_dependency from the build context:</text:p>
      <text:p text:style-name="P1"/>
      <text:p text:style-name="P1">def configure(ctx):</text:p>
      <text:p text:style-name="P1"><text:soft-page-break/><text:s text:c="4"/>pass</text:p>
      <text:p text:style-name="P1"/>
      <text:p text:style-name="P1">def build(ctx):</text:p>
      <text:p text:style-name="P1"><text:s text:c="4"/>ctx(rule='cp ${SRC} ${TGT}', source='wscript', target='somecopy')</text:p>
      <text:p text:style-name="P1"><text:s text:c="4"/>ctx.add_manual_dependency(</text:p>
      <text:p text:style-name="P1"><text:s text:c="8"/>ctx.path.find_node('wscript'),</text:p>
      <text:p text:style-name="P1"><text:s text:c="8"/>ctx.path.find_node('testfile'))</text:p>
      <text:p text:style-name="P1">The file somecopy will be rebuilt whenever wscript or testfile change, even by one character:</text:p>
      <text:p text:style-name="P1"/>
      <text:p text:style-name="P1">$ waf build</text:p>
      <text:p text:style-name="P1">Waf: Entering directory `/tmp/tasks_manual_deps/build'</text:p>
      <text:p text:style-name="P1">[1/1] somecopy: wscript -&gt; build/somecopy</text:p>
      <text:p text:style-name="P1">Waf: Leaving directory `/tmp/tasks_manual_deps/build'</text:p>
      <text:p text:style-name="P1">'build' finished successfully (0.034s)</text:p>
      <text:p text:style-name="P1"/>
      <text:p text:style-name="P1">$ waf</text:p>
      <text:p text:style-name="P1">Waf: Entering directory `/tmp/tasks_manual_deps/build'</text:p>
      <text:p text:style-name="P1">Waf: Leaving directory `/tmp/tasks_manual_deps/build'</text:p>
      <text:p text:style-name="P1">'build' finished successfully (0.006s)</text:p>
      <text:p text:style-name="P1"/>
      <text:p text:style-name="P1">$ echo " " &gt;&gt; testfile</text:p>
      <text:p text:style-name="P1"/>
      <text:p text:style-name="P1">$ waf</text:p>
      <text:p text:style-name="P1">Waf: Entering directory `/tmp/tasks_manual_deps/build'</text:p>
      <text:p text:style-name="P1">[1/1] somecopy: wscript -&gt; build/somecopy</text:p>
      <text:p text:style-name="P1">Waf: Leaving directory `/tmp/tasks_manual_deps/build'</text:p>
      <text:p text:style-name="P1">'build' finished successfully (0.022s)</text:p>
      <text:p text:style-name="P1">7.3.3. Implicit dependencies (scanner methods)</text:p>
      <text:p text:style-name="P1"/>
      <text:p text:style-name="P1">Some tasks can be created dynamically after the build has started, so the dependencies cannot be known in advance. Task subclasses can provide a method named scan to obtain additional nodes implicitly. In the following example, the copy task provides a scanner method to depend on the wscript file found next to the input file.</text:p>
      <text:p text:style-name="P1"/>
      <text:p text:style-name="P1">import time</text:p>
      <text:p text:style-name="P1">from waflib.Task import Task</text:p>
      <text:p text:style-name="P1">class copy(Task):</text:p>
      <text:p text:style-name="P1"/>
      <text:p text:style-name="P1"><text:s text:c="4"/>def run(self):</text:p>
      <text:p text:style-name="P1"><text:s text:c="8"/>return self.exec_command('cp %s %s' % (self.inputs[0].abspath(), self.outputs[0].abspath()))</text:p>
      <text:p text:style-name="P1"/>
      <text:p text:style-name="P1"><text:s text:c="4"/>def scan(self): 1</text:p>
      <text:p text:style-name="P1"><text:s text:c="8"/>print('→ calling the scanner method')</text:p>
      <text:p text:style-name="P1"><text:s text:c="8"/>node = self.inputs[0].parent.find_resource('wscript')</text:p>
      <text:p text:style-name="P1"><text:s text:c="8"/>return ([node], time.time()) 2</text:p>
      <text:p text:style-name="P1"/>
      <text:p text:style-name="P1"><text:s text:c="4"/>def runnable_status(self):</text:p>
      <text:p text:style-name="P1"><text:s text:c="8"/>ret = super(copy, self).runnable_status() 3</text:p>
      <text:p text:style-name="P1"><text:s text:c="8"/>bld = self.generator.bld 4</text:p>
      <text:p text:style-name="P1"><text:s text:c="8"/>print('nodes: <text:s text:c="6"/>%r' % bld.node_deps[self.uid()]) 5</text:p>
      <text:p text:style-name="P1"><text:s text:c="8"/>print('custom data: %r' % bld.raw_deps[self.uid()]) 6</text:p>
      <text:p text:style-name="P1"><text:soft-page-break/><text:s text:c="8"/>return ret</text:p>
      <text:p text:style-name="P1"/>
      <text:p text:style-name="P1">def configure(ctx):</text:p>
      <text:p text:style-name="P1"><text:s text:c="4"/>pass</text:p>
      <text:p text:style-name="P1"/>
      <text:p text:style-name="P1">def build(ctx):</text:p>
      <text:p text:style-name="P1"><text:s text:c="4"/>tsk = copy(env=ctx.env) 7</text:p>
      <text:p text:style-name="P1"><text:s text:c="4"/>tsk.set_inputs(ctx.path.find_resource('a.in'))</text:p>
      <text:p text:style-name="P1"><text:s text:c="4"/>tsk.set_outputs(ctx.path.find_or_declare('b.out'))</text:p>
      <text:p text:style-name="P1"><text:s text:c="4"/>ctx.add_to_group(tsk)</text:p>
      <text:p text:style-name="P1">1<text:tab/> A scanner method</text:p>
      <text:p text:style-name="P1">2<text:tab/> The return value is a tuple containing a list of nodes to depend on and serializable data for custom uses</text:p>
      <text:p text:style-name="P1">3<text:tab/> Override the method runnable_status to add some logging</text:p>
      <text:p text:style-name="P1">4<text:tab/> Obtain a reference to the build context associated to this task</text:p>
      <text:p text:style-name="P1">5<text:tab/> The nodes returned by the scanner method are stored in the map bld.node_deps</text:p>
      <text:p text:style-name="P1">6<text:tab/> The custom data returned by the scanner method is stored in the map bld.raw_deps</text:p>
      <text:p text:style-name="P1">7<text:tab/> Create a task manually (encapsulation by task generators will be described in the next chapters)</text:p>
      <text:p text:style-name="P1">$ waf</text:p>
      <text:p text:style-name="P1">→ calling the scanner method 1</text:p>
      <text:p text:style-name="P1">nodes: <text:s/>[/tmp/tasks_scan/wscript]</text:p>
      <text:p text:style-name="P1">custom data: 55.51</text:p>
      <text:p text:style-name="P1">[1/1] copy: a.in -&gt; build/b.out</text:p>
      <text:p text:style-name="P1">'build' finished successfully (0.021s)</text:p>
      <text:p text:style-name="P1"/>
      <text:p text:style-name="P1">$ waf 2</text:p>
      <text:p text:style-name="P1">nodes: <text:s/>[/tmp/tasks_scan/wscript]</text:p>
      <text:p text:style-name="P1">custom data: 1280561555.512006</text:p>
      <text:p text:style-name="P1">'build' finished successfully (0.005s)</text:p>
      <text:p text:style-name="P1"/>
      <text:p text:style-name="P1">$ echo " " &gt;&gt; wscript 3</text:p>
      <text:p text:style-name="P1"/>
      <text:p text:style-name="P1">$ waf</text:p>
      <text:p text:style-name="P1">→ calling the scanner method</text:p>
      <text:p text:style-name="P1">nodes: <text:s/>[/tmp/tasks_scan/wscript]</text:p>
      <text:p text:style-name="P1">custom data: 64.31</text:p>
      <text:p text:style-name="P1">[1/1] copy: a.in -&gt; build/b.out</text:p>
      <text:p text:style-name="P1">'build' finished successfully (0.022s)</text:p>
      <text:p text:style-name="P1">1<text:tab/> The scanner method is always called on a clean build</text:p>
      <text:p text:style-name="P1">2<text:tab/> The scanner method is not called when nothing has changed, although the data returned is retrieved</text:p>
      <text:p text:style-name="P1">3<text:tab/> When a dependency changes, the scanner method is executed once again (the custom data has changed)</text:p>
      <text:p text:style-name="P1">Warning<text:tab/>If the build order is incorrect, the method scan may fail to find dependent nodes (missing nodes) or the signature calculation may throw an exception (missing signature for dependent nodes).</text:p>
      <text:p text:style-name="P1">7.3.4. Values</text:p>
      <text:p text:style-name="P1"/>
      <text:p text:style-name="P1">The habitual use of command-line parameters such as compilation flags lead to the creation of dependencies on values, and more specifically the configuration set values. The Task class attribute vars is used to control what values can enter in the signature calculation. In the following example, <text:soft-page-break/>the task created has no inputs and no outputs nodes, and only depends on the values.</text:p>
      <text:p text:style-name="P1"/>
      <text:p text:style-name="P1">from waflib.Task import Task</text:p>
      <text:p text:style-name="P1">class foo(Task): 1</text:p>
      <text:p text:style-name="P1"><text:s text:c="8"/>vars = ['FLAGS'] 2</text:p>
      <text:p text:style-name="P1"><text:s text:c="8"/>def run(self):</text:p>
      <text:p text:style-name="P1"><text:s text:c="16"/>print('the flags are %r' % self.env.FLAGS) 3</text:p>
      <text:p text:style-name="P1"/>
      <text:p text:style-name="P1">def options(ctx):</text:p>
      <text:p text:style-name="P1"><text:s text:c="8"/>ctx.add_option('--flags', default='-f', dest='flags', type='string')</text:p>
      <text:p text:style-name="P1"/>
      <text:p text:style-name="P1">def build(ctx):</text:p>
      <text:p text:style-name="P1"><text:s text:c="8"/>ctx.env.FLAGS = ctx.options.flags 4</text:p>
      <text:p text:style-name="P1"><text:s text:c="8"/>tsk = foo(env=ctx.env)</text:p>
      <text:p text:style-name="P1"><text:s text:c="8"/>ctx.add_to_group(tsk)</text:p>
      <text:p text:style-name="P1"/>
      <text:p text:style-name="P1">def configure(ctx):</text:p>
      <text:p text:style-name="P1"><text:s text:c="8"/>pass</text:p>
      <text:p text:style-name="P1">1<text:tab/> Create a task class named foo</text:p>
      <text:p text:style-name="P1">2<text:tab/> The task instances will be executed whenever self.env.FLAGS changes</text:p>
      <text:p text:style-name="P1">3<text:tab/> Print the value for debugging purposes</text:p>
      <text:p text:style-name="P1">4<text:tab/> Read the value from the command-line</text:p>
      <text:p text:style-name="P1">The execution will produce the following output:</text:p>
      <text:p text:style-name="P1"/>
      <text:p text:style-name="P1">$ waf --flags abcdef</text:p>
      <text:p text:style-name="P1">[1/1] foo:</text:p>
      <text:p text:style-name="P1">the flags are 'abcdef' 1</text:p>
      <text:p text:style-name="P1">'build' finished successfully (0.006s)</text:p>
      <text:p text:style-name="P1"/>
      <text:p text:style-name="P1">$ waf --flags abcdef 2</text:p>
      <text:p text:style-name="P1">'build' finished successfully (0.004s)</text:p>
      <text:p text:style-name="P1"/>
      <text:p text:style-name="P1">$ waf --flags abc</text:p>
      <text:p text:style-name="P1">[1/1] foo: 3</text:p>
      <text:p text:style-name="P1">the flags are 'abc'</text:p>
      <text:p text:style-name="P1">'build' finished successfully (0.006s)</text:p>
      <text:p text:style-name="P1">1<text:tab/> The task is executed on the first run</text:p>
      <text:p text:style-name="P1">2<text:tab/> The dependencies have not changed, so the task is not executed</text:p>
      <text:p text:style-name="P1">3<text:tab/> The flags have changed so the task is executed</text:p>
      <text:p text:style-name="P1">7.4. Task tuning</text:p>
      <text:p text:style-name="P1">7.4.1. Class access</text:p>
      <text:p text:style-name="P1"/>
      <text:p text:style-name="P1">When a task provides an attribute named run_str as in the following example:</text:p>
      <text:p text:style-name="P1"/>
      <text:p text:style-name="P1">def configure(ctx):</text:p>
      <text:p text:style-name="P1"><text:s text:c="8"/>ctx.env.COPY <text:s text:c="5"/>= '/bin/cp'</text:p>
      <text:p text:style-name="P1"><text:s text:c="8"/>ctx.env.COPYFLAGS = ['-f']</text:p>
      <text:p text:style-name="P1"/>
      <text:p text:style-name="P1">def build(ctx):</text:p>
      <text:p text:style-name="P1"><text:s text:c="8"/>from waflib.Task import Task</text:p>
      <text:p text:style-name="P1"><text:s text:c="8"/>class copy(Task):</text:p>
      <text:p text:style-name="P1"><text:s text:c="16"/>run_str = '${COPY} ${COPYFLAGS} ${SRC} ${TGT}'</text:p>
      <text:p text:style-name="P1"><text:soft-page-break/><text:s text:c="8"/>print(copy.vars)</text:p>
      <text:p text:style-name="P1"/>
      <text:p text:style-name="P1"><text:s text:c="8"/>tsk = copy(env=ctx.env)</text:p>
      <text:p text:style-name="P1"><text:s text:c="8"/>tsk.set_inputs(ctx.path.find_resource('wscript'))</text:p>
      <text:p text:style-name="P1"><text:s text:c="8"/>tsk.set_outputs(ctx.path.find_or_declare('b.out'))</text:p>
      <text:p text:style-name="P1"><text:s text:c="8"/>ctx.add_to_group(tsk)</text:p>
      <text:p text:style-name="P1">It is assumed that run_str represents a command-line, and that the variables in ${} such as COPYFLAGS represent variables to add to the dependencies. A metaclass processes run_str to obtain the method run (called to execute the task) and the variables in the attribute vars (merged with existing variables). The function created is displayed in the following output:</text:p>
      <text:p text:style-name="P1"/>
      <text:p text:style-name="P1">$ waf --zones=action</text:p>
      <text:p text:style-name="P1">13:36:49 action <text:s text:c="2"/>def f(tsk):</text:p>
      <text:p text:style-name="P1"><text:s text:c="8"/>env = tsk.env</text:p>
      <text:p text:style-name="P1"><text:s text:c="8"/>gen = tsk.generator</text:p>
      <text:p text:style-name="P1"><text:s text:c="8"/>bld = gen.bld</text:p>
      <text:p text:style-name="P1"><text:s text:c="8"/>wd = getattr(tsk, 'cwd', None)</text:p>
      <text:p text:style-name="P1"><text:s text:c="8"/>def to_list(xx):</text:p>
      <text:p text:style-name="P1"><text:s text:c="16"/>if isinstance(xx, str): return [xx]</text:p>
      <text:p text:style-name="P1"><text:s text:c="16"/>return xx</text:p>
      <text:p text:style-name="P1"><text:s text:c="8"/>lst = []</text:p>
      <text:p text:style-name="P1"><text:s text:c="8"/>lst.extend(to_list(env['COPY']))</text:p>
      <text:p text:style-name="P1"><text:s text:c="8"/>lst.extend(to_list(env['COPYFLAGS']))</text:p>
      <text:p text:style-name="P1"><text:s text:c="8"/>lst.extend([a.path_from(bld.bldnode) for a in tsk.inputs])</text:p>
      <text:p text:style-name="P1"><text:s text:c="8"/>lst.extend([a.path_from(bld.bldnode) for a in tsk.outputs])</text:p>
      <text:p text:style-name="P1"><text:s text:c="8"/>lst = [x for x in lst if x]</text:p>
      <text:p text:style-name="P1"><text:s text:c="8"/>return tsk.exec_command(lst, cwd=wd, env=env.env or None)</text:p>
      <text:p text:style-name="P1">[1/1] copy: wscript -&gt; build/b.out</text:p>
      <text:p text:style-name="P1">['COPY', 'COPYFLAGS']</text:p>
      <text:p text:style-name="P1">'build' finished successfully (0.007s)</text:p>
      <text:p text:style-name="P1">All subclasses of waflib.Task.TaskBase are stored on the module attribute waflib.Task.classes. Therefore, the copy task can be accessed by using:</text:p>
      <text:p text:style-name="P1"/>
      <text:p text:style-name="P1">from waflib import Task</text:p>
      <text:p text:style-name="P1">cls = Task.classes['copy']</text:p>
      <text:p text:style-name="P1">7.4.2. Scriptlet expressions</text:p>
      <text:p text:style-name="P1"/>
      <text:p text:style-name="P1">Although the run_str is aimed at configuration set variables, a few special cases are provided for convenience:</text:p>
      <text:p text:style-name="P1"/>
      <text:p text:style-name="P1">If the value starts by env, gen, bld or tsk, a method call will be made</text:p>
      <text:p text:style-name="P1"/>
      <text:p text:style-name="P1">If the value starts by SRC[n] or TGT[n], a method call to the input/output node n will be made</text:p>
      <text:p text:style-name="P1"/>
      <text:p text:style-name="P1">SRC represents the list of task inputs seen from the root of the build directory</text:p>
      <text:p text:style-name="P1"/>
      <text:p text:style-name="P1">TGT represents the list of task outputs seen from the root of the build directory</text:p>
      <text:p text:style-name="P1"/>
      <text:p text:style-name="P1">Here are a few examples:</text:p>
      <text:p text:style-name="P1"/>
      <text:p text:style-name="P1">${SRC[0].parent.abspath()} 1</text:p>
      <text:p text:style-name="P1">${bld.root.abspath()} 2</text:p>
      <text:p text:style-name="P1"><text:soft-page-break/>${tsk.uid()} 3</text:p>
      <text:p text:style-name="P1">${CPPPATH_ST:INCPATHS} 4</text:p>
      <text:p text:style-name="P1">1<text:tab/> Absolute path of the parent folder of the task first source file</text:p>
      <text:p text:style-name="P1">2<text:tab/> File system root</text:p>
      <text:p text:style-name="P1">3<text:tab/> Print the task unique identifier</text:p>
      <text:p text:style-name="P1">4<text:tab/> Perform a map replacement equivalent to [env.CPPPATH_ST % x for x in env.INCPATHS]</text:p>
      <text:p text:style-name="P1">7.4.3. Direct class modifications</text:p>
      <text:p text:style-name="P1"/>
      <text:p text:style-name="P1">Always execute</text:p>
      <text:p text:style-name="P1">The function waflib.Task.always_run is used to force a task to be executed whenever a build is performed. It sets a method runnable_status that always return RUN_ME.</text:p>
      <text:p text:style-name="P1"/>
      <text:p text:style-name="P1">def configure(ctx):</text:p>
      <text:p text:style-name="P1"><text:s text:c="4"/>pass</text:p>
      <text:p text:style-name="P1"/>
      <text:p text:style-name="P1">def build(ctx):</text:p>
      <text:p text:style-name="P1"><text:s text:c="4"/>from waflib import Task</text:p>
      <text:p text:style-name="P1"><text:s text:c="4"/>class copy(Task.Task):</text:p>
      <text:p text:style-name="P1"><text:s text:c="8"/>run_str = 'cp ${SRC} ${TGT}'</text:p>
      <text:p text:style-name="P1"><text:s text:c="4"/>copy = waflib.Task.always_run(copy)</text:p>
      <text:p text:style-name="P1"/>
      <text:p text:style-name="P1"><text:s text:c="4"/>tsk = copy(env=ctx.env)</text:p>
      <text:p text:style-name="P1"><text:s text:c="4"/>tsk.set_inputs(ctx.path.find_resource('wscript'))</text:p>
      <text:p text:style-name="P1"><text:s text:c="4"/>tsk.set_outputs(ctx.path.find_or_declare('b.out'))</text:p>
      <text:p text:style-name="P1"><text:s text:c="4"/>ctx.add_to_group(tsk)</text:p>
      <text:p text:style-name="P1">For convenience, rule-based task generators can declare the always attribute to achieve the same results:</text:p>
      <text:p text:style-name="P1"/>
      <text:p text:style-name="P1">def build(ctx):</text:p>
      <text:p text:style-name="P1"><text:s text:c="4"/>ctx(</text:p>
      <text:p text:style-name="P1"><text:s text:c="8"/>rule <text:s text:c="2"/>= 'echo hello',</text:p>
      <text:p text:style-name="P1"><text:s text:c="8"/>always = True</text:p>
      <text:p text:style-name="P1"><text:s text:c="4"/>)</text:p>
      <text:p text:style-name="P1">File hashes and dependencies</text:p>
      <text:p text:style-name="P1">Nodes created by tasks during the build inherit the signature of the task that created them. Tasks consuming such nodes as inputs will be executed whenever the first tasks are executed. This is usually a desirable behaviour, as the tasks will propagate the dependencies in a transitive manner.</text:p>
      <text:p text:style-name="P1"/>
      <text:p text:style-name="P1">In a few contexts though, there can be an excess of downstream rebuilds even if the output files content have not changed. This will also cause build files in the source directory to be rebuild whenever a new build is initiated (files in the source directory are hashed). The function waflib.Task.update_outputs is used to enable file hashes in task classes, it is used in the same way as waflib.Task.always_run.</text:p>
      <text:p text:style-name="P1"/>
      <text:p text:style-name="P1">For convenience, rule-based task generators can provide the update_outputs attribute to simplify the declaration:</text:p>
      <text:p text:style-name="P1"/>
      <text:p text:style-name="P1">def build(ctx):</text:p>
      <text:p text:style-name="P1"><text:s text:c="4"/>ctx(</text:p>
      <text:p text:style-name="P1"><text:s text:c="8"/>rule <text:s text:c="10"/>= 'touch ${TGT}',</text:p>
      <text:p text:style-name="P1"><text:s text:c="8"/>source <text:s text:c="8"/>= 'wscript',</text:p>
      <text:p text:style-name="P1"><text:s text:c="8"/>target <text:s text:c="8"/>= ctx.path.make_node('wscript2'),</text:p>
      <text:p text:style-name="P1"><text:soft-page-break/><text:s text:c="8"/>update_outputs = True</text:p>
      <text:p text:style-name="P1"><text:s text:c="4"/>)</text:p>
      <text:p text:style-name="P1"><text:s text:c="4"/>ctx(</text:p>
      <text:p text:style-name="P1"><text:s text:c="8"/>rule <text:s text:c="10"/>= 'cp ${SRC} ${TGT}',</text:p>
      <text:p text:style-name="P1"><text:s text:c="8"/>source <text:s text:c="8"/>= ctx.path.make_node('wscript2'),</text:p>
      <text:p text:style-name="P1"><text:s text:c="8"/>target <text:s text:c="8"/>= 'wscript3'</text:p>
      <text:p text:style-name="P1"><text:s text:c="4"/>)</text:p>
      <text:p text:style-name="P1">In this example, the file wscript2 is created in the source directory. The update_outputs keyword is therefore necessary to prevent unnecessary rebuilds. Additionally, wscript3 is rebuilt only when the contents of wscript2 change.</text:p>
      <text:p text:style-name="P1"/>
      <text:p text:style-name="P1">8. Task generators</text:p>
      <text:p text:style-name="P1"/>
      <text:p text:style-name="P1">8.1. Rule-based task generators (Make-like)</text:p>
      <text:p text:style-name="P1">This chapter illustrates the use of rule-based task generators for building simple targets.</text:p>
      <text:p text:style-name="P1"/>
      <text:p text:style-name="P1">8.1.1. Declaration and usage</text:p>
      <text:p text:style-name="P1"/>
      <text:p text:style-name="P1">Rule-based task generators are a particular category of task generators producing exactly one task.</text:p>
      <text:p text:style-name="P1"/>
      <text:p text:style-name="P1">The following example shows a task generator producing the file foobar.txt from the project file wscript by executing the command cp to perform a copy:</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 1</text:p>
      <text:p text:style-name="P1"><text:s text:c="16"/>rule <text:s text:c="2"/>= 'cp ${SRC} ${TGT}', 2</text:p>
      <text:p text:style-name="P1"><text:s text:c="16"/>source = 'wscript', 3</text:p>
      <text:p text:style-name="P1"><text:s text:c="16"/>target = 'foobar.txt', 4</text:p>
      <text:p text:style-name="P1"><text:s text:c="8"/>)</text:p>
      <text:p text:style-name="P1">1<text:tab/> To instantiate a new task generator, remember that all arguments have the form key=value</text:p>
      <text:p text:style-name="P1">2<text:tab/> The attribute rule represents the command to execute in a readable manner (more on this in the next chapters).</text:p>
      <text:p text:style-name="P1">3<text:tab/> Source files, either in a space-delimited string, or in a list of python strings</text:p>
      <text:p text:style-name="P1">4<text:tab/> Target files, either in a space-delimited string, or in a list of python strings</text:p>
      <text:p text:style-name="P1">Upon execution, the following output will be observed:</text:p>
      <text:p text:style-name="P1"/>
      <text:p text:style-name="P1">$ waf distclean configure build -v</text:p>
      <text:p text:style-name="P1">'distclean' finished successfully (0.000s)</text:p>
      <text:p text:style-name="P1">'configure' finished successfully (0.021s)</text:p>
      <text:p text:style-name="P1">Waf: Entering directory `/tmp/rules_simple/build'</text:p>
      <text:p text:style-name="P1">[1/1] foobar.txt: wscript -&gt; build/foobar.txt 1</text:p>
      <text:p text:style-name="P1">10:57:33 runner 'cp ../wscript foobar.txt' 2</text:p>
      <text:p text:style-name="P1">Waf: Leaving directory `/tmp/rules_simple/build'</text:p>
      <text:p text:style-name="P1">'build' finished successfully (0.016s)</text:p>
      <text:p text:style-name="P1"/>
      <text:p text:style-name="P1">$ tree</text:p>
      <text:p text:style-name="P1"><text:soft-page-break/>.</text:p>
      <text:p text:style-name="P1">|-- build</text:p>
      <text:p text:style-name="P1">| <text:s text:c="2"/>|-- c4che</text:p>
      <text:p text:style-name="P1">| <text:s text:c="2"/>| <text:s text:c="2"/>|-- build.config.py</text:p>
      <text:p text:style-name="P1">| <text:s text:c="2"/>| <text:s text:c="2"/>`-- _cache.py</text:p>
      <text:p text:style-name="P1">| <text:s text:c="2"/>|-- config.log</text:p>
      <text:p text:style-name="P1">| <text:s text:c="2"/>`-- foobar.txt</text:p>
      <text:p text:style-name="P1">`-- wscript</text:p>
      <text:p text:style-name="P1"/>
      <text:p text:style-name="P1">$ waf 3</text:p>
      <text:p text:style-name="P1">Waf: Entering directory `/tmp/rules_simple/build'</text:p>
      <text:p text:style-name="P1">Waf: Leaving directory `/tmp/rules_simple/build'</text:p>
      <text:p text:style-name="P1">'build' finished successfully (0.006s)</text:p>
      <text:p text:style-name="P1"/>
      <text:p text:style-name="P1">$ echo " " &gt;&gt; wscript 4</text:p>
      <text:p text:style-name="P1"/>
      <text:p text:style-name="P1">$ waf</text:p>
      <text:p text:style-name="P1">Waf: Entering directory `/tmp/rules_simple/build'</text:p>
      <text:p text:style-name="P1">[1/1] foobar.txt: wscript → build/foobar.txt 5</text:p>
      <text:p text:style-name="P1">Waf: Leaving directory `/tmp/rules_simple/build'</text:p>
      <text:p text:style-name="P1">'build' finished successfully (0.013s)</text:p>
      <text:p text:style-name="P1">1<text:tab/> In the first execution, the target is correctly created</text:p>
      <text:p text:style-name="P1">2<text:tab/> Command-lines are only displayed in verbose mode by using the option -v</text:p>
      <text:p text:style-name="P1">3<text:tab/> The target is up-to-date, so the task is not executed</text:p>
      <text:p text:style-name="P1">4<text:tab/> Modify the source file in place by appending a space character</text:p>
      <text:p text:style-name="P1">5<text:tab/> Since the source has changed, the target is created once again</text:p>
      <text:p text:style-name="P1">The string for the rule also enters in the dependency calculation. If the rule changes, then the task will be recompiled.</text:p>
      <text:p text:style-name="P1"/>
      <text:p text:style-name="P1">8.1.2. Rule functions</text:p>
      <text:p text:style-name="P1"/>
      <text:p text:style-name="P1">Rules may be given as expression strings or as python function. The function is assigned to the task class created:</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def run(task): 1</text:p>
      <text:p text:style-name="P1"><text:s text:c="16"/>src = task.inputs[0].abspath() 2</text:p>
      <text:p text:style-name="P1"><text:s text:c="16"/>tgt = task.outputs[0].abspath() 3</text:p>
      <text:p text:style-name="P1"><text:s text:c="16"/>cmd = 'cp %s %s' % (src, tgt)</text:p>
      <text:p text:style-name="P1"><text:s text:c="16"/>print(cmd)</text:p>
      <text:p text:style-name="P1"><text:s text:c="16"/>return task.exec_command(cmd) 4</text:p>
      <text:p text:style-name="P1"/>
      <text:p text:style-name="P1"><text:s text:c="8"/>bld(</text:p>
      <text:p text:style-name="P1"><text:s text:c="16"/>rule <text:s text:c="2"/>= run, 5</text:p>
      <text:p text:style-name="P1"><text:s text:c="16"/>source = 'wscript',</text:p>
      <text:p text:style-name="P1"><text:s text:c="16"/>target = 'same.txt',</text:p>
      <text:p text:style-name="P1"><text:soft-page-break/><text:s text:c="8"/>)</text:p>
      <text:p text:style-name="P1">1<text:tab/> Rule functions take the task instance as parameter.</text:p>
      <text:p text:style-name="P1">2<text:tab/> Sources and targets are represented internally as Node objects bound to the task instance.</text:p>
      <text:p text:style-name="P1">3<text:tab/> Commands are executed from the root of the build directory. Node methods such as bldpath ease the command line creation.</text:p>
      <text:p text:style-name="P1">4<text:tab/> The task class holds a wrapper around subprocess.Popen(…) to execute commands.</text:p>
      <text:p text:style-name="P1">5<text:tab/> Use a function instead of a string expression</text:p>
      <text:p text:style-name="P1">The execution trace will be similar to the following:</text:p>
      <text:p text:style-name="P1"/>
      <text:p text:style-name="P1">$ waf distclean configure build</text:p>
      <text:p text:style-name="P1">'distclean' finished successfully (0.001s)</text:p>
      <text:p text:style-name="P1">'configure' finished successfully (0.001s)</text:p>
      <text:p text:style-name="P1">Waf: Entering directory `/tmp/rule_function/out'</text:p>
      <text:p text:style-name="P1">[1/1] same.txt: wscript -&gt; out/same.txt</text:p>
      <text:p text:style-name="P1">cp /tmp/rule_function/wscript /tmp/rule_function/build/same.txt</text:p>
      <text:p text:style-name="P1">Waf: Leaving directory `/tmp/rule_function/out'</text:p>
      <text:p text:style-name="P1">'build' finished successfully (0.010s)</text:p>
      <text:p text:style-name="P1">The rule function must return a null value (0, None or False) to indicate success, and must generate the files corresponding to the outputs. The rule function is executed by threads internally so it is important to write thread-safe code (cannot search or create node objects).</text:p>
      <text:p text:style-name="P1"/>
      <text:p text:style-name="P1">Unlike string expressions, functions may execute several commands at once.</text:p>
      <text:p text:style-name="P1"/>
      <text:p text:style-name="P1">8.1.3. Shell usage</text:p>
      <text:p text:style-name="P1"/>
      <text:p text:style-name="P1">The attribute shell is used to enable the system shell for command execution. A few points are worth keeping in mind when declaring rule-based task generators:</text:p>
      <text:p text:style-name="P1"/>
      <text:p text:style-name="P1">The Waf tools do not use the shell for executing commands</text:p>
      <text:p text:style-name="P1"/>
      <text:p text:style-name="P1">The shell is used by default for user commands and custom task generators</text:p>
      <text:p text:style-name="P1"/>
      <text:p text:style-name="P1">String expressions containing the following symbols ‘&gt;’, ‘&lt;’ or ‘&amp;’ cannot be transformed into functions to execute commands without a shell, even if told to</text:p>
      <text:p text:style-name="P1"/>
      <text:p text:style-name="P1">In general, it is better to avoid the shell whenever possible to avoid quoting problems (paths having blank characters in the name for example)</text:p>
      <text:p text:style-name="P1"/>
      <text:p text:style-name="P1">The shell is creating a performance penalty which is more visible on win32 systems.</text:p>
      <text:p text:style-name="P1"/>
      <text:p text:style-name="P1">Here is an example:</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rule='cp ${SRC} ${TGT}', source='wscript', target='f1.txt', shell=False)</text:p>
      <text:p text:style-name="P1"><text:s text:c="8"/>bld(rule='cp ${SRC} ${TGT}', source='wscript', target='f2.txt', shell=True)</text:p>
      <text:p text:style-name="P1">Upon execution, the results will be similar to the following:</text:p>
      <text:p text:style-name="P1"><text:soft-page-break/></text:p>
      <text:p text:style-name="P1">$ waf distclean configure build --zones=runner,action</text:p>
      <text:p text:style-name="P1">'distclean' finished successfully (0.004s)</text:p>
      <text:p text:style-name="P1">'configure' finished successfully (0.001s)</text:p>
      <text:p text:style-name="P1">Waf: Entering directory `/tmp/rule/out'</text:p>
      <text:p text:style-name="P1">23:11:23 action 1</text:p>
      <text:p text:style-name="P1">def f(task):</text:p>
      <text:p text:style-name="P1"><text:s text:c="8"/>env = task.env</text:p>
      <text:p text:style-name="P1"><text:s text:c="8"/>wd = getattr(task, 'cwd', None)</text:p>
      <text:p text:style-name="P1"><text:s text:c="8"/>def to_list(xx):</text:p>
      <text:p text:style-name="P1"><text:s text:c="16"/>if isinstance(xx, str): return [xx]</text:p>
      <text:p text:style-name="P1"><text:s text:c="16"/>return xx</text:p>
      <text:p text:style-name="P1"><text:s text:c="8"/>lst = []</text:p>
      <text:p text:style-name="P1"><text:s text:c="8"/>lst.extend(['cp'])</text:p>
      <text:p text:style-name="P1"><text:s text:c="8"/>lst.extend([a.srcpath(env) for a in task.inputs])</text:p>
      <text:p text:style-name="P1"><text:s text:c="8"/>lst.extend([a.bldpath(env) for a in task.outputs])</text:p>
      <text:p text:style-name="P1"><text:s text:c="8"/>lst = [x for x in lst if x]</text:p>
      <text:p text:style-name="P1"><text:s text:c="8"/>return task.exec_command(lst, cwd=wd)</text:p>
      <text:p text:style-name="P1"/>
      <text:p text:style-name="P1">23:11:23 action</text:p>
      <text:p text:style-name="P1">def f(task):</text:p>
      <text:p text:style-name="P1"><text:s text:c="8"/>env = task.env</text:p>
      <text:p text:style-name="P1"><text:s text:c="8"/>wd = getattr(task, 'cwd', None)</text:p>
      <text:p text:style-name="P1"><text:s text:c="8"/>p = env.get_flat</text:p>
      <text:p text:style-name="P1"><text:s text:c="8"/>cmd = ''' cp %s %s ''' % (" ".join([a.srcpath(env) for a in task.inputs]), 2</text:p>
      <text:p text:style-name="P1"><text:s text:c="16"/>" ".join([a.bldpath(env) for a in task.outputs]))</text:p>
      <text:p text:style-name="P1"><text:s text:c="8"/>return task.exec_command(cmd, cwd=wd)</text:p>
      <text:p text:style-name="P1"/>
      <text:p text:style-name="P1">[1/2] f1.txt: wscript -&gt; out/f1.txt</text:p>
      <text:p text:style-name="P1">23:11:23 runner system command -&gt; ['cp', '../wscript', 'f1.txt'] 3</text:p>
      <text:p text:style-name="P1">[2/2] f2.txt: wscript -&gt; out/f2.txt</text:p>
      <text:p text:style-name="P1">23:11:23 runner system command -&gt; <text:s/>cp ../wscript f2.txt</text:p>
      <text:p text:style-name="P1">Waf: Leaving directory `/tmp/rule/out'</text:p>
      <text:p text:style-name="P1">'build' finished successfully (0.017s)</text:p>
      <text:p text:style-name="P1">1<text:tab/> String expressions are converted to functions (here, without the shell).</text:p>
      <text:p text:style-name="P1">2<text:tab/> Command execution by the shell. Notice the heavy use of string concatenation.</text:p>
      <text:p text:style-name="P1">3<text:tab/> Commands to execute are displayed by calling waf --zones=runner. When called without the shell, the arguments are displayed as a list.</text:p>
      <text:p text:style-name="P1">Note<text:tab/>For performance and maintainability, try avoiding the shell whenever possible</text:p>
      <text:p text:style-name="P1">8.1.4. Inputs and outputs</text:p>
      <text:p text:style-name="P1"/>
      <text:p text:style-name="P1">Source and target arguments are optional for make-like task generators, and may point at one or several files at once. Here are a few examples:</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 1</text:p>
      <text:p text:style-name="P1"><text:soft-page-break/><text:s text:c="16"/>rule <text:s text:c="2"/>= 'cp ${SRC} ${TGT[0].abspath()} &amp;&amp; cp ${SRC} ${TGT[1].abspath()}',</text:p>
      <text:p text:style-name="P1"><text:s text:c="16"/>source = 'wscript',</text:p>
      <text:p text:style-name="P1"><text:s text:c="16"/>target = 'f1.txt f2.txt',</text:p>
      <text:p text:style-name="P1"><text:s text:c="16"/>shell <text:s/>= True</text:p>
      <text:p text:style-name="P1"><text:s text:c="8"/>)</text:p>
      <text:p text:style-name="P1"/>
      <text:p text:style-name="P1"><text:s text:c="8"/>bld( 2</text:p>
      <text:p text:style-name="P1"><text:s text:c="16"/>source = 'wscript',</text:p>
      <text:p text:style-name="P1"><text:s text:c="16"/>rule <text:s text:c="2"/>= 'echo ${SRC}'</text:p>
      <text:p text:style-name="P1"><text:s text:c="8"/>)</text:p>
      <text:p text:style-name="P1"/>
      <text:p text:style-name="P1"><text:s text:c="8"/>bld( 3</text:p>
      <text:p text:style-name="P1"><text:s text:c="16"/>target = 'test.k3',</text:p>
      <text:p text:style-name="P1"><text:s text:c="16"/>rule <text:s text:c="2"/>= 'echo "test" &gt; ${TGT}',</text:p>
      <text:p text:style-name="P1"><text:s text:c="8"/>)</text:p>
      <text:p text:style-name="P1"/>
      <text:p text:style-name="P1"><text:s text:c="8"/>bld( 4</text:p>
      <text:p text:style-name="P1"><text:s text:c="16"/>rule <text:s text:c="2"/>= 'echo 1337'</text:p>
      <text:p text:style-name="P1"><text:s text:c="8"/>)</text:p>
      <text:p text:style-name="P1"/>
      <text:p text:style-name="P1"><text:s text:c="8"/>bld( 5</text:p>
      <text:p text:style-name="P1"><text:s text:c="16"/>rule <text:s text:c="2"/>= "echo 'task always run'",</text:p>
      <text:p text:style-name="P1"><text:s text:c="16"/>always = True</text:p>
      <text:p text:style-name="P1"><text:s text:c="8"/>)</text:p>
      <text:p text:style-name="P1">1<text:tab/> Generate two files whenever the input or the rule change. Likewise, a rule-based task generator may have multiple input files.</text:p>
      <text:p text:style-name="P1">2<text:tab/> The command is executed whenever the input or the rule change. There are no declared outputs.</text:p>
      <text:p text:style-name="P1">3<text:tab/> No input, the command is executed whenever it changes</text:p>
      <text:p text:style-name="P1">4<text:tab/> No input and no output, the command is executed only when the string expression changes</text:p>
      <text:p text:style-name="P1">5<text:tab/> No input and no output, the command is executed each time the build is called</text:p>
      <text:p text:style-name="P1">For the record, here is the output of the build:</text:p>
      <text:p text:style-name="P1"/>
      <text:p text:style-name="P1">$ waf distclean configure build</text:p>
      <text:p text:style-name="P1">'distclean' finished successfully (0.002s)</text:p>
      <text:p text:style-name="P1">'configure' finished successfully (0.093s)</text:p>
      <text:p text:style-name="P1">Waf: Entering directory `/tmp/rule/out'</text:p>
      <text:p text:style-name="P1">[1/5] echo 1337:</text:p>
      <text:p text:style-name="P1">1337</text:p>
      <text:p text:style-name="P1">[2/5] echo 'task always run':</text:p>
      <text:p text:style-name="P1">[3/5] echo ${SRC}: wscript</text:p>
      <text:p text:style-name="P1">../wscript</text:p>
      <text:p text:style-name="P1">[4/5] f1.txt f2.txt: wscript -&gt; out/f1.txt out/f2.txt</text:p>
      <text:p text:style-name="P1">task always run</text:p>
      <text:p text:style-name="P1">[5/5] test.k3: <text:s/>-&gt; out/test.k3</text:p>
      <text:p text:style-name="P1">Waf: Leaving directory `/tmp/rule/out'</text:p>
      <text:p text:style-name="P1">'build' finished successfully (0.049s)</text:p>
      <text:p text:style-name="P1"/>
      <text:p text:style-name="P1">$ waf</text:p>
      <text:p text:style-name="P1">Waf: Entering directory `/tmp/rule/out'</text:p>
      <text:p text:style-name="P1">[2/5] echo 'task always run':</text:p>
      <text:p text:style-name="P1">task always run</text:p>
      <text:p text:style-name="P1"><text:soft-page-break/>Waf: Leaving directory `/tmp/rule/out'</text:p>
      <text:p text:style-name="P1">'build' finished successfully (0.014s)</text:p>
      <text:p text:style-name="P1">8.1.5. Dependencies on file contents</text:p>
      <text:p text:style-name="P1"/>
      <text:p text:style-name="P1">As a second example, we will create a file named r1.txt from the current date. It will be updated each time the build is executed. A second file named r2.txt will be created from r1.txt.</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text:p>
      <text:p text:style-name="P1"><text:s text:c="16"/>name <text:s text:c="2"/>= 'r1', 1</text:p>
      <text:p text:style-name="P1"><text:s text:c="16"/>target = 'r1.txt',</text:p>
      <text:p text:style-name="P1"><text:s text:c="16"/>rule <text:s text:c="2"/>= '(date &gt; ${TGT}) &amp;&amp; cat ${TGT}', 2</text:p>
      <text:p text:style-name="P1"><text:s text:c="16"/>always = True, 3</text:p>
      <text:p text:style-name="P1"><text:s text:c="8"/>)</text:p>
      <text:p text:style-name="P1"/>
      <text:p text:style-name="P1"><text:s text:c="8"/>bld(</text:p>
      <text:p text:style-name="P1"><text:s text:c="16"/>name <text:s text:c="2"/>= 'r2', 4</text:p>
      <text:p text:style-name="P1"><text:s text:c="16"/>target = 'r2.txt',</text:p>
      <text:p text:style-name="P1"><text:s text:c="16"/>rule <text:s text:c="2"/>= 'cp ${SRC} ${TGT}',</text:p>
      <text:p text:style-name="P1"><text:s text:c="16"/>source = 'r1.txt', 5</text:p>
      <text:p text:style-name="P1"><text:s text:c="16"/>after <text:s/>= 'r1', 6</text:p>
      <text:p text:style-name="P1"><text:s text:c="8"/>)</text:p>
      <text:p text:style-name="P1">1<text:tab/> Give the task generator a name, it will create a task class of the same name to execute the command</text:p>
      <text:p text:style-name="P1">2<text:tab/> Create r1.txt with the date</text:p>
      <text:p text:style-name="P1">3<text:tab/> There is no source file to depend on and the rule never changes. The task is then set to be executed each time the build is started by using the attribute always</text:p>
      <text:p text:style-name="P1">4<text:tab/> If no name is provided, the rule is used as a name for the task class</text:p>
      <text:p text:style-name="P1">5<text:tab/> Use r1.txt as a source for r2.txt. Since r1.txt was declared before, the dependency will be added automatically (r2.txt will be re-created whenever r1.txt changes)</text:p>
      <text:p text:style-name="P1">6<text:tab/> Set the command generating r2.txt to be executed after the command generating r1.txt. The attribute after references task class names, not task generators. Here it will work because rule-based task generator tasks inherit the name attribute</text:p>
      <text:p text:style-name="P1">The execution output will be the following:</text:p>
      <text:p text:style-name="P1"/>
      <text:p text:style-name="P1">$ waf distclean configure build -v</text:p>
      <text:p text:style-name="P1">'distclean' finished successfully (0.003s)</text:p>
      <text:p text:style-name="P1">'configure' finished successfully (0.001s)</text:p>
      <text:p text:style-name="P1">Waf: Entering directory `/tmp/rule/out'</text:p>
      <text:p text:style-name="P1">[1/2] r1: <text:s/>-&gt; out/r1.txt</text:p>
      <text:p text:style-name="P1">16:44:39 runner system command -&gt; <text:s/>(date &gt; r1.txt) &amp;&amp; cat r1.txt</text:p>
      <text:p text:style-name="P1">dom ene 31 16:44:39 CET 2010</text:p>
      <text:p text:style-name="P1">[2/2] r2: out/r1.txt -&gt; out/r2.txt</text:p>
      <text:p text:style-name="P1">16:44:39 runner system command -&gt; <text:s/>cp r1.txt r2.txt</text:p>
      <text:p text:style-name="P1">Waf: Leaving directory `/tmp/rule/out'</text:p>
      <text:p text:style-name="P1">'build' finished successfully (0.021s)</text:p>
      <text:p text:style-name="P1"><text:soft-page-break/></text:p>
      <text:p text:style-name="P1">$ waf -v</text:p>
      <text:p text:style-name="P1">Waf: Entering directory `/tmp/rule/out'</text:p>
      <text:p text:style-name="P1">[1/2] r1: <text:s/>-&gt; out/r1.txt</text:p>
      <text:p text:style-name="P1">16:44:41 runner system command -&gt; <text:s/>(date &gt; r1.txt) &amp;&amp; cat r1.txt</text:p>
      <text:p text:style-name="P1">dom ene 31 16:44:41 CET 2010</text:p>
      <text:p text:style-name="P1">Waf: Leaving directory `/tmp/rule/out'</text:p>
      <text:p text:style-name="P1">'build' finished successfully (0.016s)</text:p>
      <text:p text:style-name="P1">Although r2 depends on r1.txt, r2 was not executed in the second build. As a matter of fact, the signature of the task r1 has not changed, and r1 was only set to be executed each time, regardless of its signature. Since the signature of the r1.txt does not change, the signature of r2 will not change either, and r2.txt is considered up-to-date.</text:p>
      <text:p text:style-name="P1"/>
      <text:p text:style-name="P1">We will now illustrate how to make certain that the outputs reflect the file contents and trigger the rebuild for dependent tasks by enabling the attribute update_outputs:</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text:p>
      <text:p text:style-name="P1"><text:s text:c="16"/>name <text:s text:c="2"/>= 'r1',</text:p>
      <text:p text:style-name="P1"><text:s text:c="16"/>target = 'r1.txt',</text:p>
      <text:p text:style-name="P1"><text:s text:c="16"/>rule <text:s text:c="2"/>= '(date &gt; ${TGT}) &amp;&amp; cat ${TGT}',</text:p>
      <text:p text:style-name="P1"><text:s text:c="16"/>always = True,</text:p>
      <text:p text:style-name="P1"><text:s text:c="16"/>update_outputs = True,</text:p>
      <text:p text:style-name="P1"><text:s text:c="8"/>)</text:p>
      <text:p text:style-name="P1"/>
      <text:p text:style-name="P1"><text:s text:c="8"/>bld(</text:p>
      <text:p text:style-name="P1"><text:s text:c="16"/>target = 'r2.txt',</text:p>
      <text:p text:style-name="P1"><text:s text:c="16"/>rule <text:s text:c="2"/>= 'cp ${SRC} ${TGT}',</text:p>
      <text:p text:style-name="P1"><text:s text:c="16"/>source = 'r1.txt',</text:p>
      <text:p text:style-name="P1"><text:s text:c="16"/>after <text:s/>= 'r1',</text:p>
      <text:p text:style-name="P1"><text:s text:c="8"/>)</text:p>
      <text:p text:style-name="P1">Here r2.txt will be re-created each time:</text:p>
      <text:p text:style-name="P1"/>
      <text:p text:style-name="P1">$ waf distclean configure build -v</text:p>
      <text:p text:style-name="P1">'distclean' finished successfully (0.003s)</text:p>
      <text:p text:style-name="P1">'configure' finished successfully (0.001s)</text:p>
      <text:p text:style-name="P1">Waf: Entering directory `/tmp/rule/out'</text:p>
      <text:p text:style-name="P1">[1/2] r1: <text:s/>-&gt; out/r1.txt</text:p>
      <text:p text:style-name="P1">16:59:49 runner system command -&gt; <text:s/>(date &gt; r1.txt) &amp;&amp; cat r1.txt 1</text:p>
      <text:p text:style-name="P1">dom ene 31 16:59:49 CET 2010 2</text:p>
      <text:p text:style-name="P1">[2/2] r2: out/r1.txt -&gt; out/r2.txt</text:p>
      <text:p text:style-name="P1">16:59:49 runner system command -&gt; <text:s/>cp r1.txt r2.txt</text:p>
      <text:p text:style-name="P1">Waf: Leaving directory `/tmp/rule/out'</text:p>
      <text:p text:style-name="P1">'build' finished successfully (0.020s)</text:p>
      <text:p text:style-name="P1"/>
      <text:p text:style-name="P1">$ waf -v</text:p>
      <text:p text:style-name="P1"><text:soft-page-break/>Waf: Entering directory `/tmp/rule/out'</text:p>
      <text:p text:style-name="P1">[1/2] r1: <text:s/>-&gt; out/r1.txt</text:p>
      <text:p text:style-name="P1">16:59:49 runner system command -&gt; <text:s/>(date &gt; r1.txt) &amp;&amp; cat r1.txt</text:p>
      <text:p text:style-name="P1">dom ene 31 16:59:49 CET 2010 3</text:p>
      <text:p text:style-name="P1">Waf: Leaving directory `/tmp/rule/out'</text:p>
      <text:p text:style-name="P1">'build' finished successfully (0.016s)</text:p>
      <text:p text:style-name="P1"/>
      <text:p text:style-name="P1">$ waf -v</text:p>
      <text:p text:style-name="P1">Waf: Entering directory `/tmp/rule/out'</text:p>
      <text:p text:style-name="P1">[1/2] r1: <text:s/>-&gt; out/r1.txt</text:p>
      <text:p text:style-name="P1">16:59:53 runner system command -&gt; <text:s/>(date &gt; r1.txt) &amp;&amp; cat r1.txt</text:p>
      <text:p text:style-name="P1">dom ene 31 16:59:53 CET 2010 4</text:p>
      <text:p text:style-name="P1">[2/2] r2: out/r1.txt -&gt; out/r2.txt</text:p>
      <text:p text:style-name="P1">16:59:53 runner system command -&gt; <text:s/>cp r1.txt r2.txt</text:p>
      <text:p text:style-name="P1">Waf: Leaving directory `/tmp/rule/out'</text:p>
      <text:p text:style-name="P1">'build' finished successfully (0.022s)</text:p>
      <text:p text:style-name="P1">1<text:tab/> Start with a clean build, both r1.txt and r2.txt are created</text:p>
      <text:p text:style-name="P1">2<text:tab/> Notice the date and time</text:p>
      <text:p text:style-name="P1">3<text:tab/> The second build was executed at the same date and time, so r1.txt has not changed, therefore r2.txt is up to date</text:p>
      <text:p text:style-name="P1">4<text:tab/> The third build is executed at another date and time. Since r1.txt has changed, r2.txt is created once again</text:p>
      <text:p text:style-name="P1">8.2. Name and extension-based file processing</text:p>
      <text:p text:style-name="P1">Transformations may be performed automatically based on the file name or on the extension.</text:p>
      <text:p text:style-name="P1"/>
      <text:p text:style-name="P1">8.2.1. Refactoring repeated rule-based task generators into implicit rules</text:p>
      <text:p text:style-name="P1"/>
      <text:p text:style-name="P1">The explicit rules described in the previous chapter become limited for processing several files of the same kind. The following code may lead to unmaintainable scripts and to slow builds (for loop):</text:p>
      <text:p text:style-name="P1"/>
      <text:p text:style-name="P1">def build(bld):</text:p>
      <text:p text:style-name="P1"><text:s text:c="8"/>for x in 'a.lua b.lua c.lua'.split():</text:p>
      <text:p text:style-name="P1"><text:s text:c="16"/>y = x.replace('.lua', '.luac')</text:p>
      <text:p text:style-name="P1"><text:s text:c="16"/>bld(source=x, target=y, rule='${LUAC} -s -o ${TGT} ${SRC}')</text:p>
      <text:p text:style-name="P1"><text:s text:c="16"/>bld.install_files('${LUADIR}', x)</text:p>
      <text:p text:style-name="P1">Rather, the rule should be removed from the user script, like this:</text:p>
      <text:p text:style-name="P1"/>
      <text:p text:style-name="P1">def build(bld):</text:p>
      <text:p text:style-name="P1"><text:s text:c="8"/>bld(source='a.lua b.lua c.lua')</text:p>
      <text:p text:style-name="P1">The equivalent logic may then be provided by using the following code. It may be located in either the same wscript, or in a waf tool:</text:p>
      <text:p text:style-name="P1"/>
      <text:p text:style-name="P1">from waflib import TaskGen</text:p>
      <text:p text:style-name="P1">TaskGen.declare_chain(</text:p>
      <text:p text:style-name="P1"><text:s text:c="8"/>name <text:s text:c="8"/>= 'luac', 1</text:p>
      <text:p text:style-name="P1"><text:s text:c="8"/>rule <text:s text:c="8"/>= '${LUAC} -s -o ${TGT} ${SRC}', 2</text:p>
      <text:p text:style-name="P1"><text:s text:c="8"/>shell <text:s text:c="7"/>= False,</text:p>
      <text:p text:style-name="P1"><text:s text:c="8"/>ext_in <text:s text:c="6"/>= '.lua', 3</text:p>
      <text:p text:style-name="P1"><text:s text:c="8"/>ext_out <text:s text:c="5"/>= '.luac', 4</text:p>
      <text:p text:style-name="P1"><text:s text:c="8"/>reentrant <text:s text:c="3"/>= False, 5</text:p>
      <text:p text:style-name="P1"><text:s text:c="8"/>install_path = '${LUADIR}', 6</text:p>
      <text:p text:style-name="P1">)</text:p>
      <text:p text:style-name="P1"><text:soft-page-break/>1<text:tab/> The name for the corresponding task class to use</text:p>
      <text:p text:style-name="P1">2<text:tab/> The rule is the same as for any rule-based task generator</text:p>
      <text:p text:style-name="P1">3<text:tab/> Input file, processed by extension</text:p>
      <text:p text:style-name="P1">4<text:tab/> Output files extensions separated by spaces. In this case there is only one output file</text:p>
      <text:p text:style-name="P1">5<text:tab/> The reentrant attribute is used to add the output files as source again, for processing by another implicit rule</text:p>
      <text:p text:style-name="P1">6<text:tab/> String representing the installation path for the output files, similar to the destination path from bld.install_files. To disable installation, set it to False.</text:p>
      <text:p text:style-name="P1">8.2.2. Chaining more than one command</text:p>
      <text:p text:style-name="P1"/>
      <text:p text:style-name="P1">Now consider the long chain uh.in → uh.a → uh.b → uh.c. The following implicit rules demonstrate how to generate the files while maintaining a minimal user script:</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source='uh.in')</text:p>
      <text:p text:style-name="P1"/>
      <text:p text:style-name="P1">from waflib import TaskGen</text:p>
      <text:p text:style-name="P1">TaskGen.declare_chain(name='a', rule='cp ${SRC} ${TGT}', ext_in='.in', ext_out='.a',)</text:p>
      <text:p text:style-name="P1">TaskGen.declare_chain(name='b', rule='cp ${SRC} ${TGT}', ext_in='.a', <text:s/>ext_out='.b',)</text:p>
      <text:p text:style-name="P1">TaskGen.declare_chain(name='c', rule='cp ${SRC} ${TGT}', ext_in='.b', <text:s/>ext_out='.c', reentrant = False)</text:p>
      <text:p text:style-name="P1">During the build phase, the correct compilation order is computed based on the extensions given:</text:p>
      <text:p text:style-name="P1"/>
      <text:p text:style-name="P1">$ waf distclean configure build</text:p>
      <text:p text:style-name="P1">'distclean' finished successfully (0.000s)</text:p>
      <text:p text:style-name="P1">'configure' finished successfully (0.090s)</text:p>
      <text:p text:style-name="P1">Waf: Entering directory `/comp/waf/demos/simple_scenarios/chaining/build'</text:p>
      <text:p text:style-name="P1">[1/3] a: uh.in -&gt; build/uh.a</text:p>
      <text:p text:style-name="P1">[2/3] b: build/uh.a -&gt; build/uh.b</text:p>
      <text:p text:style-name="P1">[3/3] c: build/uh.b -&gt; build/uh.c</text:p>
      <text:p text:style-name="P1">Waf: Leaving directory `/comp/waf/demos/simple_scenarios/chaining/build'</text:p>
      <text:p text:style-name="P1">'build' finished successfully (0.034s)</text:p>
      <text:p text:style-name="P1">8.2.3. Scanner methods</text:p>
      <text:p text:style-name="P1"/>
      <text:p text:style-name="P1">Because transformation chains rely on implicit transformations, it may be desirable to hide some files from the list of sources. Or, some dependencies may be produced conditionally and may not be known in advance. A scanner method is a kind of callback used to find additional dependencies just before the target is generated. For illustration purposes, let us start with an empty project containing three files: the wscript, ch.in and ch.dep</text:p>
      <text:p text:style-name="P1"/>
      <text:p text:style-name="P1">$ cd /tmp/smallproject</text:p>
      <text:p text:style-name="P1"/>
      <text:p text:style-name="P1">$ tree</text:p>
      <text:p text:style-name="P1">.</text:p>
      <text:p text:style-name="P1">|-- ch.dep</text:p>
      <text:p text:style-name="P1">|-- ch.in</text:p>
      <text:p text:style-name="P1"><text:soft-page-break/>`-- wscript</text:p>
      <text:p text:style-name="P1">The build will create a copy of ch.in called ch.out. Also, ch.out must be rebuild whenever ch.dep changes. This corresponds more or less to the following Makefile:</text:p>
      <text:p text:style-name="P1"/>
      <text:p text:style-name="P1">ch.out: ch.in ch.dep</text:p>
      <text:p text:style-name="P1"><text:s text:c="8"/>cp ch.in ch.out</text:p>
      <text:p text:style-name="P1">The user script should only contain the following code:</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source = 'ch.in')</text:p>
      <text:p text:style-name="P1">The code below is independent from the user scripts and may be located in a Waf tool.</text:p>
      <text:p text:style-name="P1"/>
      <text:p text:style-name="P1">def scan_meth(task): 1</text:p>
      <text:p text:style-name="P1"><text:s text:c="8"/>node = task.inputs[0]</text:p>
      <text:p text:style-name="P1"><text:s text:c="8"/>dep = node.parent.find_resource(node.name.replace('.in', '.dep')) 2</text:p>
      <text:p text:style-name="P1"><text:s text:c="8"/>if not dep:</text:p>
      <text:p text:style-name="P1"><text:s text:c="16"/>raise ValueError("Could not find the .dep file for %r" % node)</text:p>
      <text:p text:style-name="P1"><text:s text:c="8"/>return ([dep], []) 3</text:p>
      <text:p text:style-name="P1"/>
      <text:p text:style-name="P1">from waflib import TaskGen</text:p>
      <text:p text:style-name="P1">TaskGen.declare_chain(</text:p>
      <text:p text:style-name="P1"><text:s text:c="8"/>name <text:s text:c="5"/>= 'copy',</text:p>
      <text:p text:style-name="P1"><text:s text:c="8"/>rule <text:s text:c="5"/>= 'cp ${SRC} ${TGT}',</text:p>
      <text:p text:style-name="P1"><text:s text:c="8"/>ext_in <text:s text:c="3"/>= '.in',</text:p>
      <text:p text:style-name="P1"><text:s text:c="8"/>ext_out <text:s text:c="2"/>= '.out',</text:p>
      <text:p text:style-name="P1"><text:s text:c="8"/>reentrant = False,</text:p>
      <text:p text:style-name="P1"><text:s text:c="8"/>scan <text:s text:c="5"/>= scan_meth, 4</text:p>
      <text:p text:style-name="P1">)</text:p>
      <text:p text:style-name="P1">1<text:tab/> The scanner method accepts a task object as input (not a task generator)</text:p>
      <text:p text:style-name="P1">2<text:tab/> Use node methods to locate the dependency (and raise an error if it cannot be found)</text:p>
      <text:p text:style-name="P1">3<text:tab/> Scanner methods return a tuple containing two lists. The first list contains the list of node objects to depend on. The second list contains private data such as debugging information. The results are cached between build calls so the contents must be serializable.</text:p>
      <text:p text:style-name="P1">4<text:tab/> Add the scanner method to chain declaration</text:p>
      <text:p text:style-name="P1">The execution trace will be the following:</text:p>
      <text:p text:style-name="P1"/>
      <text:p text:style-name="P1">$ echo 1 &gt; ch.in</text:p>
      <text:p text:style-name="P1">$ echo 1 &gt; ch.dep 1</text:p>
      <text:p text:style-name="P1"/>
      <text:p text:style-name="P1">$ waf distclean configure build</text:p>
      <text:p text:style-name="P1">'distclean' finished successfully (0.001s)</text:p>
      <text:p text:style-name="P1">'configure' finished successfully (0.001s)</text:p>
      <text:p text:style-name="P1">Waf: Entering directory `/tmp/smallproject/build'</text:p>
      <text:p text:style-name="P1">[1/1] copy: ch.in -&gt; build/ch.out 2</text:p>
      <text:p text:style-name="P1">Waf: Leaving directory `/tmp/smallproject/build'</text:p>
      <text:p text:style-name="P1">'build' finished successfully (0.010s)</text:p>
      <text:p text:style-name="P1"><text:soft-page-break/></text:p>
      <text:p text:style-name="P1">$ waf</text:p>
      <text:p text:style-name="P1">Waf: Entering directory `/tmp/smallproject/build'</text:p>
      <text:p text:style-name="P1">Waf: Leaving directory `/tmp/smallproject/build'</text:p>
      <text:p text:style-name="P1">'build' finished successfully (0.005s) 3</text:p>
      <text:p text:style-name="P1"/>
      <text:p text:style-name="P1">$ echo 2 &gt; ch.dep 4</text:p>
      <text:p text:style-name="P1"/>
      <text:p text:style-name="P1">$ waf</text:p>
      <text:p text:style-name="P1">Waf: Entering directory `/tmp/smallproject/build'</text:p>
      <text:p text:style-name="P1">[1/1] copy: ch.in -&gt; build/ch.out 5</text:p>
      <text:p text:style-name="P1">Waf: Leaving directory `/tmp/smallproject/build'</text:p>
      <text:p text:style-name="P1">'build' finished successfully (0.012s)</text:p>
      <text:p text:style-name="P1">1<text:tab/> Initialize the file contents of ch.in and ch.dep</text:p>
      <text:p text:style-name="P1">2<text:tab/> Execute a first clean build. The file ch.out is produced</text:p>
      <text:p text:style-name="P1">3<text:tab/> The target ch.out is up-to-date because nothing has changed</text:p>
      <text:p text:style-name="P1">4<text:tab/> Change the contents of ch.dep</text:p>
      <text:p text:style-name="P1">5<text:tab/> The dependency has changed, so the target is rebuilt</text:p>
      <text:p text:style-name="P1">Here are a few important points about scanner methods:</text:p>
      <text:p text:style-name="P1"/>
      <text:p text:style-name="P1">they are executed only when the target is not up-to-date.</text:p>
      <text:p text:style-name="P1"/>
      <text:p text:style-name="P1">they may not modify the task object or the contents of the configuration set task.env</text:p>
      <text:p text:style-name="P1"/>
      <text:p text:style-name="P1">they are executed in a single main thread to avoid concurrency issues</text:p>
      <text:p text:style-name="P1"/>
      <text:p text:style-name="P1">the results of the scanner (tuple of two lists) are re-used between build executions (and it is possible to access programatically those results)</text:p>
      <text:p text:style-name="P1"/>
      <text:p text:style-name="P1">the make-like rules also accept a scan argument (scanner methods are bound to the task rather than the task generators)</text:p>
      <text:p text:style-name="P1"/>
      <text:p text:style-name="P1">they are used by Waf internally for c/c++ support, to add dependencies dynamically on the header files (.c → .h)</text:p>
      <text:p text:style-name="P1"/>
      <text:p text:style-name="P1">8.2.4. Extension callbacks</text:p>
      <text:p text:style-name="P1"/>
      <text:p text:style-name="P1">In the chain declaration from the previous sections, the attribute reentrant was described to control if the generated files are to be processed or not. There are cases however where one of the two generated files must be declared (because it will be used as a dependency) but where it cannot be considered as a source file in itself (like a header in c/c\++). Now consider the following two chains (uh.in → uh.a1 + uh.a2) and (uh.a1 → uh.b) in the following example:</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obj = bld(source='uh.in')</text:p>
      <text:p text:style-name="P1"/>
      <text:p text:style-name="P1"><text:soft-page-break/>from waflib import TaskGen</text:p>
      <text:p text:style-name="P1">TaskGen.declare_chain(</text:p>
      <text:p text:style-name="P1"><text:s text:c="8"/>name <text:s text:c="5"/>= 'a',</text:p>
      <text:p text:style-name="P1"><text:s text:c="8"/>rule <text:s text:c="5"/>= 'cp ${SRC} ${TGT}',</text:p>
      <text:p text:style-name="P1"><text:s text:c="8"/>ext_in <text:s text:c="3"/>= '.in',</text:p>
      <text:p text:style-name="P1"><text:s text:c="8"/>ext_out <text:s text:c="2"/>= ['.a1', '.a2'],</text:p>
      <text:p text:style-name="P1"><text:s text:c="8"/>reentrant = True,</text:p>
      <text:p text:style-name="P1">)</text:p>
      <text:p text:style-name="P1"/>
      <text:p text:style-name="P1">TaskGen.declare_chain(</text:p>
      <text:p text:style-name="P1"><text:s text:c="8"/>name <text:s text:c="5"/>= 'b',</text:p>
      <text:p text:style-name="P1"><text:s text:c="8"/>rule <text:s text:c="5"/>= 'cp ${SRC} ${TGT}',</text:p>
      <text:p text:style-name="P1"><text:s text:c="8"/>ext_in <text:s text:c="3"/>= '.a1',</text:p>
      <text:p text:style-name="P1"><text:s text:c="8"/>ext_out <text:s text:c="2"/>= '.b',</text:p>
      <text:p text:style-name="P1"><text:s text:c="8"/>reentrant = False,</text:p>
      <text:p text:style-name="P1">)</text:p>
      <text:p text:style-name="P1">The following error message will be produced:</text:p>
      <text:p text:style-name="P1"/>
      <text:p text:style-name="P1">$ waf distclean configure build</text:p>
      <text:p text:style-name="P1">'distclean' finished successfully (0.001s)</text:p>
      <text:p text:style-name="P1">'configure' finished successfully (0.001s)</text:p>
      <text:p text:style-name="P1">Waf: Entering directory `/tmp/smallproject'</text:p>
      <text:p text:style-name="P1">Waf: Leaving directory `/tmp/smallproject'</text:p>
      <text:p text:style-name="P1">Cannot guess how to process bld:///tmp/smallproject/uh.a2 (got mappings ['.a1', '.in'] in</text:p>
      <text:p text:style-name="P1"><text:s text:c="3"/>class TaskGen.task_gen) -&gt; try conf.load(..)?</text:p>
      <text:p text:style-name="P1">The error message indicates that there is no way to process uh.a2. Only files of extension .a1 or .in can be processed. Internally, extension names are bound to callback methods. The error is raised because no such method could be found, and here is how to register an extension callback globally:</text:p>
      <text:p text:style-name="P1"/>
      <text:p text:style-name="P1">@TaskGen.extension('.a2')</text:p>
      <text:p text:style-name="P1">def foo(*k, **kw):</text:p>
      <text:p text:style-name="P1"><text:s text:c="8"/>pass</text:p>
      <text:p text:style-name="P1">To register an extension callback locally, a reference to the task generator object must be kept:</text:p>
      <text:p text:style-name="P1"/>
      <text:p text:style-name="P1">def build(bld):</text:p>
      <text:p text:style-name="P1"><text:s text:c="8"/>obj = bld(source='uh.in')</text:p>
      <text:p text:style-name="P1"><text:s text:c="8"/>def callback(*k, **kw):</text:p>
      <text:p text:style-name="P1"><text:s text:c="16"/>pass</text:p>
      <text:p text:style-name="P1"><text:s text:c="8"/>obj.mappings['.a2'] = callback</text:p>
      <text:p text:style-name="P1">The exact method signature and typical usage for the extension callbacks is the following:</text:p>
      <text:p text:style-name="P1"/>
      <text:p text:style-name="P1">from waflib import TaskGen</text:p>
      <text:p text:style-name="P1">@TaskGen.extension(".a", ".b") 1</text:p>
      <text:p text:style-name="P1">def my_callback(task_gen_object2, node3):</text:p>
      <text:p text:style-name="P1"><text:s text:c="8"/>task_gen_object.create_task(</text:p>
      <text:p text:style-name="P1"><text:s text:c="16"/>task_name, 4</text:p>
      <text:p text:style-name="P1"><text:s text:c="16"/>node, <text:s/>5</text:p>
      <text:p text:style-name="P1"><text:s text:c="16"/>output_nodes) 6</text:p>
      <text:p text:style-name="P1">1<text:tab/> Comma-separated list of extensions (strings)</text:p>
      <text:p text:style-name="P1">2<text:tab/> Task generator instance holding the data</text:p>
      <text:p text:style-name="P1">3<text:tab/> Instance of Node, representing a file (either source or build)</text:p>
      <text:p text:style-name="P1">4<text:tab/> The first argument to create a task is the name of the task class</text:p>
      <text:p text:style-name="P1"><text:soft-page-break/>5<text:tab/> The second argument is the input node (or a list of nodes for several inputs)</text:p>
      <text:p text:style-name="P1">6<text:tab/> The last parameter is the output node (or a list of nodes for several outputs)</text:p>
      <text:p text:style-name="P1">The creation of new task classes will be described in the next section.</text:p>
      <text:p text:style-name="P1"/>
      <text:p text:style-name="P1">8.2.5. Task class declaration</text:p>
      <text:p text:style-name="P1"/>
      <text:p text:style-name="P1">Waf tasks are instances of the class Task.TaskBase. Yet, the base class contains the real minimum, and the immediate subclass Task.Task is usually chosen in user scripts. We will now start over with a simple project containing only one project wscript file and and example file named ah.in. A task class will be added.</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source='uh.in')</text:p>
      <text:p text:style-name="P1"/>
      <text:p text:style-name="P1">from waflib import Task, TaskGen</text:p>
      <text:p text:style-name="P1"/>
      <text:p text:style-name="P1">@TaskGen.extension('.in')</text:p>
      <text:p text:style-name="P1">def process(self, node):</text:p>
      <text:p text:style-name="P1"><text:s text:c="8"/>tsk = self.create_task('abcd') 1</text:p>
      <text:p text:style-name="P1"><text:s text:c="8"/>print(tsk.__class__)</text:p>
      <text:p text:style-name="P1"/>
      <text:p text:style-name="P1">class abcd(Task.Task): 2</text:p>
      <text:p text:style-name="P1"><text:s text:c="8"/>def run(self): 3</text:p>
      <text:p text:style-name="P1"><text:s text:c="16"/>print('executing...')</text:p>
      <text:p text:style-name="P1"><text:s text:c="16"/>return 0 4</text:p>
      <text:p text:style-name="P1">1<text:tab/> Create a new instance of abcd. The method create_task is a shortcut to make certain the task will keep a reference on its task generator.</text:p>
      <text:p text:style-name="P1">2<text:tab/> Inherit the class Task located in the module Task.py</text:p>
      <text:p text:style-name="P1">3<text:tab/> The method run is called when the task is executed</text:p>
      <text:p text:style-name="P1">4<text:tab/> The task return status must be an integer, which is zero to indicate success. The tasks that have failed will be executed on subsequent builds</text:p>
      <text:p text:style-name="P1">The output of the build execution will be the following:</text:p>
      <text:p text:style-name="P1"/>
      <text:p text:style-name="P1">$ waf distclean configure build</text:p>
      <text:p text:style-name="P1">'distclean' finished successfully (0.002s)</text:p>
      <text:p text:style-name="P1">'configure' finished successfully (0.001s)</text:p>
      <text:p text:style-name="P1">Waf: Entering directory `/tmp/simpleproject/build'</text:p>
      <text:p text:style-name="P1">&lt;class 'wscript_main.abcd'&gt;</text:p>
      <text:p text:style-name="P1">[1/1] abcd:</text:p>
      <text:p text:style-name="P1">executing...</text:p>
      <text:p text:style-name="P1">Waf: Leaving directory `/tmp/simpleproject/build'</text:p>
      <text:p text:style-name="P1">'build' finished successfully (0.005s)</text:p>
      <text:p text:style-name="P1">Although it is possible to write down task classes in plain python, two functions (factories) are provided to simplify the work, for example:</text:p>
      <text:p text:style-name="P1"/>
      <text:p text:style-name="P1">Task.simple_task_type( 1</text:p>
      <text:p text:style-name="P1"><text:soft-page-break/><text:s text:c="8"/>'xsubpp', 2</text:p>
      <text:p text:style-name="P1"><text:s text:c="8"/>rule <text:s text:c="3"/>= '${PERL} ${XSUBPP} ${SRC} &gt; ${TGT}', 3</text:p>
      <text:p text:style-name="P1"><text:s text:c="8"/>color <text:s text:c="2"/>= 'BLUE', 4</text:p>
      <text:p text:style-name="P1"><text:s text:c="8"/>before <text:s/>= 'cc') 5</text:p>
      <text:p text:style-name="P1"/>
      <text:p text:style-name="P1">def build_it(task):</text:p>
      <text:p text:style-name="P1"><text:s text:c="8"/>return 0</text:p>
      <text:p text:style-name="P1"/>
      <text:p text:style-name="P1">Task.task_type_from_func(6</text:p>
      <text:p text:style-name="P1"><text:s text:c="8"/>'sometask', 7</text:p>
      <text:p text:style-name="P1"><text:s text:c="8"/>func <text:s text:c="3"/>= build_it, 8</text:p>
      <text:p text:style-name="P1"><text:s text:c="8"/>vars <text:s text:c="3"/>= ['SRT'],</text:p>
      <text:p text:style-name="P1"><text:s text:c="8"/>color <text:s text:c="2"/>= 'RED',</text:p>
      <text:p text:style-name="P1"><text:s text:c="8"/>ext_in <text:s/>= '.in',</text:p>
      <text:p text:style-name="P1"><text:s text:c="8"/>ext_out = '.out') 9</text:p>
      <text:p text:style-name="P1">1<text:tab/> Create a new task class executing a rule string</text:p>
      <text:p text:style-name="P1">2<text:tab/> Task class name</text:p>
      <text:p text:style-name="P1">3<text:tab/> Rule to execute during the build</text:p>
      <text:p text:style-name="P1">4<text:tab/> Color for the output during the execution</text:p>
      <text:p text:style-name="P1">5<text:tab/> Execute the task instance before any instance of task classes named cc. The opposite of before is after</text:p>
      <text:p text:style-name="P1">6<text:tab/> Create a new task class from a custom python function. The vars attribute represents additional configuration set values to use as dependencies</text:p>
      <text:p text:style-name="P1">7<text:tab/> Task class name</text:p>
      <text:p text:style-name="P1">8<text:tab/> Function to use</text:p>
      <text:p text:style-name="P1">9<text:tab/> In this context, the extension names are meant to be used for computing the execution order with other tasks, without naming the other task classes explicitly</text:p>
      <text:p text:style-name="P1">Note that most attributes are common between the two function factories. More usage examples may be found in most Waf tools.</text:p>
      <text:p text:style-name="P1"/>
      <text:p text:style-name="P1">8.2.6. Source attribute processing</text:p>
      <text:p text:style-name="P1"/>
      <text:p text:style-name="P1">The first step in processing the source file attribute is to convert all file names into Nodes. Special methods may be mapped to intercept names by the exact file name entry (no extension). The Node objects are then added to the task generator attribute source.</text:p>
      <text:p text:style-name="P1"/>
      <text:p text:style-name="P1">The list of nodes is then consumed by regular extension mappings. Extension methods may re-inject the output nodes for further processing by appending them to the the attribute source (hence the name re-entrant provided in declare_chain).</text:p>
      <text:p text:style-name="P1"/>
      <text:p text:style-name="P1">Source attribute processing</text:p>
      <text:p text:style-name="P1">8.3. General purpose task generators</text:p>
      <text:p text:style-name="P1">So far, various task generators uses have been demonstrated. This chapter provides a detailed description of task generator structure and usage.</text:p>
      <text:p text:style-name="P1"/>
      <text:p text:style-name="P1">8.3.1. Task generator definition</text:p>
      <text:p text:style-name="P1"/>
      <text:p text:style-name="P1">The chapter on make-like rules illustrated how the attribute rule is processed. Then the chapter on name and extension-based file processing illustrated how the attribute source is processed (in the absence of the rule attribute). To process any attribute, the following properties should hold:</text:p>
      <text:p text:style-name="P1"/>
      <text:p text:style-name="P1">Attributes should be processed only when the task generator is set to generate the tasks (lazy <text:soft-page-break/>processing)</text:p>
      <text:p text:style-name="P1"/>
      <text:p text:style-name="P1">There is no list of authorized attributes (task generators may be extended by user scripts)</text:p>
      <text:p text:style-name="P1"/>
      <text:p text:style-name="P1">Attribute processing should be controlable on a task generator instance basis (special rules for particular task generators)</text:p>
      <text:p text:style-name="P1"/>
      <text:p text:style-name="P1">The extensions should be split into independent files (low coupling between the Waf tools)</text:p>
      <text:p text:style-name="P1"/>
      <text:p text:style-name="P1">Implementing such a system is a difficult problem which lead to the creation of very different designs:</text:p>
      <text:p text:style-name="P1"/>
      <text:p text:style-name="P1">A hierarchy of task generator subclasses It was abandoned due to the high coupling between the Waf tools: the C tools required knowledge from the D tool for building hybrid applications</text:p>
      <text:p text:style-name="P1"/>
      <text:p text:style-name="P1">Method decoration (creating linked lists of method calls) Replacing or disabling a method safely was no longer possible (addition-only), so this system disappeared quickly</text:p>
      <text:p text:style-name="P1"/>
      <text:p text:style-name="P1">Flat method and execution constraint declaration The concept is close to aspect-oriented programming and might scare programmers.</text:p>
      <text:p text:style-name="P1"/>
      <text:p text:style-name="P1">So far, the third design proved to be the most flexible and was kept. Here is how to define a task generator method:</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v = bld(myattr='Hello, world!')</text:p>
      <text:p text:style-name="P1"><text:s text:c="8"/>v.myattr = 'Hello, world!' 1</text:p>
      <text:p text:style-name="P1"><text:s text:c="8"/>v.myMethod() 2</text:p>
      <text:p text:style-name="P1"/>
      <text:p text:style-name="P1">from waflib import TaskGen</text:p>
      <text:p text:style-name="P1"/>
      <text:p text:style-name="P1">@TaskGen.taskgen_method 3</text:p>
      <text:p text:style-name="P1">def myMethod(tgen): 4</text:p>
      <text:p text:style-name="P1"><text:s text:c="8"/>print(getattr(self, 'myattr', None)) 5</text:p>
      <text:p text:style-name="P1">1<text:tab/> Attributes may be set by arguments or by accessing the object. It is set two times in this example.</text:p>
      <text:p text:style-name="P1">2<text:tab/> Call the task generator method explicitly</text:p>
      <text:p text:style-name="P1">3<text:tab/> Use a python decorator</text:p>
      <text:p text:style-name="P1">4<text:tab/> Task generator methods have a unique argument representing the current instance</text:p>
      <text:p text:style-name="P1">5<text:tab/> Process the attribute myattr when present (the case in the example)</text:p>
      <text:p text:style-name="P1">The output from the build will be the following:</text:p>
      <text:p text:style-name="P1"/>
      <text:p text:style-name="P1">$ waf distclean configure build</text:p>
      <text:p text:style-name="P1">'distclean' finished successfully (0.001s)</text:p>
      <text:p text:style-name="P1">'configure' finished successfully (0.001s)</text:p>
      <text:p text:style-name="P1">Waf: Entering directory `/tmp/simpleproject/build'</text:p>
      <text:p text:style-name="P1"><text:soft-page-break/>hello world</text:p>
      <text:p text:style-name="P1">Waf: Leaving directory `/tmp/simpleproject/build'</text:p>
      <text:p text:style-name="P1">'build' finished successfully (0.003s)</text:p>
      <text:p text:style-name="P1">Note<text:tab/>The method could be bound by using setattr directly, like for binding any new method on a python class.</text:p>
      <text:p text:style-name="P1">8.3.2. Executing the method during the build</text:p>
      <text:p text:style-name="P1"/>
      <text:p text:style-name="P1">So far, the task generator methods defined are only executed through explicit calls. Another decorator is necessary to have a task generator executed during the build phase automatically. Here is the updated example:</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myattr='Hello, world!')</text:p>
      <text:p text:style-name="P1"/>
      <text:p text:style-name="P1">from waflib import TaskGen</text:p>
      <text:p text:style-name="P1"/>
      <text:p text:style-name="P1">@TaskGen.taskgen_method 1</text:p>
      <text:p text:style-name="P1">@TaskGen.feature('*') 2</text:p>
      <text:p text:style-name="P1">def methodName(self):</text:p>
      <text:p text:style-name="P1"><text:s text:c="8"/>print(getattr(self, 'myattr', None))</text:p>
      <text:p text:style-name="P1">1<text:tab/> Bind a method to the task generator class (redundant when other methods such as TaskGen.feature are used)</text:p>
      <text:p text:style-name="P1">2<text:tab/> Bind the method to the symbol myfeature</text:p>
      <text:p text:style-name="P1">The execution results will be the following:</text:p>
      <text:p text:style-name="P1"/>
      <text:p text:style-name="P1">$ waf distclean configure build --zones=task_gen 1</text:p>
      <text:p text:style-name="P1">'distclean' finished successfully (0.004s)</text:p>
      <text:p text:style-name="P1">'configure' finished successfully (0.001s)</text:p>
      <text:p text:style-name="P1">Waf: Entering directory `/tmp/simpleproject/build'</text:p>
      <text:p text:style-name="P1">23:03:44 task_gen posting objects (normal)</text:p>
      <text:p text:style-name="P1">23:03:44 task_gen posting &gt;task_gen '' of type task_gen defined in dir:///tmp/simpleproject&gt; 139657958706768 2</text:p>
      <text:p text:style-name="P1">23:03:44 task_gen -&gt; exec_rule (139657958706768) 3</text:p>
      <text:p text:style-name="P1">23:03:44 task_gen -&gt; process_source (139657958706768) 4</text:p>
      <text:p text:style-name="P1">23:03:44 task_gen -&gt; methodName (139657958706768) 5</text:p>
      <text:p text:style-name="P1">Hello, world!</text:p>
      <text:p text:style-name="P1">23:03:44 task_gen posted 6</text:p>
      <text:p text:style-name="P1">Waf: Leaving directory `/tmp/simpleproject/build'</text:p>
      <text:p text:style-name="P1">23:03:44 task_gen posting objects (normal)</text:p>
      <text:p text:style-name="P1">'build' finished successfully (0.004s)</text:p>
      <text:p text:style-name="P1">1<text:tab/> The debugging zone task_gen is used to display the task generator methods being executed</text:p>
      <text:p text:style-name="P1">2<text:tab/> Display which task generator is being executed</text:p>
      <text:p text:style-name="P1">3<text:tab/> The method exec_rule is used to process the rule. It is always executed.</text:p>
      <text:p text:style-name="P1">4<text:tab/> The method process_source is used to process the source attribute. It is always executed exept if the method exec_rule processes a rule attribute</text:p>
      <text:p text:style-name="P1">5<text:tab/> Our task generator method is executed, and prints Hello, world!</text:p>
      <text:p text:style-name="P1"><text:soft-page-break/>6<text:tab/> The task generator methods have been executed, the task generator is marked as done (posted)</text:p>
      <text:p text:style-name="P1">8.3.3. Task generator features</text:p>
      <text:p text:style-name="P1"/>
      <text:p text:style-name="P1">So far, the task generator methods we added were declared to be executed by all task generator instances. Limiting the execution to specific task generators requires the use of the feature decorator:</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features='ping')</text:p>
      <text:p text:style-name="P1"><text:s text:c="8"/>bld(features='ping pong')</text:p>
      <text:p text:style-name="P1"/>
      <text:p text:style-name="P1">from waflib import TaskGen</text:p>
      <text:p text:style-name="P1"/>
      <text:p text:style-name="P1">@TaskGen.feature('ping')</text:p>
      <text:p text:style-name="P1">def ping(self):</text:p>
      <text:p text:style-name="P1"><text:s text:c="8"/>print('ping')</text:p>
      <text:p text:style-name="P1"/>
      <text:p text:style-name="P1">@TaskGen.feature('pong')</text:p>
      <text:p text:style-name="P1">def pong(self):</text:p>
      <text:p text:style-name="P1"><text:s text:c="8"/>print('pong')</text:p>
      <text:p text:style-name="P1">The execution output will be the following:</text:p>
      <text:p text:style-name="P1"/>
      <text:p text:style-name="P1">$ waf distclean configure build --zones=task_gen</text:p>
      <text:p text:style-name="P1">'distclean' finished successfully (0.003s)</text:p>
      <text:p text:style-name="P1">'configure' finished successfully (0.001s)</text:p>
      <text:p text:style-name="P1">Waf: Entering directory `/tmp/simpleproject/build'</text:p>
      <text:p text:style-name="P1">16:22:07 task_gen posting objects (normal)</text:p>
      <text:p text:style-name="P1">16:22:07 task_gen posting &lt;task_gen '' of type task_gen defined in dir:///tmp/simpleproject&gt; 140631018237584</text:p>
      <text:p text:style-name="P1">16:22:07 task_gen -&gt; exec_rule (140631018237584)</text:p>
      <text:p text:style-name="P1">16:22:07 task_gen -&gt; process_source (140631018237584)</text:p>
      <text:p text:style-name="P1">16:22:07 task_gen -&gt; ping (140631018237584)</text:p>
      <text:p text:style-name="P1">ping</text:p>
      <text:p text:style-name="P1">16:22:07 task_gen posted</text:p>
      <text:p text:style-name="P1">16:22:07 task_gen posting &lt;task_gen '' of type task_gen defined in dir:///tmp/simpleproject&gt; 140631018237776</text:p>
      <text:p text:style-name="P1">16:22:07 task_gen -&gt; exec_rule (140631018237776)</text:p>
      <text:p text:style-name="P1">16:22:07 task_gen -&gt; process_source (140631018237776)</text:p>
      <text:p text:style-name="P1">16:22:07 task_gen -&gt; pong (140631018237776)</text:p>
      <text:p text:style-name="P1">pong</text:p>
      <text:p text:style-name="P1">16:22:07 task_gen -&gt; ping (140631018237776)</text:p>
      <text:p text:style-name="P1">ping</text:p>
      <text:p text:style-name="P1">16:22:07 task_gen posted</text:p>
      <text:p text:style-name="P1">Waf: Leaving directory `/tmp/simpleproject/build'</text:p>
      <text:p text:style-name="P1">16:22:07 task_gen posting objects (normal)</text:p>
      <text:p text:style-name="P1">'build' finished successfully (0.005s)</text:p>
      <text:p text:style-name="P1"><text:soft-page-break/>Warning<text:tab/>Although the task generator instances are processed in order, the task generator method execution requires a specific declaration for the order of execution. Here, the method pong is executed before the method ping</text:p>
      <text:p text:style-name="P1">8.3.4. Task generator method execution order</text:p>
      <text:p text:style-name="P1"/>
      <text:p text:style-name="P1">To control the execution order, two new decorators need to be added. We will now show a new example with two custom task generator methods method1 and method2, executed in that order:</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myattr='Hello, world!')</text:p>
      <text:p text:style-name="P1"/>
      <text:p text:style-name="P1">from waflib import TaskGen</text:p>
      <text:p text:style-name="P1"/>
      <text:p text:style-name="P1">@TaskGen.feature('*')</text:p>
      <text:p text:style-name="P1">@TaskGen.before('process_source', 'exec_rule')</text:p>
      <text:p text:style-name="P1">def method1(self):</text:p>
      <text:p text:style-name="P1"><text:s text:c="8"/>print('method 1 %r' % getattr(self, 'myattr', None))</text:p>
      <text:p text:style-name="P1"/>
      <text:p text:style-name="P1">@TaskGen.feature('*')</text:p>
      <text:p text:style-name="P1">@TaskGen.before('process_source')</text:p>
      <text:p text:style-name="P1">@TaskGen.after('method1')</text:p>
      <text:p text:style-name="P1">def method2(self):</text:p>
      <text:p text:style-name="P1"><text:s text:c="8"/>print('method 2 %r' % getattr(self, 'myattr', None))</text:p>
      <text:p text:style-name="P1">The execution output will be the following:</text:p>
      <text:p text:style-name="P1"/>
      <text:p text:style-name="P1">$ waf distclean configure build --zones=task_gen</text:p>
      <text:p text:style-name="P1">'distclean' finished successfully (0.003s)</text:p>
      <text:p text:style-name="P1">'configure' finished successfully (0.001s)</text:p>
      <text:p text:style-name="P1">Waf: Entering directory `/tmp/simpleproject/build'</text:p>
      <text:p text:style-name="P1">15:54:02 task_gen posting objects (normal)</text:p>
      <text:p text:style-name="P1">15:54:02 task_gen posting &lt;task_gen of type task_gen defined in dir:///tmp/simpleproject&gt; 139808568487632</text:p>
      <text:p text:style-name="P1">15:54:02 task_gen -&gt; method1 (139808568487632)</text:p>
      <text:p text:style-name="P1">method 1 'Hello, world!'</text:p>
      <text:p text:style-name="P1">15:54:02 task_gen -&gt; exec_rule (139808568487632)</text:p>
      <text:p text:style-name="P1">15:54:02 task_gen -&gt; method2 (139808568487632)</text:p>
      <text:p text:style-name="P1">method 2 'Hello, world!'</text:p>
      <text:p text:style-name="P1">15:54:02 task_gen -&gt; process_source (139808568487632)</text:p>
      <text:p text:style-name="P1">15:54:02 task_gen posted</text:p>
      <text:p text:style-name="P1">Waf: Leaving directory `/tmp/simpleproject/build'</text:p>
      <text:p text:style-name="P1">15:54:02 task_gen posting objects (normal)</text:p>
      <text:p text:style-name="P1">'build' finished successfully (0.005s)</text:p>
      <text:p text:style-name="P1">8.3.5. Adding or removing a method for execution</text:p>
      <text:p text:style-name="P1"/>
      <text:p text:style-name="P1">The order constraints on the methods (after/before), are used to sort the list of methods in the attribute meths. The sorting is performed once, and the list is consumed as methods are executed. <text:soft-page-break/>Though no new feature may be added once the first method is executed, new methods may be added dynamically in self.meths. Here is how to create an infinite loop by adding the same method at the end:</text:p>
      <text:p text:style-name="P1"/>
      <text:p text:style-name="P1">from waflib.TaskGen import feature</text:p>
      <text:p text:style-name="P1"/>
      <text:p text:style-name="P1">@feature('*')</text:p>
      <text:p text:style-name="P1">def infinite_loop(self):</text:p>
      <text:p text:style-name="P1"><text:s text:c="8"/>self.meths.append('infinite_loop')</text:p>
      <text:p text:style-name="P1">Likewise, methods may be removed from the list of methods to execute:</text:p>
      <text:p text:style-name="P1"/>
      <text:p text:style-name="P1">from waflib.TaskGen import feature</text:p>
      <text:p text:style-name="P1"/>
      <text:p text:style-name="P1">@feature('*')</text:p>
      <text:p text:style-name="P1">@before_method('process_source')</text:p>
      <text:p text:style-name="P1">def remove_process_source(self):</text:p>
      <text:p text:style-name="P1"><text:s text:c="8"/>self.meths.remove('process_source')</text:p>
      <text:p text:style-name="P1">The task generator method workflow is represented in the following illustration:</text:p>
      <text:p text:style-name="P1"/>
      <text:p text:style-name="P1">Task generator workflow</text:p>
      <text:p text:style-name="P1">8.3.6. Expressing abstract dependencies between task generators</text:p>
      <text:p text:style-name="P1"/>
      <text:p text:style-name="P1">We will now illustrate how task generator methods can be used to express abstract dependencies between task generator objects. Here is a new project file located under /tmp/targets/:</text:p>
      <text:p text:style-name="P1"/>
      <text:p text:style-name="P1">top = '.'</text:p>
      <text:p text:style-name="P1">out = 'build'</text:p>
      <text:p text:style-name="P1"/>
      <text:p text:style-name="P1">def configure(conf):</text:p>
      <text:p text:style-name="P1"><text:s text:c="8"/>pass</text:p>
      <text:p text:style-name="P1"/>
      <text:p text:style-name="P1">def build(bld):</text:p>
      <text:p text:style-name="P1"><text:s text:c="8"/>bld(rule='echo A', always=True, name='A')</text:p>
      <text:p text:style-name="P1"><text:s text:c="8"/>bld(rule='echo B', always=True, name='B')</text:p>
      <text:p text:style-name="P1">By executing waf --targets=B, only the task generator B will create its tasks, and the output will be the following:</text:p>
      <text:p text:style-name="P1"/>
      <text:p text:style-name="P1">$ waf distclean configure build --targets=B</text:p>
      <text:p text:style-name="P1">'distclean' finished successfully (0.000s)</text:p>
      <text:p text:style-name="P1">'configure' finished successfully (0.042s)</text:p>
      <text:p text:style-name="P1">Waf: Entering directory `/tmp/targets/build'</text:p>
      <text:p text:style-name="P1">[1/1] B:</text:p>
      <text:p text:style-name="P1">B</text:p>
      <text:p text:style-name="P1">Waf: Leaving directory `/tmp/targets/build'</text:p>
      <text:p text:style-name="P1">'build' finished successfully (0.032s)</text:p>
      <text:p text:style-name="P1">Here is a way to ensure that the task generator A has created its tasks when B does:</text:p>
      <text:p text:style-name="P1"/>
      <text:p text:style-name="P1">top = '.'</text:p>
      <text:p text:style-name="P1">out = 'build'</text:p>
      <text:p text:style-name="P1"/>
      <text:p text:style-name="P1">def configure(conf):</text:p>
      <text:p text:style-name="P1"><text:s text:c="4"/>pass</text:p>
      <text:p text:style-name="P1"><text:soft-page-break/></text:p>
      <text:p text:style-name="P1">def build(bld):</text:p>
      <text:p text:style-name="P1"><text:s text:c="4"/>bld(rule='echo A', always=True, name='A')</text:p>
      <text:p text:style-name="P1"><text:s text:c="4"/>bld(rule='echo B', always=True, name='B', depends_on='A')</text:p>
      <text:p text:style-name="P1"/>
      <text:p text:style-name="P1">from waflib.TaskGen import feature, before_method</text:p>
      <text:p text:style-name="P1">@feature('*') 1</text:p>
      <text:p text:style-name="P1">@before_method('process_rule')</text:p>
      <text:p text:style-name="P1">def post_the_other(self):</text:p>
      <text:p text:style-name="P1"><text:s text:c="4"/>deps = getattr(self, 'depends_on', []) 2</text:p>
      <text:p text:style-name="P1"><text:s text:c="4"/>for name in self.to_list(deps):</text:p>
      <text:p text:style-name="P1"><text:s text:c="8"/>other = self.bld.get_tgen_by_name(name) 3</text:p>
      <text:p text:style-name="P1"><text:s text:c="8"/>print('other task generator tasks (before) %s' % other.tasks)</text:p>
      <text:p text:style-name="P1"><text:s text:c="8"/>other.post() 4</text:p>
      <text:p text:style-name="P1"><text:s text:c="8"/>print('other task generator tasks (after) %s' % other.tasks)</text:p>
      <text:p text:style-name="P1">1<text:tab/> This method will be executed for all task generators, before the attribute rule is processed</text:p>
      <text:p text:style-name="P1">2<text:tab/> Try to process the attribute depends_on, if present</text:p>
      <text:p text:style-name="P1">3<text:tab/> Obtain the task generator by name, and for the same variant</text:p>
      <text:p text:style-name="P1">4<text:tab/> Force the other task generator to create its tasks</text:p>
      <text:p text:style-name="P1">The output will be:</text:p>
      <text:p text:style-name="P1"/>
      <text:p text:style-name="P1">$ waf distclean configure build --targets=B</text:p>
      <text:p text:style-name="P1">'distclean' finished successfully (0.001s)</text:p>
      <text:p text:style-name="P1">'configure' finished successfully (0.001s)</text:p>
      <text:p text:style-name="P1">Waf: Entering directory `/tmp/targets/build'</text:p>
      <text:p text:style-name="P1">other task generator tasks (before) [] 1</text:p>
      <text:p text:style-name="P1">other task generator tasks (after) [ 2</text:p>
      <text:p text:style-name="P1"><text:s text:c="8"/>{task: A <text:s/>-&gt; }]</text:p>
      <text:p text:style-name="P1">[1/2] B:</text:p>
      <text:p text:style-name="P1">B</text:p>
      <text:p text:style-name="P1">[2/2] A: 3</text:p>
      <text:p text:style-name="P1">A</text:p>
      <text:p text:style-name="P1">Waf: Leaving directory `/tmp/targets/build'</text:p>
      <text:p text:style-name="P1">'build' finished successfully (0.014s)</text:p>
      <text:p text:style-name="P1">1<text:tab/> The other task generator has not created any task yet</text:p>
      <text:p text:style-name="P1">2<text:tab/> A task generator creates all its tasks by calling its method post()</text:p>
      <text:p text:style-name="P1">3<text:tab/> Although --targets=B was requested, the task from target A was created and executed too</text:p>
      <text:p text:style-name="P1">In practice, the dependencies will often re-use the task objects created by the other task generator: node, configuration set, etc. This is used by the uselib system (see the next chapter on c/c++ builds).</text:p>
      <text:p text:style-name="P1"/>
      <text:p text:style-name="P1">9. C and C++ projects</text:p>
      <text:p text:style-name="P1"/>
      <text:p text:style-name="P1">Although Waf is language neutral, it is used very often for C and C++ projects. This chapter describes the Waf tools and functions used for these languages.</text:p>
      <text:p text:style-name="P1"/>
      <text:p text:style-name="P1">9.1. Common script for C, C++ and D applications</text:p>
      <text:p text:style-name="P1">9.1.1. Predefined task generators</text:p>
      <text:p text:style-name="P1"/>
      <text:p text:style-name="P1">The C/C++ builds consist in transforming (compiling) source files into object files, and to assemble (link) the object files at the end. In theory a single programming language should be sufficient for writing any application, but the situation is usually more complicated:</text:p>
      <text:p text:style-name="P1"/>
      <text:p text:style-name="P1"><text:soft-page-break/>Source files may be created by other compilers in other languages (IDL, ASN1, etc)</text:p>
      <text:p text:style-name="P1"/>
      <text:p text:style-name="P1">Additional files may enter in the link step (libraries, object files) and applications may be divided in dynamic or static libraries</text:p>
      <text:p text:style-name="P1"/>
      <text:p text:style-name="P1">Different platforms may require different processing rules (manifest files on MS-Windows, etc)</text:p>
      <text:p text:style-name="P1"/>
      <text:p text:style-name="P1">To conceal the implementation details and the portability concerns, each target (program, library) can be wrapped as single task generator object as in the following example:</text:p>
      <text:p text:style-name="P1"/>
      <text:p text:style-name="P1">def options(opt):</text:p>
      <text:p text:style-name="P1"><text:s text:c="8"/>opt.load('compiler_c')</text:p>
      <text:p text:style-name="P1"/>
      <text:p text:style-name="P1">def configure(conf):</text:p>
      <text:p text:style-name="P1"><text:s text:c="8"/>conf.load('compiler_c') 1</text:p>
      <text:p text:style-name="P1"/>
      <text:p text:style-name="P1">def build(bld):</text:p>
      <text:p text:style-name="P1"><text:s text:c="8"/>bld.program(source='main.c', target='app', use='myshlib mystlib') 2</text:p>
      <text:p text:style-name="P1"><text:s text:c="8"/>bld.stlib(source='a.c', target='mystlib') 3</text:p>
      <text:p text:style-name="P1"><text:s text:c="8"/>bld.shlib(source='b.c', target='myshlib', use='myobjects') 4</text:p>
      <text:p text:style-name="P1"><text:s text:c="8"/>bld.objects(source='c.c', target='myobjects')</text:p>
      <text:p text:style-name="P1">1<text:tab/> Use compiler_c to load the c routines and to find a compiler (for c++ use compiler_cxx and compiler_d for d)</text:p>
      <text:p text:style-name="P1">2<text:tab/> Declare a program built from main.c and using two other libraries</text:p>
      <text:p text:style-name="P1">3<text:tab/> Declare a static library</text:p>
      <text:p text:style-name="P1">4<text:tab/> Declare a shared library, using the objects from myobjects</text:p>
      <text:p text:style-name="P1">The targets will have different extensions and names depending on the platform. For example on Linux, the contents of the build directory will be:</text:p>
      <text:p text:style-name="P1"/>
      <text:p text:style-name="P1">$ tree build</text:p>
      <text:p text:style-name="P1">build/</text:p>
      <text:p text:style-name="P1">|-- c4che</text:p>
      <text:p text:style-name="P1">| <text:s text:c="2"/>|-- build.config.py</text:p>
      <text:p text:style-name="P1">| <text:s text:c="2"/>`-- _cache.py</text:p>
      <text:p text:style-name="P1">|-- a.c.1.o</text:p>
      <text:p text:style-name="P1">|-- app 1</text:p>
      <text:p text:style-name="P1">|-- b.c.2.o</text:p>
      <text:p text:style-name="P1">|-- c.c.3.o</text:p>
      <text:p text:style-name="P1">|-- config.log</text:p>
      <text:p text:style-name="P1">|-- libmyshlib.so 2</text:p>
      <text:p text:style-name="P1">|-- libmystlib.a</text:p>
      <text:p text:style-name="P1">`-- main.c.0.o 3</text:p>
      <text:p text:style-name="P1">1<text:tab/> Programs have no extension on Linux but will have .exe on Windows</text:p>
      <text:p text:style-name="P1">2<text:tab/> The .so extension for shared libraries on Linux will be .dll on Windows</text:p>
      <text:p text:style-name="P1">3<text:tab/> The .o object files use the original file name and an index to avoid errors in multiple compilations</text:p>
      <text:p text:style-name="P1">The build context methods program, shlib, stlib and objects return a single task generator with the appropriate features detected from the source list. For example, for a program having .c files in the source attribute, the features added will be "c cprogram", for a d static library, "d dstlib".</text:p>
      <text:p text:style-name="P1"/>
      <text:p text:style-name="P1">9.1.2. Additional attributes</text:p>
      <text:p text:style-name="P1"/>
      <text:p text:style-name="P1"><text:soft-page-break/>The methods described previously can process many more attributes than just use. Here is an advanced example:</text:p>
      <text:p text:style-name="P1"/>
      <text:p text:style-name="P1">def options(opt):</text:p>
      <text:p text:style-name="P1"><text:s text:c="8"/>opt.load('compiler_c')</text:p>
      <text:p text:style-name="P1"/>
      <text:p text:style-name="P1">def configure(conf):</text:p>
      <text:p text:style-name="P1"><text:s text:c="8"/>conf.load('compiler_c')</text:p>
      <text:p text:style-name="P1"/>
      <text:p text:style-name="P1">def build(bld):</text:p>
      <text:p text:style-name="P1"><text:s text:c="8"/>bld.program(</text:p>
      <text:p text:style-name="P1"><text:s text:c="16"/>source <text:s text:c="6"/>= 'main.c', 1</text:p>
      <text:p text:style-name="P1"><text:s text:c="16"/>target <text:s text:c="6"/>= 'appname', 2</text:p>
      <text:p text:style-name="P1"><text:s text:c="16"/>features <text:s text:c="4"/>= ['more', 'features'], 3</text:p>
      <text:p text:style-name="P1"/>
      <text:p text:style-name="P1"><text:s text:c="16"/>includes <text:s text:c="4"/>= ['.'], 4</text:p>
      <text:p text:style-name="P1"><text:s text:c="16"/>defines <text:s text:c="5"/>= ['LINUX=1', 'BIDULE'],</text:p>
      <text:p text:style-name="P1"/>
      <text:p text:style-name="P1"><text:s text:c="16"/>lib <text:s text:c="9"/>= ['m'], 5</text:p>
      <text:p text:style-name="P1"><text:s text:c="16"/>libpath <text:s text:c="5"/>= ['/usr/lib'],</text:p>
      <text:p text:style-name="P1"><text:s text:c="16"/>stlib <text:s text:c="7"/>= ['dl'], 6</text:p>
      <text:p text:style-name="P1"><text:s text:c="16"/>stlibpath <text:s text:c="3"/>= ['/usr/local/lib'],</text:p>
      <text:p text:style-name="P1"><text:s text:c="16"/>linkflags <text:s text:c="3"/>= ['-g'], 7</text:p>
      <text:p text:style-name="P1"><text:s text:c="16"/>rpath <text:s text:c="7"/>= ['/opt/kde/lib'] 8</text:p>
      <text:p text:style-name="P1"><text:s text:c="16"/>vnum <text:s text:c="8"/>= '1.2.3',</text:p>
      <text:p text:style-name="P1"/>
      <text:p text:style-name="P1"><text:s text:c="16"/>install_path = '${SOME_PATH}/bin', 9</text:p>
      <text:p text:style-name="P1"><text:s text:c="16"/>cflags <text:s text:c="6"/>= ['-O2', '-Wall'], 10</text:p>
      <text:p text:style-name="P1"><text:s text:c="16"/>cxxflags <text:s text:c="4"/>= ['-O3'],</text:p>
      <text:p text:style-name="P1"><text:s text:c="16"/>dflags <text:s text:c="6"/>= ['-g'],</text:p>
      <text:p text:style-name="P1"><text:s text:c="8"/>)</text:p>
      <text:p text:style-name="P1">1<text:tab/> Source file list</text:p>
      <text:p text:style-name="P1">2<text:tab/> Target, converted automatically to target.exe or libtarget.so, depending on the platform and type</text:p>
      <text:p text:style-name="P1">3<text:tab/> Additional features to add (for a program consisting in c files, the default will be 'c cprogram')</text:p>
      <text:p text:style-name="P1">4<text:tab/> Includes and defines</text:p>
      <text:p text:style-name="P1">5<text:tab/> Shared libraries and shared libraries link paths</text:p>
      <text:p text:style-name="P1">6<text:tab/> Static libraries and link paths</text:p>
      <text:p text:style-name="P1">7<text:tab/> Use linkflags for specific link flags (not for passing libraries)</text:p>
      <text:p text:style-name="P1">8<text:tab/> rpath and vnum, ignored on platforms that do not support them</text:p>
      <text:p text:style-name="P1">9<text:tab/> Programs and shared libraries are installed by default. To disable the installation, set None.</text:p>
      <text:p text:style-name="P1">10<text:tab/> Miscalleneous flags, applied to the source files that support them (if present)</text:p>
      <text:p text:style-name="P1">9.2. Include processing</text:p>
      <text:p text:style-name="P1">9.2.1. Execution path and flags</text:p>
      <text:p text:style-name="P1"/>
      <text:p text:style-name="P1">Include paths are used by the C/C++ compilers for finding headers. When one header changes, the files are recompiled automatically. For example on a project having the following structure:</text:p>
      <text:p text:style-name="P1"/>
      <text:p text:style-name="P1">$ tree</text:p>
      <text:p text:style-name="P1">.</text:p>
      <text:p text:style-name="P1">|-- foo.h</text:p>
      <text:p text:style-name="P1">|-- src</text:p>
      <text:p text:style-name="P1"><text:soft-page-break/>| <text:s text:c="2"/>|-- main.c</text:p>
      <text:p text:style-name="P1">| <text:s text:c="2"/>`-- wscript</text:p>
      <text:p text:style-name="P1">`-- wscript</text:p>
      <text:p text:style-name="P1">The file src/wscript will contain the following code:</text:p>
      <text:p text:style-name="P1"/>
      <text:p text:style-name="P1">def build(bld):</text:p>
      <text:p text:style-name="P1"><text:s text:c="4"/>bld.program(</text:p>
      <text:p text:style-name="P1"><text:s text:c="8"/>source <text:s text:c="2"/>= 'main.c',</text:p>
      <text:p text:style-name="P1"><text:s text:c="8"/>target <text:s text:c="2"/>= 'myapp',</text:p>
      <text:p text:style-name="P1"><text:s text:c="8"/>includes = '.. .')</text:p>
      <text:p text:style-name="P1">The command-line (output by waf -v) will have the following form:</text:p>
      <text:p text:style-name="P1"/>
      <text:p text:style-name="P1">cc -I. -I.. -Isrc -I../src ../src/main.c -c -o src/main_1.o</text:p>
      <text:p text:style-name="P1">Because commands are executed from the build directory, the folders have been converted to include flags in the following way:</text:p>
      <text:p text:style-name="P1"/>
      <text:p text:style-name="P1">.. -&gt; -I.. <text:s text:c="5"/>-I.</text:p>
      <text:p text:style-name="P1">. <text:s/>-&gt; -I../src <text:s/>-Isrc</text:p>
      <text:p text:style-name="P1">There are the important points to remember:</text:p>
      <text:p text:style-name="P1"/>
      <text:p text:style-name="P1">The includes are always given relative to the directory containing the wscript file</text:p>
      <text:p text:style-name="P1"/>
      <text:p text:style-name="P1">The includes add both the source directory and the corresponding build directory for the task generator variant</text:p>
      <text:p text:style-name="P1"/>
      <text:p text:style-name="P1">Commands are executed from the build directory, so the include paths must be converted</text:p>
      <text:p text:style-name="P1"/>
      <text:p text:style-name="P1">System include paths should be defined during the configuration and added to INCLUDES variables (uselib)</text:p>
      <text:p text:style-name="P1"/>
      <text:p text:style-name="P1">9.2.2. The Waf preprocessor</text:p>
      <text:p text:style-name="P1"/>
      <text:p text:style-name="P1">Waf uses a preprocessor written in Python for adding the dependencies on the headers. A simple parser looking at #include statements would miss constructs such as:</text:p>
      <text:p text:style-name="P1"/>
      <text:p text:style-name="P1">#define mymacro "foo.h"</text:p>
      <text:p text:style-name="P1">#include mymacro</text:p>
      <text:p text:style-name="P1">Using the compiler for finding the dependencies would not work for applications requiring file preprocessing such as Qt. For Qt, special include files having the .moc extension must be detected by the build system and produced ahead of time. The c compiler could not parse such files.</text:p>
      <text:p text:style-name="P1"/>
      <text:p text:style-name="P1">#include "foo.moc"</text:p>
      <text:p text:style-name="P1">Since system headers are not tracked by default, the waf preprocessor may miss dependencies written in the following form:</text:p>
      <text:p text:style-name="P1"/>
      <text:p text:style-name="P1">#if SOMEMACRO</text:p>
      <text:p text:style-name="P1"><text:s text:c="8"/>/* an include in the project */</text:p>
      <text:p text:style-name="P1"><text:s text:c="8"/>#include "foo.h"</text:p>
      <text:p text:style-name="P1">#endif</text:p>
      <text:p text:style-name="P1">To write portable code and to ease debugging, it is strongly recommended to put all the conditions used within a project into a config.h file.</text:p>
      <text:p text:style-name="P1"/>
      <text:p text:style-name="P1"><text:soft-page-break/>def configure(conf):</text:p>
      <text:p text:style-name="P1"><text:s text:c="8"/>conf.check(</text:p>
      <text:p text:style-name="P1"><text:s text:c="16"/>fragment <text:s text:c="3"/>= 'int main() { return 0; }\n',</text:p>
      <text:p text:style-name="P1"><text:s text:c="16"/>define_name = 'FOO',</text:p>
      <text:p text:style-name="P1"><text:s text:c="16"/>mandatory <text:s text:c="2"/>= True)</text:p>
      <text:p text:style-name="P1"><text:s text:c="8"/>conf.write_config_header('config.h')</text:p>
      <text:p text:style-name="P1">For performance reasons, the implicit dependency on the system headers is ignored by default. The following code may be used to enable this behaviour:</text:p>
      <text:p text:style-name="P1"/>
      <text:p text:style-name="P1">from waflib import c_preproc</text:p>
      <text:p text:style-name="P1">c_preproc.go_absolute = True</text:p>
      <text:p text:style-name="P1">Additional tools such as gccdeps or dumbpreproc provide alternate dependency scanners that can be faster in certain cases (boost).</text:p>
      <text:p text:style-name="P1"/>
      <text:p text:style-name="P1">Note<text:tab/>The Waf engine will detect if tasks generate headers necessary for the compilation and compute the build order accordingly. It may sometimes improve the performance of the scanner if the tasks creating headers provide the hint ext_out=[".h"].</text:p>
      <text:p text:style-name="P1">9.2.3. Dependency debugging</text:p>
      <text:p text:style-name="P1"/>
      <text:p text:style-name="P1">The Waf preprocessor contains a specific debugging zone:</text:p>
      <text:p text:style-name="P1"/>
      <text:p text:style-name="P1">$ waf --zones=preproc</text:p>
      <text:p text:style-name="P1">To display the dependencies obtained or missed, use the following:</text:p>
      <text:p text:style-name="P1"/>
      <text:p text:style-name="P1">$ waf --zones=deps</text:p>
      <text:p text:style-name="P1"/>
      <text:p text:style-name="P1">23:53:21 deps deps for src:///comp/waf/demos/qt4/src/window.cpp: 1</text:p>
      <text:p text:style-name="P1"><text:s text:c="2"/>[src:///comp/waf/demos/qt4/src/window.h, bld:///comp/waf/demos/qt4/src/window.moc]; 2</text:p>
      <text:p text:style-name="P1"><text:s text:c="2"/>unresolved ['QtGui', 'QGLWidget', 'QWidget'] 3</text:p>
      <text:p text:style-name="P1">1<text:tab/> File being preprocessed</text:p>
      <text:p text:style-name="P1">2<text:tab/> Headers found</text:p>
      <text:p text:style-name="P1">3<text:tab/> System headers discarded</text:p>
      <text:p text:style-name="P1">The dependency computation is performed only when the files are not up-to-date, so these commands will display something only when there is a file to compile.</text:p>
      <text:p text:style-name="P1"/>
      <text:p text:style-name="P1">Note<text:tab/>The scanner is only called when C files or dependencies change. In the rare case of adding headers after a successful compilation, then it may be necessary to run waf clean build to force a full scanning.</text:p>
      <text:p text:style-name="P1">9.3. Library interaction (use)</text:p>
      <text:p text:style-name="P1">9.3.1. Local libraries</text:p>
      <text:p text:style-name="P1"/>
      <text:p text:style-name="P1">The attribute use enables the link against libraries (static or shared), or the inclusion of object files when the task generator referenced is not a library.</text:p>
      <text:p text:style-name="P1"/>
      <text:p text:style-name="P1">def build(bld):</text:p>
      <text:p text:style-name="P1"><text:s text:c="8"/>bld.stlib(</text:p>
      <text:p text:style-name="P1"><text:s text:c="16"/>source <text:s text:c="2"/>= 'test_staticlib.c',</text:p>
      <text:p text:style-name="P1"><text:s text:c="16"/>target <text:s text:c="2"/>= 'mylib',</text:p>
      <text:p text:style-name="P1"><text:s text:c="16"/>name <text:s text:c="4"/>= 'stlib1') 1</text:p>
      <text:p text:style-name="P1"/>
      <text:p text:style-name="P1"><text:s text:c="8"/>bld.program(</text:p>
      <text:p text:style-name="P1"><text:s text:c="16"/>source <text:s text:c="2"/>= 'main.c',</text:p>
      <text:p text:style-name="P1"><text:soft-page-break/><text:s text:c="16"/>target <text:s text:c="2"/>= 'app',</text:p>
      <text:p text:style-name="P1"><text:s text:c="16"/>includes = '.',</text:p>
      <text:p text:style-name="P1"><text:s text:c="16"/>use <text:s text:c="5"/>= ['stlib1']) 2</text:p>
      <text:p text:style-name="P1">1<text:tab/> The name attribute must point at exactly one task generator</text:p>
      <text:p text:style-name="P1">2<text:tab/> The attribute use contains the task generator names to use</text:p>
      <text:p text:style-name="P1">In this example, the file app will be re-created whenever mylib changes (order and dependency). By using task generator names, the programs and libraries declarations may appear in any order and across scripts. For convenience, the name does not have to be defined, and will be pre-set from the target name:</text:p>
      <text:p text:style-name="P1"/>
      <text:p text:style-name="P1">def build(bld):</text:p>
      <text:p text:style-name="P1"><text:s text:c="8"/>bld.stlib(</text:p>
      <text:p text:style-name="P1"><text:s text:c="16"/>source <text:s text:c="2"/>= 'test_staticlib.c',</text:p>
      <text:p text:style-name="P1"><text:s text:c="16"/>target <text:s text:c="2"/>= 'mylib')</text:p>
      <text:p text:style-name="P1"/>
      <text:p text:style-name="P1"><text:s text:c="8"/>bld.program(</text:p>
      <text:p text:style-name="P1"><text:s text:c="16"/>source <text:s text:c="2"/>= 'main.c',</text:p>
      <text:p text:style-name="P1"><text:s text:c="16"/>target <text:s text:c="2"/>= 'app',</text:p>
      <text:p text:style-name="P1"><text:s text:c="16"/>includes = '.',</text:p>
      <text:p text:style-name="P1"><text:s text:c="16"/>use <text:s text:c="5"/>= ['mylib'])</text:p>
      <text:p text:style-name="P1">The use processing also exhibits a recursive behaviour. Let’s illustrate it by the following example:</text:p>
      <text:p text:style-name="P1"/>
      <text:p text:style-name="P1">def build(bld):</text:p>
      <text:p text:style-name="P1"><text:s text:c="8"/>bld.shlib(</text:p>
      <text:p text:style-name="P1"><text:s text:c="16"/>source = 'a.c', 1</text:p>
      <text:p text:style-name="P1"><text:s text:c="16"/>target = 'lib1')</text:p>
      <text:p text:style-name="P1"/>
      <text:p text:style-name="P1"><text:s text:c="8"/>bld.stlib(</text:p>
      <text:p text:style-name="P1"><text:s text:c="16"/>source = 'b.c',</text:p>
      <text:p text:style-name="P1"><text:s text:c="16"/>use <text:s text:c="3"/>= 'cshlib', 2</text:p>
      <text:p text:style-name="P1"><text:s text:c="16"/>target = 'lib2')</text:p>
      <text:p text:style-name="P1"/>
      <text:p text:style-name="P1"><text:s text:c="8"/>bld.shlib(</text:p>
      <text:p text:style-name="P1"><text:s text:c="16"/>source = 'c.c',</text:p>
      <text:p text:style-name="P1"><text:s text:c="16"/>target = 'lib3',</text:p>
      <text:p text:style-name="P1"><text:s text:c="16"/>use <text:s text:c="3"/>= 'lib1 lib2') 3</text:p>
      <text:p text:style-name="P1"/>
      <text:p text:style-name="P1"><text:s text:c="8"/>bld.program( 4</text:p>
      <text:p text:style-name="P1"><text:s text:c="16"/>source = 'main.c',</text:p>
      <text:p text:style-name="P1"><text:s text:c="16"/>target = 'app',</text:p>
      <text:p text:style-name="P1"><text:s text:c="16"/>use <text:s text:c="3"/>= 'lib3')</text:p>
      <text:p text:style-name="P1">1<text:tab/> A simple shared library</text:p>
      <text:p text:style-name="P1">2<text:tab/> The cshlib flags will be propagated to both the library and the program. [4]</text:p>
      <text:p text:style-name="P1">3<text:tab/>lib3 uses both a shared library and a static library</text:p>
      <text:p text:style-name="P1">4<text:tab/> A program using lib3</text:p>
      <text:p text:style-name="P1">Because of the shared library dependency lib1 → lib2, the program app should link against both lib1 and lib3, but not against lib2:</text:p>
      <text:p text:style-name="P1"/>
      <text:p text:style-name="P1">$ waf -v</text:p>
      <text:p text:style-name="P1">'clean' finished successfully (0.004s)</text:p>
      <text:p text:style-name="P1">Waf: Entering directory `/tmp/cprog_propagation/build'</text:p>
      <text:p text:style-name="P1">[1/8] c: a.c -&gt; build/a.c.0.o</text:p>
      <text:p text:style-name="P1"><text:soft-page-break/>12:36:17 runner ['/usr/bin/gcc', '-fPIC', '../a.c', '-c', '-o', 'a.c.0.o']</text:p>
      <text:p text:style-name="P1">[2/8] c: b.c -&gt; build/b.c.1.o</text:p>
      <text:p text:style-name="P1">12:36:17 runner ['/usr/bin/gcc', '../b.c', '-c', '-o', 'b.c.1.o']</text:p>
      <text:p text:style-name="P1">[3/8] c: c.c -&gt; build/c.c.2.o</text:p>
      <text:p text:style-name="P1">12:36:17 runner ['/usr/bin/gcc', '-fPIC', '../c.c', '-c', '-o', 'c.c.2.o']</text:p>
      <text:p text:style-name="P1">[4/8] c: main.c -&gt; build/main.c.3.o</text:p>
      <text:p text:style-name="P1">12:36:17 runner ['/usr/bin/gcc', '../main.c', '-c', '-o', 'main.c.3.o']</text:p>
      <text:p text:style-name="P1">[5/8] cstlib: build/b.c.1.o -&gt; build/liblib2.a</text:p>
      <text:p text:style-name="P1">12:36:17 runner ['/usr/bin/ar', 'rcs', 'liblib2.a', 'b.c.1.o']</text:p>
      <text:p text:style-name="P1">[6/8] cshlib: build/a.c.0.o -&gt; build/liblib1.so</text:p>
      <text:p text:style-name="P1">12:36:17 runner ['/usr/bin/gcc', 'a.c.0.o', '-o', 'liblib1.so', '-shared']</text:p>
      <text:p text:style-name="P1">[7/8] cshlib: build/c.c.2.o -&gt; build/liblib3.so</text:p>
      <text:p text:style-name="P1">12:36:17 runner ['/usr/bin/gcc', 'c.c.2.o', '-o', 'liblib3.so', '-Wl,-Bstatic', '-L.', '-llib2', '-Wl,-Bdynamic', '-L.', '-llib1', '-shared']</text:p>
      <text:p text:style-name="P1">[8/8] cprogram: build/main.c.3.o -&gt; build/app</text:p>
      <text:p text:style-name="P1">12:36:17 runner ['/usr/bin/gcc', 'main.c.3.o', '-o', 'app', '-Wl,-Bdynamic', '-L.', '-llib1', '-llib3']</text:p>
      <text:p text:style-name="P1">Waf: Leaving directory `/tmp/cprog_propagation/build'</text:p>
      <text:p text:style-name="P1">'build' finished successfully (0.144s)</text:p>
      <text:p text:style-name="P1">To sum up the two most important aspects of the use attribute:</text:p>
      <text:p text:style-name="P1"/>
      <text:p text:style-name="P1">The task generators may be created in any order and in different files, but must provide a unique name for the use attribute</text:p>
      <text:p text:style-name="P1"/>
      <text:p text:style-name="P1">The use processing will iterate recursively over all the task generators involved, but the flags added depend on the target kind (shared/static libraries)</text:p>
      <text:p text:style-name="P1"/>
      <text:p text:style-name="P1">9.3.2. Special local libraries</text:p>
      <text:p text:style-name="P1"/>
      <text:p text:style-name="P1">Includes folders</text:p>
      <text:p text:style-name="P1">The use keywork may point at special libraries that do not actually declare a target. For example, header-only libraries are commonly used to add specific include paths to several targets:</text:p>
      <text:p text:style-name="P1"/>
      <text:p text:style-name="P1">def build(bld):</text:p>
      <text:p text:style-name="P1"><text:s text:c="8"/>bld(</text:p>
      <text:p text:style-name="P1"><text:s text:c="16"/>includes <text:s text:c="7"/>= '. src',</text:p>
      <text:p text:style-name="P1"><text:s text:c="16"/>export_includes = 'src', 1</text:p>
      <text:p text:style-name="P1"><text:s text:c="16"/>name <text:s text:c="11"/>= 'com_includes')</text:p>
      <text:p text:style-name="P1"/>
      <text:p text:style-name="P1"><text:s text:c="8"/>bld.stlib(</text:p>
      <text:p text:style-name="P1"><text:s text:c="16"/>source <text:s text:c="9"/>= 'a.c',</text:p>
      <text:p text:style-name="P1"><text:s text:c="16"/>target <text:s text:c="9"/>= 'shlib1',</text:p>
      <text:p text:style-name="P1"><text:s text:c="16"/>use <text:s text:c="12"/>= 'com_includes') 2</text:p>
      <text:p text:style-name="P1"/>
      <text:p text:style-name="P1"><text:s text:c="8"/>bld.program(</text:p>
      <text:p text:style-name="P1"><text:s text:c="16"/>source <text:s text:c="9"/>= 'main.c',</text:p>
      <text:p text:style-name="P1"><text:s text:c="16"/>target <text:s text:c="9"/>= 'app',</text:p>
      <text:p text:style-name="P1"><text:s text:c="16"/>use <text:s text:c="12"/>= 'shlib1', 3</text:p>
      <text:p text:style-name="P1"><text:s text:c="16"/>)</text:p>
      <text:p text:style-name="P1">1<text:tab/> The includes attribute is private, but export_includes will be used by other task generators</text:p>
      <text:p text:style-name="P1">2<text:tab/> The paths added are relative to the other task generator</text:p>
      <text:p text:style-name="P1">3<text:tab/> The export_includes will be propagated to other task generators</text:p>
      <text:p text:style-name="P1">Object files</text:p>
      <text:p text:style-name="P1"><text:soft-page-break/>Here is how to enable specific compilation flags for particular files:</text:p>
      <text:p text:style-name="P1"/>
      <text:p text:style-name="P1">def build(bld):</text:p>
      <text:p text:style-name="P1"><text:s text:c="8"/>bld.objects( 1</text:p>
      <text:p text:style-name="P1"><text:s text:c="16"/>source <text:s/>= 'test.c',</text:p>
      <text:p text:style-name="P1"><text:s text:c="16"/>cflags <text:s/>= '-O3',</text:p>
      <text:p text:style-name="P1"><text:s text:c="16"/>target <text:s/>= 'my_objs')</text:p>
      <text:p text:style-name="P1"/>
      <text:p text:style-name="P1"><text:s text:c="8"/>bld.shlib(</text:p>
      <text:p text:style-name="P1"><text:s text:c="16"/>source <text:s/>= 'a.c',</text:p>
      <text:p text:style-name="P1"><text:s text:c="16"/>cflags <text:s/>= '-O2', 2</text:p>
      <text:p text:style-name="P1"><text:s text:c="16"/>target <text:s/>= 'lib1',</text:p>
      <text:p text:style-name="P1"><text:s text:c="16"/>use <text:s text:c="4"/>= 'my_objs') 3</text:p>
      <text:p text:style-name="P1"/>
      <text:p text:style-name="P1"><text:s text:c="8"/>bld.program(</text:p>
      <text:p text:style-name="P1"><text:s text:c="16"/>source <text:s/>= 'main.c',</text:p>
      <text:p text:style-name="P1"><text:s text:c="16"/>target <text:s/>= 'test_c_program',</text:p>
      <text:p text:style-name="P1"><text:s text:c="16"/>use <text:s text:c="4"/>= 'lib1') 4</text:p>
      <text:p text:style-name="P1">1<text:tab/> Files will be compiled in c mode, but no program or library will be produced</text:p>
      <text:p text:style-name="P1">2<text:tab/> Different compilation flags may be used</text:p>
      <text:p text:style-name="P1">3<text:tab/> The objects will be added automatically in the link stage</text:p>
      <text:p text:style-name="P1">4<text:tab/> There is no object propagation to other programs or libraries to avoid duplicate symbol errors</text:p>
      <text:p text:style-name="P1">Warning<text:tab/>Like static libraries, object files are often abused to copy-paste binary code. Try to minimize the executables size by using shared libraries whenever possible.</text:p>
      <text:p text:style-name="P1">Fake libraries</text:p>
      <text:p text:style-name="P1">Local libraries will trigger a recompilation whenever they change. The methods read_shlib and read_stlib can be used to add this behaviour to external libraries or to binary files present in the project.</text:p>
      <text:p text:style-name="P1"/>
      <text:p text:style-name="P1">def build(bld):</text:p>
      <text:p text:style-name="P1"><text:s text:c="8"/>bld.read_shlib('m', paths=['.', '/usr/lib64'])</text:p>
      <text:p text:style-name="P1"><text:s text:c="8"/>bld.program(source='main.c', target='app', use='m')</text:p>
      <text:p text:style-name="P1">The methods will try to find files such as libm.so or libm.dll in the specified paths to compute the required paths and dependencies. In this example, the target app will be re-created whenever /usr/lib64/libm.so changes. These libraries are propagated between task generators just like shared or static libraries declared locally.</text:p>
      <text:p text:style-name="P1"/>
      <text:p text:style-name="P1">9.3.3. Foreign libraries and flags</text:p>
      <text:p text:style-name="P1"/>
      <text:p text:style-name="P1">When an element in the attribute use does not match a local library, it is assumed that it represents a system library, and the the required flags are present in the configuration set env. This system enables the addition of several compilation and link flags at once, as in the following example:</text:p>
      <text:p text:style-name="P1"/>
      <text:p text:style-name="P1">import sys</text:p>
      <text:p text:style-name="P1"/>
      <text:p text:style-name="P1">def options(opt):</text:p>
      <text:p text:style-name="P1"><text:s text:c="8"/>opt.load('compiler_c')</text:p>
      <text:p text:style-name="P1"/>
      <text:p text:style-name="P1">def configure(conf):</text:p>
      <text:p text:style-name="P1"><text:s text:c="8"/>conf.load('compiler_c')</text:p>
      <text:p text:style-name="P1"><text:s text:c="8"/>conf.env.INCLUDES_TEST <text:s text:c="5"/>= ['/usr/include'] 1</text:p>
      <text:p text:style-name="P1"/>
      <text:p text:style-name="P1"><text:soft-page-break/><text:s text:c="8"/>if sys.platform != 'win32': 2</text:p>
      <text:p text:style-name="P1"><text:s text:c="16"/>conf.env.DEFINES_TEST <text:s text:c="2"/>= ['TEST']</text:p>
      <text:p text:style-name="P1"><text:s text:c="16"/>conf.env.CFLAGS_TEST <text:s text:c="2"/>= ['-O0'] 3</text:p>
      <text:p text:style-name="P1"><text:s text:c="16"/>conf.env.LIB_TEST <text:s text:c="6"/>= ['m']</text:p>
      <text:p text:style-name="P1"><text:s text:c="16"/>conf.env.LIBPATH_TEST <text:s text:c="2"/>= ['/usr/lib']</text:p>
      <text:p text:style-name="P1"><text:s text:c="16"/>conf.env.LINKFLAGS_TEST = ['-g']</text:p>
      <text:p text:style-name="P1"><text:s text:c="16"/>conf.env.INCLUDES_TEST <text:s/>= ['/opt/gnome/include']</text:p>
      <text:p text:style-name="P1"/>
      <text:p text:style-name="P1">def build(bld):</text:p>
      <text:p text:style-name="P1"><text:s text:c="8"/>mylib = bld.stlib(</text:p>
      <text:p text:style-name="P1"><text:s text:c="16"/>source <text:s text:c="2"/>= 'test_staticlib.c',</text:p>
      <text:p text:style-name="P1"><text:s text:c="16"/>target <text:s text:c="2"/>= 'teststaticlib',</text:p>
      <text:p text:style-name="P1"><text:s text:c="16"/>use <text:s text:c="5"/>= 'TEST') 4</text:p>
      <text:p text:style-name="P1"/>
      <text:p text:style-name="P1"><text:s text:c="8"/>if mylib.env.CC_NAME == 'gcc':</text:p>
      <text:p text:style-name="P1"><text:s text:c="16"/>mylib.cxxflags = ['-O2'] 5</text:p>
      <text:p text:style-name="P1">1<text:tab/> For portability reasons, it is recommended to use INCLUDES instead of giving flags of the form -I/include. Note that the INCLUDES use used by both c and c++</text:p>
      <text:p text:style-name="P1">2<text:tab/> Variables may be left undefined in platform-specific settings, yet the build scripts will remain identical.</text:p>
      <text:p text:style-name="P1">3<text:tab/> Declare a few variables during the configuration, the variables follow the convention VAR_NAME</text:p>
      <text:p text:style-name="P1">4<text:tab/> Add all the VAR_NAME corresponding to the use variable NAME, which is TEST in this example</text:p>
      <text:p text:style-name="P1">5<text:tab/>Model to avoid: setting the flags and checking for the configuration should be performed in the configuration section</text:p>
      <text:p text:style-name="P1">The variables used for C/C++ are the following:</text:p>
      <text:p text:style-name="P1"/>
      <text:p text:style-name="P1">Table 1. Use variables and task generator attributes for C/C++</text:p>
      <text:p text:style-name="P1">Uselib variable<text:tab/> Attribute<text:tab/> Usage</text:p>
      <text:p text:style-name="P1">LIB</text:p>
      <text:p text:style-name="P1"/>
      <text:p text:style-name="P1">lib</text:p>
      <text:p text:style-name="P1"/>
      <text:p text:style-name="P1">list of sharedlibrary names to use, without prefix or extension</text:p>
      <text:p text:style-name="P1"/>
      <text:p text:style-name="P1">LIBPATH</text:p>
      <text:p text:style-name="P1"/>
      <text:p text:style-name="P1">libpath</text:p>
      <text:p text:style-name="P1"/>
      <text:p text:style-name="P1">list of search path for shared libraries</text:p>
      <text:p text:style-name="P1"/>
      <text:p text:style-name="P1">STLIB</text:p>
      <text:p text:style-name="P1"/>
      <text:p text:style-name="P1">stlib</text:p>
      <text:p text:style-name="P1"/>
      <text:p text:style-name="P1">list of static library names to use, without prefix or extension</text:p>
      <text:p text:style-name="P1"/>
      <text:p text:style-name="P1">STLIBPATH</text:p>
      <text:p text:style-name="P1"/>
      <text:p text:style-name="P1">stlibpath</text:p>
      <text:p text:style-name="P1"/>
      <text:p text:style-name="P1"><text:soft-page-break/>list of search path for static libraries</text:p>
      <text:p text:style-name="P1"/>
      <text:p text:style-name="P1">LINKFLAGS</text:p>
      <text:p text:style-name="P1"/>
      <text:p text:style-name="P1">linkflags</text:p>
      <text:p text:style-name="P1"/>
      <text:p text:style-name="P1">list of link flags (use other variables whenever possible)</text:p>
      <text:p text:style-name="P1"/>
      <text:p text:style-name="P1">RPATH</text:p>
      <text:p text:style-name="P1"/>
      <text:p text:style-name="P1">rpath</text:p>
      <text:p text:style-name="P1"/>
      <text:p text:style-name="P1">list of paths to hard-code into the binary during linking time</text:p>
      <text:p text:style-name="P1"/>
      <text:p text:style-name="P1">CFLAGS</text:p>
      <text:p text:style-name="P1"/>
      <text:p text:style-name="P1">cflags</text:p>
      <text:p text:style-name="P1"/>
      <text:p text:style-name="P1">list of compilation flags for c files</text:p>
      <text:p text:style-name="P1"/>
      <text:p text:style-name="P1">CXXFLAGS</text:p>
      <text:p text:style-name="P1"/>
      <text:p text:style-name="P1">cxxflags</text:p>
      <text:p text:style-name="P1"/>
      <text:p text:style-name="P1">list of compilation flags for c++ files</text:p>
      <text:p text:style-name="P1"/>
      <text:p text:style-name="P1">DFLAGS</text:p>
      <text:p text:style-name="P1"/>
      <text:p text:style-name="P1">dflags</text:p>
      <text:p text:style-name="P1"/>
      <text:p text:style-name="P1">list of compilation flags for d files</text:p>
      <text:p text:style-name="P1"/>
      <text:p text:style-name="P1">INCLUDES</text:p>
      <text:p text:style-name="P1"/>
      <text:p text:style-name="P1">includes</text:p>
      <text:p text:style-name="P1"/>
      <text:p text:style-name="P1">include paths</text:p>
      <text:p text:style-name="P1"/>
      <text:p text:style-name="P1">CXXDEPS</text:p>
      <text:p text:style-name="P1"/>
      <text:p text:style-name="P1">a variable/list to trigger c++ file recompilations when it changes</text:p>
      <text:p text:style-name="P1"/>
      <text:p text:style-name="P1">CCDEPS</text:p>
      <text:p text:style-name="P1"/>
      <text:p text:style-name="P1">same as above, for c</text:p>
      <text:p text:style-name="P1"/>
      <text:p text:style-name="P1">LINKDEPS</text:p>
      <text:p text:style-name="P1"/>
      <text:p text:style-name="P1">same as above, for the link tasks</text:p>
      <text:p text:style-name="P1"/>
      <text:p text:style-name="P1">DEFINES</text:p>
      <text:p text:style-name="P1"/>
      <text:p text:style-name="P1"><text:soft-page-break/>defines</text:p>
      <text:p text:style-name="P1"/>
      <text:p text:style-name="P1">list of defines in the form [‘key=value’, …]</text:p>
      <text:p text:style-name="P1"/>
      <text:p text:style-name="P1">FRAMEWORK</text:p>
      <text:p text:style-name="P1"/>
      <text:p text:style-name="P1">framework</text:p>
      <text:p text:style-name="P1"/>
      <text:p text:style-name="P1">list of frameworks to use</text:p>
      <text:p text:style-name="P1"/>
      <text:p text:style-name="P1">FRAMEWORKPATH</text:p>
      <text:p text:style-name="P1"/>
      <text:p text:style-name="P1">frameworkpath</text:p>
      <text:p text:style-name="P1"/>
      <text:p text:style-name="P1">list of framework paths to use</text:p>
      <text:p text:style-name="P1"/>
      <text:p text:style-name="P1">ARCH</text:p>
      <text:p text:style-name="P1"/>
      <text:p text:style-name="P1">arch</text:p>
      <text:p text:style-name="P1"/>
      <text:p text:style-name="P1">list of architectures in the form [ppc, x86]</text:p>
      <text:p text:style-name="P1"/>
      <text:p text:style-name="P1">The variables may be left empty for later use, and will not cause errors. During the development, the configuration cache files (for example, _cache.py) may be modified from a text editor to try different configurations without forcing a whole project reconfiguration. The files affected will be rebuilt however.</text:p>
      <text:p text:style-name="P1"/>
      <text:p text:style-name="P1">9.4. Configuration helpers</text:p>
      <text:p text:style-name="P1">9.4.1. Configuration tests</text:p>
      <text:p text:style-name="P1"/>
      <text:p text:style-name="P1">The method check is used to detect parameters using a small build project. The main parameters are the following</text:p>
      <text:p text:style-name="P1"/>
      <text:p text:style-name="P1">msg: title of the test to execute</text:p>
      <text:p text:style-name="P1"/>
      <text:p text:style-name="P1">okmsg: message to display when the test succeeds</text:p>
      <text:p text:style-name="P1"/>
      <text:p text:style-name="P1">errmsg: message to display when the test fails</text:p>
      <text:p text:style-name="P1"/>
      <text:p text:style-name="P1">env: environment to use for the build (conf.env is used by default)</text:p>
      <text:p text:style-name="P1"/>
      <text:p text:style-name="P1">compile_mode: cc or cxx</text:p>
      <text:p text:style-name="P1"/>
      <text:p text:style-name="P1">define_name: add a define for the configuration header when the test succeeds (in most cases it is calculated automatically)</text:p>
      <text:p text:style-name="P1"/>
      <text:p text:style-name="P1">The errors raised are instances of waflib.Errors.ConfigurationError. There are no return codes.</text:p>
      <text:p text:style-name="P1"/>
      <text:p text:style-name="P1">Besides the main parameters, the attributes from c/c++ task generators may be used. Here is a concrete example:</text:p>
      <text:p text:style-name="P1"/>
      <text:p text:style-name="P1">def configure(conf):</text:p>
      <text:p text:style-name="P1"><text:soft-page-break/></text:p>
      <text:p text:style-name="P1"><text:s text:c="8"/>conf.check(header_name='time.h', features='c cprogram') 1</text:p>
      <text:p text:style-name="P1"><text:s text:c="8"/>conf.check_cc(function_name='printf', header_name="stdio.h", mandatory=False) 2</text:p>
      <text:p text:style-name="P1"><text:s text:c="8"/>conf.check_cc(fragment='int main() {2+2==4;}\n', define_name="boobah") 3</text:p>
      <text:p text:style-name="P1"><text:s text:c="8"/>conf.check_cc(lib='m', cflags='-Wall', defines=['var=foo', 'x=y'],</text:p>
      <text:p text:style-name="P1"><text:s text:c="16"/>uselib_store='M') 4</text:p>
      <text:p text:style-name="P1"><text:s text:c="8"/>conf.check_cxx(lib='linux', use='M', cxxflags='-O2') 5</text:p>
      <text:p text:style-name="P1"/>
      <text:p text:style-name="P1"><text:s text:c="8"/>conf.check_cc(fragment='''</text:p>
      <text:p text:style-name="P1"><text:s text:c="24"/>#include &lt;stdio.h&gt;</text:p>
      <text:p text:style-name="P1"><text:s text:c="24"/>int main() { printf("4"); return 0; } ''',</text:p>
      <text:p text:style-name="P1"><text:s text:c="16"/>define_name = "booeah",</text:p>
      <text:p text:style-name="P1"><text:s text:c="16"/>execute <text:s text:c="4"/>= True,</text:p>
      <text:p text:style-name="P1"><text:s text:c="16"/>define_ret <text:s/>= True,</text:p>
      <text:p text:style-name="P1"><text:s text:c="16"/>msg <text:s text:c="8"/>= "Checking for something") 6</text:p>
      <text:p text:style-name="P1"/>
      <text:p text:style-name="P1"><text:s text:c="8"/>conf.check(features='c', fragment='int main(){return 0;}') 7</text:p>
      <text:p text:style-name="P1"/>
      <text:p text:style-name="P1"><text:s text:c="8"/>conf.write_config_header('config.h') 8</text:p>
      <text:p text:style-name="P1">1<text:tab/> Try to compile a program using the configuration header time.h, if present on the system, if the test is successful, the define HAVE_TIME_H will be added</text:p>
      <text:p text:style-name="P1">2<text:tab/> Try to compile a program with the function printf, adding the header stdio.h (the header_name may be a list of additional headers). All configuration tests are required by default (@conf methods) and will raise configuration exceptions. To conceal them, set the attribute mandatory to False.</text:p>
      <text:p text:style-name="P1">3<text:tab/> Try to compile a piece of code, and if the test is successful, define the name boobah</text:p>
      <text:p text:style-name="P1">4<text:tab/> Modifications made to the task generator environment are not stored. When the test is successful and when the attribute uselib_store is provided, the names lib, cflags and defines will be converted into use variables LIB_M, CFLAGS_M and DEFINES_M and the flag values are added to the configuration environment.</text:p>
      <text:p text:style-name="P1">5<text:tab/> Try to compile a simple c program against a library called linux, and reuse the previous parameters for libm by use</text:p>
      <text:p text:style-name="P1">6<text:tab/> Execute a simple program, collect the output, and put it in a define when successful</text:p>
      <text:p text:style-name="P1">7<text:tab/> The tests create a build with a single task generator. By passing the features attribute directly it is possible to disable the compilation or to create more complicated configuration tests.</text:p>
      <text:p text:style-name="P1">8<text:tab/> After all the tests are executed, write a configuration header in the build directory (optional). The configuration header is used to limit the size of the command-line.</text:p>
      <text:p text:style-name="P1">Here is an example of a config.h produced with the previous test code:</text:p>
      <text:p text:style-name="P1"/>
      <text:p text:style-name="P1">/* Configuration header created by Waf - do not edit */</text:p>
      <text:p text:style-name="P1">#ifndef _CONFIG_H_WAF</text:p>
      <text:p text:style-name="P1">#define _CONFIG_H_WAF</text:p>
      <text:p text:style-name="P1"/>
      <text:p text:style-name="P1">#define HAVE_PRINTF 1</text:p>
      <text:p text:style-name="P1">#define HAVE_TIME_H 1</text:p>
      <text:p text:style-name="P1">#define boobah 1</text:p>
      <text:p text:style-name="P1">#define booeah "4"</text:p>
      <text:p text:style-name="P1"/>
      <text:p text:style-name="P1">#endif /* _CONFIG_H_WAF */</text:p>
      <text:p text:style-name="P1">The file _cache.py will contain the following variables:</text:p>
      <text:p text:style-name="P1"/>
      <text:p text:style-name="P1">DEFINES_M = ['var=foo', 'x=y']</text:p>
      <text:p text:style-name="P1">CXXFLAGS_M = ['-Wall']</text:p>
      <text:p text:style-name="P1"><text:soft-page-break/>CFLAGS_M = ['-Wall']</text:p>
      <text:p text:style-name="P1">LIB_M = ['m']</text:p>
      <text:p text:style-name="P1">boobah = 1</text:p>
      <text:p text:style-name="P1">booeah = '4'</text:p>
      <text:p text:style-name="P1">defines = {'booeah': '"4"', 'boobah': 1, 'HAVE_TIME_H': 1, 'HAVE_PRINTF': 1}</text:p>
      <text:p text:style-name="P1">dep_files = ['config.h']</text:p>
      <text:p text:style-name="P1">waf_config_files = ['/compilation/waf/demos/adv/build/config.h']</text:p>
      <text:p text:style-name="P1">9.4.2. Advanced tests</text:p>
      <text:p text:style-name="P1"/>
      <text:p text:style-name="P1">The methods conf.check create a build context and a task generator internally. This means that the attributes includes, defines, cxxflags may be used (not all shown here). Advanced tests may be created by passing feature arguments:</text:p>
      <text:p text:style-name="P1"/>
      <text:p text:style-name="P1">from waflib.TaskGen import feature, before_method</text:p>
      <text:p text:style-name="P1"/>
      <text:p text:style-name="P1">@feature('special_test')</text:p>
      <text:p text:style-name="P1">@before_method('process_source')</text:p>
      <text:p text:style-name="P1">def my_special_test(self):</text:p>
      <text:p text:style-name="P1"><text:s text:c="8"/>self.bld(rule='touch ${TGT}', target='foo') 1</text:p>
      <text:p text:style-name="P1"><text:s text:c="8"/>self.bld(rule='cp ${SRC} ${TGT}', source='foo', target='bar')</text:p>
      <text:p text:style-name="P1"><text:s text:c="8"/>self.source = [] 2</text:p>
      <text:p text:style-name="P1"/>
      <text:p text:style-name="P1">def configure(conf):</text:p>
      <text:p text:style-name="P1"><text:s text:c="8"/>conf.check_cc(features='special_test', msg='my test!') 3</text:p>
      <text:p text:style-name="P1">1<text:tab/> Create a task generator from another task generator</text:p>
      <text:p text:style-name="P1">2<text:tab/> Disable the compilation of test.c by setting no source files</text:p>
      <text:p text:style-name="P1">3<text:tab/> Use the feature special_test</text:p>
      <text:p text:style-name="P1">9.4.3. Creating configuration headers</text:p>
      <text:p text:style-name="P1"/>
      <text:p text:style-name="P1">Adding lots of command-line define values increases the size of the command-line and makes it harder to review the flags when errors occur. Besides that, the defines passed on the command-line may fail unexpectedly with different compilers and command execution contexts. For example, define values containing quotes may be misinterpreted in Visual Studio response files. It is therefore a best practice to use configuration headers whenever possible.</text:p>
      <text:p text:style-name="P1"/>
      <text:p text:style-name="P1">Writing configuration headers can be performed using the following methods:</text:p>
      <text:p text:style-name="P1"/>
      <text:p text:style-name="P1">def configure(conf):</text:p>
      <text:p text:style-name="P1"><text:s text:c="8"/>conf.define('NOLIBF', 1)</text:p>
      <text:p text:style-name="P1"><text:s text:c="8"/>conf.undefine('NOLIBF')</text:p>
      <text:p text:style-name="P1"><text:s text:c="8"/>conf.define('LIBF', 1)</text:p>
      <text:p text:style-name="P1"><text:s text:c="8"/>conf.define('LIBF_VERSION', '1.0.2')</text:p>
      <text:p text:style-name="P1"><text:s text:c="8"/>conf.write_config_header('config.h')</text:p>
      <text:p text:style-name="P1">The code snipped will produce the following config.h in the build directory:</text:p>
      <text:p text:style-name="P1"/>
      <text:p text:style-name="P1">build/</text:p>
      <text:p text:style-name="P1">|-- c4che</text:p>
      <text:p text:style-name="P1">| <text:s text:c="2"/>|-- build.config.py</text:p>
      <text:p text:style-name="P1">| <text:s text:c="2"/>`-- _cache.py</text:p>
      <text:p text:style-name="P1">|-- config.log</text:p>
      <text:p text:style-name="P1">`-- config.h</text:p>
      <text:p text:style-name="P1">The contents of the config.h for this example are:</text:p>
      <text:p text:style-name="P1"><text:soft-page-break/></text:p>
      <text:p text:style-name="P1">/* Configuration header created by Waf - do not edit */</text:p>
      <text:p text:style-name="P1">#ifndef _CONFIG_H_WAF</text:p>
      <text:p text:style-name="P1">#define _CONFIG_H_WAF</text:p>
      <text:p text:style-name="P1"/>
      <text:p text:style-name="P1">/* #undef NOLIBF */</text:p>
      <text:p text:style-name="P1">#define LIBF 1</text:p>
      <text:p text:style-name="P1">#define LIBF_VERSION "1.0.2"</text:p>
      <text:p text:style-name="P1"/>
      <text:p text:style-name="P1">#endif /* _CONFIG_H_WAF */</text:p>
      <text:p text:style-name="P1">Note<text:tab/>By default, the defines are moved from the command-line into the configuration header. This means that the attribute conf.env.DEFINE is cleared by this operation. To prevent this behaviour, use conf.write_config_header(remove=False)</text:p>
      <text:p text:style-name="P1">9.4.4. Pkg-config</text:p>
      <text:p text:style-name="P1"/>
      <text:p text:style-name="P1">Instead of duplicating the configuration detection in all dependent projects, configuration files may be written when libraries are installed. To ease the interaction with build systems based on Make (cannot query databases or apis), small applications have been created for reading the cache files and to interpret the parameters (with names traditionally ending in -config): pkg-config, wx-config, sdl-config, etc.</text:p>
      <text:p text:style-name="P1"/>
      <text:p text:style-name="P1">The method check_cfg is provided to ease the interaction with these applications. Here are a few examples:</text:p>
      <text:p text:style-name="P1"/>
      <text:p text:style-name="P1">def options(opt):</text:p>
      <text:p text:style-name="P1"><text:s text:c="8"/>opt.load('compiler_c')</text:p>
      <text:p text:style-name="P1"/>
      <text:p text:style-name="P1">def configure(conf):</text:p>
      <text:p text:style-name="P1"><text:s text:c="8"/>conf.load('compiler_c')</text:p>
      <text:p text:style-name="P1"/>
      <text:p text:style-name="P1"><text:s text:c="8"/>conf.check_cfg(atleast_pkgconfig_version='0.0.0') 1</text:p>
      <text:p text:style-name="P1"><text:s text:c="8"/>pango_version = conf.check_cfg(modversion='pango') 2</text:p>
      <text:p text:style-name="P1"/>
      <text:p text:style-name="P1"><text:s text:c="8"/>conf.check_cfg(package='pango') 3</text:p>
      <text:p text:style-name="P1"><text:s text:c="8"/>conf.check_cfg(package='pango', uselib_store='MYPANGO',</text:p>
      <text:p text:style-name="P1"><text:s text:c="16"/>args=['--cflags', '--libs']) 4</text:p>
      <text:p text:style-name="P1"/>
      <text:p text:style-name="P1"><text:s text:c="8"/>conf.check_cfg(package='pango', 5</text:p>
      <text:p text:style-name="P1"><text:s text:c="16"/>args=['pango &gt;= 0.1.0', 'pango &lt; 9.9.9', '--cflags', '--libs'],</text:p>
      <text:p text:style-name="P1"><text:s text:c="16"/>msg="Checking for 'pango 0.1.0'") 6</text:p>
      <text:p text:style-name="P1"/>
      <text:p text:style-name="P1"><text:s text:c="8"/>conf.check_cfg(path='sdl-config', args='--cflags --libs',</text:p>
      <text:p text:style-name="P1"><text:s text:c="16"/>package='', uselib_store='SDL') 7</text:p>
      <text:p text:style-name="P1"><text:s text:c="8"/>conf.check_cfg(path='mpicc', args='--showme:compile --showme:link',</text:p>
      <text:p text:style-name="P1"><text:s text:c="16"/>package='', uselib_store='OPEN_MPI', mandatory=False) 8</text:p>
      <text:p text:style-name="P1">1<text:tab/> Check for the pkg-config version</text:p>
      <text:p text:style-name="P1">2<text:tab/> Retrieve the module version for a package as a string. If there were no errors, PANGO_VERSION is defined. It can be overridden with the attribute uselib_store='MYPANGO'.</text:p>
      <text:p text:style-name="P1">3<text:tab/> Check if the pango package is present, and define HAVE_PANGO (calculated automatically from the package name)</text:p>
      <text:p text:style-name="P1">4<text:tab/> Beside defining HAVE_MYPANGO, extract and store the relevant flags to the use variable MYPANGO (LIB_MYPANGO, LIBPATH_MYPANGO, etc)</text:p>
      <text:p text:style-name="P1"><text:soft-page-break/>5<text:tab/> Like the previous test, but with pkg-config clauses to enforce a particular version number</text:p>
      <text:p text:style-name="P1">6<text:tab/> Display a custom message on the output. The attributes okmsg and errmsg represent the messages to display in case of success and error respectively</text:p>
      <text:p text:style-name="P1">7<text:tab/> Obtain the flags for sdl-config. The example is applicable for other configuration programs such as wx-config, pcre-config, etc</text:p>
      <text:p text:style-name="P1">8<text:tab/> Suppress the configuration error which is raised whenever the program to execute is not found or returns a non-zero exit status</text:p>
      <text:p text:style-name="P1">Due to the amount of flags, the lack of standards between config applications, and to the compiler-dependent flags (-I for gcc, /I for msvc), the pkg-config output is parsed before setting the corresponding use variables in a go. The function parse_flags(line, uselib, env) in the Waf module c_config.py performs the flag extraction.</text:p>
      <text:p text:style-name="P1"/>
      <text:p text:style-name="P1">The outputs are written in the build directory into the file config.log:</text:p>
      <text:p text:style-name="P1"/>
      <text:p text:style-name="P1"># project <text:s/>configured on Tue Aug 31 17:30:21 2010 by</text:p>
      <text:p text:style-name="P1"># waf 1.7.11 (abi 98, python 20605f0 on linux2)</text:p>
      <text:p text:style-name="P1"># using /home/waf/bin/waf configure</text:p>
      <text:p text:style-name="P1">#</text:p>
      <text:p text:style-name="P1">---</text:p>
      <text:p text:style-name="P1">Setting top to</text:p>
      <text:p text:style-name="P1">/disk/comp/waf/docs/book/examples/cprog_pkgconfig</text:p>
      <text:p text:style-name="P1">---</text:p>
      <text:p text:style-name="P1">Setting out to</text:p>
      <text:p text:style-name="P1">/disk/comp/waf/docs/book/examples/cprog_pkgconfig/build</text:p>
      <text:p text:style-name="P1">---</text:p>
      <text:p text:style-name="P1">Checking for program pkg-config</text:p>
      <text:p text:style-name="P1">/usr/bin/pkg-config</text:p>
      <text:p text:style-name="P1">find program=['pkg-config'] paths=['/usr/local/bin', '/usr/bin'] var='PKGCONFIG' -&gt; '/usr/bin/pkg-config'</text:p>
      <text:p text:style-name="P1">---</text:p>
      <text:p text:style-name="P1">Checking for pkg-config version &gt;= 0.0.0</text:p>
      <text:p text:style-name="P1">['/usr/bin/pkg-config', '--atleast-pkgconfig-version=0.0.0']</text:p>
      <text:p text:style-name="P1">yes</text:p>
      <text:p text:style-name="P1">['/usr/bin/pkg-config', '--modversion', 'pango']</text:p>
      <text:p text:style-name="P1">out: 1.28.0</text:p>
      <text:p text:style-name="P1"/>
      <text:p text:style-name="P1">---</text:p>
      <text:p text:style-name="P1">Checking for pango</text:p>
      <text:p text:style-name="P1">['/usr/bin/pkg-config', 'pango']</text:p>
      <text:p text:style-name="P1">yes</text:p>
      <text:p text:style-name="P1">---</text:p>
      <text:p text:style-name="P1">Checking for pango</text:p>
      <text:p text:style-name="P1">['/usr/bin/pkg-config', 'pango']</text:p>
      <text:p text:style-name="P1">yes</text:p>
      <text:p text:style-name="P1">---</text:p>
      <text:p text:style-name="P1">Checking for pango 0.1.0</text:p>
      <text:p text:style-name="P1">['/usr/bin/pkg-config', 'pango &gt;= 0.1.0', 'pango &lt; 9.9.9', '--cflags', '--libs', 'pango']</text:p>
      <text:p text:style-name="P1">out: -pthread -I/usr/include/pango-1.0 -I/usr/include/glib-2.0 -I/usr/lib64/glib-2.0/include</text:p>
      <text:p text:style-name="P1"><text:s text:c="5"/>-pthread -lpango-1.0 -lgobject-2.0 -lgmodule-2.0 -lgthread-2.0 -lrt -lglib-2.0</text:p>
      <text:p text:style-name="P1"/>
      <text:p text:style-name="P1">yes</text:p>
      <text:p text:style-name="P1">---</text:p>
      <text:p text:style-name="P1"><text:soft-page-break/>Checking for sdl-config</text:p>
      <text:p text:style-name="P1">['sdl-config', '--cflags', '--libs']</text:p>
      <text:p text:style-name="P1">out: -I/usr/include/SDL -D_GNU_SOURCE=1 -D_REENTRANT</text:p>
      <text:p text:style-name="P1">-L/usr/lib64 -lSDL -lpthread</text:p>
      <text:p text:style-name="P1"/>
      <text:p text:style-name="P1">yes</text:p>
      <text:p text:style-name="P1">---</text:p>
      <text:p text:style-name="P1">Checking for mpicc</text:p>
      <text:p text:style-name="P1">['mpicc', '--showme:compile', '--showme:link']</text:p>
      <text:p text:style-name="P1">out: -pthread libtool: link: -pthread -L/usr/lib64 -llammpio -llamf77mpi -lmpi -llam -lutil -ldl</text:p>
      <text:p text:style-name="P1">After such a configuration, the configuration set contents will be similar to the following:</text:p>
      <text:p text:style-name="P1"/>
      <text:p text:style-name="P1">'CFLAGS_OPEN_MPI' ['-pthread']</text:p>
      <text:p text:style-name="P1">'CFLAGS_PANGO' ['-pthread']</text:p>
      <text:p text:style-name="P1">'CXXFLAGS_OPEN_MPI' ['-pthread']</text:p>
      <text:p text:style-name="P1">'CXXFLAGS_PANGO' ['-pthread']</text:p>
      <text:p text:style-name="P1">'DEFINES' ['HAVE_PANGO=1', 'HAVE_MYPANGO=1', 'HAVE_SDL=1', 'HAVE_OPEN_MPI=1']</text:p>
      <text:p text:style-name="P1">'DEFINES_SDL' ['_GNU_SOURCE=1', '_REENTRANT']</text:p>
      <text:p text:style-name="P1">'INCLUDES_PANGO' ['/usr/include/pango-1.0', '/usr/include/glib-2.0', '/usr/lib64/glib-2.0/include']</text:p>
      <text:p text:style-name="P1">'INCLUDES_SDL' ['/usr/include/SDL']</text:p>
      <text:p text:style-name="P1">'LIBPATH_OPEN_MPI' ['/usr/lib64']</text:p>
      <text:p text:style-name="P1">'LIBPATH_SDL' ['/usr/lib64']</text:p>
      <text:p text:style-name="P1">'LIB_OPEN_MPI' ['lammpio', 'lamf77mpi', 'mpi', 'lam', 'util', 'dl']</text:p>
      <text:p text:style-name="P1">'LIB_PANGO' ['pango-1.0', 'gobject-2.0', 'gmodule-2.0', 'gthread-2.0', 'rt', 'glib-2.0']</text:p>
      <text:p text:style-name="P1">'LIB_SDL' ['SDL', 'pthread']</text:p>
      <text:p text:style-name="P1">'LINKFLAGS_OPEN_MPI' ['-pthread']</text:p>
      <text:p text:style-name="P1">'LINKFLAGS_PANGO' ['-pthread']</text:p>
      <text:p text:style-name="P1">'PKGCONFIG' '/usr/bin/pkg-config'</text:p>
      <text:p text:style-name="P1">'PREFIX' '/usr/local'</text:p>
      <text:p text:style-name="P1">'define_key' ['HAVE_PANGO', 'HAVE_MYPANGO', 'HAVE_SDL', 'HAVE_OPEN_MPI']</text:p>
      <text:p text:style-name="P1">10. Advanced scenarios</text:p>
      <text:p text:style-name="P1"/>
      <text:p text:style-name="P1">This chapter demonstrates a few examples of the waf library for more complicated and less common scenarios.</text:p>
      <text:p text:style-name="P1"/>
      <text:p text:style-name="P1">10.1. Project organization</text:p>
      <text:p text:style-name="P1">10.1.1. Building the compiler first</text:p>
      <text:p text:style-name="P1"/>
      <text:p text:style-name="P1">The example below demonstrates how to build a compiler which is used for building the remaining targets. The requirements are the following:</text:p>
      <text:p text:style-name="P1"/>
      <text:p text:style-name="P1">Create the compiler and all its intermediate tasks</text:p>
      <text:p text:style-name="P1"/>
      <text:p text:style-name="P1">Re-use the compiler in a second build step</text:p>
      <text:p text:style-name="P1"/>
      <text:p text:style-name="P1">The compiler will transform .src files into .cpp files, which will be processed too</text:p>
      <text:p text:style-name="P1"/>
      <text:p text:style-name="P1">Call the compiler again if it was rebuilt (add the dependency on the compiler)</text:p>
      <text:p text:style-name="P1"/>
      <text:p text:style-name="P1">The first thing to do is to write the expected user script:</text:p>
      <text:p text:style-name="P1"/>
      <text:p text:style-name="P1"><text:soft-page-break/>top = '.'</text:p>
      <text:p text:style-name="P1">out = 'build'</text:p>
      <text:p text:style-name="P1"/>
      <text:p text:style-name="P1">def configure(ctx):</text:p>
      <text:p text:style-name="P1"><text:s text:c="4"/>ctx.load('g++')</text:p>
      <text:p text:style-name="P1"><text:s text:c="4"/>ctx.load('src2cpp', tooldir='.')</text:p>
      <text:p text:style-name="P1"/>
      <text:p text:style-name="P1">def build(ctx):</text:p>
      <text:p text:style-name="P1"><text:s text:c="4"/>ctx.program( 1</text:p>
      <text:p text:style-name="P1"><text:s text:c="8"/>source = 'comp.cpp',</text:p>
      <text:p text:style-name="P1"><text:s text:c="8"/>target = 'comp')</text:p>
      <text:p text:style-name="P1"/>
      <text:p text:style-name="P1"><text:s text:c="4"/>ctx.add_group() 2</text:p>
      <text:p text:style-name="P1"/>
      <text:p text:style-name="P1"><text:s text:c="4"/>ctx.program(</text:p>
      <text:p text:style-name="P1"><text:s text:c="8"/>source = 'main.cpp a.src', 3</text:p>
      <text:p text:style-name="P1"><text:s text:c="8"/>target = 'foo')</text:p>
      <text:p text:style-name="P1">1<text:tab/> Build the compiler first, it will result in a binary named comp</text:p>
      <text:p text:style-name="P1">2<text:tab/> Add a new build group to make certain the compiler is complete before processing the next tasks</text:p>
      <text:p text:style-name="P1">3<text:tab/> The file a.src is to be transformed by comp into a.cpp</text:p>
      <text:p text:style-name="P1">The code for the src → cpp conversion will be the following:</text:p>
      <text:p text:style-name="P1"/>
      <text:p text:style-name="P1">from waflib.Task import Task</text:p>
      <text:p text:style-name="P1">class src2cpp(Task): 1</text:p>
      <text:p text:style-name="P1"><text:s text:c="4"/>run_str = '${SRC[0].abspath()} ${SRC[1].abspath()} ${TGT}'</text:p>
      <text:p text:style-name="P1"><text:s text:c="4"/>color <text:s text:c="2"/>= 'PINK'</text:p>
      <text:p text:style-name="P1"/>
      <text:p text:style-name="P1">from waflib.TaskGen import extension</text:p>
      <text:p text:style-name="P1"/>
      <text:p text:style-name="P1">@extension('.src')</text:p>
      <text:p text:style-name="P1">def process_src(self, node): 2</text:p>
      <text:p text:style-name="P1"><text:s text:c="4"/>tg = self.bld.get_tgen_by_name('comp') 3</text:p>
      <text:p text:style-name="P1"><text:s text:c="4"/>comp = tg.link_task.outputs[0]</text:p>
      <text:p text:style-name="P1"><text:s text:c="4"/>tsk = self.create_task('src2cpp', [comp, node], node.change_ext('.cpp')) 4</text:p>
      <text:p text:style-name="P1"><text:s text:c="4"/>self.source.extend(tsk.outputs) 5</text:p>
      <text:p text:style-name="P1">1<text:tab/> Declare a new task class for processing the source file by our compiler</text:p>
      <text:p text:style-name="P1">2<text:tab/> Files of extension .src are to be processed by this method</text:p>
      <text:p text:style-name="P1">3<text:tab/> Obtain a reference on the task generator producing the compiler</text:p>
      <text:p text:style-name="P1">4<text:tab/> Create the task src → cpp, the compiler being as used as the first source file</text:p>
      <text:p text:style-name="P1">5<text:tab/> Add the generated cpp file to be processed too</text:p>
      <text:p text:style-name="P1">The compilation results will be the following:</text:p>
      <text:p text:style-name="P1"/>
      <text:p text:style-name="P1">$ waf distclean configure build -v</text:p>
      <text:p text:style-name="P1">'distclean' finished successfully (0.006s)</text:p>
      <text:p text:style-name="P1">Setting top to <text:s text:c="26"/>: /tmp/scenarios_compiler</text:p>
      <text:p text:style-name="P1">Setting out to <text:s text:c="26"/>: /tmp/scenarios_compiler/build</text:p>
      <text:p text:style-name="P1">Checking for program g++,c++ <text:s text:c="12"/>: /usr/bin/g++</text:p>
      <text:p text:style-name="P1">Checking for program ar <text:s text:c="17"/>: /usr/bin/ar</text:p>
      <text:p text:style-name="P1">'configure' finished successfully (0.118s)</text:p>
      <text:p text:style-name="P1">Waf: Entering directory `/tmp/scenarios_compiler/build'</text:p>
      <text:p text:style-name="P1">[1/5] cxx: comp.cpp -&gt; build/comp.cpp.0.o</text:p>
      <text:p text:style-name="P1"><text:soft-page-break/>10:21:14 runner ['/usr/bin/g++', '../comp.cpp', '-c', '-o', 'comp.cpp.0.o']</text:p>
      <text:p text:style-name="P1">[2/5] cxxprogram: build/comp.cpp.0.o -&gt; build/comp 1</text:p>
      <text:p text:style-name="P1">10:21:14 runner ['/usr/bin/g++', 'comp.cpp.0.o', '-o', '/tmp/scenarios_compiler/build/comp']</text:p>
      <text:p text:style-name="P1">[3/5] cxx: main.cpp -&gt; build/main.cpp.1.o</text:p>
      <text:p text:style-name="P1">10:21:15 runner ['/usr/bin/g++', '../main.cpp', '-c', '-o', 'main.cpp.1.o']</text:p>
      <text:p text:style-name="P1">[4/5] src2cpp: a.src -&gt; build/a.cpp</text:p>
      <text:p text:style-name="P1">10:21:15 runner ['/tmp/scenarios_compiler/build/comp', '../a.src', 'a.cpp'] 2</text:p>
      <text:p text:style-name="P1">[5/5] cxxprogram: build/main.cpp.1.o -&gt; build/foo 3</text:p>
      <text:p text:style-name="P1">10:21:15 runner ['/usr/bin/g++', 'main.cpp.1.o', '-o', 'foo']</text:p>
      <text:p text:style-name="P1">Waf: Leaving directory `/tmp/scenarios_compiler/build'</text:p>
      <text:p text:style-name="P1">'build' finished successfully (1.009s)</text:p>
      <text:p text:style-name="P1">1<text:tab/> Creation of the comp program</text:p>
      <text:p text:style-name="P1">2<text:tab/> Use the compiler to generate a.cpp</text:p>
      <text:p text:style-name="P1">3<text:tab/> Compile and link a.cpp and main.cpp into the program foo</text:p>
      <text:p text:style-name="P1">Note<text:tab/>When ‘waf --targets=foo’ is called, the task generator ‘comp’ will create its tasks too (task generators from previous groups are processed).</text:p>
      <text:p text:style-name="P1">10.1.2. Providing arbitrary configuration files</text:p>
      <text:p text:style-name="P1"/>
      <text:p text:style-name="P1">A file is copied into the build directory before the build starts. The build may use this file for building other targets.</text:p>
      <text:p text:style-name="P1"/>
      <text:p text:style-name="P1">cfg_file = 'somedir/foo.txt'</text:p>
      <text:p text:style-name="P1"/>
      <text:p text:style-name="P1">def configure(conf):</text:p>
      <text:p text:style-name="P1"/>
      <text:p text:style-name="P1"><text:s text:c="4"/>orig = conf.root.find_node('/etc/fstab')</text:p>
      <text:p text:style-name="P1"><text:s text:c="4"/>txt = orig.read() 1</text:p>
      <text:p text:style-name="P1"/>
      <text:p text:style-name="P1"><text:s text:c="4"/>dest = conf.bldnode.make_node(cfg_file)</text:p>
      <text:p text:style-name="P1"><text:s text:c="4"/>dest.parent.mkdir() 2</text:p>
      <text:p text:style-name="P1"><text:s text:c="4"/>dest.write(txt) 3</text:p>
      <text:p text:style-name="P1"/>
      <text:p text:style-name="P1"><text:s text:c="4"/>conf.env.append_value('cfg_files', dest.abspath()) 4</text:p>
      <text:p text:style-name="P1"/>
      <text:p text:style-name="P1">def build(ctx):</text:p>
      <text:p text:style-name="P1"><text:s text:c="4"/>ctx(rule='cp ${SRC} ${TGT}', source=cfg_file, target='bar.txt')</text:p>
      <text:p text:style-name="P1">1<text:tab/> Read the file /etc/fstab</text:p>
      <text:p text:style-name="P1">2<text:tab/> Create the destination directory in case it does not already exist</text:p>
      <text:p text:style-name="P1">3<text:tab/> Create a new file in the build directory</text:p>
      <text:p text:style-name="P1">4<text:tab/> Mark the output as a configuration file so it can be used during the build</text:p>
      <text:p text:style-name="P1">The execution output will be the following:</text:p>
      <text:p text:style-name="P1"/>
      <text:p text:style-name="P1">$ waf configure build</text:p>
      <text:p text:style-name="P1">Setting top to <text:s text:c="4"/>: /tmp/scenarios_impfile</text:p>
      <text:p text:style-name="P1">Setting out to <text:s text:c="4"/>: /tmp/scenarios_impfile/build</text:p>
      <text:p text:style-name="P1">'configure' finished successfully (0.003s)</text:p>
      <text:p text:style-name="P1">Waf: Entering directory `/tmp/scenarios_impfile/build'</text:p>
      <text:p text:style-name="P1">[1/1] bar.txt: build/somedir/foo.txt -&gt; build/bar.txt</text:p>
      <text:p text:style-name="P1">Waf: Leaving directory `/tmp/scenarios_impfile/build'</text:p>
      <text:p text:style-name="P1">'build' finished successfully (0.008s)</text:p>
      <text:p text:style-name="P1"/>
      <text:p text:style-name="P1">$ tree</text:p>
      <text:p text:style-name="P1"><text:soft-page-break/>.</text:p>
      <text:p text:style-name="P1">|-- build</text:p>
      <text:p text:style-name="P1">| <text:s text:c="2"/>|-- bar.txt</text:p>
      <text:p text:style-name="P1">| <text:s text:c="2"/>|-- c4che</text:p>
      <text:p text:style-name="P1">| <text:s text:c="2"/>| <text:s text:c="2"/>|-- build.config.py</text:p>
      <text:p text:style-name="P1">| <text:s text:c="2"/>| <text:s text:c="2"/>`-- _cache.py</text:p>
      <text:p text:style-name="P1">| <text:s text:c="2"/>|-- config.log</text:p>
      <text:p text:style-name="P1">| <text:s text:c="2"/>`-- somedir</text:p>
      <text:p text:style-name="P1">| <text:s text:c="6"/>`-- foo.txt</text:p>
      <text:p text:style-name="P1">`-- wscript</text:p>
      <text:p text:style-name="P1">10.2. Mixing extensions and C/C++ features</text:p>
      <text:p text:style-name="P1">10.2.1. Files processed by a single task generator</text:p>
      <text:p text:style-name="P1"/>
      <text:p text:style-name="P1">Now let’s illustrate the @extension decorator on idl file processing. Files with .idl extension are processed to produce .c and .h files (foo.idl → foo.c + foo.h). The .c files must be compiled after being generated.</text:p>
      <text:p text:style-name="P1"/>
      <text:p text:style-name="P1">First, here is the declaration expected in user scripts:</text:p>
      <text:p text:style-name="P1"/>
      <text:p text:style-name="P1">top = '.'</text:p>
      <text:p text:style-name="P1">out = 'build'</text:p>
      <text:p text:style-name="P1"/>
      <text:p text:style-name="P1">def configure(conf):</text:p>
      <text:p text:style-name="P1"><text:s text:c="4"/>conf.load('g++')</text:p>
      <text:p text:style-name="P1"/>
      <text:p text:style-name="P1">def build(bld):</text:p>
      <text:p text:style-name="P1"><text:s text:c="4"/>bld.program(</text:p>
      <text:p text:style-name="P1"><text:s text:c="8"/>source = 'foo.idl main.cpp',</text:p>
      <text:p text:style-name="P1"><text:s text:c="8"/>target = 'myapp'</text:p>
      <text:p text:style-name="P1"><text:s text:c="8"/>)</text:p>
      <text:p text:style-name="P1">The file foo.idl is listed as a source. It will be processed to foo.cpp and compiled and linked with main.cpp</text:p>
      <text:p text:style-name="P1"/>
      <text:p text:style-name="P1">Here is the code to support this scenario:</text:p>
      <text:p text:style-name="P1"/>
      <text:p text:style-name="P1">from waflib.Task import Task</text:p>
      <text:p text:style-name="P1">from waflib.TaskGen import extension</text:p>
      <text:p text:style-name="P1"/>
      <text:p text:style-name="P1">class idl(Task):</text:p>
      <text:p text:style-name="P1"><text:s text:c="4"/>run_str = 'cp ${SRC} ${TGT[0].abspath()} &amp;&amp; touch ${TGT[1].abspath()}' 1</text:p>
      <text:p text:style-name="P1"><text:s text:c="4"/>color <text:s text:c="2"/>= 'BLUE'</text:p>
      <text:p text:style-name="P1"><text:s text:c="4"/>ext_out = ['.h'] 2</text:p>
      <text:p text:style-name="P1"/>
      <text:p text:style-name="P1">@extension('.idl')</text:p>
      <text:p text:style-name="P1">def process_idl(self, node):</text:p>
      <text:p text:style-name="P1"><text:s text:c="4"/>cpp_node = node.change_ext('.cpp')</text:p>
      <text:p text:style-name="P1"><text:s text:c="4"/>hpp_node = node.change_ext('.hpp')</text:p>
      <text:p text:style-name="P1"><text:s text:c="4"/>self.create_task('idl', node, [cpp_node, hpp_node]) 3</text:p>
      <text:p text:style-name="P1"><text:s text:c="4"/>self.source.append(cpp_node) 4</text:p>
      <text:p text:style-name="P1">1<text:tab/> Dummy command for demonstration purposes. In practice the rule to use would be like omniidl -bcxx ${SRC} -C${TGT}</text:p>
      <text:p text:style-name="P1">2<text:tab/> Because the idl task produces headers, it must be executed before any other cpp file is <text:soft-page-break/>compiled</text:p>
      <text:p text:style-name="P1">3<text:tab/> Create the task from the .idl extension.</text:p>
      <text:p text:style-name="P1">4<text:tab/> Reinject the file to compile by the C++ compiler</text:p>
      <text:p text:style-name="P1">The execution results will be the following:</text:p>
      <text:p text:style-name="P1"/>
      <text:p text:style-name="P1">$ waf distclean configure build -v</text:p>
      <text:p text:style-name="P1">'distclean' finished successfully (0.002s)</text:p>
      <text:p text:style-name="P1">Setting top to <text:s text:c="2"/>: /tmp/scenarios_idl</text:p>
      <text:p text:style-name="P1">Setting out to <text:s text:c="2"/>: /tmp/scenarios_idl/build</text:p>
      <text:p text:style-name="P1">Checking for program g++,c++ <text:s text:c="2"/>: /usr/bin/g++</text:p>
      <text:p text:style-name="P1">Checking for program ar <text:s text:c="7"/>: /usr/bin/ar</text:p>
      <text:p text:style-name="P1">'configure' finished successfully (0.072s)</text:p>
      <text:p text:style-name="P1">Waf: Entering directory `/tmp/scenarios_idl/build'</text:p>
      <text:p text:style-name="P1">[1/4] idl: foo.idl -&gt; build/foo.cpp build/foo.hpp</text:p>
      <text:p text:style-name="P1">19:47:11 runner 'cp ../foo.idl foo.cpp &amp;&amp; touch foo.hpp'</text:p>
      <text:p text:style-name="P1">[2/4] cxx: main.cpp -&gt; build/main.cpp.0.o</text:p>
      <text:p text:style-name="P1">19:47:11 runner ['/usr/bin/g++', '-I.', '-I..', '../main.cpp', '-c', '-o', 'main.cpp.0.o']</text:p>
      <text:p text:style-name="P1">[3/4] cxx: build/foo.cpp -&gt; build/foo.cpp.0.o</text:p>
      <text:p text:style-name="P1">19:47:11 runner ['/usr/bin/g++', '-I.', '-I..', 'foo.cpp', '-c', '-o', 'foo.cpp.0.o']</text:p>
      <text:p text:style-name="P1">[4/4] cxxprogram: build/main.cpp.0.o build/foo.cpp.0.o -&gt; build/myapp</text:p>
      <text:p text:style-name="P1">19:47:11 runner ['/usr/bin/g++', 'main.cpp.0.o', 'foo.cpp.0.o', '-o', 'myapp']</text:p>
      <text:p text:style-name="P1">Waf: Leaving directory `/tmp/scenarios_idl/build'</text:p>
      <text:p text:style-name="P1">'build' finished successfully (0.149s)</text:p>
      <text:p text:style-name="P1">Note<text:tab/>The drawback of this declaration is that the source files produced by the idl transformation can be used by only one task generator.</text:p>
      <text:p text:style-name="P1">10.2.2. Resources shared by several task generators</text:p>
      <text:p text:style-name="P1"/>
      <text:p text:style-name="P1">Let’s suppose now that the idl outputs will be shared by several task generators. We will first start by writing the expected user script:</text:p>
      <text:p text:style-name="P1"/>
      <text:p text:style-name="P1">top = '.'</text:p>
      <text:p text:style-name="P1">out = 'out'</text:p>
      <text:p text:style-name="P1"/>
      <text:p text:style-name="P1">def configure(ctx):</text:p>
      <text:p text:style-name="P1"><text:s text:c="4"/>ctx.load('g++')</text:p>
      <text:p text:style-name="P1"/>
      <text:p text:style-name="P1">def build(ctx):</text:p>
      <text:p text:style-name="P1"><text:s text:c="4"/>ctx( 1</text:p>
      <text:p text:style-name="P1"><text:s text:c="8"/>source <text:s text:c="2"/>= 'notify.idl',</text:p>
      <text:p text:style-name="P1"><text:s text:c="8"/>name <text:s text:c="4"/>= 'idl_gen')</text:p>
      <text:p text:style-name="P1"/>
      <text:p text:style-name="P1"><text:s text:c="4"/>ctx.program( 2</text:p>
      <text:p text:style-name="P1"><text:s text:c="8"/>source <text:s text:c="2"/>= ['main.cpp'],</text:p>
      <text:p text:style-name="P1"><text:s text:c="8"/>target <text:s text:c="2"/>= 'testprog',</text:p>
      <text:p text:style-name="P1"><text:s text:c="8"/>includes = '.',</text:p>
      <text:p text:style-name="P1"><text:s text:c="8"/>add_idl <text:s/>= 'idl_gen') 3</text:p>
      <text:p text:style-name="P1">1<text:tab/> Process an idl file in a first task generator. Name this task generator idl_gen</text:p>
      <text:p text:style-name="P1">2<text:tab/> Somewhere else (maybe in another script), another task generator will use the source generated by the idl processing</text:p>
      <text:p text:style-name="P1">3<text:tab/> Reference the idl processing task generator by the name idl_gen.</text:p>
      <text:p text:style-name="P1">The code to support this scenario will be the following:</text:p>
      <text:p text:style-name="P1"/>
      <text:p text:style-name="P1"><text:soft-page-break/>from waflib.Task import Task</text:p>
      <text:p text:style-name="P1">from waflib.TaskGen import feature, before_method, extension</text:p>
      <text:p text:style-name="P1"/>
      <text:p text:style-name="P1">class idl(Task):</text:p>
      <text:p text:style-name="P1"><text:s text:c="8"/>run_str = 'cp ${SRC} ${TGT[0].abspath()} &amp;&amp; touch ${TGT[1].abspath()}'</text:p>
      <text:p text:style-name="P1"><text:s text:c="8"/>color <text:s text:c="2"/>= 'BLUE'</text:p>
      <text:p text:style-name="P1"><text:s text:c="8"/>ext_out = ['.h'] 1</text:p>
      <text:p text:style-name="P1"/>
      <text:p text:style-name="P1">@extension('.idl')</text:p>
      <text:p text:style-name="P1">def process_idl(self, node):</text:p>
      <text:p text:style-name="P1"><text:s text:c="8"/>cpp_node = node.change_ext('.cpp')</text:p>
      <text:p text:style-name="P1"><text:s text:c="8"/>hpp_node = node.change_ext('.hpp')</text:p>
      <text:p text:style-name="P1"><text:s text:c="8"/>self.create_task('idl', node, [cpp_node, hpp_node])</text:p>
      <text:p text:style-name="P1"><text:s text:c="8"/>self.more_source = [cpp_node] 2</text:p>
      <text:p text:style-name="P1"/>
      <text:p text:style-name="P1">@feature('*')</text:p>
      <text:p text:style-name="P1">@before_method('process_source') 3</text:p>
      <text:p text:style-name="P1">def process_add_source(self):</text:p>
      <text:p text:style-name="P1"><text:s text:c="8"/>for x in self.to_list(getattr(self, 'add_idl', [])): 4</text:p>
      <text:p text:style-name="P1"><text:s text:c="16"/>y = self.bld.get_tgen_by_name(x)</text:p>
      <text:p text:style-name="P1"><text:s text:c="16"/>y.post() 5</text:p>
      <text:p text:style-name="P1"><text:s text:c="16"/>if getattr(y, 'more_source', None):</text:p>
      <text:p text:style-name="P1"><text:s text:c="24"/>self.source.extend(y.more_source) 6</text:p>
      <text:p text:style-name="P1">1<text:tab/> The idl processing must be performed before any C++ task is executed</text:p>
      <text:p text:style-name="P1">2<text:tab/> Bind the output file to a new attribute</text:p>
      <text:p text:style-name="P1">3<text:tab/> Add the source from another task generator object</text:p>
      <text:p text:style-name="P1">4<text:tab/> Process add_idl, finding the other task generator</text:p>
      <text:p text:style-name="P1">5<text:tab/> Ensure that the other task generator has created its tasks</text:p>
      <text:p text:style-name="P1">6<text:tab/> Update the source list</text:p>
      <text:p text:style-name="P1">The task execution output will be very similar to the output from the first example:</text:p>
      <text:p text:style-name="P1"/>
      <text:p text:style-name="P1">$ waf distclean configure build -v</text:p>
      <text:p text:style-name="P1">'distclean' finished successfully (0.007s)</text:p>
      <text:p text:style-name="P1">Setting top to <text:s/>: /tmp/scenarios_idl2</text:p>
      <text:p text:style-name="P1">Setting out to <text:s/>: /tmp/scenarios_idl2/build</text:p>
      <text:p text:style-name="P1">Checking for program g++,c++ <text:s text:c="3"/>: /usr/bin/g++</text:p>
      <text:p text:style-name="P1">Checking for program ar <text:s text:c="8"/>: /usr/bin/ar</text:p>
      <text:p text:style-name="P1">'configure' finished successfully (0.080s)</text:p>
      <text:p text:style-name="P1">Waf: Entering directory `/tmp/scenarios_idl2/build'</text:p>
      <text:p text:style-name="P1">[1/4] idl: foo.idl -&gt; build/foo.cpp build/foo.hpp</text:p>
      <text:p text:style-name="P1">20:20:24 runner 'cp ../foo.idl foo.cpp &amp;&amp; touch foo.hpp'</text:p>
      <text:p text:style-name="P1">[2/4] cxx: main.cpp -&gt; build/main.cpp.1.o</text:p>
      <text:p text:style-name="P1">20:20:24 runner ['/usr/bin/g++', '-I.', '-I..', '../main.cpp', '-c', '-o', 'main.cpp.1.o']</text:p>
      <text:p text:style-name="P1">[3/4] cxx: build/foo.cpp -&gt; build/foo.cpp.1.o</text:p>
      <text:p text:style-name="P1">20:20:24 runner ['/usr/bin/g++', '-I.', '-I..', 'foo.cpp', '-c', '-o', 'foo.cpp.1.o']</text:p>
      <text:p text:style-name="P1">[4/4] cxxprogram: build/main.cpp.1.o build/foo.cpp.1.o -&gt; build/testprog</text:p>
      <text:p text:style-name="P1">20:20:24 runner ['/usr/bin/g++', 'main.cpp.1.o', 'foo.cpp.1.o', '-o', 'testprog']</text:p>
      <text:p text:style-name="P1">Waf: Leaving directory `/tmp/scenarios_idl2/build'</text:p>
      <text:p text:style-name="P1">'build' finished successfully (0.130s)</text:p>
      <text:p text:style-name="P1">10.3. Task generator methods</text:p>
      <text:p text:style-name="P1">10.3.1. Replacing particular attributes</text:p>
      <text:p text:style-name="P1"/>
      <text:p text:style-name="P1"><text:soft-page-break/>In general, task generator attributes are not replaced, so the following is not going to be compile main.c:</text:p>
      <text:p text:style-name="P1"/>
      <text:p text:style-name="P1">bld.env.FOO = '/usr/includes'</text:p>
      <text:p text:style-name="P1">bld.env.MAIN = 'main.c'</text:p>
      <text:p text:style-name="P1">bld(</text:p>
      <text:p text:style-name="P1"><text:s text:c="4"/>features = 'c cprogram',</text:p>
      <text:p text:style-name="P1"><text:s text:c="4"/>source <text:s text:c="2"/>= '${MAIN}',</text:p>
      <text:p text:style-name="P1"><text:s text:c="4"/>target <text:s text:c="2"/>= 'app',</text:p>
      <text:p text:style-name="P1"><text:s text:c="4"/>includes = '. ${FOO}')</text:p>
      <text:p text:style-name="P1">This design decision is motivated by two main reasons:</text:p>
      <text:p text:style-name="P1"/>
      <text:p text:style-name="P1">Processing the attributes has a negative performance impact</text:p>
      <text:p text:style-name="P1"/>
      <text:p text:style-name="P1">For consistency all attributes would have to be processed</text:p>
      <text:p text:style-name="P1"/>
      <text:p text:style-name="P1">Nevertheless, it is we will demonstrate how to provide Waf with a method to process some attributes. To add a new task generator method, it is necessary to think about its integration with other methods: is there a particular order? The answer is yes, for example, the source attribute is used to create the compilation tasks. To display what methods are in use, execute Waf with the following logging key:</text:p>
      <text:p text:style-name="P1"/>
      <text:p text:style-name="P1">$ waf --zones=task_gen</text:p>
      <text:p text:style-name="P1">...</text:p>
      <text:p text:style-name="P1">19:20:51 task_gen posting task_gen 'app' declared in 'scenarios_expansion' 1</text:p>
      <text:p text:style-name="P1">19:20:51 task_gen -&gt; process_rule (9232720) 2</text:p>
      <text:p text:style-name="P1">19:20:51 task_gen -&gt; process_source (9232720)</text:p>
      <text:p text:style-name="P1">19:20:51 task_gen -&gt; apply_link (9232720)</text:p>
      <text:p text:style-name="P1">19:20:51 task_gen -&gt; apply_objdeps (9232720)</text:p>
      <text:p text:style-name="P1">19:20:51 task_gen -&gt; process_use (9232720)</text:p>
      <text:p text:style-name="P1">19:20:51 task_gen -&gt; propagate_uselib_vars (9232720)</text:p>
      <text:p text:style-name="P1">19:20:51 task_gen -&gt; apply_incpaths (9232720)</text:p>
      <text:p text:style-name="P1">19:20:51 task_gen posted app</text:p>
      <text:p text:style-name="P1">1<text:tab/> Task generator execution</text:p>
      <text:p text:style-name="P1">2<text:tab/> Method name and task generator id in parentheses</text:p>
      <text:p text:style-name="P1">From the method list, we find that process_rule and process_source are processing the source attribute. The includes attribute is processed by apply_incpaths.</text:p>
      <text:p text:style-name="P1"/>
      <text:p text:style-name="P1">from waflib import Utils, TaskGen</text:p>
      <text:p text:style-name="P1">@TaskGen.feature('*') 1</text:p>
      <text:p text:style-name="P1">@TaskGen.before('process_source', 'process_rule', 'apply_incpaths') 2</text:p>
      <text:p text:style-name="P1">def transform_strings(self):</text:p>
      <text:p text:style-name="P1"><text:s text:c="8"/>for x in 'includes source'.split(): 3</text:p>
      <text:p text:style-name="P1"><text:s text:c="16"/>val = getattr(self, x, None)</text:p>
      <text:p text:style-name="P1"><text:s text:c="16"/>if val:</text:p>
      <text:p text:style-name="P1"><text:s text:c="24"/>if isinstance(val, str):</text:p>
      <text:p text:style-name="P1"><text:s text:c="32"/>setattr(self, x, Utils.subst_vars(val, self.env)) 4</text:p>
      <text:p text:style-name="P1"><text:s text:c="24"/>elif isinstance(val, list):</text:p>
      <text:p text:style-name="P1"><text:s text:c="32"/>for i in xrange(len(val)):</text:p>
      <text:p text:style-name="P1"><text:s text:c="40"/>if isinstance(val[i], str):</text:p>
      <text:p text:style-name="P1"><text:s text:c="48"/>val[i] = Utils.subst_vars(val[i], self.env)</text:p>
      <text:p text:style-name="P1">1<text:tab/> Execute this method in all task generators</text:p>
      <text:p text:style-name="P1"><text:soft-page-break/>2<text:tab/> Methods to take into account</text:p>
      <text:p text:style-name="P1">3<text:tab/> Iterate over all interesting attributes</text:p>
      <text:p text:style-name="P1">4<text:tab/> Substitute the attributes</text:p>
      <text:p text:style-name="P1">10.3.2. Inserting special include flags</text:p>
      <text:p text:style-name="P1"/>
      <text:p text:style-name="P1">A scenario that appears from times to times in C/C++ projects is the need to insert specific flags before others, regardless of how flags are usually processed. We will now consider the following case: execute all C++ compilations with the flag ‘-I.’ in first position (before any other include).</text:p>
      <text:p text:style-name="P1"/>
      <text:p text:style-name="P1">First, a look at the definition of the C++ compilation rule shows that the variable INCPATHS contains the include flags:</text:p>
      <text:p text:style-name="P1"/>
      <text:p text:style-name="P1">class cxx(Task.Task):</text:p>
      <text:p text:style-name="P1"><text:s text:c="4"/>color <text:s text:c="2"/>= 'GREEN'</text:p>
      <text:p text:style-name="P1"><text:s text:c="4"/>run_str = '${CXX} ${CXXFLAGS} ${CPPPATH_ST:INCPATHS} ${CXX_SRC_F}${SRC} ${CXX_TGT_F}${TGT}'</text:p>
      <text:p text:style-name="P1"><text:s text:c="4"/>vars <text:s text:c="3"/>= ['CXXDEPS']</text:p>
      <text:p text:style-name="P1"><text:s text:c="4"/>ext_in <text:s/>= ['.h']</text:p>
      <text:p text:style-name="P1"><text:s text:c="4"/>scan <text:s text:c="3"/>= c_preproc.scan</text:p>
      <text:p text:style-name="P1">Those include flags are set by the method apply_incpaths. The trick is then to modify INCPATHS after that method has been executed:</text:p>
      <text:p text:style-name="P1"/>
      <text:p text:style-name="P1">top = '.'</text:p>
      <text:p text:style-name="P1">out = 'build'</text:p>
      <text:p text:style-name="P1"/>
      <text:p text:style-name="P1">def configure(conf):</text:p>
      <text:p text:style-name="P1"><text:s text:c="4"/>conf.load('g++')</text:p>
      <text:p text:style-name="P1"/>
      <text:p text:style-name="P1">def build(bld):</text:p>
      <text:p text:style-name="P1"><text:s text:c="4"/>bld.program(features='cxx cxxprogram', source='main.cpp', target='test')</text:p>
      <text:p text:style-name="P1"/>
      <text:p text:style-name="P1">from waflib.TaskGen import after, feature</text:p>
      <text:p text:style-name="P1"/>
      <text:p text:style-name="P1">@feature('cxx')</text:p>
      <text:p text:style-name="P1">@after_method('apply_incpaths')</text:p>
      <text:p text:style-name="P1">def insert_blddir(self):</text:p>
      <text:p text:style-name="P1"><text:s text:c="4"/>self.env.prepend_value('INCPATHS', '.')</text:p>
      <text:p text:style-name="P1">A related case is how to add the top-level directory containing a configuration header:</text:p>
      <text:p text:style-name="P1"/>
      <text:p text:style-name="P1">@feature('cxx')</text:p>
      <text:p text:style-name="P1">@after_method('apply_incpaths', 'insert_blddir')</text:p>
      <text:p text:style-name="P1">def insert_srcdir(self):</text:p>
      <text:p text:style-name="P1"><text:s text:c="4"/>path = self.bld.srcnode.abspath()</text:p>
      <text:p text:style-name="P1"><text:s text:c="4"/>self.env.prepend_value('INCPATHS', path)</text:p>
      <text:p text:style-name="P1">10.4. Custom tasks</text:p>
      <text:p text:style-name="P1">10.4.1. Force the compilation of a particular task</text:p>
      <text:p text:style-name="P1"/>
      <text:p text:style-name="P1">In some applications, it may be interesting to keep track of the date and time of the last build. In C this may be done by using the macros ‘DATE’ and ‘TIME’, for example, the following about.c file will contain:</text:p>
      <text:p text:style-name="P1"/>
      <text:p text:style-name="P1">void ping() {</text:p>
      <text:p text:style-name="P1"><text:soft-page-break/><text:s text:c="4"/>printf("Project compiled: %s %s\n", __DATE__, __TIME__);</text:p>
      <text:p text:style-name="P1">}</text:p>
      <text:p text:style-name="P1">The files are only compiled when they change though, so it is necessary to find a way to force the about.c recompilation. To sum up, the compilation should be performed whenever:</text:p>
      <text:p text:style-name="P1"/>
      <text:p text:style-name="P1">One of the c files of the project is compiled</text:p>
      <text:p text:style-name="P1"/>
      <text:p text:style-name="P1">The link flags for any task change</text:p>
      <text:p text:style-name="P1"/>
      <text:p text:style-name="P1">The link task including the object for our macro is removed</text:p>
      <text:p text:style-name="P1"/>
      <text:p text:style-name="P1">To illustrate this behaviour, we will now set up a project will use various c files:</text:p>
      <text:p text:style-name="P1"/>
      <text:p text:style-name="P1">def options(opt):</text:p>
      <text:p text:style-name="P1"><text:s text:c="4"/>opt.load('compiler_c')</text:p>
      <text:p text:style-name="P1"/>
      <text:p text:style-name="P1">def configure(conf):</text:p>
      <text:p text:style-name="P1"><text:s text:c="4"/>conf.load('compiler_c')</text:p>
      <text:p text:style-name="P1"/>
      <text:p text:style-name="P1">def build(bld):</text:p>
      <text:p text:style-name="P1"><text:s text:c="4"/>bld.program(</text:p>
      <text:p text:style-name="P1"><text:s text:c="8"/>source <text:s text:c="2"/>= 'main.c about.c',</text:p>
      <text:p text:style-name="P1"><text:s text:c="8"/>target <text:s text:c="2"/>= 'app',</text:p>
      <text:p text:style-name="P1"><text:s text:c="8"/>includes = '.',</text:p>
      <text:p text:style-name="P1"><text:s text:c="8"/>use <text:s text:c="5"/>= 'my_static_lib')</text:p>
      <text:p text:style-name="P1"/>
      <text:p text:style-name="P1"><text:s text:c="4"/>bld.stlib(</text:p>
      <text:p text:style-name="P1"><text:s text:c="8"/>source <text:s text:c="2"/>= 'test_staticlib.c',</text:p>
      <text:p text:style-name="P1"><text:s text:c="8"/>target <text:s text:c="2"/>= 'my_static_lib')</text:p>
      <text:p text:style-name="P1">The main file will just call the function ping defined about.c to display the date and time:</text:p>
      <text:p text:style-name="P1"/>
      <text:p text:style-name="P1">#include "a.h"</text:p>
      <text:p text:style-name="P1"/>
      <text:p text:style-name="P1">int main() {</text:p>
      <text:p text:style-name="P1"><text:s text:c="4"/>ping();</text:p>
      <text:p text:style-name="P1"><text:s text:c="4"/>return 0;</text:p>
      <text:p text:style-name="P1">}</text:p>
      <text:p text:style-name="P1">The task method runnable_status must be overridden to take into account the dependencies:</text:p>
      <text:p text:style-name="P1"/>
      <text:p text:style-name="P1">import os</text:p>
      <text:p text:style-name="P1">from waflib import Task</text:p>
      <text:p text:style-name="P1">def runnable_status(self):</text:p>
      <text:p text:style-name="P1"><text:s text:c="4"/>if self.inputs[0].name == 'about.c': 1</text:p>
      <text:p text:style-name="P1"><text:s text:c="8"/>h = 0 2</text:p>
      <text:p text:style-name="P1"><text:s text:c="8"/>for g in self.generator.bld.groups:</text:p>
      <text:p text:style-name="P1"><text:s text:c="12"/>for tg in g:</text:p>
      <text:p text:style-name="P1"><text:s text:c="16"/>if isinstance(tg, TaskBase):</text:p>
      <text:p text:style-name="P1"><text:s text:c="20"/>continue 3</text:p>
      <text:p text:style-name="P1"/>
      <text:p text:style-name="P1"><text:s text:c="16"/>h = hash((self.generator.bld.hash_env_vars(self.generator.env, ['LINKFLAGS']), h))</text:p>
      <text:p text:style-name="P1"><text:s text:c="16"/>for tsk in getattr(tg, 'compiled_tasks', []): # all .c or .cpp compilations</text:p>
      <text:p text:style-name="P1"><text:soft-page-break/><text:s text:c="20"/>if id(tsk) == id(self):</text:p>
      <text:p text:style-name="P1"><text:s text:c="24"/>continue</text:p>
      <text:p text:style-name="P1"><text:s text:c="20"/>if not tsk.hasrun:</text:p>
      <text:p text:style-name="P1"><text:s text:c="24"/>return Task.ASK_LATER</text:p>
      <text:p text:style-name="P1"><text:s text:c="20"/>h = hash((tsk.signature(), h)) 4</text:p>
      <text:p text:style-name="P1"><text:s text:c="8"/>self.env.CCDEPS = h</text:p>
      <text:p text:style-name="P1"/>
      <text:p text:style-name="P1"><text:s text:c="8"/>try:</text:p>
      <text:p text:style-name="P1"><text:s text:c="12"/>os.stat(self.generator.link_task.outputs[0].abspath()) 5</text:p>
      <text:p text:style-name="P1"><text:s text:c="8"/>except:</text:p>
      <text:p text:style-name="P1"><text:s text:c="12"/>return Task.RUN_ME</text:p>
      <text:p text:style-name="P1"/>
      <text:p text:style-name="P1"><text:s text:c="4"/>return Task.Task.runnable_status(self) 6</text:p>
      <text:p text:style-name="P1"/>
      <text:p text:style-name="P1">from waflib.Tools.c import c 7</text:p>
      <text:p text:style-name="P1">c.runnable_status = runnable_status</text:p>
      <text:p text:style-name="P1">1<text:tab/> If the task processes about.c</text:p>
      <text:p text:style-name="P1">2<text:tab/> Define a hash value that the task will depend on (CCDEPS)</text:p>
      <text:p text:style-name="P1">3<text:tab/> Iterate over all task generators of the project</text:p>
      <text:p text:style-name="P1">4<text:tab/> Hash the link flags and the signatures of all other compilation tasks</text:p>
      <text:p text:style-name="P1">5<text:tab/> Make sure to execute the task if it was never executed before</text:p>
      <text:p text:style-name="P1">6<text:tab/> Normal behaviour</text:p>
      <text:p text:style-name="P1">7<text:tab/> Modify the c task class</text:p>
      <text:p text:style-name="P1">The execution will produce the following output:</text:p>
      <text:p text:style-name="P1"/>
      <text:p text:style-name="P1">$ waf</text:p>
      <text:p text:style-name="P1">Waf: Entering directory `/tmp/scenarios_end/build'</text:p>
      <text:p text:style-name="P1">[2/5] c: test_staticlib.c -&gt; build/test_staticlib.c.1.o</text:p>
      <text:p text:style-name="P1">[3/5] cstlib: build/test_staticlib.c.1.o -&gt; build/libmy_static_lib.a</text:p>
      <text:p text:style-name="P1">[4/5] c: about.c -&gt; build/about.c.0.o</text:p>
      <text:p text:style-name="P1">[5/5] cprogram: build/main.c.0.o build/about.c.0.o -&gt; build/app</text:p>
      <text:p text:style-name="P1">Waf: Leaving directory `/tmp/scenarios_end/build' 1</text:p>
      <text:p text:style-name="P1">'build' finished successfully (0.088s)</text:p>
      <text:p text:style-name="P1"/>
      <text:p text:style-name="P1">$ ./build/app</text:p>
      <text:p text:style-name="P1">Project compiled: Jul 25 2010 14:05:30</text:p>
      <text:p text:style-name="P1"/>
      <text:p text:style-name="P1">$ echo " " &gt;&gt; main.c 2</text:p>
      <text:p text:style-name="P1"/>
      <text:p text:style-name="P1">$ waf</text:p>
      <text:p text:style-name="P1">Waf: Entering directory `/tmp/scenarios_end/build'</text:p>
      <text:p text:style-name="P1">[1/5] c: main.c -&gt; build/main.c.0.o</text:p>
      <text:p text:style-name="P1">[4/5] c: about.c -&gt; build/about.c.0.o 3</text:p>
      <text:p text:style-name="P1">[5/5] cprogram: build/main.c.0.o build/about.c.0.o -&gt; build/app</text:p>
      <text:p text:style-name="P1">Waf: Leaving directory `/tmp/scenarios_end/build'</text:p>
      <text:p text:style-name="P1">'build' finished successfully (0.101s)</text:p>
      <text:p text:style-name="P1"/>
      <text:p text:style-name="P1">$ ./build/app</text:p>
      <text:p text:style-name="P1">Project compiled: Jul 25 2010 14:05:49</text:p>
      <text:p text:style-name="P1">1<text:tab/> All files are compiled on the first build</text:p>
      <text:p text:style-name="P1">2<text:tab/> The file main.c is modified</text:p>
      <text:p text:style-name="P1">3<text:tab/> The build generates about.c again to update the build time string</text:p>
      <text:p text:style-name="P1"><text:soft-page-break/>10.4.2. A compiler producing source files with names unknown in advance</text:p>
      <text:p text:style-name="P1"/>
      <text:p text:style-name="P1">The requirements for this problem are the following:</text:p>
      <text:p text:style-name="P1"/>
      <text:p text:style-name="P1">A compiler creates source files (one .src file → several .c files)</text:p>
      <text:p text:style-name="P1"/>
      <text:p text:style-name="P1">The source file names to create are known only when the compiler is executed</text:p>
      <text:p text:style-name="P1"/>
      <text:p text:style-name="P1">The compiler is slow so it should run only when absolutely necessary</text:p>
      <text:p text:style-name="P1"/>
      <text:p text:style-name="P1">Other tasks will depend on the generated files (compile and link the .c files into a program)</text:p>
      <text:p text:style-name="P1"/>
      <text:p text:style-name="P1">To do this, the information on the source files must be shared between the build executions.</text:p>
      <text:p text:style-name="P1"/>
      <text:p text:style-name="P1">top = '.'</text:p>
      <text:p text:style-name="P1">out = 'build'</text:p>
      <text:p text:style-name="P1"/>
      <text:p text:style-name="P1">def configure(conf):</text:p>
      <text:p text:style-name="P1"><text:s text:c="4"/>conf.load('gcc')</text:p>
      <text:p text:style-name="P1"><text:s text:c="4"/>conf.load('mytool', tooldir='.')</text:p>
      <text:p text:style-name="P1"/>
      <text:p text:style-name="P1">def build(bld):</text:p>
      <text:p text:style-name="P1"><text:s text:c="4"/>bld.env.COMP = bld.path.find_resource('evil_comp.py').abspath() 1</text:p>
      <text:p text:style-name="P1"><text:s text:c="4"/>bld.stlib(source='x.c foo.src', target='astaticlib') 2</text:p>
      <text:p text:style-name="P1">1<text:tab/> Compiler path</text:p>
      <text:p text:style-name="P1">2<text:tab/> An example, having a .src file</text:p>
      <text:p text:style-name="P1">The contents of mytool will be the following:</text:p>
      <text:p text:style-name="P1"/>
      <text:p text:style-name="P1">import os</text:p>
      <text:p text:style-name="P1">from waflib import Task, Utils, Context</text:p>
      <text:p text:style-name="P1">from waflib.Utils import subprocess</text:p>
      <text:p text:style-name="P1">from waflib.TaskGen import extension</text:p>
      <text:p text:style-name="P1"/>
      <text:p text:style-name="P1">@extension('.src')</text:p>
      <text:p text:style-name="P1">def process_shpip(self, node): 1</text:p>
      <text:p text:style-name="P1"><text:s text:c="4"/>self.create_task('src2c', node)</text:p>
      <text:p text:style-name="P1"/>
      <text:p text:style-name="P1">class src2c(Task.Task):</text:p>
      <text:p text:style-name="P1"><text:s text:c="4"/>color = 'PINK'</text:p>
      <text:p text:style-name="P1"><text:s text:c="4"/>quiet = True 2</text:p>
      <text:p text:style-name="P1"><text:s text:c="4"/>ext_out = ['.h'] 3</text:p>
      <text:p text:style-name="P1"/>
      <text:p text:style-name="P1"><text:s text:c="4"/>def run(self):</text:p>
      <text:p text:style-name="P1"><text:s text:c="8"/>cmd = '%s %s' % (self.env.COMP, self.inputs[0].abspath())</text:p>
      <text:p text:style-name="P1"><text:s text:c="8"/>n = self.inputs[0].parent.get_bld()</text:p>
      <text:p text:style-name="P1"><text:s text:c="8"/>n.mkdir()</text:p>
      <text:p text:style-name="P1"><text:s text:c="8"/>cwd = n.abspath()</text:p>
      <text:p text:style-name="P1"><text:s text:c="8"/>out = self.generator.bld.cmd_and_log(cmd, cwd=cwd, quiet=Context.STDOUT) 4</text:p>
      <text:p text:style-name="P1"/>
      <text:p text:style-name="P1"><text:s text:c="8"/>out = Utils.to_list(out)</text:p>
      <text:p text:style-name="P1"><text:s text:c="8"/>self.outputs = [self.generator.path.find_or_declare(x) for x in out]</text:p>
      <text:p text:style-name="P1"><text:s text:c="8"/>self.generator.bld.raw_deps[self.uid()] = [self.signature()] + self.outputs 5</text:p>
      <text:p text:style-name="P1"><text:soft-page-break/><text:s text:c="8"/>self.add_c_tasks(self.outputs) 6</text:p>
      <text:p text:style-name="P1"/>
      <text:p text:style-name="P1"><text:s text:c="4"/>def add_c_tasks(self, lst):</text:p>
      <text:p text:style-name="P1"><text:s text:c="8"/>self.more_tasks = []</text:p>
      <text:p text:style-name="P1"><text:s text:c="8"/>for node in lst:</text:p>
      <text:p text:style-name="P1"><text:s text:c="12"/>if node.name.endswith('.h'):</text:p>
      <text:p text:style-name="P1"><text:s text:c="16"/>continue</text:p>
      <text:p text:style-name="P1"><text:s text:c="12"/>tsk = self.generator.create_compiled_task('c', node)</text:p>
      <text:p text:style-name="P1"><text:s text:c="12"/>self.more_tasks.append(tsk) 7</text:p>
      <text:p text:style-name="P1"/>
      <text:p text:style-name="P1"><text:s text:c="12"/>tsk.env.append_value('INCPATHS', [node.parent.abspath()])</text:p>
      <text:p text:style-name="P1"/>
      <text:p text:style-name="P1"><text:s text:c="12"/>if getattr(self.generator, 'link_task', None): 8</text:p>
      <text:p text:style-name="P1"><text:s text:c="16"/>self.generator.link_task.set_run_after(tsk)</text:p>
      <text:p text:style-name="P1"><text:s text:c="16"/>self.generator.link_task.inputs.append(tsk.outputs[0])</text:p>
      <text:p text:style-name="P1"/>
      <text:p text:style-name="P1"><text:s text:c="4"/>def runnable_status(self):</text:p>
      <text:p text:style-name="P1"><text:s text:c="8"/>ret = super(src2c, self).runnable_status()</text:p>
      <text:p text:style-name="P1"><text:s text:c="8"/>if ret == Task.SKIP_ME:</text:p>
      <text:p text:style-name="P1"/>
      <text:p text:style-name="P1"><text:s text:c="12"/>lst = self.generator.bld.raw_deps[self.uid()]</text:p>
      <text:p text:style-name="P1"><text:s text:c="12"/>if lst[0] != self.signature():</text:p>
      <text:p text:style-name="P1"><text:s text:c="16"/>return Task.RUN_ME</text:p>
      <text:p text:style-name="P1"/>
      <text:p text:style-name="P1"><text:s text:c="12"/>nodes = lst[1:]</text:p>
      <text:p text:style-name="P1"><text:s text:c="12"/>for x in nodes:</text:p>
      <text:p text:style-name="P1"><text:s text:c="16"/>try:</text:p>
      <text:p text:style-name="P1"><text:s text:c="20"/>os.stat(x.abspath())</text:p>
      <text:p text:style-name="P1"><text:s text:c="16"/>except:</text:p>
      <text:p text:style-name="P1"><text:s text:c="20"/>return Task.RUN_ME</text:p>
      <text:p text:style-name="P1"/>
      <text:p text:style-name="P1"><text:s text:c="12"/>nodes = lst[1:]</text:p>
      <text:p text:style-name="P1"><text:s text:c="12"/>self.set_outputs(nodes)</text:p>
      <text:p text:style-name="P1"><text:s text:c="12"/>self.add_c_tasks(nodes) 9</text:p>
      <text:p text:style-name="P1"/>
      <text:p text:style-name="P1"><text:s text:c="8"/>return ret</text:p>
      <text:p text:style-name="P1">1<text:tab/> The processing will be delegated to the task</text:p>
      <text:p text:style-name="P1">2<text:tab/> Disable the warnings raised when a task has no outputs</text:p>
      <text:p text:style-name="P1">3<text:tab/> Make certain the processing will be executed before any task using .h files</text:p>
      <text:p text:style-name="P1">4<text:tab/> When the task is executed, collect the process stdout which contains the generated file names</text:p>
      <text:p text:style-name="P1">5<text:tab/> Store the output file nodes in a persistent cache</text:p>
      <text:p text:style-name="P1">6<text:tab/> Create the tasks to compile the outputs</text:p>
      <text:p text:style-name="P1">7<text:tab/> The c tasks will be processed after the current task is done. This does not mean that the c tasks will always be executed.</text:p>
      <text:p text:style-name="P1">8<text:tab/> If the task generator of the src file has a link task, set the build order</text:p>
      <text:p text:style-name="P1">9<text:tab/> When this task can be skipped, force the dynamic c task creation</text:p>
      <text:p text:style-name="P1">The output will be the following:</text:p>
      <text:p text:style-name="P1"/>
      <text:p text:style-name="P1">$ waf distclean configure build build</text:p>
      <text:p text:style-name="P1">'distclean' finished successfully (0.006s)</text:p>
      <text:p text:style-name="P1">Setting top to <text:s/>: /tmp/scenarios_unknown</text:p>
      <text:p text:style-name="P1">Setting out to <text:s/>: /tmp/scenarios_unknown/build</text:p>
      <text:p text:style-name="P1"><text:soft-page-break/>Checking for program gcc,cc <text:s text:c="13"/>: /usr/bin/gcc</text:p>
      <text:p text:style-name="P1">Checking for program ar <text:s text:c="17"/>: /usr/bin/ar</text:p>
      <text:p text:style-name="P1">'configure' finished successfully (0.115s)</text:p>
      <text:p text:style-name="P1">Waf: Entering directory `/tmp/scenarios_unknown/build'</text:p>
      <text:p text:style-name="P1">[1/3] src2c: foo.src</text:p>
      <text:p text:style-name="P1">[2/5] c: build/shpip/a12.c -&gt; build/shpip/a12.c.0.o</text:p>
      <text:p text:style-name="P1">[3/5] c: build/shpop/a13.c -&gt; build/shpop/a13.c.0.o</text:p>
      <text:p text:style-name="P1">[4/5] c: x.c -&gt; build/x.c.0.o</text:p>
      <text:p text:style-name="P1">[5/5] cstlib: build/x.c.0.o build/shpip/a12.c.0.o build/shpop/a13.c.0.o -&gt; build/libastaticlib.a</text:p>
      <text:p text:style-name="P1">Waf: Leaving directory `/tmp/scenarios_unknown/build'</text:p>
      <text:p text:style-name="P1">'build' finished successfully (0.188s)</text:p>
      <text:p text:style-name="P1">Waf: Entering directory `/tmp/scenarios_unknown/build'</text:p>
      <text:p text:style-name="P1">Waf: Leaving directory `/tmp/scenarios_unknown/build'</text:p>
      <text:p text:style-name="P1">'build' finished successfully (0.013s)</text:p>
      <text:p text:style-name="P1">11. Using the development version</text:p>
      <text:p text:style-name="P1"/>
      <text:p text:style-name="P1">A few notes on the waf development follow.</text:p>
      <text:p text:style-name="P1"/>
      <text:p text:style-name="P1">11.1. Execution traces</text:p>
      <text:p text:style-name="P1">11.1.1. Logging</text:p>
      <text:p text:style-name="P1"/>
      <text:p text:style-name="P1">The generic flags to add more information to the stack traces or to the messages is -v (verbosity), it is used to display the command-lines executed during a build:</text:p>
      <text:p text:style-name="P1"/>
      <text:p text:style-name="P1">$ waf -v</text:p>
      <text:p text:style-name="P1">To display all the traces (useful for bug reports), use the following flag:</text:p>
      <text:p text:style-name="P1"/>
      <text:p text:style-name="P1">$ waf -vvv</text:p>
      <text:p text:style-name="P1">Debugging information can be filtered easily with the flag zones:</text:p>
      <text:p text:style-name="P1"/>
      <text:p text:style-name="P1">$ waf --zones=action</text:p>
      <text:p text:style-name="P1">Tracing zones must be comma-separated, for example:</text:p>
      <text:p text:style-name="P1"/>
      <text:p text:style-name="P1">$ waf --zones=action,envhash,task_gen</text:p>
      <text:p text:style-name="P1">The Waf module Logs replaces the Python module logging. In the source code, traces are provided by using the debug function, they must obey the format "zone: message" like in the following:</text:p>
      <text:p text:style-name="P1"/>
      <text:p text:style-name="P1">Logs.debug("task: executing %r - it was never run before or its class changed" % self)</text:p>
      <text:p text:style-name="P1">The following zones are used in Waf:</text:p>
      <text:p text:style-name="P1"/>
      <text:p text:style-name="P1">Table 2. Debugging zones</text:p>
      <text:p text:style-name="P1">Zone<text:tab/> Description</text:p>
      <text:p text:style-name="P1">runner</text:p>
      <text:p text:style-name="P1"/>
      <text:p text:style-name="P1">command-lines executed (enabled when -v is provided without debugging zones)</text:p>
      <text:p text:style-name="P1"/>
      <text:p text:style-name="P1">deps</text:p>
      <text:p text:style-name="P1"/>
      <text:p text:style-name="P1">implicit dependencies found (task scanners)</text:p>
      <text:p text:style-name="P1"/>
      <text:p text:style-name="P1">task_gen</text:p>
      <text:p text:style-name="P1"/>
      <text:p text:style-name="P1"><text:soft-page-break/>task creation (from task generators) and task generator method execution</text:p>
      <text:p text:style-name="P1"/>
      <text:p text:style-name="P1">action</text:p>
      <text:p text:style-name="P1"/>
      <text:p text:style-name="P1">functions to execute for building the targets</text:p>
      <text:p text:style-name="P1"/>
      <text:p text:style-name="P1">env</text:p>
      <text:p text:style-name="P1"/>
      <text:p text:style-name="P1">environment contents</text:p>
      <text:p text:style-name="P1"/>
      <text:p text:style-name="P1">envhash</text:p>
      <text:p text:style-name="P1"/>
      <text:p text:style-name="P1">hashes of the environment objects - helps seeing what changes</text:p>
      <text:p text:style-name="P1"/>
      <text:p text:style-name="P1">build</text:p>
      <text:p text:style-name="P1"/>
      <text:p text:style-name="P1">build context operations such as filesystem access</text:p>
      <text:p text:style-name="P1"/>
      <text:p text:style-name="P1">preproc</text:p>
      <text:p text:style-name="P1"/>
      <text:p text:style-name="P1">preprocessor execution</text:p>
      <text:p text:style-name="P1"/>
      <text:p text:style-name="P1">group</text:p>
      <text:p text:style-name="P1"/>
      <text:p text:style-name="P1">groups and task generators</text:p>
      <text:p text:style-name="P1"/>
      <text:p text:style-name="P1">Warning<text:tab/>Debugging information can be displayed only after the command-line has been parsed. For example, no debugging information will be displayed when a waf tool is being by for the command-line options opt.load() or by the global init method function init.tool()</text:p>
      <text:p text:style-name="P1">11.1.2. Build visualization</text:p>
      <text:p text:style-name="P1"/>
      <text:p text:style-name="P1">The Waf tool named parallel_debug is used to inject code in Waf modules and to obtain a detailed execution trace. This module is provided in the folder waflib/extras and must be imported in one’s project before use:</text:p>
      <text:p text:style-name="P1"/>
      <text:p text:style-name="P1">def options(ctx):</text:p>
      <text:p text:style-name="P1"><text:s text:c="8"/>ctx.load('parallel_debug', tooldir='.')</text:p>
      <text:p text:style-name="P1"/>
      <text:p text:style-name="P1">def configure(ctx):</text:p>
      <text:p text:style-name="P1"><text:s text:c="8"/>ctx.load('parallel_debug', tooldir='.')</text:p>
      <text:p text:style-name="P1"/>
      <text:p text:style-name="P1">def build(ctx):</text:p>
      <text:p text:style-name="P1"><text:s text:c="8"/>bld(rule='touch ${TGT}', target='foo')</text:p>
      <text:p text:style-name="P1">The execution will generate a diagram of the tasks executed during the build in the file pdebug.svg:</text:p>
      <text:p text:style-name="P1"/>
      <text:p text:style-name="P1">Parallel execution diagram</text:p>
      <text:p text:style-name="P1">The details will be generated in the file pdebug.dat as space-separated values. The file can be processed by other applications such as Gnuplot to obtain other diagrams:</text:p>
      <text:p text:style-name="P1"/>
      <text:p text:style-name="P1">#! /usr/bin/env gnuplot</text:p>
      <text:p text:style-name="P1">set terminal png</text:p>
      <text:p text:style-name="P1">set output "output.png"</text:p>
      <text:p text:style-name="P1"><text:soft-page-break/>set ylabel "Amount of active threads"</text:p>
      <text:p text:style-name="P1">set xlabel "Time in seconds"</text:p>
      <text:p text:style-name="P1">set title "Active threads on a parallel build (waf -j5)"</text:p>
      <text:p text:style-name="P1">unset label</text:p>
      <text:p text:style-name="P1">set yrange [-0.1:5.2]</text:p>
      <text:p text:style-name="P1">set ytic 1</text:p>
      <text:p text:style-name="P1">plot 'pdebug.dat' using 3:7 with lines title "" lt 2</text:p>
      <text:p text:style-name="P1">Thread activity during the build</text:p>
      <text:p text:style-name="P1">The data file columns are the following:</text:p>
      <text:p text:style-name="P1"/>
      <text:p text:style-name="P1">Table 3. pdebug file format</text:p>
      <text:p text:style-name="P1">Column<text:tab/> Type<text:tab/> Description</text:p>
      <text:p text:style-name="P1">1</text:p>
      <text:p text:style-name="P1"/>
      <text:p text:style-name="P1">int</text:p>
      <text:p text:style-name="P1"/>
      <text:p text:style-name="P1">Identifier of the thread which has started or finished processing a task</text:p>
      <text:p text:style-name="P1"/>
      <text:p text:style-name="P1">2</text:p>
      <text:p text:style-name="P1"/>
      <text:p text:style-name="P1">int</text:p>
      <text:p text:style-name="P1"/>
      <text:p text:style-name="P1">Identifier of the task processed</text:p>
      <text:p text:style-name="P1"/>
      <text:p text:style-name="P1">3</text:p>
      <text:p text:style-name="P1"/>
      <text:p text:style-name="P1">float</text:p>
      <text:p text:style-name="P1"/>
      <text:p text:style-name="P1">Event time</text:p>
      <text:p text:style-name="P1"/>
      <text:p text:style-name="P1">4</text:p>
      <text:p text:style-name="P1"/>
      <text:p text:style-name="P1">string</text:p>
      <text:p text:style-name="P1"/>
      <text:p text:style-name="P1">Type of the task processed</text:p>
      <text:p text:style-name="P1"/>
      <text:p text:style-name="P1">5</text:p>
      <text:p text:style-name="P1"/>
      <text:p text:style-name="P1">int</text:p>
      <text:p text:style-name="P1"/>
      <text:p text:style-name="P1">Amount of tasks processed</text:p>
      <text:p text:style-name="P1"/>
      <text:p text:style-name="P1">6</text:p>
      <text:p text:style-name="P1"/>
      <text:p text:style-name="P1">int</text:p>
      <text:p text:style-name="P1"/>
      <text:p text:style-name="P1">Amount of tasks waiting to be processed by the task consumers</text:p>
      <text:p text:style-name="P1"/>
      <text:p text:style-name="P1">7</text:p>
      <text:p text:style-name="P1"/>
      <text:p text:style-name="P1">int</text:p>
      <text:p text:style-name="P1"/>
      <text:p text:style-name="P1"><text:soft-page-break/>Amount of active threads</text:p>
      <text:p text:style-name="P1"/>
      <text:p text:style-name="P1">11.2. Profiling</text:p>
      <text:p text:style-name="P1">11.2.1. Benchmark projects</text:p>
      <text:p text:style-name="P1"/>
      <text:p text:style-name="P1">The script utils/genbench.py is used as a base to create large c-like project files. The habitual use is the following:</text:p>
      <text:p text:style-name="P1"/>
      <text:p text:style-name="P1">$ utils/genbench.py /tmp/build 50 100 15 5</text:p>
      <text:p text:style-name="P1">$ cd /tmp/build</text:p>
      <text:p text:style-name="P1">$ waf configure</text:p>
      <text:p text:style-name="P1">$ waf -p -j2</text:p>
      <text:p text:style-name="P1">The C++ project created will generate 50 libraries from 100 class files for each, each source file having 15 include headers pointing at the same library and 5 headers pointing at other headers randomly chosen.</text:p>
      <text:p text:style-name="P1"/>
      <text:p text:style-name="P1">The compilation time may be discarded easily by disabling the actual compilation, for example:</text:p>
      <text:p text:style-name="P1"/>
      <text:p text:style-name="P1">def build(bld):</text:p>
      <text:p text:style-name="P1"><text:s text:c="8"/>from waflib import Task</text:p>
      <text:p text:style-name="P1"><text:s text:c="8"/>def touch_func(task):</text:p>
      <text:p text:style-name="P1"><text:s text:c="16"/>for x in task.outputs:</text:p>
      <text:p text:style-name="P1"><text:s text:c="24"/>x.write('')</text:p>
      <text:p text:style-name="P1"><text:s text:c="8"/>for x in Task.TaskBase.classes.keys():</text:p>
      <text:p text:style-name="P1"><text:s text:c="16"/>cls = Task.TaskBase.classes[x]</text:p>
      <text:p text:style-name="P1"><text:s text:c="16"/>cls.func = touch_func</text:p>
      <text:p text:style-name="P1"><text:s text:c="16"/>cls.color = 'CYAN'</text:p>
      <text:p text:style-name="P1">11.2.2. Profile traces</text:p>
      <text:p text:style-name="P1"/>
      <text:p text:style-name="P1">Profiling information is obtained by calling the module cProfile and by injecting specific code. The most interesting methods to profile is waflib.Build.BuildContext.compile. The amount of function calls is usually a bottleneck, and reducing it results in noticeable speedups. Here is an example on the method compile:</text:p>
      <text:p text:style-name="P1"/>
      <text:p text:style-name="P1">from waflib.Build import BuildContext</text:p>
      <text:p text:style-name="P1">def ncomp(self):</text:p>
      <text:p text:style-name="P1"><text:s text:c="8"/>import cProfile, pstats</text:p>
      <text:p text:style-name="P1"><text:s text:c="8"/>cProfile.runctx('self.orig_compile()', {}, {'self': self}, 'profi.txt')</text:p>
      <text:p text:style-name="P1"><text:s text:c="8"/>p = pstats.Stats('profi.txt')</text:p>
      <text:p text:style-name="P1"><text:s text:c="8"/>p.sort_stats('time').print_stats(45)</text:p>
      <text:p text:style-name="P1"/>
      <text:p text:style-name="P1">BuildContext.orig_compile = BuildContext.compile</text:p>
      <text:p text:style-name="P1">BuildContext.compile = ncomp</text:p>
      <text:p text:style-name="P1">Here the output obtained on a benchmark build created as explained in the previous section:</text:p>
      <text:p text:style-name="P1"/>
      <text:p text:style-name="P1">Fri Jul 23 15:11:15 2010 <text:s text:c="3"/>profi.txt</text:p>
      <text:p text:style-name="P1"/>
      <text:p text:style-name="P1"><text:s text:c="9"/>1114979 function calls (1099879 primitive calls) in 5.768 CPU seconds</text:p>
      <text:p text:style-name="P1"/>
      <text:p text:style-name="P1"><text:s text:c="3"/>Ordered by: internal time</text:p>
      <text:p text:style-name="P1"><text:s text:c="3"/>List reduced from 139 to 45 due to restriction 45</text:p>
      <text:p text:style-name="P1"/>
      <text:p text:style-name="P1"><text:soft-page-break/><text:s text:c="3"/>ncalls <text:s/>tottime <text:s/>percall <text:s/>cumtime <text:s/>percall filename:lineno(function)</text:p>
      <text:p text:style-name="P1"><text:s text:c="3"/>109500 <text:s text:c="3"/>0.523 <text:s text:c="3"/>0.000 <text:s text:c="3"/>1.775 <text:s text:c="3"/>0.000 /comp/waf/waflib/Node.py:615(get_bld_sig)</text:p>
      <text:p text:style-name="P1"><text:s text:c="5"/>5000 <text:s text:c="3"/>0.381 <text:s text:c="3"/>0.000 <text:s text:c="3"/>1.631 <text:s text:c="3"/>0.000 /comp/waf/waflib/Task.py:475(compute_sig_implicit_deps)</text:p>
      <text:p text:style-name="P1"><text:s text:c="3"/>154550 <text:s text:c="3"/>0.286 <text:s text:c="3"/>0.000 <text:s text:c="3"/>0.286 <text:s text:c="3"/>0.000 {method 'update' of '_hashlib.HASH' objects}</text:p>
      <text:p text:style-name="P1"><text:s text:c="3"/>265350 <text:s text:c="3"/>0.232 <text:s text:c="3"/>0.000 <text:s text:c="3"/>0.232 <text:s text:c="3"/>0.000 {id}</text:p>
      <text:p text:style-name="P1">40201/25101 <text:s text:c="3"/>0.228 <text:s text:c="3"/>0.000 <text:s text:c="3"/>0.228 <text:s text:c="3"/>0.000 /comp/waf/waflib/Node.py:319(abspath)</text:p>
      <text:p text:style-name="P1"><text:s text:c="4"/>10000 <text:s text:c="3"/>0.223 <text:s text:c="3"/>0.000 <text:s text:c="3"/>0.223 <text:s text:c="3"/>0.000 {open}</text:p>
      <text:p text:style-name="P1"><text:s text:c="4"/>20000 <text:s text:c="3"/>0.197 <text:s text:c="3"/>0.000 <text:s text:c="3"/>0.197 <text:s text:c="3"/>0.000 {method 'read' of 'file' objects}</text:p>
      <text:p text:style-name="P1"><text:s text:c="4"/>15000 <text:s text:c="3"/>0.193 <text:s text:c="3"/>0.000 <text:s text:c="3"/>0.349 <text:s text:c="3"/>0.000 /comp/waf/waflib/Task.py:270(uid)</text:p>
      <text:p text:style-name="P1"><text:s text:c="4"/>10000 <text:s text:c="3"/>0.189 <text:s text:c="3"/>0.000 <text:s text:c="3"/>0.850 <text:s text:c="3"/>0.000 /comp/waf/waflib/Utils.py:96(h_file)</text:p>
      <text:p text:style-name="P1">A few known hot spots are present in the library:</text:p>
      <text:p text:style-name="P1"/>
      <text:p text:style-name="P1">The persistence implemented by the cPickle module (the cache file to serialize may take a few megabytes)</text:p>
      <text:p text:style-name="P1"/>
      <text:p text:style-name="P1">Accessing configuration data from the Environment instances</text:p>
      <text:p text:style-name="P1"/>
      <text:p text:style-name="P1">Computing implicit dependencies in general</text:p>
      <text:p text:style-name="P1"/>
      <text:p text:style-name="P1">11.2.3. Optimizations tips</text:p>
      <text:p text:style-name="P1"/>
      <text:p text:style-name="P1">The Waf source code has already been optimized in various ways. In practice, the projects may use additional assumptions to replace certain methods or parameters from its build scripts. For example, if a project is always executed on Windows, then the framework and rpath variables may be removed:</text:p>
      <text:p text:style-name="P1"/>
      <text:p text:style-name="P1">from waflib.Tools.ccroot import USELIB_VARS</text:p>
      <text:p text:style-name="P1">USELIB_VARS['cprogram'] = USELIB_VARS['cxxprogram'] = \</text:p>
      <text:p text:style-name="P1"><text:s text:c="8"/>set(['LIB', 'STLIB', 'LIBPATH', 'STLIBPATH', 'LINKFLAGS', 'LINKDEPS'])</text:p>
      <text:p text:style-name="P1">11.3. Waf programming</text:p>
      <text:p text:style-name="P1">11.3.1. Setting up a Waf directory for development</text:p>
      <text:p text:style-name="P1"/>
      <text:p text:style-name="P1">Waf is hosted on Google code, and uses Subversion for source control. To obtain the development copy, use:</text:p>
      <text:p text:style-name="P1"/>
      <text:p text:style-name="P1">$ git clone http://code.google.com/p/waf/ wafdir</text:p>
      <text:p text:style-name="P1">$ cd wafdir</text:p>
      <text:p text:style-name="P1">$ ./waf-light --make-waf</text:p>
      <text:p text:style-name="P1">To avoid regenerating Waf each time, the environment variable WAFDIR should be used to point at the directory containing waflib:</text:p>
      <text:p text:style-name="P1"/>
      <text:p text:style-name="P1">$ export WAFDIR=/path/to/directory/</text:p>
      <text:p text:style-name="P1">11.3.2. Specific guidelines</text:p>
      <text:p text:style-name="P1"/>
      <text:p text:style-name="P1">Though Waf is written in Python, additional restrictions apply to the source code:</text:p>
      <text:p text:style-name="P1"/>
      <text:p text:style-name="P1">Identation is tab-only, and the maximum line length should be about 200 characters</text:p>
      <text:p text:style-name="P1"/>
      <text:p text:style-name="P1">The development code is kept compatible with Python 2.3, to the exception of decorators in the Tools directory. In particular, the Waf binary can be generated using Python 2.3</text:p>
      <text:p text:style-name="P1"/>
      <text:p text:style-name="P1"><text:soft-page-break/>The waflib modules must be insulated from the Tools modules to keep the Waf core small and language independent</text:p>
      <text:p text:style-name="P1"/>
      <text:p text:style-name="P1">Api compatibility is maintained in the cycle of a minor version (from 1.5.0 to 1.5.n)</text:p>
      <text:p text:style-name="P1"/>
      <text:p text:style-name="P1">Note<text:tab/>More code always means more bugs. Whenever possible, unnecessary code must be removed, and the existing code base should be simplified.</text:p>
      <text:p text:style-name="P1">12. Waf architecture overview</text:p>
      <text:p text:style-name="P1"/>
      <text:p text:style-name="P1">This chapter provides describes the Waf library and the interaction between the components.</text:p>
      <text:p text:style-name="P1"/>
      <text:p text:style-name="P1">12.1. Modules and classes</text:p>
      <text:p text:style-name="P1">12.1.1. Core modules</text:p>
      <text:p text:style-name="P1"/>
      <text:p text:style-name="P1">Waf consists of the following modules which constitute the core library. They are located in the directory waflib/. The modules located under waflib/Tools and waflib/extras are extensions which are not part of the Waf core.</text:p>
      <text:p text:style-name="P1"/>
      <text:p text:style-name="P1">Table 4. List of core modules</text:p>
      <text:p text:style-name="P1">Module<text:tab/> Role</text:p>
      <text:p text:style-name="P1">Build</text:p>
      <text:p text:style-name="P1"/>
      <text:p text:style-name="P1">Defines the build context classes (build, clean, install, uninstall), which holds the data for one build (paths, configuration data)</text:p>
      <text:p text:style-name="P1"/>
      <text:p text:style-name="P1">Configure</text:p>
      <text:p text:style-name="P1"/>
      <text:p text:style-name="P1">Contains the configuration context class, which is used for launching configuration tests and writing the configuration settings for the build</text:p>
      <text:p text:style-name="P1"/>
      <text:p text:style-name="P1">ConfigSet</text:p>
      <text:p text:style-name="P1"/>
      <text:p text:style-name="P1">Contains a dictionary class which supports a lightweight copy scheme and provides persistence services</text:p>
      <text:p text:style-name="P1"/>
      <text:p text:style-name="P1">Context</text:p>
      <text:p text:style-name="P1"/>
      <text:p text:style-name="P1">Contains the base class for all waf commands (context parameters of the Waf commands)</text:p>
      <text:p text:style-name="P1"/>
      <text:p text:style-name="P1">Errors</text:p>
      <text:p text:style-name="P1"/>
      <text:p text:style-name="P1">Exceptions used in the Waf code</text:p>
      <text:p text:style-name="P1"/>
      <text:p text:style-name="P1">Logs</text:p>
      <text:p text:style-name="P1"/>
      <text:p text:style-name="P1">Loggging system wrapping the calls to the python logging module</text:p>
      <text:p text:style-name="P1"/>
      <text:p text:style-name="P1">Node</text:p>
      <text:p text:style-name="P1"/>
      <text:p text:style-name="P1">Contains the file system representation class</text:p>
      <text:p text:style-name="P1"/>
      <text:p text:style-name="P1">Options</text:p>
      <text:p text:style-name="P1"><text:soft-page-break/></text:p>
      <text:p text:style-name="P1">Provides a custom command-line option processing system based on optparse</text:p>
      <text:p text:style-name="P1"/>
      <text:p text:style-name="P1">Runner</text:p>
      <text:p text:style-name="P1"/>
      <text:p text:style-name="P1">Contains the task execution system (thread-based producer-consumer)</text:p>
      <text:p text:style-name="P1"/>
      <text:p text:style-name="P1">Scripting</text:p>
      <text:p text:style-name="P1"/>
      <text:p text:style-name="P1">Constitutes the entry point of the Waf application, executes the user commands such as build, configuration and installation</text:p>
      <text:p text:style-name="P1"/>
      <text:p text:style-name="P1">TaskGen</text:p>
      <text:p text:style-name="P1"/>
      <text:p text:style-name="P1">Provides the task generator system, and its extension system based on method addition</text:p>
      <text:p text:style-name="P1"/>
      <text:p text:style-name="P1">Task</text:p>
      <text:p text:style-name="P1"/>
      <text:p text:style-name="P1">Contains the task class definitions, and factory functions for creating new task classes</text:p>
      <text:p text:style-name="P1"/>
      <text:p text:style-name="P1">Utils</text:p>
      <text:p text:style-name="P1"/>
      <text:p text:style-name="P1">Contains support functions and classes used by other Waf modules</text:p>
      <text:p text:style-name="P1"/>
      <text:p text:style-name="P1">Not all core modules are required for using Waf as a library. The dependencies between the modules are represented on the following diagram. For example, the module Node requires both modules Utils and Errors. Conversely, if the module Build is used alone, then the modules Scripting and Configure can be removed safely.</text:p>
      <text:p text:style-name="P1"/>
      <text:p text:style-name="P1">Module dependencies</text:p>
      <text:p text:style-name="P1">12.1.2. Context classes</text:p>
      <text:p text:style-name="P1"/>
      <text:p text:style-name="P1">User commands, such as configure or build, are represented by classes derived from waflib.Context.Context. When a command does not have a class associated, the base class waflib.Context.Context is used instead.</text:p>
      <text:p text:style-name="P1"/>
      <text:p text:style-name="P1">The method execute is the start point for a context execution, it often calls the method recurse to start reading the user scripts and execute the functions referenced by the fun class attribute.</text:p>
      <text:p text:style-name="P1"/>
      <text:p text:style-name="P1">The command is associated to a context class by the class attribute cmd set on the class. Context subclasses are added in waflib.Context.classes by the metaclass store_context and loaded through the function waflib.Context.create_context. The classes defined last will replace existing commands.</text:p>
      <text:p text:style-name="P1"/>
      <text:p text:style-name="P1">As an example, the following context class will define or override the configure command. When calling waf configure, the function foo will be called from wscript files:</text:p>
      <text:p text:style-name="P1"/>
      <text:p text:style-name="P1">from waflib.Context import Context</text:p>
      <text:p text:style-name="P1">class somename(Context):</text:p>
      <text:p text:style-name="P1"><text:s text:c="4"/>cmd = 'configure'</text:p>
      <text:p text:style-name="P1"><text:s text:c="4"/>fun = 'foo'</text:p>
      <text:p text:style-name="P1">Context classes</text:p>
      <text:p text:style-name="P1"><text:soft-page-break/>12.1.3. Build classes</text:p>
      <text:p text:style-name="P1"/>
      <text:p text:style-name="P1">The class waflib.Build.BuildContext and its subclasses such as waflib.Build.InstallContext or waflib.Build.StepContext have task generators created when reading the user scripts. The task generators will usually have task instances, depending on the operations performed after all task generators have been processed.</text:p>
      <text:p text:style-name="P1"/>
      <text:p text:style-name="P1">The ConfigSet instances are copied from the build context to the tasks (waflib.ConfigSet.ConfigSet.derive) to propagate values such as configuration flags. A copy-on-write is performed through most methods of that class (append_value, prepend_value, append_unique).</text:p>
      <text:p text:style-name="P1"/>
      <text:p text:style-name="P1">The Parallel object encapsulates the iteration over all tasks of the build context, and delegates the execution to thread objects (producer-consumer).</text:p>
      <text:p text:style-name="P1"/>
      <text:p text:style-name="P1">The overall structure is represented on the following diagram:</text:p>
      <text:p text:style-name="P1"/>
      <text:p text:style-name="P1">Build classes</text:p>
      <text:p text:style-name="P1">12.2. Context objects</text:p>
      <text:p text:style-name="P1">12.2.1. Context commands and recursion</text:p>
      <text:p text:style-name="P1"/>
      <text:p text:style-name="P1">The context commands are designed to be as independent as possible, and may be executed concurrently. The main application is the execution of small builds as part of configuration tests. For example, the method waflib.Tools.c_config.run_c_code creates a private build context internally to perform the tests. Here is an example of a build that creates and executes simple configuration contexts concurrently:</text:p>
      <text:p text:style-name="P1"/>
      <text:p text:style-name="P1">import os</text:p>
      <text:p text:style-name="P1">from waflib.Configure import conf, ConfigurationContext</text:p>
      <text:p text:style-name="P1">from waflib import Task, Build, Logs</text:p>
      <text:p text:style-name="P1"/>
      <text:p text:style-name="P1">def options(ctx):</text:p>
      <text:p text:style-name="P1"><text:s text:c="8"/>ctx.load('compiler_c')</text:p>
      <text:p text:style-name="P1"/>
      <text:p text:style-name="P1">def configure(ctx):</text:p>
      <text:p text:style-name="P1"><text:s text:c="8"/>ctx.load('compiler_c')</text:p>
      <text:p text:style-name="P1"/>
      <text:p text:style-name="P1">def build(ctx):</text:p>
      <text:p text:style-name="P1"><text:s text:c="8"/>ctx(rule=run_test, always=True, header_name='stdio.h') 1</text:p>
      <text:p text:style-name="P1"><text:s text:c="8"/>ctx(rule=run_test, always=True, header_name='unistd.h')</text:p>
      <text:p text:style-name="P1"/>
      <text:p text:style-name="P1">def run_test(self):</text:p>
      <text:p text:style-name="P1"><text:s text:c="8"/>top = self.generator.bld.srcnode.abspath()</text:p>
      <text:p text:style-name="P1"><text:s text:c="8"/>out = self.generator.bld.bldnode.abspath()</text:p>
      <text:p text:style-name="P1"/>
      <text:p text:style-name="P1"><text:s text:c="8"/>ctx = ConfigurationContext(top_dir=top, out_dir=out) 2</text:p>
      <text:p text:style-name="P1"><text:s text:c="8"/>ctx.init_dirs() 3</text:p>
      <text:p text:style-name="P1"/>
      <text:p text:style-name="P1"><text:s text:c="8"/>ctx.in_msg = 1 4</text:p>
      <text:p text:style-name="P1"><text:s text:c="8"/>ctx.msg('test') 5</text:p>
      <text:p text:style-name="P1"/>
      <text:p text:style-name="P1"><text:s text:c="8"/>header = self.generator.header_name</text:p>
      <text:p text:style-name="P1"><text:soft-page-break/><text:s text:c="8"/>logfile = self.generator.path.get_bld().abspath() + os.sep \</text:p>
      <text:p text:style-name="P1"><text:s text:c="16"/>+ header + '.log'</text:p>
      <text:p text:style-name="P1"><text:s text:c="8"/>ctx.logger = Logs.make_logger(logfile, header) 6</text:p>
      <text:p text:style-name="P1"/>
      <text:p text:style-name="P1"><text:s text:c="8"/>ctx.env = self.env.derive() 7</text:p>
      <text:p text:style-name="P1"><text:s text:c="8"/>ctx.check(header_name=header) 8</text:p>
      <text:p text:style-name="P1">1<text:tab/> Create task generators which will run the method run_test method defined below</text:p>
      <text:p text:style-name="P1">2<text:tab/> Create a new configuration context as part of a Task.run call</text:p>
      <text:p text:style-name="P1">3<text:tab/> Initialize ctx.srcnode and ctx.bldnode (build and configuration contexts only)</text:p>
      <text:p text:style-name="P1">4<text:tab/> Set the internal counter for the context methods msg, start_msg and end_msg</text:p>
      <text:p text:style-name="P1">5<text:tab/> The console output is disabled (non-zero counter value to disable nested messages)</text:p>
      <text:p text:style-name="P1">6<text:tab/> Each context may have a logger to redirect the error messages</text:p>
      <text:p text:style-name="P1">7<text:tab/> Initialize the default environment to a copy of the task one</text:p>
      <text:p text:style-name="P1">8<text:tab/> Perform a configuration check</text:p>
      <text:p text:style-name="P1">After executing waf build, the project folder will contain the new log files:</text:p>
      <text:p text:style-name="P1"/>
      <text:p text:style-name="P1">$ tree</text:p>
      <text:p text:style-name="P1">.</text:p>
      <text:p text:style-name="P1">|-- build</text:p>
      <text:p text:style-name="P1">| <text:s text:c="2"/>|-- c4che</text:p>
      <text:p text:style-name="P1">| <text:s text:c="2"/>| <text:s text:c="2"/>|-- build.config.py</text:p>
      <text:p text:style-name="P1">| <text:s text:c="2"/>| <text:s text:c="2"/>`-- _cache.py</text:p>
      <text:p text:style-name="P1">| <text:s text:c="2"/>|-- config.log</text:p>
      <text:p text:style-name="P1">| <text:s text:c="2"/>|-- stdio.h.log</text:p>
      <text:p text:style-name="P1">| <text:s text:c="2"/>`-- unistd.h.log</text:p>
      <text:p text:style-name="P1">`-- wscript</text:p>
      <text:p text:style-name="P1">A few measures are set to ensure that the contexts can be executed concurrently:</text:p>
      <text:p text:style-name="P1"/>
      <text:p text:style-name="P1">Context objects may use different loggers derived from the waflib.Logs module.</text:p>
      <text:p text:style-name="P1"/>
      <text:p text:style-name="P1">Each context object is associated to a private subclass of waflib.Node.Node to ensure that the node objects are unique. To pickle Node objects, it is important to prevent concurrent access by using the lock object waflib.Node.pickle_lock.</text:p>
      <text:p text:style-name="P1"/>
      <text:p text:style-name="P1">12.2.2. Build context and persistence</text:p>
      <text:p text:style-name="P1"/>
      <text:p text:style-name="P1">The build context holds all the information necessary for a build. To accelerate the start-up, a part of the information is stored and loaded between the runs. The persistent attributes are the following:</text:p>
      <text:p text:style-name="P1"/>
      <text:p text:style-name="P1">Table 5. Persistent attributes</text:p>
      <text:p text:style-name="P1">Attribute<text:tab/> Description<text:tab/> Type</text:p>
      <text:p text:style-name="P1">root</text:p>
      <text:p text:style-name="P1"/>
      <text:p text:style-name="P1">Node representing the root of the file system</text:p>
      <text:p text:style-name="P1"/>
      <text:p text:style-name="P1">Node</text:p>
      <text:p text:style-name="P1"/>
      <text:p text:style-name="P1">node_deps</text:p>
      <text:p text:style-name="P1"/>
      <text:p text:style-name="P1">Implicit dependencies</text:p>
      <text:p text:style-name="P1"/>
      <text:p text:style-name="P1">dict mapping Node to signatures</text:p>
      <text:p text:style-name="P1"><text:soft-page-break/></text:p>
      <text:p text:style-name="P1">raw_deps</text:p>
      <text:p text:style-name="P1"/>
      <text:p text:style-name="P1">Implicit file dependencies which could not be resolved</text:p>
      <text:p text:style-name="P1"/>
      <text:p text:style-name="P1">dict mapping Node ids to any serializable type</text:p>
      <text:p text:style-name="P1"/>
      <text:p text:style-name="P1">task_sigs</text:p>
      <text:p text:style-name="P1"/>
      <text:p text:style-name="P1">Signature of the tasks executed</text:p>
      <text:p text:style-name="P1"/>
      <text:p text:style-name="P1">dict mapping a Task computed uid to a hash</text:p>
      <text:p text:style-name="P1"/>
      <text:p text:style-name="P1">12.3. Support for c-like languages</text:p>
      <text:p text:style-name="P1">12.3.1. Compiled tasks and link tasks</text:p>
      <text:p text:style-name="P1"/>
      <text:p text:style-name="P1">The tool waflib.Tools.ccroot provides a system for creating object files and linking them into a single final file. The method waflib.Tools.ccroot.apply_link is called after the method waflib.TaskGen.process_source to create the link task. In pseudocode:</text:p>
      <text:p text:style-name="P1"/>
      <text:p text:style-name="P1">call the method process_source:</text:p>
      <text:p text:style-name="P1"><text:s text:c="2"/>for each source file foo.ext:</text:p>
      <text:p text:style-name="P1"><text:s text:c="4"/>process the file by extension</text:p>
      <text:p text:style-name="P1"><text:s text:c="6"/>if the method create_compiled_task is used:</text:p>
      <text:p text:style-name="P1"><text:s text:c="8"/>create a new task</text:p>
      <text:p text:style-name="P1"><text:s text:c="8"/>set the output file name to be foo.ext.o</text:p>
      <text:p text:style-name="P1"><text:s text:c="8"/>add the task to the list self.compiled_tasks</text:p>
      <text:p text:style-name="P1"/>
      <text:p text:style-name="P1">call the method apply_link</text:p>
      <text:p text:style-name="P1"><text:s text:c="2"/>for each name N in self.features:</text:p>
      <text:p text:style-name="P1"><text:s text:c="4"/>find a class named N:</text:p>
      <text:p text:style-name="P1"><text:s text:c="6"/>if the class N derives from 'waflib.Tools.ccroot.link_task':</text:p>
      <text:p text:style-name="P1"><text:s text:c="8"/>create a task of that class, assign it to self.link_task</text:p>
      <text:p text:style-name="P1"><text:s text:c="8"/>set the link_task inputs from self.compiled_tasks</text:p>
      <text:p text:style-name="P1"><text:s text:c="8"/>set the link_task output name to be env.N_PATTERN % self.target</text:p>
      <text:p text:style-name="P1"><text:s text:c="8"/>stop</text:p>
      <text:p text:style-name="P1">This system is used for assembly, C, C++, D and fortran by default. Note that the method apply_link is supposed to be called after the method process_source.</text:p>
      <text:p text:style-name="P1"/>
      <text:p text:style-name="P1">We will now demonstrate how to support the following mini language:</text:p>
      <text:p text:style-name="P1"/>
      <text:p text:style-name="P1">cp: .ext -&gt; .o</text:p>
      <text:p text:style-name="P1">cat: *.o -&gt; .exe</text:p>
      <text:p text:style-name="P1">Here is the project file:</text:p>
      <text:p text:style-name="P1"/>
      <text:p text:style-name="P1">def configure(ctx):</text:p>
      <text:p text:style-name="P1"><text:s text:c="8"/>pass</text:p>
      <text:p text:style-name="P1"/>
      <text:p text:style-name="P1">def build(ctx):</text:p>
      <text:p text:style-name="P1"><text:s text:c="8"/>ctx(features='mylink', source='foo.ext faa.ext', target='bingo')</text:p>
      <text:p text:style-name="P1"/>
      <text:p text:style-name="P1">from waflib.Task import Task</text:p>
      <text:p text:style-name="P1"><text:soft-page-break/>from waflib.TaskGen import feature, extension, after_method</text:p>
      <text:p text:style-name="P1">from waflib.Tools import ccroot 1</text:p>
      <text:p text:style-name="P1"/>
      <text:p text:style-name="P1">@after_method('process_source')</text:p>
      <text:p text:style-name="P1">@feature('mylink')</text:p>
      <text:p text:style-name="P1">def call_apply_link(self): 2</text:p>
      <text:p text:style-name="P1"><text:s text:c="8"/>self.apply_link()</text:p>
      <text:p text:style-name="P1"/>
      <text:p text:style-name="P1">class mylink(ccroot.link_task): 3</text:p>
      <text:p text:style-name="P1"><text:s text:c="8"/>run_str = 'cat ${SRC} &gt; ${TGT}'</text:p>
      <text:p text:style-name="P1"/>
      <text:p text:style-name="P1">class ext2o(Task):</text:p>
      <text:p text:style-name="P1"><text:s text:c="8"/>run_str = 'cp ${SRC} ${TGT}'</text:p>
      <text:p text:style-name="P1"/>
      <text:p text:style-name="P1">@extension('.ext')</text:p>
      <text:p text:style-name="P1">def process_ext(self, node):</text:p>
      <text:p text:style-name="P1"><text:s text:c="8"/>self.create_compiled_task('ext2o', node) 4</text:p>
      <text:p text:style-name="P1">1<text:tab/> This import will bind the methods such as create_compiled_task and apply_link_task</text:p>
      <text:p text:style-name="P1">2<text:tab/> An alternate definition would be calling waflib.TaskGen.feats[‘mylink’] = [‘apply_link’]</text:p>
      <text:p text:style-name="P1">3<text:tab/> The link task must be a subclass of another link task class</text:p>
      <text:p text:style-name="P1">4<text:tab/> Calling the method create_compiled_task</text:p>
      <text:p text:style-name="P1">The execution outputs will be the following:</text:p>
      <text:p text:style-name="P1"/>
      <text:p text:style-name="P1">$ waf distclean configure build -v</text:p>
      <text:p text:style-name="P1">'distclean' finished successfully (0.005s)</text:p>
      <text:p text:style-name="P1">Setting top to <text:s text:c="2"/>: /tmp/architecture_link</text:p>
      <text:p text:style-name="P1">Setting out to <text:s text:c="2"/>: /tmp/architecture_link/build</text:p>
      <text:p text:style-name="P1">'configure' finished successfully (0.008s)</text:p>
      <text:p text:style-name="P1">Waf: Entering directory `/tmp/architecture_link/build'</text:p>
      <text:p text:style-name="P1">[1/3] ext2o: foo.ext -&gt; build/foo.ext.0.o</text:p>
      <text:p text:style-name="P1">12:50:25 runner ['cp', '../foo.ext', 'foo.ext.0.o']</text:p>
      <text:p text:style-name="P1">[2/3] ext2o: faa.ext -&gt; build/faa.ext.0.o</text:p>
      <text:p text:style-name="P1">12:50:25 runner ['cp', '../faa.ext', 'faa.ext.0.o']</text:p>
      <text:p text:style-name="P1">[3/3] mylink: build/foo.ext.0.o build/faa.ext.0.o -&gt; build/bingo</text:p>
      <text:p text:style-name="P1">12:50:25 runner 'cat foo.ext.0.o faa.ext.0.o &gt; bingo'</text:p>
      <text:p text:style-name="P1">Waf: Leaving directory `/tmp/architecture_link/build'</text:p>
      <text:p text:style-name="P1">'build' finished successfully (0.041s)</text:p>
      <text:p text:style-name="P1">Note<text:tab/>Task generator instances have at most one link task instance</text:p>
      <text:p text:style-name="P1">12.4. Writing re-usable Waf tools</text:p>
      <text:p text:style-name="P1">12.4.1. Adding a waf tool</text:p>
      <text:p text:style-name="P1"/>
      <text:p text:style-name="P1">Importing the code</text:p>
      <text:p text:style-name="P1">The intent of the Waf tools is to promote high cohesion by moving all conceptually related methods and classes into separate files, hidden from the Waf core, and as independent from each other as possible.</text:p>
      <text:p text:style-name="P1"/>
      <text:p text:style-name="P1">Custom Waf tools can be left in the projects, added to a custom waf file through the waflib/extras folder, or used through sys.path changes.</text:p>
      <text:p text:style-name="P1"/>
      <text:p text:style-name="P1">The tools can import other tools directly through the import keyword. The scripts however should always import the tools to the ctx.load to limit the coupling. Compare for example:</text:p>
      <text:p text:style-name="P1"/>
      <text:p text:style-name="P1"><text:soft-page-break/>def configure(ctx):</text:p>
      <text:p text:style-name="P1"><text:s text:c="4"/>from waflib.extras.foo import method1</text:p>
      <text:p text:style-name="P1"><text:s text:c="4"/>method1(ctx)</text:p>
      <text:p text:style-name="P1">and:</text:p>
      <text:p text:style-name="P1"/>
      <text:p text:style-name="P1">def configure(ctx):</text:p>
      <text:p text:style-name="P1"><text:s text:c="4"/>ctx.load('foo')</text:p>
      <text:p text:style-name="P1"><text:s text:c="4"/>ctx.method1()</text:p>
      <text:p text:style-name="P1">The second version should be preferred, as it makes fewer assumptions on whether method1 comes from the module foo or not, and on where the module foo is located.</text:p>
      <text:p text:style-name="P1"/>
      <text:p text:style-name="P1">Naming convention for C/C++/Fortran</text:p>
      <text:p text:style-name="P1">The tools compiler_c, compiler_cxx and compiler_fc use other waf tools to detect the presense of particular compilers. They provide a particular naming convention to give a chance to new tools to register themselves automatically and save the import in user scripts. The tools having names beginning by c_, cxx_ and fc_ will be tested.</text:p>
      <text:p text:style-name="P1"/>
      <text:p text:style-name="P1">The registration code will be similar to the following:</text:p>
      <text:p text:style-name="P1"/>
      <text:p text:style-name="P1">from waflib.Tools.compiler_X import X_compiler</text:p>
      <text:p text:style-name="P1">X_compiler['platform'].append('module_name')</text:p>
      <text:p text:style-name="P1">where X represents the type of compiler (c, cxx or fc), platform is the platform on which the detection should take place (linux, win32, etc), and module_name is the name of the tool to use.</text:p>
      <text:p text:style-name="P1"/>
      <text:p text:style-name="P1">12.4.2. Command methods</text:p>
      <text:p text:style-name="P1"/>
      <text:p text:style-name="P1">Subclassing is only for commands</text:p>
      <text:p text:style-name="P1">As a general rule, subclasses of waflib.Context.Context are created only when a new user command is necessary. This is the case for example when a command for a specific variant (output folder) is required, or to provide a new behaviour. When this happens, the class methods recurse, execute or the class attributes cmd, fun are usually overridden.</text:p>
      <text:p text:style-name="P1"/>
      <text:p text:style-name="P1">Note<text:tab/>If there is no new command needed, do not use subclassing.</text:p>
      <text:p text:style-name="P1">Domain-specific methods are convenient for the end users</text:p>
      <text:p text:style-name="P1">Although the Waf framework promotes the most flexible way of declaring tasks through task generators, it is often more convenient to declare domain-specific wrappers in large projects. For example, the samba project provides a function used as:</text:p>
      <text:p text:style-name="P1"/>
      <text:p text:style-name="P1">bld.SAMBA_SUBSYSTEM('NDR_NBT_BUF',</text:p>
      <text:p text:style-name="P1"><text:s text:c="4"/>source <text:s text:c="3"/>= 'nbtname.c',</text:p>
      <text:p text:style-name="P1"><text:s text:c="4"/>deps <text:s text:c="5"/>= 'talloc',</text:p>
      <text:p text:style-name="P1"><text:s text:c="4"/>autoproto = 'nbtname.h'</text:p>
      <text:p text:style-name="P1"><text:s text:c="4"/>)</text:p>
      <text:p text:style-name="P1">How to bind new methods</text:p>
      <text:p text:style-name="P1">New methods are commonly bound to the build context or to the configuration context by using the @conf decorator:</text:p>
      <text:p text:style-name="P1"/>
      <text:p text:style-name="P1">from waflib.Configure import conf</text:p>
      <text:p text:style-name="P1"/>
      <text:p text:style-name="P1">@conf</text:p>
      <text:p text:style-name="P1">def enterprise_program(self, *k, **kw):</text:p>
      <text:p text:style-name="P1"><text:s text:c="4"/>kw['features'] = 'c cprogram debug_tasks'</text:p>
      <text:p text:style-name="P1"><text:soft-page-break/><text:s text:c="4"/>return self(*k, **kw)</text:p>
      <text:p text:style-name="P1"/>
      <text:p text:style-name="P1">def build(bld):</text:p>
      <text:p text:style-name="P1"><text:s text:c="4"/># no feature line</text:p>
      <text:p text:style-name="P1"><text:s text:c="4"/>bld.enterprise_program(source='main.c', target='app')</text:p>
      <text:p text:style-name="P1">The methods should always be bound in this manner or manually, as subclassing may create conflicts between tools written for different purposes.</text:p>
      <text:p text:style-name="P1"/>
      <text:p text:style-name="P1">13. Further reading</text:p>
      <text:p text:style-name="P1"/>
      <text:p text:style-name="P1">Due to the amount of features provided by Waf, this book cannot be both complete and up-to-date. For greater understanding and practice the following links are recommended to the reader:</text:p>
      <text:p text:style-name="P1"/>
      <text:p text:style-name="P1">Table 6. Recommended links</text:p>
      <text:p text:style-name="P1">Link<text:tab/>Description</text:p>
      <text:p text:style-name="P1">http://docs.waf.googlecode.com/git/apidocs_17/index.html</text:p>
      <text:p text:style-name="P1"/>
      <text:p text:style-name="P1">The apidocs</text:p>
      <text:p text:style-name="P1"/>
      <text:p text:style-name="P1">http://code.google.com/p/waf</text:p>
      <text:p text:style-name="P1"/>
      <text:p text:style-name="P1">The Waf project page</text:p>
      <text:p text:style-name="P1"/>
      <text:p text:style-name="P1">http://code.google.com/p/waf/w/list</text:p>
      <text:p text:style-name="P1"/>
      <text:p text:style-name="P1">The Waf wiki, including the frequently asked questions (FAQ)</text:p>
      <text:p text:style-name="P1"/>
      <text:p text:style-name="P1">http://groups.google.com/group/waf-users</text:p>
      <text:p text:style-name="P1"/>
      <text:p text:style-name="P1">The Waf mailing-list</text:p>
      <text:p text:style-name="P1"/>
      <text:p text:style-name="P1">http://waf-devel.blogspot.com/2011/01/python-32-and-build-system-kit.html</text:p>
      <text:p text:style-name="P1"/>
      <text:p text:style-name="P1">Information on the build system kit</text:p>
      <text:p text:style-name="P1"/>
      <text:p text:style-name="P1">14. Glossary</text:p>
      <text:p text:style-name="P1"/>
      <text:p text:style-name="P1">Build Order</text:p>
      <text:p text:style-name="P1">The build order is the sequence in which tasks must be executed. Because tasks can be executed in parallel, several build orders can be computed depending on the constraints between the tasks. When a build order cannot be computed (usually by contradictory order constraints), the build is said to be in a deadlock.</text:p>
      <text:p text:style-name="P1"/>
      <text:p text:style-name="P1">Dependency</text:p>
      <text:p text:style-name="P1">A dependency represents the conditions by which a task can be considered up-to-date or not (execution status). The dependencies can be explicit (file inputs and outputs) or abstract (dependency on a value for example).</text:p>
      <text:p text:style-name="P1"/>
      <text:p text:style-name="P1">Task generator</text:p>
      <text:p text:style-name="P1">A task generator is an object instance of the class Task.task_gen. The task generators encapsulate the creation of various task instances at a time, and simplify the creation of ordering constraints between them (for example, compilation tasks are executed before link tasks).</text:p>
      <text:p text:style-name="P1"><text:soft-page-break/></text:p>
      <text:p text:style-name="P1">Task</text:p>
      <text:p text:style-name="P1">A Waf task is an object instance of the class Task.TaskBase. Waf tasks may be simple (Task.TaskBase) or related to the filesystem (Task.Task). Tasks represent the production of something during the build (files in general), and may be executed in sequence (with ordering constraints) or in parallel.</text:p>
      <text:p text:style-name="P1"/>
      <text:p text:style-name="P1">Tool</text:p>
      <text:p text:style-name="P1">A Waf tool is a python module containing Waf-specific extensions. The Waf tools are located in the folder waflib/Tools/ and usually contain a global variable configure which may reference functions to execute in the configuration.</text:p>
      <text:p text:style-name="P1"/>
      <text:p text:style-name="P1">Node</text:p>
      <text:p text:style-name="P1">The Node class is a data structure used to represent the filesystem in an efficient manner. The node objects may represent files or folders. File nodes are associated to signatures objects. The signature can be hashes of the file contents (source files) or task signatures (build files).</text:p>
      <text:p text:style-name="P1"/>
      <text:p text:style-name="P1">Command</text:p>
      <text:p text:style-name="P1">Function present in the top-level project file (wscript) and accepting a waflib.Context.Context instance as unique input parameter. The function is executed when its name is given on the command-line (for example running waf configure will execute the function configure)</text:p>
      <text:p text:style-name="P1"/>
      <text:p text:style-name="P1">Variant</text:p>
      <text:p text:style-name="P1">Additional output directory used to enable several (build) commands to create the same targets with different compilation flags.</text:p>
      <text:p text:style-name="P1"/>
      <text:p text:style-name="P1">1. find_program may use the same variable from the OS environment during the search, for example CC=gcc waf configure</text:p>
      <text:p text:style-name="P1">2. It is actually considered a best practice to avoid copying files. When this is required, consider installing files or re-using the examples provided under the folder demos/subst of the source ditribution.</text:p>
      <text:p text:style-name="P1">3. When file copies cannot be avoided, the best practice is to change the file names</text:p>
      <text:p text:style-name="P1">4. To prevent the propagation, see http://code.google.com/p/waf/source/browse/trunk/docs/book/examples/cprog_propagation/wscript</text:p>
      <text:p text:style-name="P1">Last updated 2013-05-25 21:54:25 C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22:34:20.162000000</meta:creation-date>
    <dc:date>2014-05-01T00:19:10.620000000</dc:date>
    <meta:editing-duration>PT1H44M17S</meta:editing-duration>
    <meta:editing-cycles>5</meta:editing-cycles>
    <meta:generator>LibreOffice/4.2.3.3$Windows_x86 LibreOffice_project/882f8a0a489bc99a9e60c7905a60226254cb6ff0</meta:generator>
    <meta:document-statistic meta:table-count="0" meta:image-count="0" meta:object-count="0" meta:page-count="110" meta:paragraph-count="3971" meta:word-count="28689" meta:character-count="201206" meta:non-whitespace-character-count="166429"/>
  </office:meta>
</office:document-meta>
</file>